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4.71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95.95pt"/>
    </style:style>
    <style:style style:name="co5" style:family="table-column">
      <style:table-column-properties fo:break-before="auto" style:column-width="77.41pt"/>
    </style:style>
    <style:style style:name="co6" style:family="table-column">
      <style:table-column-properties fo:break-before="auto" style:column-width="91.3pt"/>
    </style:style>
    <style:style style:name="co7" style:family="table-column">
      <style:table-column-properties fo:break-before="auto" style:column-width="111.4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44.19pt"/>
    </style:style>
    <style:style style:name="co10" style:family="table-column">
      <style:table-column-properties fo:break-before="auto" style:column-width="103.66pt"/>
    </style:style>
    <style:style style:name="co11" style:family="table-column">
      <style:table-column-properties fo:break-before="auto" style:column-width="82.0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peso2.5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export-plots data (NetLogo 5.3.1)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imulacionRanas.nlogo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11/10/2016 21:48:48:314 -060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MODEL SETTINGS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cantidad-ranas</text:p>
          </table:table-cell>
          <table:table-cell office:value-type="string" calcext:value-type="string">
            <text:p>probpesoporhora</text:p>
          </table:table-cell>
          <table:table-cell office:value-type="string" calcext:value-type="string">
            <text:p>umbraldesnutricion</text:p>
          </table:table-cell>
          <table:table-cell table:style-name="Default" office:value-type="string" calcext:value-type="string">
            <text:p>umbralrecuperacion</text:p>
          </table:table-cell>
          <table:table-cell office:value-type="string" calcext:value-type="string">
            <text:p>costomovportic</text:p>
          </table:table-cell>
          <table:table-cell office:value-type="string" calcext:value-type="string">
            <text:p>movimiento-por-tic</text:p>
          </table:table-cell>
          <table:table-cell office:value-type="string" calcext:value-type="string">
            <text:p>tiempo-vida-marca</text:p>
          </table:table-cell>
          <table:table-cell office:value-type="string" calcext:value-type="string">
            <text:p>radiodeteccionconflicto</text:p>
          </table:table-cell>
          <table:table-cell office:value-type="string" calcext:value-type="string">
            <text:p>probconflicto</text:p>
          </table:table-cell>
          <table:table-cell office:value-type="string" calcext:value-type="string">
            <text:p>ticsmax</text:p>
          </table:table-cell>
          <table:table-cell office:value-type="string" calcext:value-type="string">
            <text:p>probconflictocontinue</text:p>
          </table:table-cell>
          <table:table-cell office:value-type="string" calcext:value-type="string">
            <text:p>prob-exploracio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5" calcext:value-type="float">
            <text:p>2.5</text:p>
          </table:table-cell>
          <table:table-cell office:value-type="float" office:value="0.23" calcext:value-type="float">
            <text:p>0.23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"1000"</text:p>
          </table:table-cell>
          <table:table-cell office:value-type="float" office:value="0.1" calcext:value-type="float">
            <text:p>0.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"Peso promedio de las ranas"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x min</text:p>
          </table:table-cell>
          <table:table-cell office:value-type="string" calcext:value-type="string">
            <text:p>x max</text:p>
          </table:table-cell>
          <table:table-cell office:value-type="string" calcext:value-type="string">
            <text:p>y min</text:p>
          </table:table-cell>
          <table:table-cell table:style-name="Default" office:value-type="string" calcext:value-type="string">
            <text:p>y max</text:p>
          </table:table-cell>
          <table:table-cell office:value-type="string" calcext:value-type="string">
            <text:p>autoplot?</text:p>
          </table:table-cell>
          <table:table-cell office:value-type="string" calcext:value-type="string">
            <text:p>current pen</text:p>
          </table:table-cell>
          <table:table-cell office:value-type="string" calcext:value-type="string">
            <text:p>legend open?</text:p>
          </table:table-cell>
          <table:table-cell office:value-type="string" calcext:value-type="string">
            <text:p>number of pen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.3" calcext:value-type="float">
            <text:p>1.3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"default"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pen name</text:p>
          </table:table-cell>
          <table:table-cell office:value-type="string" calcext:value-type="string">
            <text:p>pen down?</text:p>
          </table:table-cell>
          <table:table-cell office:value-type="string" calcext:value-type="string">
            <text:p>mode</text:p>
          </table:table-cell>
          <table:table-cell table:style-name="Default" office:value-type="string" calcext:value-type="string">
            <text:p>interval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default"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"default"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pen down?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4411301376449" calcext:value-type="float">
            <text:p>1.0441130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7530977292482" calcext:value-type="float">
            <text:p>0.9975309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64635592365613" calcext:value-type="float">
            <text:p>0.9646355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38559387207603" calcext:value-type="float">
            <text:p>0.9385593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14788532667084" calcext:value-type="float">
            <text:p>0.9147885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82390291461351" calcext:value-type="float">
            <text:p>0.8823902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4762640769257" calcext:value-type="float">
            <text:p>0.8547626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2944729484089" calcext:value-type="float">
            <text:p>0.82944729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99343061263664" calcext:value-type="float">
            <text:p>0.79934306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79558018477197" calcext:value-type="float">
            <text:p>0.7795580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60806451196486" calcext:value-type="float">
            <text:p>0.7608064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66746262130086" calcext:value-type="float">
            <text:p>0.8667462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4472302663435" calcext:value-type="float">
            <text:p>0.8447230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25793365957134" calcext:value-type="float">
            <text:p>0.825793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01884041721032" calcext:value-type="float">
            <text:p>0.80188404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83290559909779" calcext:value-type="float">
            <text:p>0.7832905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64893672752584" calcext:value-type="float">
            <text:p>0.7648936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48629107411796" calcext:value-type="float">
            <text:p>0.7486291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33443319029172" calcext:value-type="float">
            <text:p>0.733443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15692887399536" calcext:value-type="float">
            <text:p>0.7156928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94264271736259" calcext:value-type="float">
            <text:p>0.69426427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01521818401089" calcext:value-type="float">
            <text:p>0.8015218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85551320469395" calcext:value-type="float">
            <text:p>0.7855513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62148178436065" calcext:value-type="float">
            <text:p>0.7621481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46691543049687" calcext:value-type="float">
            <text:p>0.7466915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28430413443211" calcext:value-type="float">
            <text:p>0.7284304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11336607697202" calcext:value-type="float">
            <text:p>0.7113366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94105763447267" calcext:value-type="float">
            <text:p>0.69410576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79571519547624" calcext:value-type="float">
            <text:p>0.6795715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66113010185309" calcext:value-type="float">
            <text:p>0.6661130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51661977441811" calcext:value-type="float">
            <text:p>0.65166197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56385204646361" calcext:value-type="float">
            <text:p>0.7563852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35183464508887" calcext:value-type="float">
            <text:p>0.7351834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17622783654643" calcext:value-type="float">
            <text:p>0.71762278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98579707183812" calcext:value-type="float">
            <text:p>0.6985797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81576578588363" calcext:value-type="float">
            <text:p>0.68157657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70671353330949" calcext:value-type="float">
            <text:p>0.67067135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56529716188062" calcext:value-type="float">
            <text:p>0.65652971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39901555730378" calcext:value-type="float">
            <text:p>0.63990155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27435939947455" calcext:value-type="float">
            <text:p>0.6274359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14495575447431" calcext:value-type="float">
            <text:p>0.6144955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3189247148685" calcext:value-type="float">
            <text:p>0.73189247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11347145913277" calcext:value-type="float">
            <text:p>0.7113471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94689954393568" calcext:value-type="float">
            <text:p>0.69468995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81305051289604" calcext:value-type="float">
            <text:p>0.68130505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62567031845766" calcext:value-type="float">
            <text:p>0.6625670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41689808344113" calcext:value-type="float">
            <text:p>0.6416898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28532428255839" calcext:value-type="float">
            <text:p>0.6285324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11678677848558" calcext:value-type="float">
            <text:p>0.61167867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98438118258835" calcext:value-type="float">
            <text:p>0.5984381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8285513838053" calcext:value-type="float">
            <text:p>0.5828551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88721966320728" calcext:value-type="float">
            <text:p>0.68872196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70812235668881" calcext:value-type="float">
            <text:p>0.6708122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53783946717986" calcext:value-type="float">
            <text:p>0.65378394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36064955764619" calcext:value-type="float">
            <text:p>0.63606495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23326145308854" calcext:value-type="float">
            <text:p>0.62332614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10340421735182" calcext:value-type="float">
            <text:p>0.6103404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95871754890601" calcext:value-type="float">
            <text:p>0.59587175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80762340139541" calcext:value-type="float">
            <text:p>0.5807623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66175005549832" calcext:value-type="float">
            <text:p>0.5661750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54185171406983" calcext:value-type="float">
            <text:p>0.5541851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55255942966631" calcext:value-type="float">
            <text:p>0.655255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38233669604839" calcext:value-type="float">
            <text:p>0.6382336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25438133029603" calcext:value-type="float">
            <text:p>0.625438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0768088099701" calcext:value-type="float">
            <text:p>0.607680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93394689804248" calcext:value-type="float">
            <text:p>0.59339468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79082475946933" calcext:value-type="float">
            <text:p>0.5790824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68006227919198" calcext:value-type="float">
            <text:p>0.5680062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55938236080419" calcext:value-type="float">
            <text:p>0.5559382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44610969050952" calcext:value-type="float">
            <text:p>0.54461096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34576939884754" calcext:value-type="float">
            <text:p>0.5345769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67493665564139" calcext:value-type="float">
            <text:p>0.6674936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51367522842842" calcext:value-type="float">
            <text:p>0.6513675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40945642477356" calcext:value-type="float">
            <text:p>0.6409456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2759380797826" calcext:value-type="float">
            <text:p>0.627593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11016156381865" calcext:value-type="float">
            <text:p>0.6110161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96258865827001" calcext:value-type="float">
            <text:p>0.5962588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8222076475853" calcext:value-type="float">
            <text:p>0.5822207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69590697134409" calcext:value-type="float">
            <text:p>0.56959069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55557916105107" calcext:value-type="float">
            <text:p>0.5555579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42963279707265" calcext:value-type="float">
            <text:p>0.54296327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44199205265885" calcext:value-type="float">
            <text:p>0.64419920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32484172952192" calcext:value-type="float">
            <text:p>0.632484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1908534053234" calcext:value-type="float">
            <text:p>0.6190853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05959455589966" calcext:value-type="float">
            <text:p>0.6059594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94039965425981" calcext:value-type="float">
            <text:p>0.59403996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83707733326948" calcext:value-type="float">
            <text:p>0.5837077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70381345372671" calcext:value-type="float">
            <text:p>0.57038134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5839706923774" calcext:value-type="float">
            <text:p>0.55839706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471916806908" calcext:value-type="float">
            <text:p>0.5471916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36410637573871" calcext:value-type="float">
            <text:p>0.5364106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62980638747112" calcext:value-type="float">
            <text:p>0.6629806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48763737429923" calcext:value-type="float">
            <text:p>0.6487637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36685155471119" calcext:value-type="float">
            <text:p>0.6366851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24027442138172" calcext:value-type="float">
            <text:p>0.62402744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14043003063962" calcext:value-type="float">
            <text:p>0.6140430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98544929883793" calcext:value-type="float">
            <text:p>0.5985449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85239150964012" calcext:value-type="float">
            <text:p>0.585239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7512541358821" calcext:value-type="float">
            <text:p>0.5751254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62126443022568" calcext:value-type="float">
            <text:p>0.562126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49514798150112" calcext:value-type="float">
            <text:p>0.54951479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61838838132623" calcext:value-type="float">
            <text:p>0.6618388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47360000827761" calcext:value-type="float">
            <text:p>0.6473600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629726616294089" calcext:value-type="float">
            <text:p>0.62972661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14610606331937" calcext:value-type="float">
            <text:p>0.614610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00438823912154" calcext:value-type="float">
            <text:p>0.6004388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9083180272956" calcext:value-type="float">
            <text:p>0.5908318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80088290536571" calcext:value-type="float">
            <text:p>0.5800882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68632826160171" calcext:value-type="float">
            <text:p>0.5686328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57524054591956" calcext:value-type="float">
            <text:p>0.55752405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4683023261074" calcext:value-type="float">
            <text:p>0.5468302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73042464569873" calcext:value-type="float">
            <text:p>0.67304246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656175684155156" calcext:value-type="float">
            <text:p>0.65617568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643492883780559" calcext:value-type="float">
            <text:p>0.64349288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31331694345664" calcext:value-type="float">
            <text:p>0.6313316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19079740986599" calcext:value-type="float">
            <text:p>0.6190797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04505645959887" calcext:value-type="float">
            <text:p>0.6045056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586091248547719" calcext:value-type="float">
            <text:p>0.5860912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575595518039437" calcext:value-type="float">
            <text:p>0.5755955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65031477180029" calcext:value-type="float">
            <text:p>0.56503147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51494567827508" calcext:value-type="float">
            <text:p>0.5514945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687853253086768" calcext:value-type="float">
            <text:p>0.68785325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67207580217308" calcext:value-type="float">
            <text:p>0.6720758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659778582134674" calcext:value-type="float">
            <text:p>0.65977858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646020667412808" calcext:value-type="float">
            <text:p>0.64602066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33605458750473" calcext:value-type="float">
            <text:p>0.6336054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2262870477054" calcext:value-type="float">
            <text:p>0.6226287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10373710053182" calcext:value-type="float">
            <text:p>0.6103737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98138854450541" calcext:value-type="float">
            <text:p>0.5981388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585540429789431" calcext:value-type="float">
            <text:p>0.5855404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74652027728626" calcext:value-type="float">
            <text:p>0.5746520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69499720845267" calcext:value-type="float">
            <text:p>0.6949972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682997200521403" calcext:value-type="float">
            <text:p>0.682997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670023575331092" calcext:value-type="float">
            <text:p>0.6700235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5698439747111" calcext:value-type="float">
            <text:p>0.6569843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4160646724571" calcext:value-type="float">
            <text:p>0.6416064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30091697204641" calcext:value-type="float">
            <text:p>0.6300916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16742492357243" calcext:value-type="float">
            <text:p>0.6167424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03798895684448" calcext:value-type="float">
            <text:p>0.60379889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93009045098697" calcext:value-type="float">
            <text:p>0.5930090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81229254332933" calcext:value-type="float">
            <text:p>0.58122925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686345285390012" calcext:value-type="float">
            <text:p>0.6863452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672107492787989" calcext:value-type="float">
            <text:p>0.6721074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59162095603474" calcext:value-type="float">
            <text:p>0.6591620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646099132802758" calcext:value-type="float">
            <text:p>0.6460991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31040493414429" calcext:value-type="float">
            <text:p>0.63104049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618764297823513" calcext:value-type="float">
            <text:p>0.6187642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604913269052796" calcext:value-type="float">
            <text:p>0.60491326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594449293812302" calcext:value-type="float">
            <text:p>0.59444929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584938105111305" calcext:value-type="float">
            <text:p>0.5849381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67703545508808" calcext:value-type="float">
            <text:p>0.5677035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75431339626108" calcext:value-type="float">
            <text:p>0.6754313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61005029020695" calcext:value-type="float">
            <text:p>0.661005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64770441478232" calcext:value-type="float">
            <text:p>0.6477044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35666136724651" calcext:value-type="float">
            <text:p>0.6356661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623853713002148" calcext:value-type="float">
            <text:p>0.6238537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12892754226441" calcext:value-type="float">
            <text:p>0.61289275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601073223161198" calcext:value-type="float">
            <text:p>0.6010732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86878055251889" calcext:value-type="float">
            <text:p>0.5868780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74100560895362" calcext:value-type="float">
            <text:p>0.5741005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64324324696533" calcext:value-type="float">
            <text:p>0.5643243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88668374583363" calcext:value-type="float">
            <text:p>0.68866837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676159479149994" calcext:value-type="float">
            <text:p>0.6761594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62070797131382" calcext:value-type="float">
            <text:p>0.66207079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649010341282689" calcext:value-type="float">
            <text:p>0.64901034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36668500697598" calcext:value-type="float">
            <text:p>0.6366685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23083707548831" calcext:value-type="float">
            <text:p>0.6230837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11063095243079" calcext:value-type="float">
            <text:p>0.61106309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599625060358946" calcext:value-type="float">
            <text:p>0.5996250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586664682827772" calcext:value-type="float">
            <text:p>0.5866646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575371968017875" calcext:value-type="float">
            <text:p>0.575371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690674320973163" calcext:value-type="float">
            <text:p>0.690674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79623531837593" calcext:value-type="float">
            <text:p>0.6796235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66645193025023" calcext:value-type="float">
            <text:p>0.666645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655978869936623" calcext:value-type="float">
            <text:p>0.6559788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43553219122917" calcext:value-type="float">
            <text:p>0.6435532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63038959705597" calcext:value-type="float">
            <text:p>0.63038959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20303363503075" calcext:value-type="float">
            <text:p>0.6203033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609806066491261" calcext:value-type="float">
            <text:p>0.6098060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595765226902208" calcext:value-type="float">
            <text:p>0.5957652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85332948260201" calcext:value-type="float">
            <text:p>0.5853329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708988027814075" calcext:value-type="float">
            <text:p>0.7089880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696080895638272" calcext:value-type="float">
            <text:p>0.6960808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81400294133148" calcext:value-type="float">
            <text:p>0.6814002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664534073371408" calcext:value-type="float">
            <text:p>0.66453407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49789264136626" calcext:value-type="float">
            <text:p>0.64978926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633152010220575" calcext:value-type="float">
            <text:p>0.6331520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623021578057046" calcext:value-type="float">
            <text:p>0.62302157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609990287255845" calcext:value-type="float">
            <text:p>0.6099902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600230442659752" calcext:value-type="float">
            <text:p>0.60023044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8783331708911" calcext:value-type="float">
            <text:p>0.5878333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714367759558228" calcext:value-type="float">
            <text:p>0.7143677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702096193065577" calcext:value-type="float">
            <text:p>0.70209619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89483091582675" calcext:value-type="float">
            <text:p>0.6894830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77565974880186" calcext:value-type="float">
            <text:p>0.67756597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62199203418413" calcext:value-type="float">
            <text:p>0.6621992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47627060559363" calcext:value-type="float">
            <text:p>0.6476270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635039555149351" calcext:value-type="float">
            <text:p>0.63503955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24878922266961" calcext:value-type="float">
            <text:p>0.6248789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14018299065142" calcext:value-type="float">
            <text:p>0.6140182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00674713536939" calcext:value-type="float">
            <text:p>0.6006747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705610035815519" calcext:value-type="float">
            <text:p>0.7056100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69432027524247" calcext:value-type="float">
            <text:p>0.6943202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682280312510624" calcext:value-type="float">
            <text:p>0.6822803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69926101370745" calcext:value-type="float">
            <text:p>0.6699261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8094979592772" calcext:value-type="float">
            <text:p>0.65809497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646425807725419" calcext:value-type="float">
            <text:p>0.6464258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63476173701594" calcext:value-type="float">
            <text:p>0.634761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623150332656013" calcext:value-type="float">
            <text:p>0.6231503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613179927333517" calcext:value-type="float">
            <text:p>0.6131799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02280657569151" calcext:value-type="float">
            <text:p>0.60228065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720822996345752" calcext:value-type="float">
            <text:p>0.7208229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70928982840422" calcext:value-type="float">
            <text:p>0.7092898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697329822011112" calcext:value-type="float">
            <text:p>0.6973298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685088498442745" calcext:value-type="float">
            <text:p>0.6850884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673524492837162" calcext:value-type="float">
            <text:p>0.6735244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66063128509047" calcext:value-type="float">
            <text:p>0.66063128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6452003148211" calcext:value-type="float">
            <text:p>0.6452003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634877109783962" calcext:value-type="float">
            <text:p>0.63487710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622521843247927" calcext:value-type="float">
            <text:p>0.6225218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611560561601928" calcext:value-type="float">
            <text:p>0.6115605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71235358239629" calcext:value-type="float">
            <text:p>0.7123535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700296305697575" calcext:value-type="float">
            <text:p>0.7002963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85791935326047" calcext:value-type="float">
            <text:p>0.6857919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73511496524051" calcext:value-type="float">
            <text:p>0.67351149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5859936481626" calcext:value-type="float">
            <text:p>0.6585993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645151487569146" calcext:value-type="float">
            <text:p>0.6451514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631622715137592" calcext:value-type="float">
            <text:p>0.6316227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19709368585773" calcext:value-type="float">
            <text:p>0.61970936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60864817744422" calcext:value-type="float">
            <text:p>0.60864817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96623096812258" calcext:value-type="float">
            <text:p>0.5966230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07518243150868" calcext:value-type="float">
            <text:p>0.7075182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693370791750215" calcext:value-type="float">
            <text:p>0.6933707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678900521617822" calcext:value-type="float">
            <text:p>0.6789005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664662912167936" calcext:value-type="float">
            <text:p>0.6646629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49436791687373" calcext:value-type="float">
            <text:p>0.64943679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636549179166812" calcext:value-type="float">
            <text:p>0.6365491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626364392300143" calcext:value-type="float">
            <text:p>0.62636439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614326679148215" calcext:value-type="float">
            <text:p>0.6143266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603904786279479" calcext:value-type="float">
            <text:p>0.60390478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591781073989246" calcext:value-type="float">
            <text:p>0.591781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693393507951677" calcext:value-type="float">
            <text:p>0.693393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68229921182445" calcext:value-type="float">
            <text:p>0.6822992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670577656711339" calcext:value-type="float">
            <text:p>0.67057765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56986364946566" calcext:value-type="float">
            <text:p>0.6569863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640504858134014" calcext:value-type="float">
            <text:p>0.64050485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2908072629664" calcext:value-type="float">
            <text:p>0.6290807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617887292961126" calcext:value-type="float">
            <text:p>0.617887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608001096273748" calcext:value-type="float">
            <text:p>0.6080010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595370784527646" calcext:value-type="float">
            <text:p>0.59537078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84534337314883" calcext:value-type="float">
            <text:p>0.5845343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672888299635114" calcext:value-type="float">
            <text:p>0.6728882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662122086840952" calcext:value-type="float">
            <text:p>0.6621220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47878767424534" calcext:value-type="float">
            <text:p>0.64787876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633652991238433" calcext:value-type="float">
            <text:p>0.6336529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623514543378618" calcext:value-type="float">
            <text:p>0.6235145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1353831068456" calcext:value-type="float">
            <text:p>0.6135383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600901818014606" calcext:value-type="float">
            <text:p>0.60090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88883413869236" calcext:value-type="float">
            <text:p>0.5888834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578255972101968" calcext:value-type="float">
            <text:p>0.57825597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569003876548337" calcext:value-type="float">
            <text:p>0.5690038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82780557691399" calcext:value-type="float">
            <text:p>0.68278055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68854279887038" calcext:value-type="float">
            <text:p>0.6688542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56908436068139" calcext:value-type="float">
            <text:p>0.6569084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646397901091049" calcext:value-type="float">
            <text:p>0.6463979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636055534673592" calcext:value-type="float">
            <text:p>0.6360555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23909881577321" calcext:value-type="float">
            <text:p>0.62390988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610008760174226" calcext:value-type="float">
            <text:p>0.6100087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00248620011439" calcext:value-type="float">
            <text:p>0.600248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8975993680748" calcext:value-type="float">
            <text:p>0.5897599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79481998924661" calcext:value-type="float">
            <text:p>0.57948199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69132963668981" calcext:value-type="float">
            <text:p>0.6913296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679563418383688" calcext:value-type="float">
            <text:p>0.6795634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666571704501927" calcext:value-type="float">
            <text:p>0.6665717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655906557229897" calcext:value-type="float">
            <text:p>0.6559065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645412052314218" calcext:value-type="float">
            <text:p>0.64541205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630649984663657" calcext:value-type="float">
            <text:p>0.6306499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620559584909038" calcext:value-type="float">
            <text:p>0.62055958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608868476374586" calcext:value-type="float">
            <text:p>0.60886847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59758850489715" calcext:value-type="float">
            <text:p>0.5975885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88027088818795" calcext:value-type="float">
            <text:p>0.5880270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10234317294104" calcext:value-type="float">
            <text:p>0.7102343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698072158490436" calcext:value-type="float">
            <text:p>0.6980721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686903003954589" calcext:value-type="float">
            <text:p>0.686903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674025410419264" calcext:value-type="float">
            <text:p>0.6740254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661146686700556" calcext:value-type="float">
            <text:p>0.6611466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648981553387303" calcext:value-type="float">
            <text:p>0.6489815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637520933340264" calcext:value-type="float">
            <text:p>0.6375209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2732059840682" calcext:value-type="float">
            <text:p>0.6273205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613655934525723" calcext:value-type="float">
            <text:p>0.6136559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602944875720563" calcext:value-type="float">
            <text:p>0.60294487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21649811662313" calcext:value-type="float">
            <text:p>0.7216498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709228285052348" calcext:value-type="float">
            <text:p>0.70922828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697201876089358" calcext:value-type="float">
            <text:p>0.69720187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685132990047754" calcext:value-type="float">
            <text:p>0.68513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672874569269091" calcext:value-type="float">
            <text:p>0.67287456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662108576160785" calcext:value-type="float">
            <text:p>0.66210857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650256718747075" calcext:value-type="float">
            <text:p>0.6502567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638643282784162" calcext:value-type="float">
            <text:p>0.6386432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626446698977024" calcext:value-type="float">
            <text:p>0.626446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14669122868935" calcext:value-type="float">
            <text:p>0.6146691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56400428956741" calcext:value-type="float">
            <text:p>0.756400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743101252682702" calcext:value-type="float">
            <text:p>0.7431012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731211632639779" calcext:value-type="float">
            <text:p>0.7312116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719512246517542" calcext:value-type="float">
            <text:p>0.71951224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706985976210684" calcext:value-type="float">
            <text:p>0.70698597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695674200591313" calcext:value-type="float">
            <text:p>0.695674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683669842074661" calcext:value-type="float">
            <text:p>0.68366984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671603150515152" calcext:value-type="float">
            <text:p>0.67160315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658904006681178" calcext:value-type="float">
            <text:p>0.6589040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647343645716828" calcext:value-type="float">
            <text:p>0.64734364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769741982517609" calcext:value-type="float">
            <text:p>0.7697419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755358302883446" calcext:value-type="float">
            <text:p>0.7553583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743272570037311" calcext:value-type="float">
            <text:p>0.74327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729898575567272" calcext:value-type="float">
            <text:p>0.7298985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717174761755786" calcext:value-type="float">
            <text:p>0.7171747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705699965567693" calcext:value-type="float">
            <text:p>0.7056999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69440876611861" calcext:value-type="float">
            <text:p>0.69440876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683298225860712" calcext:value-type="float">
            <text:p>0.6832982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672365454246941" calcext:value-type="float">
            <text:p>0.67236545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658801675237041" calcext:value-type="float">
            <text:p>0.6588016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760191448700103" calcext:value-type="float">
            <text:p>0.76019144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748028385520902" calcext:value-type="float">
            <text:p>0.74802838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734843499297265" calcext:value-type="float">
            <text:p>0.7348434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719148687465526" calcext:value-type="float">
            <text:p>0.7191486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705379749085775" calcext:value-type="float">
            <text:p>0.70537974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693514849193849" calcext:value-type="float">
            <text:p>0.6935148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680686973401283" calcext:value-type="float">
            <text:p>0.68068697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666125959058391" calcext:value-type="float">
            <text:p>0.6661259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655467943713457" calcext:value-type="float">
            <text:p>0.65546794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643569691159705" calcext:value-type="float">
            <text:p>0.6435696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748709880202709" calcext:value-type="float">
            <text:p>0.7487098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736730522119466" calcext:value-type="float">
            <text:p>0.73673052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724942833765554" calcext:value-type="float">
            <text:p>0.7249428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710119440039738" calcext:value-type="float">
            <text:p>0.71011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697720827233742" calcext:value-type="float">
            <text:p>0.6977208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682820705389863" calcext:value-type="float">
            <text:p>0.6828207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667881128533494" calcext:value-type="float">
            <text:p>0.6678811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654547982534759" calcext:value-type="float">
            <text:p>0.6545479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643401944774358" calcext:value-type="float">
            <text:p>0.64340194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633107513657969" calcext:value-type="float">
            <text:p>0.6331075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1305321173163" calcext:value-type="float">
            <text:p>0.7413053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726440685854081" calcext:value-type="float">
            <text:p>0.72644068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713976643957229" calcext:value-type="float">
            <text:p>0.713976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699406464943866" calcext:value-type="float">
            <text:p>0.6994064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688215961504764" calcext:value-type="float">
            <text:p>0.6882159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677204506120688" calcext:value-type="float">
            <text:p>0.6772045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666369234022757" calcext:value-type="float">
            <text:p>0.666369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653159942894507" calcext:value-type="float">
            <text:p>0.6531599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640907478320578" calcext:value-type="float">
            <text:p>0.64090747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630652958667449" calcext:value-type="float">
            <text:p>0.63065295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5700525801408" calcext:value-type="float">
            <text:p>0.757005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744893173885855" calcext:value-type="float">
            <text:p>0.7448931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730203977593279" calcext:value-type="float">
            <text:p>0.7302039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716029786419928" calcext:value-type="float">
            <text:p>0.7160297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704573309837209" calcext:value-type="float">
            <text:p>0.70457330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692060833302996" calcext:value-type="float">
            <text:p>0.6920608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680987859970148" calcext:value-type="float">
            <text:p>0.680987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670092054210626" calcext:value-type="float">
            <text:p>0.67009205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659370581343256" calcext:value-type="float">
            <text:p>0.65937058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64757110370442" calcext:value-type="float">
            <text:p>0.6475711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57553214483058" calcext:value-type="float">
            <text:p>0.7575532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744214017828194" calcext:value-type="float">
            <text:p>0.7442140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732306593542943" calcext:value-type="float">
            <text:p>0.7323065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720589688046256" calcext:value-type="float">
            <text:p>0.720589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706891741303696" calcext:value-type="float">
            <text:p>0.70689174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695581473442837" calcext:value-type="float">
            <text:p>0.69558147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683594566868647" calcext:value-type="float">
            <text:p>0.68359456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672657053798748" calcext:value-type="float">
            <text:p>0.6726570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661894540937969" calcext:value-type="float">
            <text:p>0.6618945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648971081593668" calcext:value-type="float">
            <text:p>0.64897108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66393708452322" calcext:value-type="float">
            <text:p>0.7663937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751077891964049" calcext:value-type="float">
            <text:p>0.7510778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739060645692624" calcext:value-type="float">
            <text:p>0.73906064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727235675361542" calcext:value-type="float">
            <text:p>0.7272356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713021863013185" calcext:value-type="float">
            <text:p>0.7130218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701613513204974" calcext:value-type="float">
            <text:p>0.7016135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689211259105272" calcext:value-type="float">
            <text:p>0.6892112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678183878959588" calcext:value-type="float">
            <text:p>0.678183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667332936896235" calcext:value-type="float">
            <text:p>0.6673329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654263147494414" calcext:value-type="float">
            <text:p>0.6542631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77904241228086" calcext:value-type="float">
            <text:p>0.7779042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763910806610335" calcext:value-type="float">
            <text:p>0.76391080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750094020708368" calcext:value-type="float">
            <text:p>0.7500940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733909384459648" calcext:value-type="float">
            <text:p>0.73390938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722166834308294" calcext:value-type="float">
            <text:p>0.7221668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710612164959361" calcext:value-type="float">
            <text:p>0.710612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699242370320011" calcext:value-type="float">
            <text:p>0.6992423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686737204680569" calcext:value-type="float">
            <text:p>0.6867372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675749409405679" calcext:value-type="float">
            <text:p>0.6757494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664937418855188" calcext:value-type="float">
            <text:p>0.66493741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79732644357631" calcext:value-type="float">
            <text:p>0.7797326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76590683674844" calcext:value-type="float">
            <text:p>0.7659068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752551877673306" calcext:value-type="float">
            <text:p>0.7525518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740511047630533" calcext:value-type="float">
            <text:p>0.7405110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728662870868445" calcext:value-type="float">
            <text:p>0.7286628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715574026496428" calcext:value-type="float">
            <text:p>0.7155740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702655591345781" calcext:value-type="float">
            <text:p>0.7026555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691413101884248" calcext:value-type="float">
            <text:p>0.6914131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6803504922541" calcext:value-type="float">
            <text:p>0.68035049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69464884378035" calcext:value-type="float">
            <text:p>0.6694648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790824668484074" calcext:value-type="float">
            <text:p>0.7908246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778171473788329" calcext:value-type="float">
            <text:p>0.7781714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763229229765612" calcext:value-type="float">
            <text:p>0.7632292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749742496450625" calcext:value-type="float">
            <text:p>0.74974249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733533625079919" calcext:value-type="float">
            <text:p>0.7335336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72179708707864" calcext:value-type="float">
            <text:p>0.72179708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710248333685382" calcext:value-type="float">
            <text:p>0.7102483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698884360346416" calcext:value-type="float">
            <text:p>0.69888436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687702210580873" calcext:value-type="float">
            <text:p>0.6877022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676698975211579" calcext:value-type="float">
            <text:p>0.6766989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84728585997429" calcext:value-type="float">
            <text:p>0.7847285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770567099807698" calcext:value-type="float">
            <text:p>0.77056709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757105084665803" calcext:value-type="float">
            <text:p>0.7571050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74499140331115" calcext:value-type="float">
            <text:p>0.7449914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733071540858172" calcext:value-type="float">
            <text:p>0.7330715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721342396204441" calcext:value-type="float">
            <text:p>0.7213423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70870823925307" calcext:value-type="float">
            <text:p>0.7087082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697368907425021" calcext:value-type="float">
            <text:p>0.6973689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685352711066776" calcext:value-type="float">
            <text:p>0.6853527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670182630624375" calcext:value-type="float">
            <text:p>0.6701826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92082926155433" calcext:value-type="float">
            <text:p>0.7920829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779409599336946" calcext:value-type="float">
            <text:p>0.7794095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76534293683991" calcext:value-type="float">
            <text:p>0.7653429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750528577593914" calcext:value-type="float">
            <text:p>0.7505285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738520120352411" calcext:value-type="float">
            <text:p>0.7385201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725220960539714" calcext:value-type="float">
            <text:p>0.7252209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71220313066244" calcext:value-type="float">
            <text:p>0.7122031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695530807149291" calcext:value-type="float">
            <text:p>0.6955308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684402314234902" calcext:value-type="float">
            <text:p>0.6844023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670889494807838" calcext:value-type="float">
            <text:p>0.67088949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77278486780364" calcext:value-type="float">
            <text:p>0.7772784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764842030991878" calcext:value-type="float">
            <text:p>0.764842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752604558496008" calcext:value-type="float">
            <text:p>0.7526045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740562885560072" calcext:value-type="float">
            <text:p>0.7405628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724824452286556" calcext:value-type="float">
            <text:p>0.72482445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711189561400213" calcext:value-type="float">
            <text:p>0.7111895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698789091617137" calcext:value-type="float">
            <text:p>0.6987890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686659934262184" calcext:value-type="float">
            <text:p>0.6866599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67567337531399" calcext:value-type="float">
            <text:p>0.6756733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664862601308966" calcext:value-type="float">
            <text:p>0.6648626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760883301429598" calcext:value-type="float">
            <text:p>0.7608833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747190760250646" calcext:value-type="float">
            <text:p>0.74719076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734034687497913" calcext:value-type="float">
            <text:p>0.7340346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72114963893835" calcext:value-type="float">
            <text:p>0.7211496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709611244715336" calcext:value-type="float">
            <text:p>0.7096112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698257464799891" calcext:value-type="float">
            <text:p>0.6982574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686071127626165" calcext:value-type="float">
            <text:p>0.6860711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673298390595676" calcext:value-type="float">
            <text:p>0.6732983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662525616346145" calcext:value-type="float">
            <text:p>0.66252561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651925206484607" calcext:value-type="float">
            <text:p>0.6519252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5063890911559" calcext:value-type="float">
            <text:p>0.7650638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751387715882094" calcext:value-type="float">
            <text:p>0.7513877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737751579981656" calcext:value-type="float">
            <text:p>0.737751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724453448895795" calcext:value-type="float">
            <text:p>0.72445344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712862193713462" calcext:value-type="float">
            <text:p>0.71286219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701456398614047" calcext:value-type="float">
            <text:p>0.7014563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690233096236222" calcext:value-type="float">
            <text:p>0.6902330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679189366696443" calcext:value-type="float">
            <text:p>0.6791893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6683223368293" calcext:value-type="float">
            <text:p>0.6683223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657629179440031" calcext:value-type="float">
            <text:p>0.6576291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783100266549287" calcext:value-type="float">
            <text:p>0.7831002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770570662284498" calcext:value-type="float">
            <text:p>0.7705706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757253839565443" calcext:value-type="float">
            <text:p>0.7572538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742771582556978" calcext:value-type="float">
            <text:p>0.74277158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728055524861589" calcext:value-type="float">
            <text:p>0.7280555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713270519736635" calcext:value-type="float">
            <text:p>0.7132705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701858191420849" calcext:value-type="float">
            <text:p>0.7018581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689595100531543" calcext:value-type="float">
            <text:p>0.6895951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678561578923038" calcext:value-type="float">
            <text:p>0.6785615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666512221346815" calcext:value-type="float">
            <text:p>0.6665122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794475832967384" calcext:value-type="float">
            <text:p>0.794475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781764219639906" calcext:value-type="float">
            <text:p>0.78176421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769255992125667" calcext:value-type="float">
            <text:p>0.76925599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756947896251656" calcext:value-type="float">
            <text:p>0.7569478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743629990885147" calcext:value-type="float">
            <text:p>0.7436299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731731911030985" calcext:value-type="float">
            <text:p>0.731731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720024200454489" calcext:value-type="float">
            <text:p>0.720024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708503813247218" calcext:value-type="float">
            <text:p>0.7085038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697167752235262" calcext:value-type="float">
            <text:p>0.69716775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86013068199498" calcext:value-type="float">
            <text:p>0.68601306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805750151979641" calcext:value-type="float">
            <text:p>0.805750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792858149547966" calcext:value-type="float">
            <text:p>0.7928581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778282188742561" calcext:value-type="float">
            <text:p>0.7782821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76582967372268" calcext:value-type="float">
            <text:p>0.7658296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753576398943117" calcext:value-type="float">
            <text:p>0.75357639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737392049702618" calcext:value-type="float">
            <text:p>0.73739204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72352030270681" calcext:value-type="float">
            <text:p>0.7235203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710454183618453" calcext:value-type="float">
            <text:p>0.7104541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699086916680557" calcext:value-type="float">
            <text:p>0.6990869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687901526013668" calcext:value-type="float">
            <text:p>0.6879015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807575275765407" calcext:value-type="float">
            <text:p>0.80757527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793554092016199" calcext:value-type="float">
            <text:p>0.793554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78085722654394" calcext:value-type="float">
            <text:p>0.7808572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768363510919236" calcext:value-type="float">
            <text:p>0.7683635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756069694744529" calcext:value-type="float">
            <text:p>0.75606969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742781529324697" calcext:value-type="float">
            <text:p>0.7427815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730897024855502" calcext:value-type="float">
            <text:p>0.7308970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719202672457814" calcext:value-type="float">
            <text:p>0.7192026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707695429698489" calcext:value-type="float">
            <text:p>0.7076954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96372302823313" calcext:value-type="float">
            <text:p>0.6963723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809571475882518" calcext:value-type="float">
            <text:p>0.8095714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796618332268398" calcext:value-type="float">
            <text:p>0.7966183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782797411404695" calcext:value-type="float">
            <text:p>0.7827974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77027265282222" calcext:value-type="float">
            <text:p>0.7702726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756870779507893" calcext:value-type="float">
            <text:p>0.7568707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744760847035766" calcext:value-type="float">
            <text:p>0.744760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73144274959041" calcext:value-type="float">
            <text:p>0.7314427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718362478747743" calcext:value-type="float">
            <text:p>0.71836247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706868679087779" calcext:value-type="float">
            <text:p>0.7068686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695558780222374" calcext:value-type="float">
            <text:p>0.6955587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82637972231191" calcext:value-type="float">
            <text:p>0.8263797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810483753763403" calcext:value-type="float">
            <text:p>0.8104837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797516013703189" calcext:value-type="float">
            <text:p>0.7975160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782210493858651" calcext:value-type="float">
            <text:p>0.78221049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769695125956912" calcext:value-type="float">
            <text:p>0.769695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757380003941602" calcext:value-type="float">
            <text:p>0.7573800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745261923878536" calcext:value-type="float">
            <text:p>0.7452619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73333773309648" calcext:value-type="float">
            <text:p>0.7333377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720244326955023" calcext:value-type="float">
            <text:p>0.720244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707355129507788" calcext:value-type="float">
            <text:p>0.7073551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822966529816739" calcext:value-type="float">
            <text:p>0.8229665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80821580817539" calcext:value-type="float">
            <text:p>0.80821580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793485225632518" calcext:value-type="float">
            <text:p>0.7934852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779257312633858" calcext:value-type="float">
            <text:p>0.7792573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765690594532458" calcext:value-type="float">
            <text:p>0.7656905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753439545019938" calcext:value-type="float">
            <text:p>0.753439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73964553447724" calcext:value-type="float">
            <text:p>0.7396455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725155905601177" calcext:value-type="float">
            <text:p>0.72515590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712378623486879" calcext:value-type="float">
            <text:p>0.7123786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699599222331375" calcext:value-type="float">
            <text:p>0.6995992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815970205019015" calcext:value-type="float">
            <text:p>0.815970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80109585252183" calcext:value-type="float">
            <text:p>0.80109585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786878508170893" calcext:value-type="float">
            <text:p>0.78687850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772997483714418" calcext:value-type="float">
            <text:p>0.77299748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759565080228703" calcext:value-type="float">
            <text:p>0.7595650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747412038945043" calcext:value-type="float">
            <text:p>0.7474120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734085358650936" calcext:value-type="float">
            <text:p>0.73408535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722339992912522" calcext:value-type="float">
            <text:p>0.72233999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708418822098751" calcext:value-type="float">
            <text:p>0.70841882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696161934484923" calcext:value-type="float">
            <text:p>0.6961619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820901005031263" calcext:value-type="float">
            <text:p>0.820901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807766588950763" calcext:value-type="float">
            <text:p>0.8077665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794842323527551" calcext:value-type="float">
            <text:p>0.7948423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78212484635111" calcext:value-type="float">
            <text:p>0.7821248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769610848809492" calcext:value-type="float">
            <text:p>0.7696108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75729707522854" calcext:value-type="float">
            <text:p>0.7572970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743977449458142" calcext:value-type="float">
            <text:p>0.7439774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732073810266811" calcext:value-type="float">
            <text:p>0.7320738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720360629302542" calcext:value-type="float">
            <text:p>0.7203606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708834859233702" calcext:value-type="float">
            <text:p>0.70883485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832427068550707" calcext:value-type="float">
            <text:p>0.83242706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816284130819466" calcext:value-type="float">
            <text:p>0.8162841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803223584726354" calcext:value-type="float">
            <text:p>0.8032235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790372007370732" calcext:value-type="float">
            <text:p>0.7903720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777726055252801" calcext:value-type="float">
            <text:p>0.7777260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763894053958818" calcext:value-type="float">
            <text:p>0.763894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751671749095477" calcext:value-type="float">
            <text:p>0.75167174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73964500110995" calcext:value-type="float">
            <text:p>0.7396450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72781068109219" calcext:value-type="float">
            <text:p>0.72781068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716165710194715" calcext:value-type="float">
            <text:p>0.7161657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821298420662195" calcext:value-type="float">
            <text:p>0.8212984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808157645931599" calcext:value-type="float">
            <text:p>0.8081576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792522374837732" calcext:value-type="float">
            <text:p>0.7925223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77661696032694" calcext:value-type="float">
            <text:p>0.77661696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764191088961709" calcext:value-type="float">
            <text:p>0.764191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751964031538322" calcext:value-type="float">
            <text:p>0.7519640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739932607033709" calcext:value-type="float">
            <text:p>0.739932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728093685321169" calcext:value-type="float">
            <text:p>0.7280936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71644418635603" calcext:value-type="float">
            <text:p>0.7164441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704981079374334" calcext:value-type="float">
            <text:p>0.7049810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822444517160494" calcext:value-type="float">
            <text:p>0.8224445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809285404885926" calcext:value-type="float">
            <text:p>0.8092854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796336838407752" calcext:value-type="float">
            <text:p>0.7963368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783595448993228" calcext:value-type="float">
            <text:p>0.7835954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771057921809336" calcext:value-type="float">
            <text:p>0.7710579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758720995060386" calcext:value-type="float">
            <text:p>0.75872099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74658145913942" calcext:value-type="float">
            <text:p>0.7465814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733406875472054" calcext:value-type="float">
            <text:p>0.7334068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720147266509558" calcext:value-type="float">
            <text:p>0.7201472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707130575013697" calcext:value-type="float">
            <text:p>0.707130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829857404758248" calcext:value-type="float">
            <text:p>0.8298574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816579686282116" calcext:value-type="float">
            <text:p>0.81657968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801027066571158" calcext:value-type="float">
            <text:p>0.80102706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785624726924473" calcext:value-type="float">
            <text:p>0.7856247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773054731293681" calcext:value-type="float">
            <text:p>0.7730547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760685855592982" calcext:value-type="float">
            <text:p>0.7606858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74616965059908" calcext:value-type="float">
            <text:p>0.7461696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732239310630861" calcext:value-type="float">
            <text:p>0.7322393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719317614764222" calcext:value-type="float">
            <text:p>0.7193176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707808532927994" calcext:value-type="float">
            <text:p>0.7078085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827133259238564" calcext:value-type="float">
            <text:p>0.82713325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811600948121065" calcext:value-type="float">
            <text:p>0.8116009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798615332951128" calcext:value-type="float">
            <text:p>0.798615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785837487623909" calcext:value-type="float">
            <text:p>0.7858374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773264087821927" calcext:value-type="float">
            <text:p>0.7732640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759956395870055" calcext:value-type="float">
            <text:p>0.75995639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746325034128581" calcext:value-type="float">
            <text:p>0.7463250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732442191909749" calcext:value-type="float">
            <text:p>0.7324421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720723116839192" calcext:value-type="float">
            <text:p>0.7207231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709191546969766" calcext:value-type="float">
            <text:p>0.7091915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821297855760911" calcext:value-type="float">
            <text:p>0.82129785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806509511694082" calcext:value-type="float">
            <text:p>0.8065095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793605359506977" calcext:value-type="float">
            <text:p>0.7936053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779552760841923" calcext:value-type="float">
            <text:p>0.7795527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767079916668452" calcext:value-type="float">
            <text:p>0.7670799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753299334206523" calcext:value-type="float">
            <text:p>0.7532993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741246544859218" calcext:value-type="float">
            <text:p>0.74124654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728065731067836" calcext:value-type="float">
            <text:p>0.7280657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715171319395212" calcext:value-type="float">
            <text:p>0.7151713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702758990737281" calcext:value-type="float">
            <text:p>0.7027589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802364807864162" calcext:value-type="float">
            <text:p>0.8023648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789526970938336" calcext:value-type="float">
            <text:p>0.7895269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776894539403322" calcext:value-type="float">
            <text:p>0.7768945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762478550283585" calcext:value-type="float">
            <text:p>0.7624785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750278893479048" calcext:value-type="float">
            <text:p>0.7502788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738274431183383" calcext:value-type="float">
            <text:p>0.7382744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726462040284449" calcext:value-type="float">
            <text:p>0.7264620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713137640581055" calcext:value-type="float">
            <text:p>0.71313764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701727438331758" calcext:value-type="float">
            <text:p>0.7017274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69049979931845" calcext:value-type="float">
            <text:p>0.6904997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81110469485083" calcext:value-type="float">
            <text:p>0.8111046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798127019733217" calcext:value-type="float">
            <text:p>0.7981270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785356987417485" calcext:value-type="float">
            <text:p>0.7853569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772791275618806" calcext:value-type="float">
            <text:p>0.7727912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760426615208905" calcext:value-type="float">
            <text:p>0.7604266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748259789365562" calcext:value-type="float">
            <text:p>0.7482597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736287632735713" calcext:value-type="float">
            <text:p>0.7362876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724507030611942" calcext:value-type="float">
            <text:p>0.7245070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712914918122151" calcext:value-type="float">
            <text:p>0.7129149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701508279432196" calcext:value-type="float">
            <text:p>0.7015082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823596931152312" calcext:value-type="float">
            <text:p>0.8235969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810419380253876" calcext:value-type="float">
            <text:p>0.8104193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797452670169814" calcext:value-type="float">
            <text:p>0.7974526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783291714734571" calcext:value-type="float">
            <text:p>0.7832917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770759047298818" calcext:value-type="float">
            <text:p>0.77075904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758426902542037" calcext:value-type="float">
            <text:p>0.7584269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744481041453469" calcext:value-type="float">
            <text:p>0.7444810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732569344790213" calcext:value-type="float">
            <text:p>0.73256934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718126137038327" calcext:value-type="float">
            <text:p>0.718126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706636118845714" calcext:value-type="float">
            <text:p>0.7066361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815565380168876" calcext:value-type="float">
            <text:p>0.8155653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802516334086174" calcext:value-type="float">
            <text:p>0.8025163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789676072740795" calcext:value-type="float">
            <text:p>0.78967607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777041255576943" calcext:value-type="float">
            <text:p>0.7770412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763492051281763" calcext:value-type="float">
            <text:p>0.76349205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751276178461255" calcext:value-type="float">
            <text:p>0.75127617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739255759605875" calcext:value-type="float">
            <text:p>0.7392557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727427667452181" calcext:value-type="float">
            <text:p>0.7274276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715788824772946" calcext:value-type="float">
            <text:p>0.7157888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704336203576579" calcext:value-type="float">
            <text:p>0.7043362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842845436695752" calcext:value-type="float">
            <text:p>0.8428454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82935990970862" calcext:value-type="float">
            <text:p>0.82935990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816090151153282" calcext:value-type="float">
            <text:p>0.8160901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80303270873483" calcext:value-type="float">
            <text:p>0.80303270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787060634971116" calcext:value-type="float">
            <text:p>0.787060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772339876727435" calcext:value-type="float">
            <text:p>0.77233987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759982438699796" calcext:value-type="float">
            <text:p>0.7599824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7478227196806" calcext:value-type="float">
            <text:p>0.7478227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73585755616571" calcext:value-type="float">
            <text:p>0.73585755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724083835267058" calcext:value-type="float">
            <text:p>0.7240838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821701612205817" calcext:value-type="float">
            <text:p>0.8217016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808554386410524" calcext:value-type="float">
            <text:p>0.8085543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795617516227955" calcext:value-type="float">
            <text:p>0.79561751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782887635968308" calcext:value-type="float">
            <text:p>0.782887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770361433792815" calcext:value-type="float">
            <text:p>0.7703614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75803565085213" calcext:value-type="float">
            <text:p>0.75803565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745907080438496" calcext:value-type="float">
            <text:p>0.74590708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73292129178794" calcext:value-type="float">
            <text:p>0.7329212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721194551119333" calcext:value-type="float">
            <text:p>0.7211945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709655438301423" calcext:value-type="float">
            <text:p>0.7096554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811737283393901" calcext:value-type="float">
            <text:p>0.81173728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798749486859598" calcext:value-type="float">
            <text:p>0.7987494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785969495069845" calcext:value-type="float">
            <text:p>0.78596949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773393983148727" calcext:value-type="float">
            <text:p>0.7733939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761019679418347" calcext:value-type="float">
            <text:p>0.7610196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748843364547654" calcext:value-type="float">
            <text:p>0.7488433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736861870714891" calcext:value-type="float">
            <text:p>0.7368618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725072080783453" calcext:value-type="float">
            <text:p>0.7250720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712211208988653" calcext:value-type="float">
            <text:p>0.712211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699606369703644" calcext:value-type="float">
            <text:p>0.69960636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786562067764214" calcext:value-type="float">
            <text:p>0.7865620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773977074679986" calcext:value-type="float">
            <text:p>0.7739770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761593441485106" calcext:value-type="float">
            <text:p>0.7615934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749407946421345" calcext:value-type="float">
            <text:p>0.7494079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735851360564984" calcext:value-type="float">
            <text:p>0.7358513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722692696583048" calcext:value-type="float">
            <text:p>0.72269269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711129613437719" calcext:value-type="float">
            <text:p>0.7111296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699751539622716" calcext:value-type="float">
            <text:p>0.6997515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688555514988752" calcext:value-type="float">
            <text:p>0.688555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677538626748932" calcext:value-type="float">
            <text:p>0.6775386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805126795825705" calcext:value-type="float">
            <text:p>0.80512679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792244767092493" calcext:value-type="float">
            <text:p>0.79224476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779568850819013" calcext:value-type="float">
            <text:p>0.7795688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767095749205909" calcext:value-type="float">
            <text:p>0.7670957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754822217218615" calcext:value-type="float">
            <text:p>0.7548222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742745061743117" calcext:value-type="float">
            <text:p>0.74274506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730861140755227" calcext:value-type="float">
            <text:p>0.7308611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717923624210057" calcext:value-type="float">
            <text:p>0.7179236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706436846222696" calcext:value-type="float">
            <text:p>0.70643684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695133856683133" calcext:value-type="float">
            <text:p>0.69513385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806160334526238" calcext:value-type="float">
            <text:p>0.8061603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793261769173818" calcext:value-type="float">
            <text:p>0.79326176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780569580867037" calcext:value-type="float">
            <text:p>0.78056958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768080467573165" calcext:value-type="float">
            <text:p>0.7680804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755791180091994" calcext:value-type="float">
            <text:p>0.7557911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743698521210522" calcext:value-type="float">
            <text:p>0.7436985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731799344871154" calcext:value-type="float">
            <text:p>0.73179934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720090555353215" calcext:value-type="float">
            <text:p>0.72009055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708569106467564" calcext:value-type="float">
            <text:p>0.7085691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697232000764083" calcext:value-type="float">
            <text:p>0.6972320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811080459739673" calcext:value-type="float">
            <text:p>0.81108045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797017910959408" calcext:value-type="float">
            <text:p>0.797017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782605669032603" calcext:value-type="float">
            <text:p>0.7826056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770083978328081" calcext:value-type="float">
            <text:p>0.77008397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757762634674832" calcext:value-type="float">
            <text:p>0.7577626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745638432520035" calcext:value-type="float">
            <text:p>0.7456384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733708217599714" calcext:value-type="float">
            <text:p>0.7337082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721968886118119" calcext:value-type="float">
            <text:p>0.7219688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710417383940229" calcext:value-type="float">
            <text:p>0.71041738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699050705797185" calcext:value-type="float">
            <text:p>0.6990507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836156705838227" calcext:value-type="float">
            <text:p>0.8361567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822778198544815" calcext:value-type="float">
            <text:p>0.8227781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809613747368098" calcext:value-type="float">
            <text:p>0.80961374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796659927410208" calcext:value-type="float">
            <text:p>0.7966599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783913368571645" calcext:value-type="float">
            <text:p>0.78391336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771370754674499" calcext:value-type="float">
            <text:p>0.77137075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759028822599707" calcext:value-type="float">
            <text:p>0.7590288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745740444202159" calcext:value-type="float">
            <text:p>0.74574044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733808597094924" calcext:value-type="float">
            <text:p>0.73380859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722067659541406" calcext:value-type="float">
            <text:p>0.7220676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845609114779778" calcext:value-type="float">
            <text:p>0.8456091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832079368943301" calcext:value-type="float">
            <text:p>0.8320793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818766099040209" calcext:value-type="float">
            <text:p>0.8187660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805665841455566" calcext:value-type="float">
            <text:p>0.8056658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791405899270537" calcext:value-type="float">
            <text:p>0.7914058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776932898527947" calcext:value-type="float">
            <text:p>0.7769328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7645019721515" calcext:value-type="float">
            <text:p>0.7645019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752269940597076" calcext:value-type="float">
            <text:p>0.75226994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740233621547523" calcext:value-type="float">
            <text:p>0.7402336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728389883602763" calcext:value-type="float">
            <text:p>0.7283898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836652250988554" calcext:value-type="float">
            <text:p>0.836652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823265814972737" calcext:value-type="float">
            <text:p>0.8232658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810093561933173" calcext:value-type="float">
            <text:p>0.8100935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795700392716041" calcext:value-type="float">
            <text:p>0.7957003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782969186432585" calcext:value-type="float">
            <text:p>0.7829691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770441679449663" calcext:value-type="float">
            <text:p>0.7704416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756971340983631" calcext:value-type="float">
            <text:p>0.756971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744859799527893" calcext:value-type="float">
            <text:p>0.7448597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732006216289022" calcext:value-type="float">
            <text:p>0.73200621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720294116828397" calcext:value-type="float">
            <text:p>0.7202941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857474002799439" calcext:value-type="float">
            <text:p>0.8574740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84241134567521" calcext:value-type="float">
            <text:p>0.84241134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828932764144406" calcext:value-type="float">
            <text:p>0.82893276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815669839918096" calcext:value-type="float">
            <text:p>0.8156698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802619122479406" calcext:value-type="float">
            <text:p>0.8026191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788101740571219" calcext:value-type="float">
            <text:p>0.78810174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77549211272208" calcext:value-type="float">
            <text:p>0.7754921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763084238918527" calcext:value-type="float">
            <text:p>0.7630842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748677335250885" calcext:value-type="float">
            <text:p>0.7486773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736698497886871" calcext:value-type="float">
            <text:p>0.73669849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843460428894586" calcext:value-type="float">
            <text:p>0.8434604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829965062032272" calcext:value-type="float">
            <text:p>0.8299650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816685621039757" calcext:value-type="float">
            <text:p>0.816685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80361865110312" calcext:value-type="float">
            <text:p>0.8036186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79076075268547" calcext:value-type="float">
            <text:p>0.7907607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778108580642503" calcext:value-type="float">
            <text:p>0.77810858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765658843352223" calcext:value-type="float">
            <text:p>0.7656588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753408301858587" calcext:value-type="float">
            <text:p>0.7534083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74135376902885" calcext:value-type="float">
            <text:p>0.741353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729492108724388" calcext:value-type="float">
            <text:p>0.72949210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865699234037028" calcext:value-type="float">
            <text:p>0.865699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851848046292436" calcext:value-type="float">
            <text:p>0.8518480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838218477551757" calcext:value-type="float">
            <text:p>0.8382184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824806981910928" calcext:value-type="float">
            <text:p>0.82480698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811610070200354" calcext:value-type="float">
            <text:p>0.8116100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798624309077148" calcext:value-type="float">
            <text:p>0.7986243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785846320131914" calcext:value-type="float">
            <text:p>0.7858463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772110777058268" calcext:value-type="float">
            <text:p>0.77211077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756990799734871" calcext:value-type="float">
            <text:p>0.7569907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744878946939113" calcext:value-type="float">
            <text:p>0.7448789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858712672429373" calcext:value-type="float">
            <text:p>0.85871267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844973269670503" calcext:value-type="float">
            <text:p>0.84497326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831453697355775" calcext:value-type="float">
            <text:p>0.8314536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818150438198083" calcext:value-type="float">
            <text:p>0.8181504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805060031186913" calcext:value-type="float">
            <text:p>0.8050600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792179070687923" calcext:value-type="float">
            <text:p>0.7921790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779504205556916" calcext:value-type="float">
            <text:p>0.77950420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767032138268005" calcext:value-type="float">
            <text:p>0.7670321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754759624055717" calcext:value-type="float">
            <text:p>0.7547596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742683470070825" calcext:value-type="float">
            <text:p>0.74268347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872273685325843" calcext:value-type="float">
            <text:p>0.8722736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858317306360629" calcext:value-type="float">
            <text:p>0.8583173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844584229458859" calcext:value-type="float">
            <text:p>0.8445842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831070881787518" calcext:value-type="float">
            <text:p>0.8310708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817773747678917" calcext:value-type="float">
            <text:p>0.81777374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804689367716055" calcext:value-type="float">
            <text:p>0.8046893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791814337832598" calcext:value-type="float">
            <text:p>0.7918143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779145308427276" calcext:value-type="float">
            <text:p>0.7791453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76667898349244" calcext:value-type="float">
            <text:p>0.76667898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75441211975656" calcext:value-type="float">
            <text:p>0.75441211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880084928097894" calcext:value-type="float">
            <text:p>0.8800849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866003569248328" calcext:value-type="float">
            <text:p>0.86600356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851052530780146" calcext:value-type="float">
            <text:p>0.8510525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837435690287663" calcext:value-type="float">
            <text:p>0.83743569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82403671924306" calcext:value-type="float">
            <text:p>0.8240367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810852131735172" calcext:value-type="float">
            <text:p>0.8108521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797878497627409" calcext:value-type="float">
            <text:p>0.7978784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785112441665371" calcext:value-type="float">
            <text:p>0.78511244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772550642598725" calcext:value-type="float">
            <text:p>0.7725506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760189832317145" calcext:value-type="float">
            <text:p>0.7601898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867053239381842" calcext:value-type="float">
            <text:p>0.8670532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853180387551732" calcext:value-type="float">
            <text:p>0.8531803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839529501350905" calcext:value-type="float">
            <text:p>0.8395295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824543841310675" calcext:value-type="float">
            <text:p>0.82454384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811351139849704" calcext:value-type="float">
            <text:p>0.81135113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798369521612109" calcext:value-type="float">
            <text:p>0.7983695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785595609266315" calcext:value-type="float">
            <text:p>0.78559560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773026079518054" calcext:value-type="float">
            <text:p>0.7730260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760657662245766" calcext:value-type="float">
            <text:p>0.76065766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748487139649833" calcext:value-type="float">
            <text:p>0.7484871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868622705494806" calcext:value-type="float">
            <text:p>0.8686227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853317381293479" calcext:value-type="float">
            <text:p>0.85331738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839664303192783" calcext:value-type="float">
            <text:p>0.8396643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824542767923334" calcext:value-type="float">
            <text:p>0.8245427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811350083636561" calcext:value-type="float">
            <text:p>0.8113500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798368482298376" calcext:value-type="float">
            <text:p>0.79836848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785594586581602" calcext:value-type="float">
            <text:p>0.7855945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771129050669786" calcext:value-type="float">
            <text:p>0.7711290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75879098585907" calcext:value-type="float">
            <text:p>0.75879098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746650330085325" calcext:value-type="float">
            <text:p>0.7466503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856017704088404" calcext:value-type="float">
            <text:p>0.8560177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842321420822989" calcext:value-type="float">
            <text:p>0.8423214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828844278089821" calcext:value-type="float">
            <text:p>0.82884427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815582769640384" calcext:value-type="float">
            <text:p>0.8155827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802533445326138" calcext:value-type="float">
            <text:p>0.80253344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78969291020092" calcext:value-type="float">
            <text:p>0.7896929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77604120039274" calcext:value-type="float">
            <text:p>0.776041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762162045134629" calcext:value-type="float">
            <text:p>0.7621620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749967452412474" calcext:value-type="float">
            <text:p>0.7499674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737967973173875" calcext:value-type="float">
            <text:p>0.7379679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830115117408402" calcext:value-type="float">
            <text:p>0.8301151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816833275529868" calcext:value-type="float">
            <text:p>0.8168332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80376394312139" calcext:value-type="float">
            <text:p>0.80376394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790903720031448" calcext:value-type="float">
            <text:p>0.79090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778249260510944" calcext:value-type="float">
            <text:p>0.7782492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765797272342769" calcext:value-type="float">
            <text:p>0.76579727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753544515985285" calcext:value-type="float">
            <text:p>0.7535445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74148780372952" calcext:value-type="float">
            <text:p>0.7414878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729623998869848" calcext:value-type="float">
            <text:p>0.72962399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71795001488793" calcext:value-type="float">
            <text:p>0.7179500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845277032003818" calcext:value-type="float">
            <text:p>0.845277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831752599491757" calcext:value-type="float">
            <text:p>0.8317525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818444557899888" calcext:value-type="float">
            <text:p>0.8184445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80534944497349" calcext:value-type="float">
            <text:p>0.805349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792463853853915" calcext:value-type="float">
            <text:p>0.7924638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779784432192252" calcext:value-type="float">
            <text:p>0.7797844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76589326339737" calcext:value-type="float">
            <text:p>0.76589326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752009324396356" calcext:value-type="float">
            <text:p>0.7520093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739977175206014" calcext:value-type="float">
            <text:p>0.7399771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728137540402718" calcext:value-type="float">
            <text:p>0.7281375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859472263286719" calcext:value-type="float">
            <text:p>0.85947226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845720707074131" calcext:value-type="float">
            <text:p>0.8457207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832189175760945" calcext:value-type="float">
            <text:p>0.83218917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81887414894877" calcext:value-type="float">
            <text:p>0.81887414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805772162565589" calcext:value-type="float">
            <text:p>0.8057721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791715153346729" calcext:value-type="float">
            <text:p>0.79171515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779047710893181" calcext:value-type="float">
            <text:p>0.7790477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766582947518891" calcext:value-type="float">
            <text:p>0.7665829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754317620358588" calcext:value-type="float">
            <text:p>0.7543176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742248538432851" calcext:value-type="float">
            <text:p>0.7422485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864177708919877" calcext:value-type="float">
            <text:p>0.8641777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850350865577159" calcext:value-type="float">
            <text:p>0.8503508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836745251727925" calcext:value-type="float">
            <text:p>0.83674525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822242720555963" calcext:value-type="float">
            <text:p>0.8222427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809086837027067" calcext:value-type="float">
            <text:p>0.8090868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796141447634634" calcext:value-type="float">
            <text:p>0.7961414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78340318447248" calcext:value-type="float">
            <text:p>0.78340318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77086873352092" calcext:value-type="float">
            <text:p>0.7708687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758534833784586" calcext:value-type="float">
            <text:p>0.7585348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746398276444032" calcext:value-type="float">
            <text:p>0.74639827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861002980039131" calcext:value-type="float">
            <text:p>0.86100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847226932358505" calcext:value-type="float">
            <text:p>0.8472269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833671301440769" calcext:value-type="float">
            <text:p>0.8336713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820332560617717" calcext:value-type="float">
            <text:p>0.8203325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805723387756028" calcext:value-type="float">
            <text:p>0.8057233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792831813551931" calcext:value-type="float">
            <text:p>0.7928318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780146504535101" calcext:value-type="float">
            <text:p>0.7801465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767664160462539" calcext:value-type="float">
            <text:p>0.7676641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755381533895138" calcext:value-type="float">
            <text:p>0.7553815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743295429352816" calcext:value-type="float">
            <text:p>0.7432954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847695853787825" calcext:value-type="float">
            <text:p>0.8476958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83413272012722" calcext:value-type="float">
            <text:p>0.8341327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820786596605184" calcext:value-type="float">
            <text:p>0.82078659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807654011059501" calcext:value-type="float">
            <text:p>0.8076540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793363997598164" calcext:value-type="float">
            <text:p>0.7933639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779759320749234" calcext:value-type="float">
            <text:p>0.7797593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767283171617246" calcext:value-type="float">
            <text:p>0.76728317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753854196882231" calcext:value-type="float">
            <text:p>0.75385419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741792529732115" calcext:value-type="float">
            <text:p>0.7417925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29923849256401" calcext:value-type="float">
            <text:p>0.7299238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851786268898158" calcext:value-type="float">
            <text:p>0.8517862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838157688595787" calcext:value-type="float">
            <text:p>0.8381576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824747165578255" calcext:value-type="float">
            <text:p>0.8247471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811551210929003" calcext:value-type="float">
            <text:p>0.8115512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798566391554139" calcext:value-type="float">
            <text:p>0.7985663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785789329289272" calcext:value-type="float">
            <text:p>0.7857893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773216700020644" calcext:value-type="float">
            <text:p>0.7732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760845232820314" calcext:value-type="float">
            <text:p>0.7608452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748671709095189" calcext:value-type="float">
            <text:p>0.7486717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736692961749666" calcext:value-type="float">
            <text:p>0.73669296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832035752131322" calcext:value-type="float">
            <text:p>0.83203575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818723180097221" calcext:value-type="float">
            <text:p>0.8187231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805623609215665" calcext:value-type="float">
            <text:p>0.8056236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791623635134517" calcext:value-type="float">
            <text:p>0.7916236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778957656972365" calcext:value-type="float">
            <text:p>0.778957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766494334460807" calcext:value-type="float">
            <text:p>0.7664943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754230425109434" calcext:value-type="float">
            <text:p>0.7542304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742162738307683" calcext:value-type="float">
            <text:p>0.7421627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73028813449476" calcext:value-type="float">
            <text:p>0.7302881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718603524342844" calcext:value-type="float">
            <text:p>0.7186035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829675976767506" calcext:value-type="float">
            <text:p>0.8296759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816401161139226" calcext:value-type="float">
            <text:p>0.8164011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803338742560998" calcext:value-type="float">
            <text:p>0.8033387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790485322680022" calcext:value-type="float">
            <text:p>0.7904853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777837557517142" calcext:value-type="float">
            <text:p>0.7778375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765392156596868" calcext:value-type="float">
            <text:p>0.76539215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753145882091318" calcext:value-type="float">
            <text:p>0.75314588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741095547977857" calcext:value-type="float">
            <text:p>0.741095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729238019210211" calcext:value-type="float">
            <text:p>0.7292380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717570210902848" calcext:value-type="float">
            <text:p>0.7175702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826882614754183" calcext:value-type="float">
            <text:p>0.8268826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813652492918116" calcext:value-type="float">
            <text:p>0.81365249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800634053031426" calcext:value-type="float">
            <text:p>0.8006340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787823908182923" calcext:value-type="float">
            <text:p>0.78782390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775218725651996" calcext:value-type="float">
            <text:p>0.7752187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762815226041564" calcext:value-type="float">
            <text:p>0.762815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750610182424899" calcext:value-type="float">
            <text:p>0.7506101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738600419506101" calcext:value-type="float">
            <text:p>0.7386004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725586437488408" calcext:value-type="float">
            <text:p>0.7255864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713977054488593" calcext:value-type="float">
            <text:p>0.7139770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833828330703607" calcext:value-type="float">
            <text:p>0.8338283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82048707741235" calcext:value-type="float">
            <text:p>0.82048707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807359284173752" calcext:value-type="float">
            <text:p>0.80735928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794441535626972" calcext:value-type="float">
            <text:p>0.7944415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78173047105694" calcext:value-type="float">
            <text:p>0.7817304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769222783520029" calcext:value-type="float">
            <text:p>0.76922278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756915218983709" calcext:value-type="float">
            <text:p>0.756915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744804575479969" calcext:value-type="float">
            <text:p>0.7448045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73288770227229" calcext:value-type="float">
            <text:p>0.7328877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721161499035933" calcext:value-type="float">
            <text:p>0.721161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841815027933287" calcext:value-type="float">
            <text:p>0.8418150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828345987486355" calcext:value-type="float">
            <text:p>0.8283459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815092451686573" calcext:value-type="float">
            <text:p>0.81509245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802050972459588" calcext:value-type="float">
            <text:p>0.8020509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789218156900234" calcext:value-type="float">
            <text:p>0.7892181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776590666389831" calcext:value-type="float">
            <text:p>0.7765906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764165215727593" calcext:value-type="float">
            <text:p>0.76416521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751938572275952" calcext:value-type="float">
            <text:p>0.75193857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739907555119537" calcext:value-type="float">
            <text:p>0.73990755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728069034237624" calcext:value-type="float">
            <text:p>0.7280690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848054155352478" calcext:value-type="float">
            <text:p>0.84805415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834485288866838" calcext:value-type="float">
            <text:p>0.8344852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821133524244969" calcext:value-type="float">
            <text:p>0.8211335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80799538785705" calcext:value-type="float">
            <text:p>0.8079953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795067461651337" calcext:value-type="float">
            <text:p>0.79506746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782346382264915" calcext:value-type="float">
            <text:p>0.78234638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769828840148676" calcext:value-type="float">
            <text:p>0.7698288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757511578706298" calcext:value-type="float">
            <text:p>0.75751157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745391393446997" calcext:value-type="float">
            <text:p>0.74539139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733465131151845" calcext:value-type="float">
            <text:p>0.7334651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851206967757136" calcext:value-type="float">
            <text:p>0.8512069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837587656273022" calcext:value-type="float">
            <text:p>0.8375876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822622552302258" calcext:value-type="float">
            <text:p>0.82262255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809460591465422" calcext:value-type="float">
            <text:p>0.8094605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796509222001976" calcext:value-type="float">
            <text:p>0.796509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783765074449944" calcext:value-type="float">
            <text:p>0.78376507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771224833258745" calcext:value-type="float">
            <text:p>0.7712248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758885235926605" calcext:value-type="float">
            <text:p>0.7588852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746743072151779" calcext:value-type="float">
            <text:p>0.7467430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734795182997351" calcext:value-type="float">
            <text:p>0.734795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853073588478742" calcext:value-type="float">
            <text:p>0.8530735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839424411063082" calcext:value-type="float">
            <text:p>0.8394244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824086991949683" calcext:value-type="float">
            <text:p>0.8240869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810901600078488" calcext:value-type="float">
            <text:p>0.8109016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797927174477232" calcext:value-type="float">
            <text:p>0.7979271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785160339685597" calcext:value-type="float">
            <text:p>0.7851603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772597774250627" calcext:value-type="float">
            <text:p>0.7725977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760236209862617" calcext:value-type="float">
            <text:p>0.76023620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748072430504815" calcext:value-type="float">
            <text:p>0.7480724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736103271616738" calcext:value-type="float">
            <text:p>0.73610327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84025049039117" calcext:value-type="float">
            <text:p>0.8402504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826806482544911" calcext:value-type="float">
            <text:p>0.8268064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813577578824193" calcext:value-type="float">
            <text:p>0.8135775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800560337563006" calcext:value-type="float">
            <text:p>0.8005603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786340897719078" calcext:value-type="float">
            <text:p>0.7863408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773759443355572" calcext:value-type="float">
            <text:p>0.7737594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761379292261884" calcext:value-type="float">
            <text:p>0.76137929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749197223585693" calcext:value-type="float">
            <text:p>0.7491972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737210068008322" calcext:value-type="float">
            <text:p>0.737210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725414706920189" calcext:value-type="float">
            <text:p>0.7254147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"Peso máximo y mínimo de las Ranas"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x min</text:p>
          </table:table-cell>
          <table:table-cell office:value-type="string" calcext:value-type="string">
            <text:p>x max</text:p>
          </table:table-cell>
          <table:table-cell office:value-type="string" calcext:value-type="string">
            <text:p>y min</text:p>
          </table:table-cell>
          <table:table-cell table:style-name="Default" office:value-type="string" calcext:value-type="string">
            <text:p>y max</text:p>
          </table:table-cell>
          <table:table-cell office:value-type="string" calcext:value-type="string">
            <text:p>autoplot?</text:p>
          </table:table-cell>
          <table:table-cell office:value-type="string" calcext:value-type="string">
            <text:p>current pen</text:p>
          </table:table-cell>
          <table:table-cell office:value-type="string" calcext:value-type="string">
            <text:p>legend open?</text:p>
          </table:table-cell>
          <table:table-cell office:value-type="string" calcext:value-type="string">
            <text:p>number of pen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"default"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pen name</text:p>
          </table:table-cell>
          <table:table-cell office:value-type="string" calcext:value-type="string">
            <text:p>pen down?</text:p>
          </table:table-cell>
          <table:table-cell office:value-type="string" calcext:value-type="string">
            <text:p>mode</text:p>
          </table:table-cell>
          <table:table-cell table:style-name="Default" office:value-type="string" calcext:value-type="string">
            <text:p>interval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default"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pen-1"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"default"</text:p>
          </table:table-cell>
          <table:table-cell table:number-columns-repeated="2"/>
          <table:table-cell table:style-name="Default"/>
          <table:table-cell office:value-type="string" calcext:value-type="string">
            <text:p>"pen-1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pen down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en down?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3933549885357" calcext:value-type="float">
            <text:p>1.23933549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0.843965571464613" calcext:value-type="float">
            <text:p>0.84396557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1950613087191" calcext:value-type="float">
            <text:p>1.21950613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739057041882037" calcext:value-type="float">
            <text:p>0.739057041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9999403277796" calcext:value-type="float">
            <text:p>1.19999403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727232129211925" calcext:value-type="float">
            <text:p>0.72723212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8079412825351" calcext:value-type="float">
            <text:p>1.18079412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715596415144534" calcext:value-type="float">
            <text:p>0.715596415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2777782221277" calcext:value-type="float">
            <text:p>1.12777782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0.643913744465845" calcext:value-type="float">
            <text:p>0.643913744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7444753868075" calcext:value-type="float">
            <text:p>1.07444753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.633611124554391" calcext:value-type="float">
            <text:p>0.63361112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5725637806186" calcext:value-type="float">
            <text:p>1.05725637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0.623473346561521" calcext:value-type="float">
            <text:p>0.62347334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4034027601287" calcext:value-type="float">
            <text:p>1.0403402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0.584999308471946" calcext:value-type="float">
            <text:p>0.584999308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2369483159666" calcext:value-type="float">
            <text:p>1.02369483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0.575639319536395" calcext:value-type="float">
            <text:p>0.57563931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0731571429112" calcext:value-type="float">
            <text:p>1.00731571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0.566429090423813" calcext:value-type="float">
            <text:p>0.56642909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91198662862457" calcext:value-type="float">
            <text:p>0.991198662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0.557366224977032" calcext:value-type="float">
            <text:p>0.55736622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0306433193153" calcext:value-type="float">
            <text:p>1.10306433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0.675882861061628" calcext:value-type="float">
            <text:p>0.67588286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8541530262062" calcext:value-type="float">
            <text:p>1.08541530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0.636646915560626" calcext:value-type="float">
            <text:p>0.63664691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6804865777869" calcext:value-type="float">
            <text:p>1.06804865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0.595683437280178" calcext:value-type="float">
            <text:p>0.59568343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05095987925423" calcext:value-type="float">
            <text:p>1.05095987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0.558418397754099" calcext:value-type="float">
            <text:p>0.55841839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3414452118617" calcext:value-type="float">
            <text:p>1.03414452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549483703390033" calcext:value-type="float">
            <text:p>0.54948370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01759820884719" calcext:value-type="float">
            <text:p>1.017598208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0.540691964135793" calcext:value-type="float">
            <text:p>0.54069196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00131663750563" calcext:value-type="float">
            <text:p>1.00131663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float" office:value="0.53204089270962" calcext:value-type="float">
            <text:p>0.53204089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85295571305543" calcext:value-type="float">
            <text:p>0.98529557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" calcext:value-type="float">
            <text:p>18</text:p>
          </table:table-cell>
          <table:table-cell office:value-type="float" office:value="0.503122309983582" calcext:value-type="float">
            <text:p>0.503122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69530842164654" calcext:value-type="float">
            <text:p>0.96953084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" calcext:value-type="float">
            <text:p>19</text:p>
          </table:table-cell>
          <table:table-cell office:value-type="float" office:value="0.495072353023845" calcext:value-type="float">
            <text:p>0.49507235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5401834869002" calcext:value-type="float">
            <text:p>0.95401834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487151195375463" calcext:value-type="float">
            <text:p>0.487151195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10021402466974" calcext:value-type="float">
            <text:p>1.10021402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" calcext:value-type="float">
            <text:p>21</text:p>
          </table:table-cell>
          <table:table-cell office:value-type="float" office:value="0.497759762786087" calcext:value-type="float">
            <text:p>0.49775976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5517913724345" calcext:value-type="float">
            <text:p>1.05517913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" calcext:value-type="float">
            <text:p>22</text:p>
          </table:table-cell>
          <table:table-cell office:value-type="float" office:value="0.48979560658151" calcext:value-type="float">
            <text:p>0.48979560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03829627104755" calcext:value-type="float">
            <text:p>1.0382962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" calcext:value-type="float">
            <text:p>23</text:p>
          </table:table-cell>
          <table:table-cell office:value-type="float" office:value="0.481958876876205" calcext:value-type="float">
            <text:p>0.48195887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02168353071079" calcext:value-type="float">
            <text:p>1.02168353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" calcext:value-type="float">
            <text:p>24</text:p>
          </table:table-cell>
          <table:table-cell office:value-type="float" office:value="0.474247534846186" calcext:value-type="float">
            <text:p>0.474247534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00533659421942" calcext:value-type="float">
            <text:p>1.00533659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0.466659574288647" calcext:value-type="float">
            <text:p>0.466659574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89251208711909" calcext:value-type="float">
            <text:p>0.98925120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" calcext:value-type="float">
            <text:p>26</text:p>
          </table:table-cell>
          <table:table-cell office:value-type="float" office:value="0.459193021100029" calcext:value-type="float">
            <text:p>0.45919302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73423189372518" calcext:value-type="float">
            <text:p>0.97342318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" calcext:value-type="float">
            <text:p>27</text:p>
          </table:table-cell>
          <table:table-cell office:value-type="float" office:value="0.404517494641536" calcext:value-type="float">
            <text:p>0.40451749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31247750032695" calcext:value-type="float">
            <text:p>0.931247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" calcext:value-type="float">
            <text:p>28</text:p>
          </table:table-cell>
          <table:table-cell office:value-type="float" office:value="0.398045214727272" calcext:value-type="float">
            <text:p>0.39804521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16347786032172" calcext:value-type="float">
            <text:p>0.91634778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" calcext:value-type="float">
            <text:p>29</text:p>
          </table:table-cell>
          <table:table-cell office:value-type="float" office:value="0.391676491291636" calcext:value-type="float">
            <text:p>0.391676491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96690553712984" calcext:value-type="float">
            <text:p>0.896690553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0.385409667430969" calcext:value-type="float">
            <text:p>0.38540966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11694230599726" calcext:value-type="float">
            <text:p>1.1169423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" calcext:value-type="float">
            <text:p>31</text:p>
          </table:table-cell>
          <table:table-cell office:value-type="float" office:value="0.441884380229326" calcext:value-type="float">
            <text:p>0.44188438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09907122910131" calcext:value-type="float">
            <text:p>1.099071229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" calcext:value-type="float">
            <text:p>32</text:p>
          </table:table-cell>
          <table:table-cell office:value-type="float" office:value="0.387625189911473" calcext:value-type="float">
            <text:p>0.387625189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08148608943569" calcext:value-type="float">
            <text:p>1.08148608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" calcext:value-type="float">
            <text:p>33</text:p>
          </table:table-cell>
          <table:table-cell office:value-type="float" office:value="0.381423186872889" calcext:value-type="float">
            <text:p>0.38142318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06418231200472" calcext:value-type="float">
            <text:p>1.0641823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" calcext:value-type="float">
            <text:p>34</text:p>
          </table:table-cell>
          <table:table-cell office:value-type="float" office:value="0.375320415882923" calcext:value-type="float">
            <text:p>0.375320415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04715539501264" calcext:value-type="float">
            <text:p>1.0471553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" calcext:value-type="float">
            <text:p>35</text:p>
          </table:table-cell>
          <table:table-cell office:value-type="float" office:value="0.369315289228796" calcext:value-type="float">
            <text:p>0.36931528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03040090869244" calcext:value-type="float">
            <text:p>1.03040090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" calcext:value-type="float">
            <text:p>36</text:p>
          </table:table-cell>
          <table:table-cell office:value-type="float" office:value="0.363406244601136" calcext:value-type="float">
            <text:p>0.36340624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01391449415336" calcext:value-type="float">
            <text:p>1.01391449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" calcext:value-type="float">
            <text:p>37</text:p>
          </table:table-cell>
          <table:table-cell office:value-type="float" office:value="0.357591744687518" calcext:value-type="float">
            <text:p>0.35759174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97691862246905" calcext:value-type="float">
            <text:p>0.99769186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" calcext:value-type="float">
            <text:p>38</text:p>
          </table:table-cell>
          <table:table-cell office:value-type="float" office:value="0.351870276772517" calcext:value-type="float">
            <text:p>0.351870276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81728792450955" calcext:value-type="float">
            <text:p>0.98172879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  <table:table-cell office:value-type="float" office:value="0.346240352344157" calcext:value-type="float">
            <text:p>0.34624035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66021131771739" calcext:value-type="float">
            <text:p>0.96602113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0.34070050670665" calcext:value-type="float">
            <text:p>0.34070050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07256228085718" calcext:value-type="float">
            <text:p>1.07256228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" calcext:value-type="float">
            <text:p>41</text:p>
          </table:table-cell>
          <table:table-cell office:value-type="float" office:value="0.413969811727081" calcext:value-type="float">
            <text:p>0.41396981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05540128436347" calcext:value-type="float">
            <text:p>1.055401284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" calcext:value-type="float">
            <text:p>42</text:p>
          </table:table-cell>
          <table:table-cell office:value-type="float" office:value="0.382940147305149" calcext:value-type="float">
            <text:p>0.38294014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01250003689612" calcext:value-type="float">
            <text:p>1.01250003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" calcext:value-type="float">
            <text:p>43</text:p>
          </table:table-cell>
          <table:table-cell office:value-type="float" office:value="0.376813104948267" calcext:value-type="float">
            <text:p>0.376813104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96300036305779" calcext:value-type="float">
            <text:p>0.99630003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" calcext:value-type="float">
            <text:p>44</text:p>
          </table:table-cell>
          <table:table-cell office:value-type="float" office:value="0.370784095269095" calcext:value-type="float">
            <text:p>0.370784095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80359235724886" calcext:value-type="float">
            <text:p>0.98035923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" calcext:value-type="float">
            <text:p>45</text:p>
          </table:table-cell>
          <table:table-cell office:value-type="float" office:value="0.364851549744789" calcext:value-type="float">
            <text:p>0.36485154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64673487953288" calcext:value-type="float">
            <text:p>0.96467348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" calcext:value-type="float">
            <text:p>46</text:p>
          </table:table-cell>
          <table:table-cell office:value-type="float" office:value="0.359013924948872" calcext:value-type="float">
            <text:p>0.359013924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49238712146036" calcext:value-type="float">
            <text:p>0.94923871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" calcext:value-type="float">
            <text:p>47</text:p>
          </table:table-cell>
          <table:table-cell office:value-type="float" office:value="0.33961141832979" calcext:value-type="float">
            <text:p>0.33961141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34050892751699" calcext:value-type="float">
            <text:p>0.93405089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" calcext:value-type="float">
            <text:p>48</text:p>
          </table:table-cell>
          <table:table-cell office:value-type="float" office:value="0.334177635636514" calcext:value-type="float">
            <text:p>0.33417763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19106078467672" calcext:value-type="float">
            <text:p>0.91910607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" calcext:value-type="float">
            <text:p>49</text:p>
          </table:table-cell>
          <table:table-cell office:value-type="float" office:value="0.32883079346633" calcext:value-type="float">
            <text:p>0.32883079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04400381212189" calcext:value-type="float">
            <text:p>0.90440038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0.323569500770868" calcext:value-type="float">
            <text:p>0.32356950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91632822975434" calcext:value-type="float">
            <text:p>0.9916328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" calcext:value-type="float">
            <text:p>51</text:p>
          </table:table-cell>
          <table:table-cell office:value-type="float" office:value="0.371539324549985" calcext:value-type="float">
            <text:p>0.371539324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75766697807827" calcext:value-type="float">
            <text:p>0.97576669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" calcext:value-type="float">
            <text:p>52</text:p>
          </table:table-cell>
          <table:table-cell office:value-type="float" office:value="0.365594695357186" calcext:value-type="float">
            <text:p>0.365594695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60154430642902" calcext:value-type="float">
            <text:p>0.96015443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" calcext:value-type="float">
            <text:p>53</text:p>
          </table:table-cell>
          <table:table-cell office:value-type="float" office:value="0.359745180231471" calcext:value-type="float">
            <text:p>0.35974518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44791959752616" calcext:value-type="float">
            <text:p>0.94479195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" calcext:value-type="float">
            <text:p>54</text:p>
          </table:table-cell>
          <table:table-cell office:value-type="float" office:value="0.353989257347767" calcext:value-type="float">
            <text:p>0.35398925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29675288396574" calcext:value-type="float">
            <text:p>0.92967528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" calcext:value-type="float">
            <text:p>55</text:p>
          </table:table-cell>
          <table:table-cell office:value-type="float" office:value="0.348325429230203" calcext:value-type="float">
            <text:p>0.34832542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14800483782229" calcext:value-type="float">
            <text:p>0.91480048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" calcext:value-type="float">
            <text:p>56</text:p>
          </table:table-cell>
          <table:table-cell office:value-type="float" office:value="0.34275222236252" calcext:value-type="float">
            <text:p>0.342752222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00163676041713" calcext:value-type="float">
            <text:p>0.9001636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" calcext:value-type="float">
            <text:p>57</text:p>
          </table:table-cell>
          <table:table-cell office:value-type="float" office:value="0.337268186804719" calcext:value-type="float">
            <text:p>0.337268186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85761057225045" calcext:value-type="float">
            <text:p>0.88576105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" calcext:value-type="float">
            <text:p>58</text:p>
          </table:table-cell>
          <table:table-cell office:value-type="float" office:value="0.331871895815844" calcext:value-type="float">
            <text:p>0.331871895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71588880309445" calcext:value-type="float">
            <text:p>0.87158888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" calcext:value-type="float">
            <text:p>59</text:p>
          </table:table-cell>
          <table:table-cell office:value-type="float" office:value="0.32656194548279" calcext:value-type="float">
            <text:p>0.326561945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57643458224494" calcext:value-type="float">
            <text:p>0.85764345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" calcext:value-type="float">
            <text:p>60</text:p>
          </table:table-cell>
          <table:table-cell office:value-type="float" office:value="0.321336954355066" calcext:value-type="float">
            <text:p>0.32133695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72702878370556" calcext:value-type="float">
            <text:p>0.97270287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" calcext:value-type="float">
            <text:p>61</text:p>
          </table:table-cell>
          <table:table-cell office:value-type="float" office:value="0.40409726492409" calcext:value-type="float">
            <text:p>0.404097264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49179098358109" calcext:value-type="float">
            <text:p>0.94917909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" calcext:value-type="float">
            <text:p>62</text:p>
          </table:table-cell>
          <table:table-cell office:value-type="float" office:value="0.397631708685305" calcext:value-type="float">
            <text:p>0.397631708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33992232784379" calcext:value-type="float">
            <text:p>0.93399223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" calcext:value-type="float">
            <text:p>63</text:p>
          </table:table-cell>
          <table:table-cell office:value-type="float" office:value="0.39126960134634" calcext:value-type="float">
            <text:p>0.391269601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19048357059829" calcext:value-type="float">
            <text:p>0.91904835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 office:value-type="float" office:value="0.346920647912734" calcext:value-type="float">
            <text:p>0.346920647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04343583346872" calcext:value-type="float">
            <text:p>0.90434358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" calcext:value-type="float">
            <text:p>65</text:p>
          </table:table-cell>
          <table:table-cell office:value-type="float" office:value="0.34136991754613" calcext:value-type="float">
            <text:p>0.341369917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89874086013322" calcext:value-type="float">
            <text:p>0.88987408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" calcext:value-type="float">
            <text:p>66</text:p>
          </table:table-cell>
          <table:table-cell office:value-type="float" office:value="0.335907998865392" calcext:value-type="float">
            <text:p>0.335907998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75636100637109" calcext:value-type="float">
            <text:p>0.87563610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" calcext:value-type="float">
            <text:p>67</text:p>
          </table:table-cell>
          <table:table-cell office:value-type="float" office:value="0.330533470883545" calcext:value-type="float">
            <text:p>0.330533470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61625923026915" calcext:value-type="float">
            <text:p>0.8616259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" calcext:value-type="float">
            <text:p>68</text:p>
          </table:table-cell>
          <table:table-cell office:value-type="float" office:value="0.325244935349409" calcext:value-type="float">
            <text:p>0.325244935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47839908258484" calcext:value-type="float">
            <text:p>0.84783990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" calcext:value-type="float">
            <text:p>69</text:p>
          </table:table-cell>
          <table:table-cell office:value-type="float" office:value="0.320041016383818" calcext:value-type="float">
            <text:p>0.320041016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34274469726349" calcext:value-type="float">
            <text:p>0.83427446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" calcext:value-type="float">
            <text:p>70</text:p>
          </table:table-cell>
          <table:table-cell office:value-type="float" office:value="0.314920360121677" calcext:value-type="float">
            <text:p>0.31492036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05028024550416" calcext:value-type="float">
            <text:p>1.05028024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" calcext:value-type="float">
            <text:p>71</text:p>
          </table:table-cell>
          <table:table-cell office:value-type="float" office:value="0.378615621151791" calcext:value-type="float">
            <text:p>0.37861562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0334757615761" calcext:value-type="float">
            <text:p>1.03347576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" calcext:value-type="float">
            <text:p>72</text:p>
          </table:table-cell>
          <table:table-cell office:value-type="float" office:value="0.372557771213363" calcext:value-type="float">
            <text:p>0.37255777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01694014939088" calcext:value-type="float">
            <text:p>1.01694014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" calcext:value-type="float">
            <text:p>73</text:p>
          </table:table-cell>
          <table:table-cell office:value-type="float" office:value="0.366596846873949" calcext:value-type="float">
            <text:p>0.36659684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65825168081523" calcext:value-type="float">
            <text:p>0.96582516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" calcext:value-type="float">
            <text:p>74</text:p>
          </table:table-cell>
          <table:table-cell office:value-type="float" office:value="0.360731297323966" calcext:value-type="float">
            <text:p>0.36073129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50371965392219" calcext:value-type="float">
            <text:p>0.950371965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" calcext:value-type="float">
            <text:p>75</text:p>
          </table:table-cell>
          <table:table-cell office:value-type="float" office:value="0.354959596566782" calcext:value-type="float">
            <text:p>0.35495959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35166013945944" calcext:value-type="float">
            <text:p>0.93516601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" calcext:value-type="float">
            <text:p>76</text:p>
          </table:table-cell>
          <table:table-cell office:value-type="float" office:value="0.349280243021714" calcext:value-type="float">
            <text:p>0.34928024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20203357722808" calcext:value-type="float">
            <text:p>0.920203357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" calcext:value-type="float">
            <text:p>77</text:p>
          </table:table-cell>
          <table:table-cell office:value-type="float" office:value="0.342446964902786" calcext:value-type="float">
            <text:p>0.342446964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05480103999244" calcext:value-type="float">
            <text:p>0.9054801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" calcext:value-type="float">
            <text:p>78</text:p>
          </table:table-cell>
          <table:table-cell office:value-type="float" office:value="0.336967813464342" calcext:value-type="float">
            <text:p>0.33696781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90992422335255" calcext:value-type="float">
            <text:p>0.89099242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" calcext:value-type="float">
            <text:p>79</text:p>
          </table:table-cell>
          <table:table-cell office:value-type="float" office:value="0.320936804716605" calcext:value-type="float">
            <text:p>0.32093680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76736543577891" calcext:value-type="float">
            <text:p>0.876736543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" calcext:value-type="float">
            <text:p>80</text:p>
          </table:table-cell>
          <table:table-cell office:value-type="float" office:value="0.315801815841139" calcext:value-type="float">
            <text:p>0.315801815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33643192545746" calcext:value-type="float">
            <text:p>0.93364319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" calcext:value-type="float">
            <text:p>81</text:p>
          </table:table-cell>
          <table:table-cell office:value-type="float" office:value="0.351282057178189" calcext:value-type="float">
            <text:p>0.351282057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86324465787913" calcext:value-type="float">
            <text:p>0.88632446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" calcext:value-type="float">
            <text:p>82</text:p>
          </table:table-cell>
          <table:table-cell office:value-type="float" office:value="0.345661544263338" calcext:value-type="float">
            <text:p>0.345661544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72143274335307" calcext:value-type="float">
            <text:p>0.87214327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" calcext:value-type="float">
            <text:p>83</text:p>
          </table:table-cell>
          <table:table-cell office:value-type="float" office:value="0.340130959555125" calcext:value-type="float">
            <text:p>0.34013095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58188981945942" calcext:value-type="float">
            <text:p>0.85818898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" calcext:value-type="float">
            <text:p>84</text:p>
          </table:table-cell>
          <table:table-cell office:value-type="float" office:value="0.334688864202243" calcext:value-type="float">
            <text:p>0.33468886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44457958234807" calcext:value-type="float">
            <text:p>0.84445795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" calcext:value-type="float">
            <text:p>85</text:p>
          </table:table-cell>
          <table:table-cell office:value-type="float" office:value="0.318771771033467" calcext:value-type="float">
            <text:p>0.31877177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3094663090305" calcext:value-type="float">
            <text:p>0.83094663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" calcext:value-type="float">
            <text:p>86</text:p>
          </table:table-cell>
          <table:table-cell office:value-type="float" office:value="0.313671422696931" calcext:value-type="float">
            <text:p>0.31367142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17651484808601" calcext:value-type="float">
            <text:p>0.817651484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" calcext:value-type="float">
            <text:p>87</text:p>
          </table:table-cell>
          <table:table-cell office:value-type="float" office:value="0.30865267993378" calcext:value-type="float">
            <text:p>0.308652679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04569061051664" calcext:value-type="float">
            <text:p>0.80456906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" calcext:value-type="float">
            <text:p>88</text:p>
          </table:table-cell>
          <table:table-cell office:value-type="float" office:value="0.30371423705484" calcext:value-type="float">
            <text:p>0.303714237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91695956074837" calcext:value-type="float">
            <text:p>0.79169595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" calcext:value-type="float">
            <text:p>89</text:p>
          </table:table-cell>
          <table:table-cell office:value-type="float" office:value="0.298854809261962" calcext:value-type="float">
            <text:p>0.29885480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79028820777639" calcext:value-type="float">
            <text:p>0.77902882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" calcext:value-type="float">
            <text:p>90</text:p>
          </table:table-cell>
          <table:table-cell office:value-type="float" office:value="0.294073132313771" calcext:value-type="float">
            <text:p>0.29407313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16664070384013" calcext:value-type="float">
            <text:p>0.91666407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" calcext:value-type="float">
            <text:p>91</text:p>
          </table:table-cell>
          <table:table-cell office:value-type="float" office:value="0.351238334204162" calcext:value-type="float">
            <text:p>0.35123833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01997445257869" calcext:value-type="float">
            <text:p>0.90199744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" calcext:value-type="float">
            <text:p>92</text:p>
          </table:table-cell>
          <table:table-cell office:value-type="float" office:value="0.345618520856895" calcext:value-type="float">
            <text:p>0.345618520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887565486133743" calcext:value-type="float">
            <text:p>0.88756548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" calcext:value-type="float">
            <text:p>93</text:p>
          </table:table-cell>
          <table:table-cell office:value-type="float" office:value="0.340088624523185" calcext:value-type="float">
            <text:p>0.340088624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873364438355603" calcext:value-type="float">
            <text:p>0.87336443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" calcext:value-type="float">
            <text:p>94</text:p>
          </table:table-cell>
          <table:table-cell office:value-type="float" office:value="0.334647206530814" calcext:value-type="float">
            <text:p>0.33464720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859390607341914" calcext:value-type="float">
            <text:p>0.85939060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" calcext:value-type="float">
            <text:p>95</text:p>
          </table:table-cell>
          <table:table-cell office:value-type="float" office:value="0.329292851226321" calcext:value-type="float">
            <text:p>0.32929285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845640357624443" calcext:value-type="float">
            <text:p>0.84564035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" calcext:value-type="float">
            <text:p>96</text:p>
          </table:table-cell>
          <table:table-cell office:value-type="float" office:value="0.290842064042633" calcext:value-type="float">
            <text:p>0.29084206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832110111902452" calcext:value-type="float">
            <text:p>0.83211011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" calcext:value-type="float">
            <text:p>97</text:p>
          </table:table-cell>
          <table:table-cell office:value-type="float" office:value="0.286188591017951" calcext:value-type="float">
            <text:p>0.2861885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818796350112013" calcext:value-type="float">
            <text:p>0.81879635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" calcext:value-type="float">
            <text:p>98</text:p>
          </table:table-cell>
          <table:table-cell office:value-type="float" office:value="0.278880731438534" calcext:value-type="float">
            <text:p>0.278880731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05695608510221" calcext:value-type="float">
            <text:p>0.80569560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0.274418639735518" calcext:value-type="float">
            <text:p>0.27441863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77403695028387" calcext:value-type="float">
            <text:p>0.7774036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0.246705007560364" calcext:value-type="float">
            <text:p>0.246705007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65474836617674" calcext:value-type="float">
            <text:p>0.96547483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  <table:table-cell office:value-type="float" office:value="0.356034674687398" calcext:value-type="float">
            <text:p>0.35603467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35361723339597" calcext:value-type="float">
            <text:p>0.93536172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2" calcext:value-type="float">
            <text:p>102</text:p>
          </table:table-cell>
          <table:table-cell office:value-type="float" office:value="0.336854098526733" calcext:value-type="float">
            <text:p>0.336854098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04763603174013" calcext:value-type="float">
            <text:p>0.90476360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3" calcext:value-type="float">
            <text:p>103</text:p>
          </table:table-cell>
          <table:table-cell office:value-type="float" office:value="0.319790890351201" calcext:value-type="float">
            <text:p>0.31979089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88620144980714" calcext:value-type="float">
            <text:p>0.88620144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  <table:table-cell office:value-type="float" office:value="0.314674236105582" calcext:value-type="float">
            <text:p>0.314674236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872022226610226" calcext:value-type="float">
            <text:p>0.87202222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  <table:table-cell office:value-type="float" office:value="0.309639448327893" calcext:value-type="float">
            <text:p>0.30963944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858069870984462" calcext:value-type="float">
            <text:p>0.8580698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  <table:table-cell office:value-type="float" office:value="0.304685217154646" calcext:value-type="float">
            <text:p>0.304685217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842053266602969" calcext:value-type="float">
            <text:p>0.84205326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7" calcext:value-type="float">
            <text:p>107</text:p>
          </table:table-cell>
          <table:table-cell office:value-type="float" office:value="0.299810253680172" calcext:value-type="float">
            <text:p>0.299810253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828580414337321" calcext:value-type="float">
            <text:p>0.82858041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8" calcext:value-type="float">
            <text:p>108</text:p>
          </table:table-cell>
          <table:table-cell office:value-type="float" office:value="0.295013289621289" calcext:value-type="float">
            <text:p>0.29501328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815323127707924" calcext:value-type="float">
            <text:p>0.815323127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9" calcext:value-type="float">
            <text:p>109</text:p>
          </table:table-cell>
          <table:table-cell office:value-type="float" office:value="0.290293076987349" calcext:value-type="float">
            <text:p>0.2902930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794348702418575" calcext:value-type="float">
            <text:p>0.79434870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0" calcext:value-type="float">
            <text:p>110</text:p>
          </table:table-cell>
          <table:table-cell office:value-type="float" office:value="0.285648387755551" calcext:value-type="float">
            <text:p>0.28564838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67263654081451" calcext:value-type="float">
            <text:p>0.96726365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1" calcext:value-type="float">
            <text:p>111</text:p>
          </table:table-cell>
          <table:table-cell office:value-type="float" office:value="0.363679484641338" calcext:value-type="float">
            <text:p>0.36367948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51787435616147" calcext:value-type="float">
            <text:p>0.951787435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2" calcext:value-type="float">
            <text:p>112</text:p>
          </table:table-cell>
          <table:table-cell office:value-type="float" office:value="0.326832555569966" calcext:value-type="float">
            <text:p>0.32683255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36558836646289" calcext:value-type="float">
            <text:p>0.93655883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3" calcext:value-type="float">
            <text:p>113</text:p>
          </table:table-cell>
          <table:table-cell office:value-type="float" office:value="0.321603234680846" calcext:value-type="float">
            <text:p>0.32160323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21573895259948" calcext:value-type="float">
            <text:p>0.92157389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4" calcext:value-type="float">
            <text:p>114</text:p>
          </table:table-cell>
          <table:table-cell office:value-type="float" office:value="0.316457582925953" calcext:value-type="float">
            <text:p>0.31645758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06828712935789" calcext:value-type="float">
            <text:p>0.906828712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5" calcext:value-type="float">
            <text:p>115</text:p>
          </table:table-cell>
          <table:table-cell office:value-type="float" office:value="0.311394261599138" calcext:value-type="float">
            <text:p>0.311394261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876167501459319" calcext:value-type="float">
            <text:p>0.87616750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6" calcext:value-type="float">
            <text:p>116</text:p>
          </table:table-cell>
          <table:table-cell office:value-type="float" office:value="0.306411953413551" calcext:value-type="float">
            <text:p>0.30641195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837505297608674" calcext:value-type="float">
            <text:p>0.83750529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7" calcext:value-type="float">
            <text:p>117</text:p>
          </table:table-cell>
          <table:table-cell office:value-type="float" office:value="0.301509362158935" calcext:value-type="float">
            <text:p>0.30150936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824105212846936" calcext:value-type="float">
            <text:p>0.82410521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8" calcext:value-type="float">
            <text:p>118</text:p>
          </table:table-cell>
          <table:table-cell office:value-type="float" office:value="0.296685212364392" calcext:value-type="float">
            <text:p>0.296685212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810919529441385" calcext:value-type="float">
            <text:p>0.81091952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19" calcext:value-type="float">
            <text:p>119</text:p>
          </table:table-cell>
          <table:table-cell office:value-type="float" office:value="0.291938248966561" calcext:value-type="float">
            <text:p>0.29193824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797944816970322" calcext:value-type="float">
            <text:p>0.7979448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0" calcext:value-type="float">
            <text:p>120</text:p>
          </table:table-cell>
          <table:table-cell office:value-type="float" office:value="0.287267236983096" calcext:value-type="float">
            <text:p>0.28726723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00355400649423" calcext:value-type="float">
            <text:p>1.00355400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1" calcext:value-type="float">
            <text:p>121</text:p>
          </table:table-cell>
          <table:table-cell office:value-type="float" office:value="0.356309235499425" calcext:value-type="float">
            <text:p>0.356309235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87497142390319" calcext:value-type="float">
            <text:p>0.98749714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2" calcext:value-type="float">
            <text:p>122</text:p>
          </table:table-cell>
          <table:table-cell office:value-type="float" office:value="0.350608287731434" calcext:value-type="float">
            <text:p>0.35060828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71697188112074" calcext:value-type="float">
            <text:p>0.97169718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3" calcext:value-type="float">
            <text:p>123</text:p>
          </table:table-cell>
          <table:table-cell office:value-type="float" office:value="0.344998555127731" calcext:value-type="float">
            <text:p>0.344998555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5615003310228" calcext:value-type="float">
            <text:p>0.95615003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4" calcext:value-type="float">
            <text:p>124</text:p>
          </table:table-cell>
          <table:table-cell office:value-type="float" office:value="0.339478578245687" calcext:value-type="float">
            <text:p>0.339478578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40851632572644" calcext:value-type="float">
            <text:p>0.94085163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5" calcext:value-type="float">
            <text:p>125</text:p>
          </table:table-cell>
          <table:table-cell office:value-type="float" office:value="0.334046920993756" calcext:value-type="float">
            <text:p>0.3340469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25798006451482" calcext:value-type="float">
            <text:p>0.92579800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6" calcext:value-type="float">
            <text:p>126</text:p>
          </table:table-cell>
          <table:table-cell office:value-type="float" office:value="0.328702170257856" calcext:value-type="float">
            <text:p>0.328702170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881321960957154" calcext:value-type="float">
            <text:p>0.8813219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7" calcext:value-type="float">
            <text:p>127</text:p>
          </table:table-cell>
          <table:table-cell office:value-type="float" office:value="0.32344293553373" calcext:value-type="float">
            <text:p>0.323442935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6722080958184" calcext:value-type="float">
            <text:p>0.86722080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office:value-type="float" office:value="0.318267848565191" calcext:value-type="float">
            <text:p>0.31826784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85334527662853" calcext:value-type="float">
            <text:p>0.85334527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29" calcext:value-type="float">
            <text:p>129</text:p>
          </table:table-cell>
          <table:table-cell office:value-type="float" office:value="0.313175562988148" calcext:value-type="float">
            <text:p>0.31317556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39691752202474" calcext:value-type="float">
            <text:p>0.83969175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0" calcext:value-type="float">
            <text:p>130</text:p>
          </table:table-cell>
          <table:table-cell office:value-type="float" office:value="0.308164753980337" calcext:value-type="float">
            <text:p>0.30816475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8977764088339" calcext:value-type="float">
            <text:p>0.98977764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1" calcext:value-type="float">
            <text:p>131</text:p>
          </table:table-cell>
          <table:table-cell office:value-type="float" office:value="0.361748216093966" calcext:value-type="float">
            <text:p>0.361748216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73941198629256" calcext:value-type="float">
            <text:p>0.973941198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2" calcext:value-type="float">
            <text:p>132</text:p>
          </table:table-cell>
          <table:table-cell office:value-type="float" office:value="0.355960244636463" calcext:value-type="float">
            <text:p>0.35596024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58358139451188" calcext:value-type="float">
            <text:p>0.95835813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3" calcext:value-type="float">
            <text:p>133</text:p>
          </table:table-cell>
          <table:table-cell office:value-type="float" office:value="0.335850039902988" calcext:value-type="float">
            <text:p>0.335850039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43024409219969" calcext:value-type="float">
            <text:p>0.94302440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4" calcext:value-type="float">
            <text:p>134</text:p>
          </table:table-cell>
          <table:table-cell office:value-type="float" office:value="0.33047643926454" calcext:value-type="float">
            <text:p>0.33047643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27936018672449" calcext:value-type="float">
            <text:p>0.92793601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5" calcext:value-type="float">
            <text:p>135</text:p>
          </table:table-cell>
          <table:table-cell office:value-type="float" office:value="0.309002554791554" calcext:value-type="float">
            <text:p>0.309002554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1308904237369" calcext:value-type="float">
            <text:p>0.91308904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6" calcext:value-type="float">
            <text:p>136</text:p>
          </table:table-cell>
          <table:table-cell office:value-type="float" office:value="0.286034074147888" calcext:value-type="float">
            <text:p>0.28603407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898479617695711" calcext:value-type="float">
            <text:p>0.898479617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7" calcext:value-type="float">
            <text:p>137</text:p>
          </table:table-cell>
          <table:table-cell office:value-type="float" office:value="0.281457528961522" calcext:value-type="float">
            <text:p>0.2814575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88410394381258" calcext:value-type="float">
            <text:p>0.88410394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8" calcext:value-type="float">
            <text:p>138</text:p>
          </table:table-cell>
          <table:table-cell office:value-type="float" office:value="0.267835376304324" calcext:value-type="float">
            <text:p>0.267835376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869958280711578" calcext:value-type="float">
            <text:p>0.86995828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39" calcext:value-type="float">
            <text:p>139</text:p>
          </table:table-cell>
          <table:table-cell office:value-type="float" office:value="0.263550010283454" calcext:value-type="float">
            <text:p>0.263550010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856038948220193" calcext:value-type="float">
            <text:p>0.85603894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0" calcext:value-type="float">
            <text:p>140</text:p>
          </table:table-cell>
          <table:table-cell office:value-type="float" office:value="0.259333210118919" calcext:value-type="float">
            <text:p>0.25933321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89750275463774" calcext:value-type="float">
            <text:p>0.98975027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1" calcext:value-type="float">
            <text:p>141</text:p>
          </table:table-cell>
          <table:table-cell office:value-type="float" office:value="0.285775469166432" calcext:value-type="float">
            <text:p>0.28577546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73914271056354" calcext:value-type="float">
            <text:p>0.97391427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2" calcext:value-type="float">
            <text:p>142</text:p>
          </table:table-cell>
          <table:table-cell office:value-type="float" office:value="0.281203061659769" calcext:value-type="float">
            <text:p>0.28120306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58331642719452" calcext:value-type="float">
            <text:p>0.95833164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3" calcext:value-type="float">
            <text:p>143</text:p>
          </table:table-cell>
          <table:table-cell office:value-type="float" office:value="0.276703812673213" calcext:value-type="float">
            <text:p>0.27670381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31296558513158" calcext:value-type="float">
            <text:p>0.93129655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4" calcext:value-type="float">
            <text:p>144</text:p>
          </table:table-cell>
          <table:table-cell office:value-type="float" office:value="0.272276551670442" calcext:value-type="float">
            <text:p>0.27227655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16395813576947" calcext:value-type="float">
            <text:p>0.916395813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5" calcext:value-type="float">
            <text:p>145</text:p>
          </table:table-cell>
          <table:table-cell office:value-type="float" office:value="0.267920126843715" calcext:value-type="float">
            <text:p>0.267920126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01733480559716" calcext:value-type="float">
            <text:p>0.90173348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6" calcext:value-type="float">
            <text:p>146</text:p>
          </table:table-cell>
          <table:table-cell office:value-type="float" office:value="0.263633404814215" calcext:value-type="float">
            <text:p>0.263633404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88730574487076" calcext:value-type="float">
            <text:p>0.88730574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7" calcext:value-type="float">
            <text:p>147</text:p>
          </table:table-cell>
          <table:table-cell office:value-type="float" office:value="0.259415270337188" calcext:value-type="float">
            <text:p>0.259415270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873108852952828" calcext:value-type="float">
            <text:p>0.8731088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8" calcext:value-type="float">
            <text:p>148</text:p>
          </table:table-cell>
          <table:table-cell office:value-type="float" office:value="0.255264626011793" calcext:value-type="float">
            <text:p>0.2552646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859139111305583" calcext:value-type="float">
            <text:p>0.85913911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49" calcext:value-type="float">
            <text:p>149</text:p>
          </table:table-cell>
          <table:table-cell office:value-type="float" office:value="0.251180391995604" calcext:value-type="float">
            <text:p>0.2511803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32042111010794" calcext:value-type="float">
            <text:p>0.8320421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0" calcext:value-type="float">
            <text:p>150</text:p>
          </table:table-cell>
          <table:table-cell office:value-type="float" office:value="0.247161505723674" calcext:value-type="float">
            <text:p>0.247161505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66179959819822" calcext:value-type="float">
            <text:p>0.96617995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1" calcext:value-type="float">
            <text:p>151</text:p>
          </table:table-cell>
          <table:table-cell office:value-type="float" office:value="0.315847437545115" calcext:value-type="float">
            <text:p>0.315847437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50721080462705" calcext:value-type="float">
            <text:p>0.95072108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2" calcext:value-type="float">
            <text:p>152</text:p>
          </table:table-cell>
          <table:table-cell office:value-type="float" office:value="0.310793878544393" calcext:value-type="float">
            <text:p>0.310793878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00905104192133" calcext:value-type="float">
            <text:p>0.90090510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3" calcext:value-type="float">
            <text:p>153</text:p>
          </table:table-cell>
          <table:table-cell office:value-type="float" office:value="0.305821176487683" calcext:value-type="float">
            <text:p>0.30582117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886490622525059" calcext:value-type="float">
            <text:p>0.88649062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4" calcext:value-type="float">
            <text:p>154</text:p>
          </table:table-cell>
          <table:table-cell office:value-type="float" office:value="0.29076804000484" calcext:value-type="float">
            <text:p>0.290768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872306772564658" calcext:value-type="float">
            <text:p>0.87230677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5" calcext:value-type="float">
            <text:p>155</text:p>
          </table:table-cell>
          <table:table-cell office:value-type="float" office:value="0.276744501121766" calcext:value-type="float">
            <text:p>0.27674450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858349864203623" calcext:value-type="float">
            <text:p>0.85834986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6" calcext:value-type="float">
            <text:p>156</text:p>
          </table:table-cell>
          <table:table-cell office:value-type="float" office:value="0.272316589103817" calcext:value-type="float">
            <text:p>0.27231658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844616266376365" calcext:value-type="float">
            <text:p>0.84461626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7" calcext:value-type="float">
            <text:p>157</text:p>
          </table:table-cell>
          <table:table-cell office:value-type="float" office:value="0.267959523678156" calcext:value-type="float">
            <text:p>0.267959523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831102406114343" calcext:value-type="float">
            <text:p>0.83110240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8" calcext:value-type="float">
            <text:p>158</text:p>
          </table:table-cell>
          <table:table-cell office:value-type="float" office:value="0.263672171299306" calcext:value-type="float">
            <text:p>0.263672171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817804767616514" calcext:value-type="float">
            <text:p>0.81780476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59" calcext:value-type="float">
            <text:p>159</text:p>
          </table:table-cell>
          <table:table-cell office:value-type="float" office:value="0.247967174971508" calcext:value-type="float">
            <text:p>0.24796717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80471989133465" calcext:value-type="float">
            <text:p>0.80471989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0" calcext:value-type="float">
            <text:p>160</text:p>
          </table:table-cell>
          <table:table-cell office:value-type="float" office:value="0.243999700171964" calcext:value-type="float">
            <text:p>0.24399970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03819613222843" calcext:value-type="float">
            <text:p>1.03819613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1" calcext:value-type="float">
            <text:p>161</text:p>
          </table:table-cell>
          <table:table-cell office:value-type="float" office:value="0.315876453080408" calcext:value-type="float">
            <text:p>0.31587645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02158499411277" calcext:value-type="float">
            <text:p>1.02158499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2" calcext:value-type="float">
            <text:p>162</text:p>
          </table:table-cell>
          <table:table-cell office:value-type="float" office:value="0.310822429831121" calcext:value-type="float">
            <text:p>0.31082242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00523963420697" calcext:value-type="float">
            <text:p>1.00523963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3" calcext:value-type="float">
            <text:p>163</text:p>
          </table:table-cell>
          <table:table-cell office:value-type="float" office:value="0.305849270953823" calcext:value-type="float">
            <text:p>0.30584927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89155800059659" calcext:value-type="float">
            <text:p>0.98915580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4" calcext:value-type="float">
            <text:p>164</text:p>
          </table:table-cell>
          <table:table-cell office:value-type="float" office:value="0.300955682618562" calcext:value-type="float">
            <text:p>0.30095568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73329307258704" calcext:value-type="float">
            <text:p>0.97332930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5" calcext:value-type="float">
            <text:p>165</text:p>
          </table:table-cell>
          <table:table-cell office:value-type="float" office:value="0.296140391696665" calcext:value-type="float">
            <text:p>0.29614039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57756038342565" calcext:value-type="float">
            <text:p>0.95775603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6" calcext:value-type="float">
            <text:p>166</text:p>
          </table:table-cell>
          <table:table-cell office:value-type="float" office:value="0.291402145429519" calcext:value-type="float">
            <text:p>0.291402145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42431941729084" calcext:value-type="float">
            <text:p>0.94243194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7" calcext:value-type="float">
            <text:p>167</text:p>
          </table:table-cell>
          <table:table-cell office:value-type="float" office:value="0.286739711102646" calcext:value-type="float">
            <text:p>0.28673971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27353030661419" calcext:value-type="float">
            <text:p>0.92735303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8" calcext:value-type="float">
            <text:p>168</text:p>
          </table:table-cell>
          <table:table-cell office:value-type="float" office:value="0.282151875725004" calcext:value-type="float">
            <text:p>0.282151875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12515382170836" calcext:value-type="float">
            <text:p>0.91251538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69" calcext:value-type="float">
            <text:p>169</text:p>
          </table:table-cell>
          <table:table-cell office:value-type="float" office:value="0.277637445713404" calcext:value-type="float">
            <text:p>0.277637445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897915136056102" calcext:value-type="float">
            <text:p>0.89791513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0" calcext:value-type="float">
            <text:p>170</text:p>
          </table:table-cell>
          <table:table-cell office:value-type="float" office:value="0.273195246581989" calcext:value-type="float">
            <text:p>0.27319524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08602033166704" calcext:value-type="float">
            <text:p>1.08602033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1" calcext:value-type="float">
            <text:p>171</text:p>
          </table:table-cell>
          <table:table-cell office:value-type="float" office:value="0.310827512739714" calcext:value-type="float">
            <text:p>0.31082751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06864400636036" calcext:value-type="float">
            <text:p>1.06864400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2" calcext:value-type="float">
            <text:p>172</text:p>
          </table:table-cell>
          <table:table-cell office:value-type="float" office:value="0.305854272535879" calcext:value-type="float">
            <text:p>0.305854272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0515457022586" calcext:value-type="float">
            <text:p>1.05154570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3" calcext:value-type="float">
            <text:p>173</text:p>
          </table:table-cell>
          <table:table-cell office:value-type="float" office:value="0.300960604175305" calcext:value-type="float">
            <text:p>0.30096060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03472097102246" calcext:value-type="float">
            <text:p>1.0347209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4" calcext:value-type="float">
            <text:p>174</text:p>
          </table:table-cell>
          <table:table-cell office:value-type="float" office:value="0.2961452345085" calcext:value-type="float">
            <text:p>0.296145234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0181654354861" calcext:value-type="float">
            <text:p>1.01816543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5" calcext:value-type="float">
            <text:p>175</text:p>
          </table:table-cell>
          <table:table-cell office:value-type="float" office:value="0.291406910756364" calcext:value-type="float">
            <text:p>0.29140691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00187478851832" calcext:value-type="float">
            <text:p>1.00187478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6" calcext:value-type="float">
            <text:p>176</text:p>
          </table:table-cell>
          <table:table-cell office:value-type="float" office:value="0.286744400184262" calcext:value-type="float">
            <text:p>0.28674440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85844791902029" calcext:value-type="float">
            <text:p>0.98584479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7" calcext:value-type="float">
            <text:p>177</text:p>
          </table:table-cell>
          <table:table-cell office:value-type="float" office:value="0.282156489781314" calcext:value-type="float">
            <text:p>0.28215648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70071275231597" calcext:value-type="float">
            <text:p>0.970071275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8" calcext:value-type="float">
            <text:p>178</text:p>
          </table:table-cell>
          <table:table-cell office:value-type="float" office:value="0.277641985944813" calcext:value-type="float">
            <text:p>0.277641985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14343025469627" calcext:value-type="float">
            <text:p>0.91434302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79" calcext:value-type="float">
            <text:p>179</text:p>
          </table:table-cell>
          <table:table-cell office:value-type="float" office:value="0.273199714169696" calcext:value-type="float">
            <text:p>0.27319971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899713537062113" calcext:value-type="float">
            <text:p>0.89971353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0" calcext:value-type="float">
            <text:p>180</text:p>
          </table:table-cell>
          <table:table-cell office:value-type="float" office:value="0.268828518742981" calcext:value-type="float">
            <text:p>0.268828518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0896788793625" calcext:value-type="float">
            <text:p>1.08967887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1" calcext:value-type="float">
            <text:p>181</text:p>
          </table:table-cell>
          <table:table-cell office:value-type="float" office:value="0.301539321376769" calcext:value-type="float">
            <text:p>0.301539321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0722440172927" calcext:value-type="float">
            <text:p>1.07224401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2" calcext:value-type="float">
            <text:p>182</text:p>
          </table:table-cell>
          <table:table-cell office:value-type="float" office:value="0.29671469223474" calcext:value-type="float">
            <text:p>0.29671469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03621018362085" calcext:value-type="float">
            <text:p>1.036210183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3" calcext:value-type="float">
            <text:p>183</text:p>
          </table:table-cell>
          <table:table-cell office:value-type="float" office:value="0.291967257158984" calcext:value-type="float">
            <text:p>0.291967257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01963082068292" calcext:value-type="float">
            <text:p>1.01963082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4" calcext:value-type="float">
            <text:p>184</text:p>
          </table:table-cell>
          <table:table-cell office:value-type="float" office:value="0.287295781044441" calcext:value-type="float">
            <text:p>0.28729578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00331672755199" calcext:value-type="float">
            <text:p>1.00331672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5" calcext:value-type="float">
            <text:p>185</text:p>
          </table:table-cell>
          <table:table-cell office:value-type="float" office:value="0.269782179617718" calcext:value-type="float">
            <text:p>0.26978217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43084680654954" calcext:value-type="float">
            <text:p>0.94308468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6" calcext:value-type="float">
            <text:p>186</text:p>
          </table:table-cell>
          <table:table-cell office:value-type="float" office:value="0.265465664743835" calcext:value-type="float">
            <text:p>0.26546566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27995325764474" calcext:value-type="float">
            <text:p>0.92799532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7" calcext:value-type="float">
            <text:p>187</text:p>
          </table:table-cell>
          <table:table-cell office:value-type="float" office:value="0.261218214107934" calcext:value-type="float">
            <text:p>0.26121821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13147400552243" calcext:value-type="float">
            <text:p>0.91314740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8" calcext:value-type="float">
            <text:p>188</text:p>
          </table:table-cell>
          <table:table-cell office:value-type="float" office:value="0.246261588572641" calcext:value-type="float">
            <text:p>0.24626158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898537042143407" calcext:value-type="float">
            <text:p>0.89853704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89" calcext:value-type="float">
            <text:p>189</text:p>
          </table:table-cell>
          <table:table-cell office:value-type="float" office:value="0.242321403155479" calcext:value-type="float">
            <text:p>0.24232140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884160449469112" calcext:value-type="float">
            <text:p>0.88416044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0" calcext:value-type="float">
            <text:p>190</text:p>
          </table:table-cell>
          <table:table-cell office:value-type="float" office:value="0.238444260704992" calcext:value-type="float">
            <text:p>0.238444260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02750750486794" calcext:value-type="float">
            <text:p>1.02750750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1" calcext:value-type="float">
            <text:p>191</text:p>
          </table:table-cell>
          <table:table-cell office:value-type="float" office:value="0.365534365552677" calcext:value-type="float">
            <text:p>0.36553436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01106738479005" calcext:value-type="float">
            <text:p>1.011067384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2" calcext:value-type="float">
            <text:p>192</text:p>
          </table:table-cell>
          <table:table-cell office:value-type="float" office:value="0.359685815703834" calcext:value-type="float">
            <text:p>0.359685815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94890306633411" calcext:value-type="float">
            <text:p>0.99489030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3" calcext:value-type="float">
            <text:p>193</text:p>
          </table:table-cell>
          <table:table-cell office:value-type="float" office:value="0.340651889982198" calcext:value-type="float">
            <text:p>0.3406518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78972061727277" calcext:value-type="float">
            <text:p>0.97897206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4" calcext:value-type="float">
            <text:p>194</text:p>
          </table:table-cell>
          <table:table-cell office:value-type="float" office:value="0.335201459742483" calcext:value-type="float">
            <text:p>0.33520145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6330850873964" calcext:value-type="float">
            <text:p>0.96330850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5" calcext:value-type="float">
            <text:p>195</text:p>
          </table:table-cell>
          <table:table-cell office:value-type="float" office:value="0.329838236386603" calcext:value-type="float">
            <text:p>0.329838236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47895572599806" calcext:value-type="float">
            <text:p>0.94789557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6" calcext:value-type="float">
            <text:p>196</text:p>
          </table:table-cell>
          <table:table-cell office:value-type="float" office:value="0.324560824604417" calcext:value-type="float">
            <text:p>0.32456082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32729243438209" calcext:value-type="float">
            <text:p>0.93272924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7" calcext:value-type="float">
            <text:p>197</text:p>
          </table:table-cell>
          <table:table-cell office:value-type="float" office:value="0.319367851410747" calcext:value-type="float">
            <text:p>0.319367851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17805575543198" calcext:value-type="float">
            <text:p>0.91780557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8" calcext:value-type="float">
            <text:p>198</text:p>
          </table:table-cell>
          <table:table-cell office:value-type="float" office:value="0.314257965788175" calcext:value-type="float">
            <text:p>0.314257965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03120686334507" calcext:value-type="float">
            <text:p>0.90312068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99" calcext:value-type="float">
            <text:p>199</text:p>
          </table:table-cell>
          <table:table-cell office:value-type="float" office:value="0.309229838335564" calcext:value-type="float">
            <text:p>0.30922983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88670755353154" calcext:value-type="float">
            <text:p>0.888670755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0.304282160922195" calcext:value-type="float">
            <text:p>0.304282160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09952082723961" calcext:value-type="float">
            <text:p>1.09952082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1" calcext:value-type="float">
            <text:p>201</text:p>
          </table:table-cell>
          <table:table-cell office:value-type="float" office:value="0.361946473404533" calcext:value-type="float">
            <text:p>0.36194647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08192849400377" calcext:value-type="float">
            <text:p>1.0819284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2" calcext:value-type="float">
            <text:p>202</text:p>
          </table:table-cell>
          <table:table-cell office:value-type="float" office:value="0.35615532983006" calcext:value-type="float">
            <text:p>0.35615532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06461763809971" calcext:value-type="float">
            <text:p>1.06461763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3" calcext:value-type="float">
            <text:p>203</text:p>
          </table:table-cell>
          <table:table-cell office:value-type="float" office:value="0.350456844552779" calcext:value-type="float">
            <text:p>0.35045684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04758375589012" calcext:value-type="float">
            <text:p>1.047583755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4" calcext:value-type="float">
            <text:p>204</text:p>
          </table:table-cell>
          <table:table-cell office:value-type="float" office:value="0.344849535039935" calcext:value-type="float">
            <text:p>0.3448495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03082241579587" calcext:value-type="float">
            <text:p>1.03082241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5" calcext:value-type="float">
            <text:p>205</text:p>
          </table:table-cell>
          <table:table-cell office:value-type="float" office:value="0.339331942479296" calcext:value-type="float">
            <text:p>0.339331942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01432925714314" calcext:value-type="float">
            <text:p>1.01432925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6" calcext:value-type="float">
            <text:p>206</text:p>
          </table:table-cell>
          <table:table-cell office:value-type="float" office:value="0.333902631399627" calcext:value-type="float">
            <text:p>0.333902631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9809998902885" calcext:value-type="float">
            <text:p>0.9980999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7" calcext:value-type="float">
            <text:p>207</text:p>
          </table:table-cell>
          <table:table-cell office:value-type="float" office:value="0.328560189297233" calcext:value-type="float">
            <text:p>0.32856018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82130389204389" calcext:value-type="float">
            <text:p>0.98213038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8" calcext:value-type="float">
            <text:p>208</text:p>
          </table:table-cell>
          <table:table-cell office:value-type="float" office:value="0.310102626338393" calcext:value-type="float">
            <text:p>0.310102626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66416302977119" calcext:value-type="float">
            <text:p>0.9664163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09" calcext:value-type="float">
            <text:p>209</text:p>
          </table:table-cell>
          <table:table-cell office:value-type="float" office:value="0.305140984316979" calcext:value-type="float">
            <text:p>0.305140984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50953642129485" calcext:value-type="float">
            <text:p>0.95095364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0" calcext:value-type="float">
            <text:p>210</text:p>
          </table:table-cell>
          <table:table-cell office:value-type="float" office:value="0.300258728567907" calcext:value-type="float">
            <text:p>0.30025872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21749930854703" calcext:value-type="float">
            <text:p>1.21749930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1" calcext:value-type="float">
            <text:p>211</text:p>
          </table:table-cell>
          <table:table-cell office:value-type="float" office:value="0.314727388491078" calcext:value-type="float">
            <text:p>0.314727388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19801931961027" calcext:value-type="float">
            <text:p>1.19801931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2" calcext:value-type="float">
            <text:p>212</text:p>
          </table:table-cell>
          <table:table-cell office:value-type="float" office:value="0.309691750275221" calcext:value-type="float">
            <text:p>0.309691750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17885101049651" calcext:value-type="float">
            <text:p>1.17885101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3" calcext:value-type="float">
            <text:p>213</text:p>
          </table:table-cell>
          <table:table-cell office:value-type="float" office:value="0.304736682270817" calcext:value-type="float">
            <text:p>0.30473668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15998939432856" calcext:value-type="float">
            <text:p>1.15998939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4" calcext:value-type="float">
            <text:p>214</text:p>
          </table:table-cell>
          <table:table-cell office:value-type="float" office:value="0.299860895354484" calcext:value-type="float">
            <text:p>0.299860895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14142956401931" calcext:value-type="float">
            <text:p>1.1414295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5" calcext:value-type="float">
            <text:p>215</text:p>
          </table:table-cell>
          <table:table-cell office:value-type="float" office:value="0.295063121028812" calcext:value-type="float">
            <text:p>0.2950631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123166690995" calcext:value-type="float">
            <text:p>1.12316669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6" calcext:value-type="float">
            <text:p>216</text:p>
          </table:table-cell>
          <table:table-cell office:value-type="float" office:value="0.290342111092351" calcext:value-type="float">
            <text:p>0.29034211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10519602393908" calcext:value-type="float">
            <text:p>1.10519602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7" calcext:value-type="float">
            <text:p>217</text:p>
          </table:table-cell>
          <table:table-cell office:value-type="float" office:value="0.26502574318098" calcext:value-type="float">
            <text:p>0.26502574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08751288755605" calcext:value-type="float">
            <text:p>1.08751288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8" calcext:value-type="float">
            <text:p>218</text:p>
          </table:table-cell>
          <table:table-cell office:value-type="float" office:value="0.260785331290085" calcext:value-type="float">
            <text:p>0.260785331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07011268135516" calcext:value-type="float">
            <text:p>1.07011268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19" calcext:value-type="float">
            <text:p>219</text:p>
          </table:table-cell>
          <table:table-cell office:value-type="float" office:value="0.256612765989443" calcext:value-type="float">
            <text:p>0.2566127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05299087845347" calcext:value-type="float">
            <text:p>1.05299087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0" calcext:value-type="float">
            <text:p>220</text:p>
          </table:table-cell>
          <table:table-cell office:value-type="float" office:value="0.252506961733612" calcext:value-type="float">
            <text:p>0.25250696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10318243404568" calcext:value-type="float">
            <text:p>1.1031824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1" calcext:value-type="float">
            <text:p>221</text:p>
          </table:table-cell>
          <table:table-cell office:value-type="float" office:value="0.278392404582765" calcext:value-type="float">
            <text:p>0.27839240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08553151510095" calcext:value-type="float">
            <text:p>1.08553151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2" calcext:value-type="float">
            <text:p>222</text:p>
          </table:table-cell>
          <table:table-cell office:value-type="float" office:value="0.273938126109441" calcext:value-type="float">
            <text:p>0.273938126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06816301085933" calcext:value-type="float">
            <text:p>1.06816301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3" calcext:value-type="float">
            <text:p>223</text:p>
          </table:table-cell>
          <table:table-cell office:value-type="float" office:value="0.26955511609169" calcext:value-type="float">
            <text:p>0.269555116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05107240268558" calcext:value-type="float">
            <text:p>1.05107240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4" calcext:value-type="float">
            <text:p>224</text:p>
          </table:table-cell>
          <table:table-cell office:value-type="float" office:value="0.265242234234223" calcext:value-type="float">
            <text:p>0.26524223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03425524424261" calcext:value-type="float">
            <text:p>1.03425524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5" calcext:value-type="float">
            <text:p>225</text:p>
          </table:table-cell>
          <table:table-cell office:value-type="float" office:value="0.250201006550621" calcext:value-type="float">
            <text:p>0.25020100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01770716033473" calcext:value-type="float">
            <text:p>1.01770716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6" calcext:value-type="float">
            <text:p>226</text:p>
          </table:table-cell>
          <table:table-cell office:value-type="float" office:value="0.246197790445811" calcext:value-type="float">
            <text:p>0.24619779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00142384576938" calcext:value-type="float">
            <text:p>1.00142384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7" calcext:value-type="float">
            <text:p>227</text:p>
          </table:table-cell>
          <table:table-cell office:value-type="float" office:value="0.242258625798678" calcext:value-type="float">
            <text:p>0.242258625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85401064237065" calcext:value-type="float">
            <text:p>0.98540106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8" calcext:value-type="float">
            <text:p>228</text:p>
          </table:table-cell>
          <table:table-cell office:value-type="float" office:value="0.238382487785899" calcext:value-type="float">
            <text:p>0.23838248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69634647209272" calcext:value-type="float">
            <text:p>0.96963464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29" calcext:value-type="float">
            <text:p>229</text:p>
          </table:table-cell>
          <table:table-cell office:value-type="float" office:value="0.238382487785899" calcext:value-type="float">
            <text:p>0.23838248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54120492853924" calcext:value-type="float">
            <text:p>0.954120492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0" calcext:value-type="float">
            <text:p>230</text:p>
          </table:table-cell>
          <table:table-cell office:value-type="float" office:value="0.238382487785899" calcext:value-type="float">
            <text:p>0.23838248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22103993716029" calcext:value-type="float">
            <text:p>1.22103993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1" calcext:value-type="float">
            <text:p>231</text:p>
          </table:table-cell>
          <table:table-cell office:value-type="float" office:value="0.380050824566332" calcext:value-type="float">
            <text:p>0.38005082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20150329816573" calcext:value-type="float">
            <text:p>1.20150329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2" calcext:value-type="float">
            <text:p>232</text:p>
          </table:table-cell>
          <table:table-cell office:value-type="float" office:value="0.373970011373271" calcext:value-type="float">
            <text:p>0.373970011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18227924539508" calcext:value-type="float">
            <text:p>1.182279245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3" calcext:value-type="float">
            <text:p>233</text:p>
          </table:table-cell>
          <table:table-cell office:value-type="float" office:value="0.358545318710643" calcext:value-type="float">
            <text:p>0.358545318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16336277746876" calcext:value-type="float">
            <text:p>1.16336277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4" calcext:value-type="float">
            <text:p>234</text:p>
          </table:table-cell>
          <table:table-cell office:value-type="float" office:value="0.344590208216577" calcext:value-type="float">
            <text:p>0.344590208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14474897302926" calcext:value-type="float">
            <text:p>1.1447489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5" calcext:value-type="float">
            <text:p>235</text:p>
          </table:table-cell>
          <table:table-cell office:value-type="float" office:value="0.339076764885112" calcext:value-type="float">
            <text:p>0.339076764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12643298946079" calcext:value-type="float">
            <text:p>1.12643298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6" calcext:value-type="float">
            <text:p>236</text:p>
          </table:table-cell>
          <table:table-cell office:value-type="float" office:value="0.317823796883479" calcext:value-type="float">
            <text:p>0.31782379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10841006162941" calcext:value-type="float">
            <text:p>1.10841006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7" calcext:value-type="float">
            <text:p>237</text:p>
          </table:table-cell>
          <table:table-cell office:value-type="float" office:value="0.312738616133343" calcext:value-type="float">
            <text:p>0.312738616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09067550064334" calcext:value-type="float">
            <text:p>1.09067550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8" calcext:value-type="float">
            <text:p>238</text:p>
          </table:table-cell>
          <table:table-cell office:value-type="float" office:value="0.30773479827521" calcext:value-type="float">
            <text:p>0.30773479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.07322469263305" calcext:value-type="float">
            <text:p>1.07322469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39" calcext:value-type="float">
            <text:p>239</text:p>
          </table:table-cell>
          <table:table-cell office:value-type="float" office:value="0.289179723448412" calcext:value-type="float">
            <text:p>0.28917972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05605309755092" calcext:value-type="float">
            <text:p>1.05605309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0" calcext:value-type="float">
            <text:p>240</text:p>
          </table:table-cell>
          <table:table-cell office:value-type="float" office:value="0.284552847873237" calcext:value-type="float">
            <text:p>0.284552847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06794477411404" calcext:value-type="float">
            <text:p>1.06794477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1" calcext:value-type="float">
            <text:p>241</text:p>
          </table:table-cell>
          <table:table-cell office:value-type="float" office:value="0.401289197859922" calcext:value-type="float">
            <text:p>0.401289197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05085765772821" calcext:value-type="float">
            <text:p>1.050857657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2" calcext:value-type="float">
            <text:p>242</text:p>
          </table:table-cell>
          <table:table-cell office:value-type="float" office:value="0.394868570694163" calcext:value-type="float">
            <text:p>0.394868570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03404393520456" calcext:value-type="float">
            <text:p>1.034043935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3" calcext:value-type="float">
            <text:p>243</text:p>
          </table:table-cell>
          <table:table-cell office:value-type="float" office:value="0.388550673563056" calcext:value-type="float">
            <text:p>0.388550673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01749923224129" calcext:value-type="float">
            <text:p>1.01749923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4" calcext:value-type="float">
            <text:p>244</text:p>
          </table:table-cell>
          <table:table-cell office:value-type="float" office:value="0.382333862786048" calcext:value-type="float">
            <text:p>0.38233386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956985270131558" calcext:value-type="float">
            <text:p>0.95698527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5" calcext:value-type="float">
            <text:p>245</text:p>
          </table:table-cell>
          <table:table-cell office:value-type="float" office:value="0.372897003239823" calcext:value-type="float">
            <text:p>0.37289700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941673505809453" calcext:value-type="float">
            <text:p>0.94167350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6" calcext:value-type="float">
            <text:p>246</text:p>
          </table:table-cell>
          <table:table-cell office:value-type="float" office:value="0.366930651187986" calcext:value-type="float">
            <text:p>0.36693065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926606729716502" calcext:value-type="float">
            <text:p>0.92660672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7" calcext:value-type="float">
            <text:p>247</text:p>
          </table:table-cell>
          <table:table-cell office:value-type="float" office:value="0.361059760768978" calcext:value-type="float">
            <text:p>0.36105976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911781022041038" calcext:value-type="float">
            <text:p>0.9117810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8" calcext:value-type="float">
            <text:p>248</text:p>
          </table:table-cell>
          <table:table-cell office:value-type="float" office:value="0.355282804596674" calcext:value-type="float">
            <text:p>0.35528280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897192525688382" calcext:value-type="float">
            <text:p>0.89719252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49" calcext:value-type="float">
            <text:p>249</text:p>
          </table:table-cell>
          <table:table-cell office:value-type="float" office:value="0.349598279723127" calcext:value-type="float">
            <text:p>0.34959827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882837445277368" calcext:value-type="float">
            <text:p>0.88283744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0" calcext:value-type="float">
            <text:p>250</text:p>
          </table:table-cell>
          <table:table-cell office:value-type="float" office:value="0.344004707247557" calcext:value-type="float">
            <text:p>0.344004707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01232373779462" calcext:value-type="float">
            <text:p>1.01232373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1" calcext:value-type="float">
            <text:p>251</text:p>
          </table:table-cell>
          <table:table-cell office:value-type="float" office:value="0.373451002295074" calcext:value-type="float">
            <text:p>0.37345100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996126557989903" calcext:value-type="float">
            <text:p>0.9961265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2" calcext:value-type="float">
            <text:p>252</text:p>
          </table:table-cell>
          <table:table-cell office:value-type="float" office:value="0.367475786258352" calcext:value-type="float">
            <text:p>0.367475786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945970835768056" calcext:value-type="float">
            <text:p>0.94597083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3" calcext:value-type="float">
            <text:p>253</text:p>
          </table:table-cell>
          <table:table-cell office:value-type="float" office:value="0.361596173678219" calcext:value-type="float">
            <text:p>0.361596173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930835302395768" calcext:value-type="float">
            <text:p>0.93083530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4" calcext:value-type="float">
            <text:p>254</text:p>
          </table:table-cell>
          <table:table-cell office:value-type="float" office:value="0.355810634899367" calcext:value-type="float">
            <text:p>0.355810634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915941937557435" calcext:value-type="float">
            <text:p>0.91594193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5" calcext:value-type="float">
            <text:p>255</text:p>
          </table:table-cell>
          <table:table-cell office:value-type="float" office:value="0.350117664740977" calcext:value-type="float">
            <text:p>0.35011766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901286866556516" calcext:value-type="float">
            <text:p>0.90128686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6" calcext:value-type="float">
            <text:p>256</text:p>
          </table:table-cell>
          <table:table-cell office:value-type="float" office:value="0.344515782105122" calcext:value-type="float">
            <text:p>0.34451578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85953443652933" calcext:value-type="float">
            <text:p>0.85953443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7" calcext:value-type="float">
            <text:p>257</text:p>
          </table:table-cell>
          <table:table-cell office:value-type="float" office:value="0.33900352959144" calcext:value-type="float">
            <text:p>0.33900352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845781885544861" calcext:value-type="float">
            <text:p>0.84578188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8" calcext:value-type="float">
            <text:p>258</text:p>
          </table:table-cell>
          <table:table-cell office:value-type="float" office:value="0.322015193485773" calcext:value-type="float">
            <text:p>0.32201519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832249375376143" calcext:value-type="float">
            <text:p>0.832249375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59" calcext:value-type="float">
            <text:p>259</text:p>
          </table:table-cell>
          <table:table-cell office:value-type="float" office:value="0.31686295039" calcext:value-type="float">
            <text:p>0.31686295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818933385370125" calcext:value-type="float">
            <text:p>0.818933385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0" calcext:value-type="float">
            <text:p>260</text:p>
          </table:table-cell>
          <table:table-cell office:value-type="float" office:value="0.31179314318376" calcext:value-type="float">
            <text:p>0.31179314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03704478454234" calcext:value-type="float">
            <text:p>1.03704478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1" calcext:value-type="float">
            <text:p>261</text:p>
          </table:table-cell>
          <table:table-cell office:value-type="float" office:value="0.370723908167029" calcext:value-type="float">
            <text:p>0.370723908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02045206798967" calcext:value-type="float">
            <text:p>1.02045206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2" calcext:value-type="float">
            <text:p>262</text:p>
          </table:table-cell>
          <table:table-cell office:value-type="float" office:value="0.364792325636356" calcext:value-type="float">
            <text:p>0.36479232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00412483490183" calcext:value-type="float">
            <text:p>1.00412483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3" calcext:value-type="float">
            <text:p>263</text:p>
          </table:table-cell>
          <table:table-cell office:value-type="float" office:value="0.358955648426175" calcext:value-type="float">
            <text:p>0.358955648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988058837543402" calcext:value-type="float">
            <text:p>0.98805883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4" calcext:value-type="float">
            <text:p>264</text:p>
          </table:table-cell>
          <table:table-cell office:value-type="float" office:value="0.353212358051356" calcext:value-type="float">
            <text:p>0.353212358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972249896142708" calcext:value-type="float">
            <text:p>0.97224989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5" calcext:value-type="float">
            <text:p>265</text:p>
          </table:table-cell>
          <table:table-cell office:value-type="float" office:value="0.347560960322534" calcext:value-type="float">
            <text:p>0.347560960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956693897804424" calcext:value-type="float">
            <text:p>0.95669389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6" calcext:value-type="float">
            <text:p>266</text:p>
          </table:table-cell>
          <table:table-cell office:value-type="float" office:value="0.341999984957374" calcext:value-type="float">
            <text:p>0.34199998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941386795439553" calcext:value-type="float">
            <text:p>0.941386795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7" calcext:value-type="float">
            <text:p>267</text:p>
          </table:table-cell>
          <table:table-cell office:value-type="float" office:value="0.336527985198056" calcext:value-type="float">
            <text:p>0.336527985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926324606712521" calcext:value-type="float">
            <text:p>0.92632460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8" calcext:value-type="float">
            <text:p>268</text:p>
          </table:table-cell>
          <table:table-cell office:value-type="float" office:value="0.331143537434887" calcext:value-type="float">
            <text:p>0.33114353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91150341300512" calcext:value-type="float">
            <text:p>0.9115034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69" calcext:value-type="float">
            <text:p>269</text:p>
          </table:table-cell>
          <table:table-cell office:value-type="float" office:value="0.325845240835929" calcext:value-type="float">
            <text:p>0.32584524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896919358397038" calcext:value-type="float">
            <text:p>0.89691935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0" calcext:value-type="float">
            <text:p>270</text:p>
          </table:table-cell>
          <table:table-cell office:value-type="float" office:value="0.320631716982554" calcext:value-type="float">
            <text:p>0.3206317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07685345920013" calcext:value-type="float">
            <text:p>1.07685345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1" calcext:value-type="float">
            <text:p>271</text:p>
          </table:table-cell>
          <table:table-cell office:value-type="float" office:value="0.439275388436215" calcext:value-type="float">
            <text:p>0.439275388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05962380385293" calcext:value-type="float">
            <text:p>1.05962380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2" calcext:value-type="float">
            <text:p>272</text:p>
          </table:table-cell>
          <table:table-cell office:value-type="float" office:value="0.432246982221236" calcext:value-type="float">
            <text:p>0.43224698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03257765472274" calcext:value-type="float">
            <text:p>1.03257765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3" calcext:value-type="float">
            <text:p>273</text:p>
          </table:table-cell>
          <table:table-cell office:value-type="float" office:value="0.425331030505696" calcext:value-type="float">
            <text:p>0.425331030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01605641224717" calcext:value-type="float">
            <text:p>1.01605641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4" calcext:value-type="float">
            <text:p>274</text:p>
          </table:table-cell>
          <table:table-cell office:value-type="float" office:value="0.418525734017605" calcext:value-type="float">
            <text:p>0.4185257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999799509651218" calcext:value-type="float">
            <text:p>0.99979950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5" calcext:value-type="float">
            <text:p>275</text:p>
          </table:table-cell>
          <table:table-cell office:value-type="float" office:value="0.411829322273323" calcext:value-type="float">
            <text:p>0.41182932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983802717496799" calcext:value-type="float">
            <text:p>0.98380271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6" calcext:value-type="float">
            <text:p>276</text:p>
          </table:table-cell>
          <table:table-cell office:value-type="float" office:value="0.40524005311695" calcext:value-type="float">
            <text:p>0.40524005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96806187401685" calcext:value-type="float">
            <text:p>0.96806187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7" calcext:value-type="float">
            <text:p>277</text:p>
          </table:table-cell>
          <table:table-cell office:value-type="float" office:value="0.398756212267079" calcext:value-type="float">
            <text:p>0.39875621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952572884032581" calcext:value-type="float">
            <text:p>0.9525728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8" calcext:value-type="float">
            <text:p>278</text:p>
          </table:table-cell>
          <table:table-cell office:value-type="float" office:value="0.392376112870806" calcext:value-type="float">
            <text:p>0.39237611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937331717888059" calcext:value-type="float">
            <text:p>0.93733171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79" calcext:value-type="float">
            <text:p>279</text:p>
          </table:table-cell>
          <table:table-cell office:value-type="float" office:value="0.386098095064873" calcext:value-type="float">
            <text:p>0.386098095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92233441040185" calcext:value-type="float">
            <text:p>0.92233441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0" calcext:value-type="float">
            <text:p>280</text:p>
          </table:table-cell>
          <table:table-cell office:value-type="float" office:value="0.379920525543835" calcext:value-type="float">
            <text:p>0.379920525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07568146485393" calcext:value-type="float">
            <text:p>1.07568146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1" calcext:value-type="float">
            <text:p>281</text:p>
          </table:table-cell>
          <table:table-cell office:value-type="float" office:value="0.416700574214537" calcext:value-type="float">
            <text:p>0.41670057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05847056141627" calcext:value-type="float">
            <text:p>1.05847056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2" calcext:value-type="float">
            <text:p>282</text:p>
          </table:table-cell>
          <table:table-cell office:value-type="float" office:value="0.410033365027104" calcext:value-type="float">
            <text:p>0.4100333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04153503243361" calcext:value-type="float">
            <text:p>1.04153503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3" calcext:value-type="float">
            <text:p>283</text:p>
          </table:table-cell>
          <table:table-cell office:value-type="float" office:value="0.403472831186671" calcext:value-type="float">
            <text:p>0.40347283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02487047191467" calcext:value-type="float">
            <text:p>1.02487047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4" calcext:value-type="float">
            <text:p>284</text:p>
          </table:table-cell>
          <table:table-cell office:value-type="float" office:value="0.397017265887684" calcext:value-type="float">
            <text:p>0.397017265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00847254436403" calcext:value-type="float">
            <text:p>1.008472544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5" calcext:value-type="float">
            <text:p>285</text:p>
          </table:table-cell>
          <table:table-cell office:value-type="float" office:value="0.390664989633481" calcext:value-type="float">
            <text:p>0.39066498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99233698365421" calcext:value-type="float">
            <text:p>0.992336983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6" calcext:value-type="float">
            <text:p>286</text:p>
          </table:table-cell>
          <table:table-cell office:value-type="float" office:value="0.384414349799345" calcext:value-type="float">
            <text:p>0.38441434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976459591915743" calcext:value-type="float">
            <text:p>0.97645959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7" calcext:value-type="float">
            <text:p>287</text:p>
          </table:table-cell>
          <table:table-cell office:value-type="float" office:value="0.378263720202556" calcext:value-type="float">
            <text:p>0.37826372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960836238445091" calcext:value-type="float">
            <text:p>0.96083623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8" calcext:value-type="float">
            <text:p>288</text:p>
          </table:table-cell>
          <table:table-cell office:value-type="float" office:value="0.372211500679315" calcext:value-type="float">
            <text:p>0.372211500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906707969995293" calcext:value-type="float">
            <text:p>0.906707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89" calcext:value-type="float">
            <text:p>289</text:p>
          </table:table-cell>
          <table:table-cell office:value-type="float" office:value="0.366256116668446" calcext:value-type="float">
            <text:p>0.36625611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892200642475368" calcext:value-type="float">
            <text:p>0.89220064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0" calcext:value-type="float">
            <text:p>290</text:p>
          </table:table-cell>
          <table:table-cell office:value-type="float" office:value="0.360396018801751" calcext:value-type="float">
            <text:p>0.360396018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10589300790535" calcext:value-type="float">
            <text:p>1.10589300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1" calcext:value-type="float">
            <text:p>291</text:p>
          </table:table-cell>
          <table:table-cell office:value-type="float" office:value="0.490172944959872" calcext:value-type="float">
            <text:p>0.49017294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08819871977887" calcext:value-type="float">
            <text:p>1.08819871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2" calcext:value-type="float">
            <text:p>292</text:p>
          </table:table-cell>
          <table:table-cell office:value-type="float" office:value="0.482330177840514" calcext:value-type="float">
            <text:p>0.48233017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07078754026241" calcext:value-type="float">
            <text:p>1.07078754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3" calcext:value-type="float">
            <text:p>293</text:p>
          </table:table-cell>
          <table:table-cell office:value-type="float" office:value="0.467336057388587" calcext:value-type="float">
            <text:p>0.46733605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05365493961821" calcext:value-type="float">
            <text:p>1.05365493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4" calcext:value-type="float">
            <text:p>294</text:p>
          </table:table-cell>
          <table:table-cell office:value-type="float" office:value="0.459858680470369" calcext:value-type="float">
            <text:p>0.459858680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03679646058432" calcext:value-type="float">
            <text:p>1.03679646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5" calcext:value-type="float">
            <text:p>295</text:p>
          </table:table-cell>
          <table:table-cell office:value-type="float" office:value="0.452500941582843" calcext:value-type="float">
            <text:p>0.452500941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02020771721497" calcext:value-type="float">
            <text:p>1.02020771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6" calcext:value-type="float">
            <text:p>296</text:p>
          </table:table-cell>
          <table:table-cell office:value-type="float" office:value="0.445260926517518" calcext:value-type="float">
            <text:p>0.44526092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00388439373953" calcext:value-type="float">
            <text:p>1.003884393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7" calcext:value-type="float">
            <text:p>297</text:p>
          </table:table-cell>
          <table:table-cell office:value-type="float" office:value="0.438136751693238" calcext:value-type="float">
            <text:p>0.43813675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987822243439695" calcext:value-type="float">
            <text:p>0.98782224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8" calcext:value-type="float">
            <text:p>298</text:p>
          </table:table-cell>
          <table:table-cell office:value-type="float" office:value="0.431126563666146" calcext:value-type="float">
            <text:p>0.431126563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97201708754466" calcext:value-type="float">
            <text:p>0.97201708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299" calcext:value-type="float">
            <text:p>299</text:p>
          </table:table-cell>
          <table:table-cell office:value-type="float" office:value="0.424228538647488" calcext:value-type="float">
            <text:p>0.42422853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56464814143946" calcext:value-type="float">
            <text:p>0.95646481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0" calcext:value-type="float">
            <text:p>300</text:p>
          </table:table-cell>
          <table:table-cell office:value-type="float" office:value="0.417440882029128" calcext:value-type="float">
            <text:p>0.41744088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1670444662735" calcext:value-type="float">
            <text:p>1.16704446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0.484595493745251" calcext:value-type="float">
            <text:p>0.484595493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14837175481312" calcext:value-type="float">
            <text:p>1.148371754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2" calcext:value-type="float">
            <text:p>302</text:p>
          </table:table-cell>
          <table:table-cell office:value-type="float" office:value="0.476841965845327" calcext:value-type="float">
            <text:p>0.476841965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12999780673611" calcext:value-type="float">
            <text:p>1.12999780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3" calcext:value-type="float">
            <text:p>303</text:p>
          </table:table-cell>
          <table:table-cell office:value-type="float" office:value="0.469212494391802" calcext:value-type="float">
            <text:p>0.46921249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11191784182834" calcext:value-type="float">
            <text:p>1.11191784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4" calcext:value-type="float">
            <text:p>304</text:p>
          </table:table-cell>
          <table:table-cell office:value-type="float" office:value="0.461705094481533" calcext:value-type="float">
            <text:p>0.461705094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09412715635908" calcext:value-type="float">
            <text:p>1.09412715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5" calcext:value-type="float">
            <text:p>305</text:p>
          </table:table-cell>
          <table:table-cell office:value-type="float" office:value="0.454317812969829" calcext:value-type="float">
            <text:p>0.45431781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07662112185734" calcext:value-type="float">
            <text:p>1.07662112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6" calcext:value-type="float">
            <text:p>306</text:p>
          </table:table-cell>
          <table:table-cell office:value-type="float" office:value="0.447048727962311" calcext:value-type="float">
            <text:p>0.4470487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05939518390762" calcext:value-type="float">
            <text:p>1.05939518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7" calcext:value-type="float">
            <text:p>307</text:p>
          </table:table-cell>
          <table:table-cell office:value-type="float" office:value="0.439895948314914" calcext:value-type="float">
            <text:p>0.43989594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0424448609651" calcext:value-type="float">
            <text:p>1.0424448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8" calcext:value-type="float">
            <text:p>308</text:p>
          </table:table-cell>
          <table:table-cell office:value-type="float" office:value="0.432857613141876" calcext:value-type="float">
            <text:p>0.43285761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02576574318966" calcext:value-type="float">
            <text:p>1.02576574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09" calcext:value-type="float">
            <text:p>309</text:p>
          </table:table-cell>
          <table:table-cell office:value-type="float" office:value="0.38136388406229" calcext:value-type="float">
            <text:p>0.38136388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00935349129862" calcext:value-type="float">
            <text:p>1.00935349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0" calcext:value-type="float">
            <text:p>310</text:p>
          </table:table-cell>
          <table:table-cell office:value-type="float" office:value="0.375262061917293" calcext:value-type="float">
            <text:p>0.375262061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14411461613652" calcext:value-type="float">
            <text:p>1.14411461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1" calcext:value-type="float">
            <text:p>311</text:p>
          </table:table-cell>
          <table:table-cell office:value-type="float" office:value="0.461349224072821" calcext:value-type="float">
            <text:p>0.46134922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12580878227834" calcext:value-type="float">
            <text:p>1.12580878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2" calcext:value-type="float">
            <text:p>312</text:p>
          </table:table-cell>
          <table:table-cell office:value-type="float" office:value="0.423314354245618" calcext:value-type="float">
            <text:p>0.42331435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10779584176189" calcext:value-type="float">
            <text:p>1.10779584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3" calcext:value-type="float">
            <text:p>313</text:p>
          </table:table-cell>
          <table:table-cell office:value-type="float" office:value="0.416541324577688" calcext:value-type="float">
            <text:p>0.41654132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09007110829369" calcext:value-type="float">
            <text:p>1.09007110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4" calcext:value-type="float">
            <text:p>314</text:p>
          </table:table-cell>
          <table:table-cell office:value-type="float" office:value="0.409876663384445" calcext:value-type="float">
            <text:p>0.40987666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072629970561" calcext:value-type="float">
            <text:p>1.07262997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5" calcext:value-type="float">
            <text:p>315</text:p>
          </table:table-cell>
          <table:table-cell office:value-type="float" office:value="0.403318636770294" calcext:value-type="float">
            <text:p>0.403318636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05546789103202" calcext:value-type="float">
            <text:p>1.05546789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6" calcext:value-type="float">
            <text:p>316</text:p>
          </table:table-cell>
          <table:table-cell office:value-type="float" office:value="0.396865538581969" calcext:value-type="float">
            <text:p>0.39686553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03858040477551" calcext:value-type="float">
            <text:p>1.038580404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7" calcext:value-type="float">
            <text:p>317</text:p>
          </table:table-cell>
          <table:table-cell office:value-type="float" office:value="0.390515689964658" calcext:value-type="float">
            <text:p>0.390515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0219631182991" calcext:value-type="float">
            <text:p>1.02196311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8" calcext:value-type="float">
            <text:p>318</text:p>
          </table:table-cell>
          <table:table-cell office:value-type="float" office:value="0.384267438925223" calcext:value-type="float">
            <text:p>0.384267438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00561170840631" calcext:value-type="float">
            <text:p>1.00561170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19" calcext:value-type="float">
            <text:p>319</text:p>
          </table:table-cell>
          <table:table-cell office:value-type="float" office:value="0.37811915990242" calcext:value-type="float">
            <text:p>0.378119159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989521921071813" calcext:value-type="float">
            <text:p>0.98952192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0" calcext:value-type="float">
            <text:p>320</text:p>
          </table:table-cell>
          <table:table-cell office:value-type="float" office:value="0.372069253343981" calcext:value-type="float">
            <text:p>0.372069253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09220411607281" calcext:value-type="float">
            <text:p>1.09220411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1" calcext:value-type="float">
            <text:p>321</text:p>
          </table:table-cell>
          <table:table-cell office:value-type="float" office:value="0.369849676147137" calcext:value-type="float">
            <text:p>0.369849676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07472885021565" calcext:value-type="float">
            <text:p>1.07472885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2" calcext:value-type="float">
            <text:p>322</text:p>
          </table:table-cell>
          <table:table-cell office:value-type="float" office:value="0.363932081328783" calcext:value-type="float">
            <text:p>0.363932081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0575331886122" calcext:value-type="float">
            <text:p>1.057533188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3" calcext:value-type="float">
            <text:p>323</text:p>
          </table:table-cell>
          <table:table-cell office:value-type="float" office:value="0.358109168027523" calcext:value-type="float">
            <text:p>0.35810916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01792011629179" calcext:value-type="float">
            <text:p>1.01792011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4" calcext:value-type="float">
            <text:p>324</text:p>
          </table:table-cell>
          <table:table-cell office:value-type="float" office:value="0.352379421339082" calcext:value-type="float">
            <text:p>0.352379421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00163339443112" calcext:value-type="float">
            <text:p>1.001633394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5" calcext:value-type="float">
            <text:p>325</text:p>
          </table:table-cell>
          <table:table-cell office:value-type="float" office:value="0.346741350597657" calcext:value-type="float">
            <text:p>0.346741350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985607260120222" calcext:value-type="float">
            <text:p>0.98560726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6" calcext:value-type="float">
            <text:p>326</text:p>
          </table:table-cell>
          <table:table-cell office:value-type="float" office:value="0.327880539137358" calcext:value-type="float">
            <text:p>0.32788053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969837543958299" calcext:value-type="float">
            <text:p>0.96983754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7" calcext:value-type="float">
            <text:p>327</text:p>
          </table:table-cell>
          <table:table-cell office:value-type="float" office:value="0.32263445051116" calcext:value-type="float">
            <text:p>0.322634450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91285894705768" calcext:value-type="float">
            <text:p>0.91285894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8" calcext:value-type="float">
            <text:p>328</text:p>
          </table:table-cell>
          <table:table-cell office:value-type="float" office:value="0.305468303205922" calcext:value-type="float">
            <text:p>0.30546830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898253203904757" calcext:value-type="float">
            <text:p>0.89825320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29" calcext:value-type="float">
            <text:p>329</text:p>
          </table:table-cell>
          <table:table-cell office:value-type="float" office:value="0.300580810354627" calcext:value-type="float">
            <text:p>0.30058081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883881152642281" calcext:value-type="float">
            <text:p>0.88388115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0" calcext:value-type="float">
            <text:p>330</text:p>
          </table:table-cell>
          <table:table-cell office:value-type="float" office:value="0.295771517388953" calcext:value-type="float">
            <text:p>0.29577151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07426967260943" calcext:value-type="float">
            <text:p>1.07426967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1" calcext:value-type="float">
            <text:p>331</text:p>
          </table:table-cell>
          <table:table-cell office:value-type="float" office:value="0.443091781416287" calcext:value-type="float">
            <text:p>0.443091781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05708135784768" calcext:value-type="float">
            <text:p>1.05708135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2" calcext:value-type="float">
            <text:p>332</text:p>
          </table:table-cell>
          <table:table-cell office:value-type="float" office:value="0.436002312913626" calcext:value-type="float">
            <text:p>0.43600231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04016805612212" calcext:value-type="float">
            <text:p>1.04016805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3" calcext:value-type="float">
            <text:p>333</text:p>
          </table:table-cell>
          <table:table-cell office:value-type="float" office:value="0.429026275907008" calcext:value-type="float">
            <text:p>0.429026275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988390152826315" calcext:value-type="float">
            <text:p>0.98839015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4" calcext:value-type="float">
            <text:p>334</text:p>
          </table:table-cell>
          <table:table-cell office:value-type="float" office:value="0.422161855492496" calcext:value-type="float">
            <text:p>0.422161855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972575910381094" calcext:value-type="float">
            <text:p>0.97257591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5" calcext:value-type="float">
            <text:p>335</text:p>
          </table:table-cell>
          <table:table-cell office:value-type="float" office:value="0.415407265804616" calcext:value-type="float">
            <text:p>0.415407265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957014695814996" calcext:value-type="float">
            <text:p>0.95701469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6" calcext:value-type="float">
            <text:p>336</text:p>
          </table:table-cell>
          <table:table-cell office:value-type="float" office:value="0.391316211706547" calcext:value-type="float">
            <text:p>0.39131621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941702460681957" calcext:value-type="float">
            <text:p>0.94170246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7" calcext:value-type="float">
            <text:p>337</text:p>
          </table:table-cell>
          <table:table-cell office:value-type="float" office:value="0.385055152319242" calcext:value-type="float">
            <text:p>0.38505515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926635221311045" calcext:value-type="float">
            <text:p>0.92663522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8" calcext:value-type="float">
            <text:p>338</text:p>
          </table:table-cell>
          <table:table-cell office:value-type="float" office:value="0.378894269882134" calcext:value-type="float">
            <text:p>0.378894269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911809057770069" calcext:value-type="float">
            <text:p>0.91180905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39" calcext:value-type="float">
            <text:p>339</text:p>
          </table:table-cell>
          <table:table-cell office:value-type="float" office:value="0.37283196156402" calcext:value-type="float">
            <text:p>0.372831961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897220112845747" calcext:value-type="float">
            <text:p>0.89722011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0" calcext:value-type="float">
            <text:p>340</text:p>
          </table:table-cell>
          <table:table-cell office:value-type="float" office:value="0.366866650178995" calcext:value-type="float">
            <text:p>0.36686665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02783457649809" calcext:value-type="float">
            <text:p>1.02783457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1" calcext:value-type="float">
            <text:p>341</text:p>
          </table:table-cell>
          <table:table-cell office:value-type="float" office:value="0.427817729486693" calcext:value-type="float">
            <text:p>0.42781772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952651292692451" calcext:value-type="float">
            <text:p>0.95265129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2" calcext:value-type="float">
            <text:p>342</text:p>
          </table:table-cell>
          <table:table-cell office:value-type="float" office:value="0.420972645814906" calcext:value-type="float">
            <text:p>0.420972645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937408872009372" calcext:value-type="float">
            <text:p>0.9374088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3" calcext:value-type="float">
            <text:p>343</text:p>
          </table:table-cell>
          <table:table-cell office:value-type="float" office:value="0.414237083481867" calcext:value-type="float">
            <text:p>0.41423708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922410330057222" calcext:value-type="float">
            <text:p>0.92241033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4" calcext:value-type="float">
            <text:p>344</text:p>
          </table:table-cell>
          <table:table-cell office:value-type="float" office:value="0.407609290146157" calcext:value-type="float">
            <text:p>0.40760929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907651764776306" calcext:value-type="float">
            <text:p>0.907651764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5" calcext:value-type="float">
            <text:p>345</text:p>
          </table:table-cell>
          <table:table-cell office:value-type="float" office:value="0.401087541503819" calcext:value-type="float">
            <text:p>0.40108754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893129336539885" calcext:value-type="float">
            <text:p>0.89312933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6" calcext:value-type="float">
            <text:p>346</text:p>
          </table:table-cell>
          <table:table-cell office:value-type="float" office:value="0.394670140839758" calcext:value-type="float">
            <text:p>0.39467014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878839267155247" calcext:value-type="float">
            <text:p>0.87883926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7" calcext:value-type="float">
            <text:p>347</text:p>
          </table:table-cell>
          <table:table-cell office:value-type="float" office:value="0.388355418586322" calcext:value-type="float">
            <text:p>0.38835541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864777838880763" calcext:value-type="float">
            <text:p>0.86477783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8" calcext:value-type="float">
            <text:p>348</text:p>
          </table:table-cell>
          <table:table-cell office:value-type="float" office:value="0.38214173188894" calcext:value-type="float">
            <text:p>0.382141731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850941393458671" calcext:value-type="float">
            <text:p>0.85094139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49" calcext:value-type="float">
            <text:p>349</text:p>
          </table:table-cell>
          <table:table-cell office:value-type="float" office:value="0.376027464178718" calcext:value-type="float">
            <text:p>0.37602746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837326331163332" calcext:value-type="float">
            <text:p>0.83732633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0" calcext:value-type="float">
            <text:p>350</text:p>
          </table:table-cell>
          <table:table-cell office:value-type="float" office:value="0.370011024751858" calcext:value-type="float">
            <text:p>0.370011024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04570745168657" calcext:value-type="float">
            <text:p>1.04570745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1" calcext:value-type="float">
            <text:p>351</text:p>
          </table:table-cell>
          <table:table-cell office:value-type="float" office:value="0.469035723333097" calcext:value-type="float">
            <text:p>0.469035723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02897613245958" calcext:value-type="float">
            <text:p>1.02897613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2" calcext:value-type="float">
            <text:p>352</text:p>
          </table:table-cell>
          <table:table-cell office:value-type="float" office:value="0.461531151759768" calcext:value-type="float">
            <text:p>0.461531151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01251251434023" calcext:value-type="float">
            <text:p>1.01251251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3" calcext:value-type="float">
            <text:p>353</text:p>
          </table:table-cell>
          <table:table-cell office:value-type="float" office:value="0.454146653331612" calcext:value-type="float">
            <text:p>0.454146653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996312314110786" calcext:value-type="float">
            <text:p>0.99631231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4" calcext:value-type="float">
            <text:p>354</text:p>
          </table:table-cell>
          <table:table-cell office:value-type="float" office:value="0.446880306878306" calcext:value-type="float">
            <text:p>0.44688030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980371317085014" calcext:value-type="float">
            <text:p>0.98037131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5" calcext:value-type="float">
            <text:p>355</text:p>
          </table:table-cell>
          <table:table-cell office:value-type="float" office:value="0.439730221968253" calcext:value-type="float">
            <text:p>0.4397302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964685376011653" calcext:value-type="float">
            <text:p>0.9646853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6" calcext:value-type="float">
            <text:p>356</text:p>
          </table:table-cell>
          <table:table-cell office:value-type="float" office:value="0.432694538416761" calcext:value-type="float">
            <text:p>0.432694538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949250409995467" calcext:value-type="float">
            <text:p>0.949250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7" calcext:value-type="float">
            <text:p>357</text:p>
          </table:table-cell>
          <table:table-cell office:value-type="float" office:value="0.425771425802093" calcext:value-type="float">
            <text:p>0.425771425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93406240343554" calcext:value-type="float">
            <text:p>0.93406240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8" calcext:value-type="float">
            <text:p>358</text:p>
          </table:table-cell>
          <table:table-cell office:value-type="float" office:value="0.418959082989259" calcext:value-type="float">
            <text:p>0.4189590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919117404980571" calcext:value-type="float">
            <text:p>0.9191174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59" calcext:value-type="float">
            <text:p>359</text:p>
          </table:table-cell>
          <table:table-cell office:value-type="float" office:value="0.412255737661431" calcext:value-type="float">
            <text:p>0.41225573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904411526500882" calcext:value-type="float">
            <text:p>0.90441152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0" calcext:value-type="float">
            <text:p>360</text:p>
          </table:table-cell>
          <table:table-cell office:value-type="float" office:value="0.405659645858848" calcext:value-type="float">
            <text:p>0.405659645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11953658022577" calcext:value-type="float">
            <text:p>1.11953658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1" calcext:value-type="float">
            <text:p>361</text:p>
          </table:table-cell>
          <table:table-cell office:value-type="float" office:value="0.445706014663191" calcext:value-type="float">
            <text:p>0.44570601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10162399494216" calcext:value-type="float">
            <text:p>1.10162399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2" calcext:value-type="float">
            <text:p>362</text:p>
          </table:table-cell>
          <table:table-cell office:value-type="float" office:value="0.43857471842858" calcext:value-type="float">
            <text:p>0.438574718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08399801102309" calcext:value-type="float">
            <text:p>1.0839980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3" calcext:value-type="float">
            <text:p>363</text:p>
          </table:table-cell>
          <table:table-cell office:value-type="float" office:value="0.431557522933723" calcext:value-type="float">
            <text:p>0.43155752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.06665404284672" calcext:value-type="float">
            <text:p>1.06665404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4" calcext:value-type="float">
            <text:p>364</text:p>
          </table:table-cell>
          <table:table-cell office:value-type="float" office:value="0.424652602566783" calcext:value-type="float">
            <text:p>0.42465260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999309584332697" calcext:value-type="float">
            <text:p>0.99930958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5" calcext:value-type="float">
            <text:p>365</text:p>
          </table:table-cell>
          <table:table-cell office:value-type="float" office:value="0.417858160925715" calcext:value-type="float">
            <text:p>0.417858160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983320630983374" calcext:value-type="float">
            <text:p>0.9833206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0.411172430350903" calcext:value-type="float">
            <text:p>0.41117243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96758750088764" calcext:value-type="float">
            <text:p>0.96758750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7" calcext:value-type="float">
            <text:p>367</text:p>
          </table:table-cell>
          <table:table-cell office:value-type="float" office:value="0.404593671465289" calcext:value-type="float">
            <text:p>0.40459367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952106100873438" calcext:value-type="float">
            <text:p>0.95210610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8" calcext:value-type="float">
            <text:p>368</text:p>
          </table:table-cell>
          <table:table-cell office:value-type="float" office:value="0.398120172721844" calcext:value-type="float">
            <text:p>0.39812017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936872403259463" calcext:value-type="float">
            <text:p>0.93687240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69" calcext:value-type="float">
            <text:p>369</text:p>
          </table:table-cell>
          <table:table-cell office:value-type="float" office:value="0.391750249958295" calcext:value-type="float">
            <text:p>0.3917502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921882444807311" calcext:value-type="float">
            <text:p>0.921882444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0" calcext:value-type="float">
            <text:p>370</text:p>
          </table:table-cell>
          <table:table-cell office:value-type="float" office:value="0.385482245958962" calcext:value-type="float">
            <text:p>0.3854822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10946703570588" calcext:value-type="float">
            <text:p>1.10946703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1" calcext:value-type="float">
            <text:p>371</text:p>
          </table:table-cell>
          <table:table-cell office:value-type="float" office:value="0.445267446685234" calcext:value-type="float">
            <text:p>0.44526744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09171556313459" calcext:value-type="float">
            <text:p>1.09171556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2" calcext:value-type="float">
            <text:p>372</text:p>
          </table:table-cell>
          <table:table-cell office:value-type="float" office:value="0.438143167538271" calcext:value-type="float">
            <text:p>0.438143167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07424811412443" calcext:value-type="float">
            <text:p>1.07424811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3" calcext:value-type="float">
            <text:p>373</text:p>
          </table:table-cell>
          <table:table-cell office:value-type="float" office:value="0.431132876857658" calcext:value-type="float">
            <text:p>0.43113287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05706014429844" calcext:value-type="float">
            <text:p>1.05706014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4" calcext:value-type="float">
            <text:p>374</text:p>
          </table:table-cell>
          <table:table-cell office:value-type="float" office:value="0.424234750827936" calcext:value-type="float">
            <text:p>0.42423475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04014718198967" calcext:value-type="float">
            <text:p>1.0401471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5" calcext:value-type="float">
            <text:p>375</text:p>
          </table:table-cell>
          <table:table-cell office:value-type="float" office:value="0.390050800386313" calcext:value-type="float">
            <text:p>0.39005080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02350482707783" calcext:value-type="float">
            <text:p>1.02350482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6" calcext:value-type="float">
            <text:p>376</text:p>
          </table:table-cell>
          <table:table-cell office:value-type="float" office:value="0.383809987580132" calcext:value-type="float">
            <text:p>0.383809987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00712874984459" calcext:value-type="float">
            <text:p>1.00712874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7" calcext:value-type="float">
            <text:p>377</text:p>
          </table:table-cell>
          <table:table-cell office:value-type="float" office:value="0.37766902777885" calcext:value-type="float">
            <text:p>0.37766902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991014689847073" calcext:value-type="float">
            <text:p>0.99101468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8" calcext:value-type="float">
            <text:p>378</text:p>
          </table:table-cell>
          <table:table-cell office:value-type="float" office:value="0.371626323334388" calcext:value-type="float">
            <text:p>0.371626323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97515845480952" calcext:value-type="float">
            <text:p>0.975158454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79" calcext:value-type="float">
            <text:p>379</text:p>
          </table:table-cell>
          <table:table-cell office:value-type="float" office:value="0.365680302161038" calcext:value-type="float">
            <text:p>0.36568030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959555919532568" calcext:value-type="float">
            <text:p>0.95955591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0" calcext:value-type="float">
            <text:p>380</text:p>
          </table:table-cell>
          <table:table-cell office:value-type="float" office:value="0.359829417326461" calcext:value-type="float">
            <text:p>0.35982941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07133014015215" calcext:value-type="float">
            <text:p>1.07133014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1" calcext:value-type="float">
            <text:p>381</text:p>
          </table:table-cell>
          <table:table-cell office:value-type="float" office:value="0.491289256938629" calcext:value-type="float">
            <text:p>0.49128925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05418885790971" calcext:value-type="float">
            <text:p>1.05418885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2" calcext:value-type="float">
            <text:p>382</text:p>
          </table:table-cell>
          <table:table-cell office:value-type="float" office:value="0.483428628827611" calcext:value-type="float">
            <text:p>0.483428628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03732183618316" calcext:value-type="float">
            <text:p>1.03732183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3" calcext:value-type="float">
            <text:p>383</text:p>
          </table:table-cell>
          <table:table-cell office:value-type="float" office:value="0.475693770766369" calcext:value-type="float">
            <text:p>0.47569377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02072468680423" calcext:value-type="float">
            <text:p>1.020724686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4" calcext:value-type="float">
            <text:p>384</text:p>
          </table:table-cell>
          <table:table-cell office:value-type="float" office:value="0.468082670434107" calcext:value-type="float">
            <text:p>0.46808267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00439309181536" calcext:value-type="float">
            <text:p>1.00439309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5" calcext:value-type="float">
            <text:p>385</text:p>
          </table:table-cell>
          <table:table-cell office:value-type="float" office:value="0.460593347707161" calcext:value-type="float">
            <text:p>0.46059334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988322802346315" calcext:value-type="float">
            <text:p>0.98832280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6" calcext:value-type="float">
            <text:p>386</text:p>
          </table:table-cell>
          <table:table-cell office:value-type="float" office:value="0.453223854143847" calcext:value-type="float">
            <text:p>0.45322385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972509637508774" calcext:value-type="float">
            <text:p>0.97250963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7" calcext:value-type="float">
            <text:p>387</text:p>
          </table:table-cell>
          <table:table-cell office:value-type="float" office:value="0.445972272477545" calcext:value-type="float">
            <text:p>0.445972272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956949483308634" calcext:value-type="float">
            <text:p>0.95694948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8" calcext:value-type="float">
            <text:p>388</text:p>
          </table:table-cell>
          <table:table-cell office:value-type="float" office:value="0.438836716117904" calcext:value-type="float">
            <text:p>0.438836716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941638291575696" calcext:value-type="float">
            <text:p>0.94163829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89" calcext:value-type="float">
            <text:p>389</text:p>
          </table:table-cell>
          <table:table-cell office:value-type="float" office:value="0.431815328660018" calcext:value-type="float">
            <text:p>0.431815328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926572078910485" calcext:value-type="float">
            <text:p>0.92657207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0" calcext:value-type="float">
            <text:p>390</text:p>
          </table:table-cell>
          <table:table-cell office:value-type="float" office:value="0.424906283401458" calcext:value-type="float">
            <text:p>0.42490628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05543727375261" calcext:value-type="float">
            <text:p>1.05543727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1" calcext:value-type="float">
            <text:p>391</text:p>
          </table:table-cell>
          <table:table-cell office:value-type="float" office:value="0.498706095966268" calcext:value-type="float">
            <text:p>0.4987060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03855027737257" calcext:value-type="float">
            <text:p>1.038550277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2" calcext:value-type="float">
            <text:p>392</text:p>
          </table:table-cell>
          <table:table-cell office:value-type="float" office:value="0.490726798430808" calcext:value-type="float">
            <text:p>0.490726798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02193347293461" calcext:value-type="float">
            <text:p>1.021933472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3" calcext:value-type="float">
            <text:p>393</text:p>
          </table:table-cell>
          <table:table-cell office:value-type="float" office:value="0.482875169655915" calcext:value-type="float">
            <text:p>0.48287516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00558253736766" calcext:value-type="float">
            <text:p>1.005582537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4" calcext:value-type="float">
            <text:p>394</text:p>
          </table:table-cell>
          <table:table-cell office:value-type="float" office:value="0.47514916694142" calcext:value-type="float">
            <text:p>0.47514916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989493216769773" calcext:value-type="float">
            <text:p>0.989493216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5" calcext:value-type="float">
            <text:p>395</text:p>
          </table:table-cell>
          <table:table-cell office:value-type="float" office:value="0.467546780270357" calcext:value-type="float">
            <text:p>0.467546780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973661325301457" calcext:value-type="float">
            <text:p>0.97366132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6" calcext:value-type="float">
            <text:p>396</text:p>
          </table:table-cell>
          <table:table-cell office:value-type="float" office:value="0.460066031786032" calcext:value-type="float">
            <text:p>0.460066031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958082744096633" calcext:value-type="float">
            <text:p>0.95808274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7" calcext:value-type="float">
            <text:p>397</text:p>
          </table:table-cell>
          <table:table-cell office:value-type="float" office:value="0.429272530451272" calcext:value-type="float">
            <text:p>0.429272530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942753420191087" calcext:value-type="float">
            <text:p>0.94275342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8" calcext:value-type="float">
            <text:p>398</text:p>
          </table:table-cell>
          <table:table-cell office:value-type="float" office:value="0.422404169964051" calcext:value-type="float">
            <text:p>0.422404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92766936546803" calcext:value-type="float">
            <text:p>0.92766936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399" calcext:value-type="float">
            <text:p>399</text:p>
          </table:table-cell>
          <table:table-cell office:value-type="float" office:value="0.415645703244627" calcext:value-type="float">
            <text:p>0.41564570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912826655620541" calcext:value-type="float">
            <text:p>0.912826655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0.408995371992712" calcext:value-type="float">
            <text:p>0.40899537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13853809189688" calcext:value-type="float">
            <text:p>1.13853809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1" calcext:value-type="float">
            <text:p>401</text:p>
          </table:table-cell>
          <table:table-cell office:value-type="float" office:value="0.491988394195755" calcext:value-type="float">
            <text:p>0.49198839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12032148242653" calcext:value-type="float">
            <text:p>1.12032148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2" calcext:value-type="float">
            <text:p>402</text:p>
          </table:table-cell>
          <table:table-cell office:value-type="float" office:value="0.484116579888622" calcext:value-type="float">
            <text:p>0.484116579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.10239633870771" calcext:value-type="float">
            <text:p>1.10239633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3" calcext:value-type="float">
            <text:p>403</text:p>
          </table:table-cell>
          <table:table-cell office:value-type="float" office:value="0.476370714610404" calcext:value-type="float">
            <text:p>0.47637071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.08475799728838" calcext:value-type="float">
            <text:p>1.08475799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4" calcext:value-type="float">
            <text:p>404</text:p>
          </table:table-cell>
          <table:table-cell office:value-type="float" office:value="0.468748783176638" calcext:value-type="float">
            <text:p>0.46874878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06217227674177" calcext:value-type="float">
            <text:p>1.06217227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5" calcext:value-type="float">
            <text:p>405</text:p>
          </table:table-cell>
          <table:table-cell office:value-type="float" office:value="0.461248802645812" calcext:value-type="float">
            <text:p>0.46124880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0451775203139" calcext:value-type="float">
            <text:p>1.04517752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6" calcext:value-type="float">
            <text:p>406</text:p>
          </table:table-cell>
          <table:table-cell office:value-type="float" office:value="0.453868821803479" calcext:value-type="float">
            <text:p>0.453868821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.02845467998888" calcext:value-type="float">
            <text:p>1.0284546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7" calcext:value-type="float">
            <text:p>407</text:p>
          </table:table-cell>
          <table:table-cell office:value-type="float" office:value="0.446606920654623" calcext:value-type="float">
            <text:p>0.446606920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01199940510906" calcext:value-type="float">
            <text:p>1.01199940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8" calcext:value-type="float">
            <text:p>408</text:p>
          </table:table-cell>
          <table:table-cell office:value-type="float" office:value="0.439461209924149" calcext:value-type="float">
            <text:p>0.439461209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995807414627314" calcext:value-type="float">
            <text:p>0.99580741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09" calcext:value-type="float">
            <text:p>409</text:p>
          </table:table-cell>
          <table:table-cell office:value-type="float" office:value="0.432429830565363" calcext:value-type="float">
            <text:p>0.432429830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979874495993277" calcext:value-type="float">
            <text:p>0.9798744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0" calcext:value-type="float">
            <text:p>410</text:p>
          </table:table-cell>
          <table:table-cell office:value-type="float" office:value="0.425510953276317" calcext:value-type="float">
            <text:p>0.425510953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08684310620885" calcext:value-type="float">
            <text:p>1.08684310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1" calcext:value-type="float">
            <text:p>411</text:p>
          </table:table-cell>
          <table:table-cell office:value-type="float" office:value="0.526408873782165" calcext:value-type="float">
            <text:p>0.52640887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06945361650951" calcext:value-type="float">
            <text:p>1.06945361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office:value-type="float" office:value="0.51798633180165" calcext:value-type="float">
            <text:p>0.517986331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05234235864536" calcext:value-type="float">
            <text:p>1.052342358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3" calcext:value-type="float">
            <text:p>413</text:p>
          </table:table-cell>
          <table:table-cell office:value-type="float" office:value="0.509698550492824" calcext:value-type="float">
            <text:p>0.509698550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03550488090703" calcext:value-type="float">
            <text:p>1.03550488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4" calcext:value-type="float">
            <text:p>414</text:p>
          </table:table-cell>
          <table:table-cell office:value-type="float" office:value="0.501543373684939" calcext:value-type="float">
            <text:p>0.501543373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01893680281252" calcext:value-type="float">
            <text:p>1.01893680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5" calcext:value-type="float">
            <text:p>415</text:p>
          </table:table-cell>
          <table:table-cell office:value-type="float" office:value="0.49351867970598" calcext:value-type="float">
            <text:p>0.49351867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00263381396752" calcext:value-type="float">
            <text:p>1.0026338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6" calcext:value-type="float">
            <text:p>416</text:p>
          </table:table-cell>
          <table:table-cell office:value-type="float" office:value="0.485622380830684" calcext:value-type="float">
            <text:p>0.48562238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986591672944038" calcext:value-type="float">
            <text:p>0.986591672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7" calcext:value-type="float">
            <text:p>417</text:p>
          </table:table-cell>
          <table:table-cell office:value-type="float" office:value="0.477852422737393" calcext:value-type="float">
            <text:p>0.47785242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970806206176933" calcext:value-type="float">
            <text:p>0.97080620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8" calcext:value-type="float">
            <text:p>418</text:p>
          </table:table-cell>
          <table:table-cell office:value-type="float" office:value="0.470206783973595" calcext:value-type="float">
            <text:p>0.47020678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955273306878103" calcext:value-type="float">
            <text:p>0.95527330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19" calcext:value-type="float">
            <text:p>419</text:p>
          </table:table-cell>
          <table:table-cell office:value-type="float" office:value="0.462683475430017" calcext:value-type="float">
            <text:p>0.462683475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939988933968053" calcext:value-type="float">
            <text:p>0.9399889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0" calcext:value-type="float">
            <text:p>420</text:p>
          </table:table-cell>
          <table:table-cell office:value-type="float" office:value="0.455280539823137" calcext:value-type="float">
            <text:p>0.45528053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17081243836307" calcext:value-type="float">
            <text:p>1.17081243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1" calcext:value-type="float">
            <text:p>421</text:p>
          </table:table-cell>
          <table:table-cell office:value-type="float" office:value="0.552595389211312" calcext:value-type="float">
            <text:p>0.55259538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15207943934926" calcext:value-type="float">
            <text:p>1.15207943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2" calcext:value-type="float">
            <text:p>422</text:p>
          </table:table-cell>
          <table:table-cell office:value-type="float" office:value="0.543753862983931" calcext:value-type="float">
            <text:p>0.54375386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13364616831967" calcext:value-type="float">
            <text:p>1.13364616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3" calcext:value-type="float">
            <text:p>423</text:p>
          </table:table-cell>
          <table:table-cell office:value-type="float" office:value="0.535053801176188" calcext:value-type="float">
            <text:p>0.53505380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11550782962656" calcext:value-type="float">
            <text:p>1.11550782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4" calcext:value-type="float">
            <text:p>424</text:p>
          </table:table-cell>
          <table:table-cell office:value-type="float" office:value="0.526492940357369" calcext:value-type="float">
            <text:p>0.52649294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09765970435253" calcext:value-type="float">
            <text:p>1.097659704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5" calcext:value-type="float">
            <text:p>425</text:p>
          </table:table-cell>
          <table:table-cell office:value-type="float" office:value="0.518069053311651" calcext:value-type="float">
            <text:p>0.518069053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08009714908289" calcext:value-type="float">
            <text:p>1.080097149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6" calcext:value-type="float">
            <text:p>426</text:p>
          </table:table-cell>
          <table:table-cell office:value-type="float" office:value="0.509779948458665" calcext:value-type="float">
            <text:p>0.509779948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06281559469757" calcext:value-type="float">
            <text:p>1.06281559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7" calcext:value-type="float">
            <text:p>427</text:p>
          </table:table-cell>
          <table:table-cell office:value-type="float" office:value="0.501623469283326" calcext:value-type="float">
            <text:p>0.50162346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04581054518241" calcext:value-type="float">
            <text:p>1.045810545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8" calcext:value-type="float">
            <text:p>428</text:p>
          </table:table-cell>
          <table:table-cell office:value-type="float" office:value="0.493597493774793" calcext:value-type="float">
            <text:p>0.49359749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02907757645949" calcext:value-type="float">
            <text:p>1.02907757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29" calcext:value-type="float">
            <text:p>429</text:p>
          </table:table-cell>
          <table:table-cell office:value-type="float" office:value="0.485699933874396" calcext:value-type="float">
            <text:p>0.48569993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01261233523614" calcext:value-type="float">
            <text:p>1.012612335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0" calcext:value-type="float">
            <text:p>430</text:p>
          </table:table-cell>
          <table:table-cell office:value-type="float" office:value="0.477928734932406" calcext:value-type="float">
            <text:p>0.477928734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04399628346706" calcext:value-type="float">
            <text:p>1.04399628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1" calcext:value-type="float">
            <text:p>431</text:p>
          </table:table-cell>
          <table:table-cell office:value-type="float" office:value="0.48398137601304" calcext:value-type="float">
            <text:p>0.48398137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02729234293158" calcext:value-type="float">
            <text:p>1.027292342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2" calcext:value-type="float">
            <text:p>432</text:p>
          </table:table-cell>
          <table:table-cell office:value-type="float" office:value="0.476237673996832" calcext:value-type="float">
            <text:p>0.4762376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01085566544468" calcext:value-type="float">
            <text:p>1.010855665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3" calcext:value-type="float">
            <text:p>433</text:p>
          </table:table-cell>
          <table:table-cell office:value-type="float" office:value="0.468617871212882" calcext:value-type="float">
            <text:p>0.46861787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994681974797562" calcext:value-type="float">
            <text:p>0.994681974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4" calcext:value-type="float">
            <text:p>434</text:p>
          </table:table-cell>
          <table:table-cell office:value-type="float" office:value="0.461119985273476" calcext:value-type="float">
            <text:p>0.461119985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978767063200801" calcext:value-type="float">
            <text:p>0.97876706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5" calcext:value-type="float">
            <text:p>435</text:p>
          </table:table-cell>
          <table:table-cell office:value-type="float" office:value="0.453742065509101" calcext:value-type="float">
            <text:p>0.453742065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963106790189588" calcext:value-type="float">
            <text:p>0.96310679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6" calcext:value-type="float">
            <text:p>436</text:p>
          </table:table-cell>
          <table:table-cell office:value-type="float" office:value="0.446482192460955" calcext:value-type="float">
            <text:p>0.446482192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947697081546555" calcext:value-type="float">
            <text:p>0.94769708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7" calcext:value-type="float">
            <text:p>437</text:p>
          </table:table-cell>
          <table:table-cell office:value-type="float" office:value="0.43933847738158" calcext:value-type="float">
            <text:p>0.43933847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93253392824181" calcext:value-type="float">
            <text:p>0.93253392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8" calcext:value-type="float">
            <text:p>438</text:p>
          </table:table-cell>
          <table:table-cell office:value-type="float" office:value="0.432309061743474" calcext:value-type="float">
            <text:p>0.43230906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917613385389941" calcext:value-type="float">
            <text:p>0.917613385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39" calcext:value-type="float">
            <text:p>439</text:p>
          </table:table-cell>
          <table:table-cell office:value-type="float" office:value="0.425392116755579" calcext:value-type="float">
            <text:p>0.425392116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902931571223702" calcext:value-type="float">
            <text:p>0.90293157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0" calcext:value-type="float">
            <text:p>440</text:p>
          </table:table-cell>
          <table:table-cell office:value-type="float" office:value="0.41858584288749" calcext:value-type="float">
            <text:p>0.41858584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09742702121908" calcext:value-type="float">
            <text:p>1.09742702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1" calcext:value-type="float">
            <text:p>441</text:p>
          </table:table-cell>
          <table:table-cell office:value-type="float" office:value="0.485117387909049" calcext:value-type="float">
            <text:p>0.485117387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07986818887957" calcext:value-type="float">
            <text:p>1.07986818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2" calcext:value-type="float">
            <text:p>442</text:p>
          </table:table-cell>
          <table:table-cell office:value-type="float" office:value="0.477355509702504" calcext:value-type="float">
            <text:p>0.47735550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0625902978575" calcext:value-type="float">
            <text:p>1.06259029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3" calcext:value-type="float">
            <text:p>443</text:p>
          </table:table-cell>
          <table:table-cell office:value-type="float" office:value="0.469717821547264" calcext:value-type="float">
            <text:p>0.46971782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04558885309178" calcext:value-type="float">
            <text:p>1.04558885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4" calcext:value-type="float">
            <text:p>444</text:p>
          </table:table-cell>
          <table:table-cell office:value-type="float" office:value="0.462202336402507" calcext:value-type="float">
            <text:p>0.462202336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02885943144231" calcext:value-type="float">
            <text:p>1.02885943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5" calcext:value-type="float">
            <text:p>445</text:p>
          </table:table-cell>
          <table:table-cell office:value-type="float" office:value="0.454807099020067" calcext:value-type="float">
            <text:p>0.45480709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01239768053923" calcext:value-type="float">
            <text:p>1.01239768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6" calcext:value-type="float">
            <text:p>446</text:p>
          </table:table-cell>
          <table:table-cell office:value-type="float" office:value="0.447530185435746" calcext:value-type="float">
            <text:p>0.447530185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996199317650606" calcext:value-type="float">
            <text:p>0.996199317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7" calcext:value-type="float">
            <text:p>447</text:p>
          </table:table-cell>
          <table:table-cell office:value-type="float" office:value="0.440369702468774" calcext:value-type="float">
            <text:p>0.440369702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980260128568196" calcext:value-type="float">
            <text:p>0.980260128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8" calcext:value-type="float">
            <text:p>448</text:p>
          </table:table-cell>
          <table:table-cell office:value-type="float" office:value="0.433323787229274" calcext:value-type="float">
            <text:p>0.433323787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964575966511105" calcext:value-type="float">
            <text:p>0.96457596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49" calcext:value-type="float">
            <text:p>449</text:p>
          </table:table-cell>
          <table:table-cell office:value-type="float" office:value="0.426390606633606" calcext:value-type="float">
            <text:p>0.42639060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949142751046927" calcext:value-type="float">
            <text:p>0.9491427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0" calcext:value-type="float">
            <text:p>450</text:p>
          </table:table-cell>
          <table:table-cell office:value-type="float" office:value="0.419568356927468" calcext:value-type="float">
            <text:p>0.41956835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16679978867434" calcext:value-type="float">
            <text:p>1.16679978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1" calcext:value-type="float">
            <text:p>451</text:p>
          </table:table-cell>
          <table:table-cell office:value-type="float" office:value="0.503782171889275" calcext:value-type="float">
            <text:p>0.503782171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14813099205555" calcext:value-type="float">
            <text:p>1.14813099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2" calcext:value-type="float">
            <text:p>452</text:p>
          </table:table-cell>
          <table:table-cell office:value-type="float" office:value="0.495721657139047" calcext:value-type="float">
            <text:p>0.495721657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0926404499172" calcext:value-type="float">
            <text:p>1.09264044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3" calcext:value-type="float">
            <text:p>453</text:p>
          </table:table-cell>
          <table:table-cell office:value-type="float" office:value="0.487790110624822" calcext:value-type="float">
            <text:p>0.487790110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07515820271852" calcext:value-type="float">
            <text:p>1.07515820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4" calcext:value-type="float">
            <text:p>454</text:p>
          </table:table-cell>
          <table:table-cell office:value-type="float" office:value="0.479985468854825" calcext:value-type="float">
            <text:p>0.479985468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05795567147503" calcext:value-type="float">
            <text:p>1.05795567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5" calcext:value-type="float">
            <text:p>455</text:p>
          </table:table-cell>
          <table:table-cell office:value-type="float" office:value="0.472305701353148" calcext:value-type="float">
            <text:p>0.472305701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04102838073142" calcext:value-type="float">
            <text:p>1.04102838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6" calcext:value-type="float">
            <text:p>456</text:p>
          </table:table-cell>
          <table:table-cell office:value-type="float" office:value="0.464748810131498" calcext:value-type="float">
            <text:p>0.46474881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02437192663972" calcext:value-type="float">
            <text:p>1.02437192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7" calcext:value-type="float">
            <text:p>457</text:p>
          </table:table-cell>
          <table:table-cell office:value-type="float" office:value="0.457312829169394" calcext:value-type="float">
            <text:p>0.45731282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00798197581349" calcext:value-type="float">
            <text:p>1.00798197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8" calcext:value-type="float">
            <text:p>458</text:p>
          </table:table-cell>
          <table:table-cell office:value-type="float" office:value="0.449995823902683" calcext:value-type="float">
            <text:p>0.44999582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991854264200471" calcext:value-type="float">
            <text:p>0.99185426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59" calcext:value-type="float">
            <text:p>459</text:p>
          </table:table-cell>
          <table:table-cell office:value-type="float" office:value="0.44279589072024" calcext:value-type="float">
            <text:p>0.442795890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975984595973263" calcext:value-type="float">
            <text:p>0.9759845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0" calcext:value-type="float">
            <text:p>460</text:p>
          </table:table-cell>
          <table:table-cell office:value-type="float" office:value="0.435711156468716" calcext:value-type="float">
            <text:p>0.43571115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15893437380399" calcext:value-type="float">
            <text:p>1.15893437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1" calcext:value-type="float">
            <text:p>461</text:p>
          </table:table-cell>
          <table:table-cell office:value-type="float" office:value="0.470511666337459" calcext:value-type="float">
            <text:p>0.470511666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14039142382312" calcext:value-type="float">
            <text:p>1.14039142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2" calcext:value-type="float">
            <text:p>462</text:p>
          </table:table-cell>
          <table:table-cell office:value-type="float" office:value="0.462983479676059" calcext:value-type="float">
            <text:p>0.46298347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12214516104195" calcext:value-type="float">
            <text:p>1.1221451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3" calcext:value-type="float">
            <text:p>463</text:p>
          </table:table-cell>
          <table:table-cell office:value-type="float" office:value="0.455575744001242" calcext:value-type="float">
            <text:p>0.4555757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10419083846528" calcext:value-type="float">
            <text:p>1.10419083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4" calcext:value-type="float">
            <text:p>464</text:p>
          </table:table-cell>
          <table:table-cell office:value-type="float" office:value="0.448286532097222" calcext:value-type="float">
            <text:p>0.44828653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08652378504984" calcext:value-type="float">
            <text:p>1.0865237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5" calcext:value-type="float">
            <text:p>465</text:p>
          </table:table-cell>
          <table:table-cell office:value-type="float" office:value="0.441113947583667" calcext:value-type="float">
            <text:p>0.441113947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06913940448904" calcext:value-type="float">
            <text:p>1.06913940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6" calcext:value-type="float">
            <text:p>466</text:p>
          </table:table-cell>
          <table:table-cell office:value-type="float" office:value="0.434056124422328" calcext:value-type="float">
            <text:p>0.43405612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05203317401721" calcext:value-type="float">
            <text:p>1.05203317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7" calcext:value-type="float">
            <text:p>467</text:p>
          </table:table-cell>
          <table:table-cell office:value-type="float" office:value="0.427111226431571" calcext:value-type="float">
            <text:p>0.427111226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03520064323294" calcext:value-type="float">
            <text:p>1.03520064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8" calcext:value-type="float">
            <text:p>468</text:p>
          </table:table-cell>
          <table:table-cell office:value-type="float" office:value="0.420277446808666" calcext:value-type="float">
            <text:p>0.420277446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01863743294121" calcext:value-type="float">
            <text:p>1.018637432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69" calcext:value-type="float">
            <text:p>469</text:p>
          </table:table-cell>
          <table:table-cell office:value-type="float" office:value="0.413553007659727" calcext:value-type="float">
            <text:p>0.41355300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00233923401415" calcext:value-type="float">
            <text:p>1.0023392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0" calcext:value-type="float">
            <text:p>470</text:p>
          </table:table-cell>
          <table:table-cell office:value-type="float" office:value="0.406936159537172" calcext:value-type="float">
            <text:p>0.40693615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15502022338594" calcext:value-type="float">
            <text:p>1.15502022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1" calcext:value-type="float">
            <text:p>471</text:p>
          </table:table-cell>
          <table:table-cell office:value-type="float" office:value="0.458398216090234" calcext:value-type="float">
            <text:p>0.458398216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13653989981177" calcext:value-type="float">
            <text:p>1.13653989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2" calcext:value-type="float">
            <text:p>472</text:p>
          </table:table-cell>
          <table:table-cell office:value-type="float" office:value="0.45106384463279" calcext:value-type="float">
            <text:p>0.45106384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11835526141478" calcext:value-type="float">
            <text:p>1.11835526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3" calcext:value-type="float">
            <text:p>473</text:p>
          </table:table-cell>
          <table:table-cell office:value-type="float" office:value="0.443846823118665" calcext:value-type="float">
            <text:p>0.44384682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10046157723214" calcext:value-type="float">
            <text:p>1.10046157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4" calcext:value-type="float">
            <text:p>474</text:p>
          </table:table-cell>
          <table:table-cell office:value-type="float" office:value="0.436745273948767" calcext:value-type="float">
            <text:p>0.43674527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08285419199643" calcext:value-type="float">
            <text:p>1.0828541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5" calcext:value-type="float">
            <text:p>475</text:p>
          </table:table-cell>
          <table:table-cell office:value-type="float" office:value="0.429757349565586" calcext:value-type="float">
            <text:p>0.42975734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06552852492449" calcext:value-type="float">
            <text:p>1.06552852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6" calcext:value-type="float">
            <text:p>476</text:p>
          </table:table-cell>
          <table:table-cell office:value-type="float" office:value="0.422881231972537" calcext:value-type="float">
            <text:p>0.4228812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0484800685257" calcext:value-type="float">
            <text:p>1.04848006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7" calcext:value-type="float">
            <text:p>477</text:p>
          </table:table-cell>
          <table:table-cell office:value-type="float" office:value="0.416115132260976" calcext:value-type="float">
            <text:p>0.41611513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03170438742928" calcext:value-type="float">
            <text:p>1.031704387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8" calcext:value-type="float">
            <text:p>478</text:p>
          </table:table-cell>
          <table:table-cell office:value-type="float" office:value="0.409457290144801" calcext:value-type="float">
            <text:p>0.40945729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01519711723042" calcext:value-type="float">
            <text:p>1.01519711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79" calcext:value-type="float">
            <text:p>479</text:p>
          </table:table-cell>
          <table:table-cell office:value-type="float" office:value="0.402905973502484" calcext:value-type="float">
            <text:p>0.40290597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998953963354729" calcext:value-type="float">
            <text:p>0.99895396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0" calcext:value-type="float">
            <text:p>480</text:p>
          </table:table-cell>
          <table:table-cell office:value-type="float" office:value="0.396459477926444" calcext:value-type="float">
            <text:p>0.396459477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24429798044563" calcext:value-type="float">
            <text:p>1.24429798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1" calcext:value-type="float">
            <text:p>481</text:p>
          </table:table-cell>
          <table:table-cell office:value-type="float" office:value="0.455387497845253" calcext:value-type="float">
            <text:p>0.45538749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2243892127585" calcext:value-type="float">
            <text:p>1.22438921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2" calcext:value-type="float">
            <text:p>482</text:p>
          </table:table-cell>
          <table:table-cell office:value-type="float" office:value="0.448101297879729" calcext:value-type="float">
            <text:p>0.448101297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20479898535436" calcext:value-type="float">
            <text:p>1.204798985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3" calcext:value-type="float">
            <text:p>483</text:p>
          </table:table-cell>
          <table:table-cell office:value-type="float" office:value="0.440931677113653" calcext:value-type="float">
            <text:p>0.440931677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18552220158869" calcext:value-type="float">
            <text:p>1.18552220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4" calcext:value-type="float">
            <text:p>484</text:p>
          </table:table-cell>
          <table:table-cell office:value-type="float" office:value="0.433876770279835" calcext:value-type="float">
            <text:p>0.433876770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16655384636327" calcext:value-type="float">
            <text:p>1.16655384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5" calcext:value-type="float">
            <text:p>485</text:p>
          </table:table-cell>
          <table:table-cell office:value-type="float" office:value="0.426934741955357" calcext:value-type="float">
            <text:p>0.4269347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14788898482146" calcext:value-type="float">
            <text:p>1.147888984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6" calcext:value-type="float">
            <text:p>486</text:p>
          </table:table-cell>
          <table:table-cell office:value-type="float" office:value="0.420103786084072" calcext:value-type="float">
            <text:p>0.420103786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08144825843023" calcext:value-type="float">
            <text:p>1.08144825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7" calcext:value-type="float">
            <text:p>487</text:p>
          </table:table-cell>
          <table:table-cell office:value-type="float" office:value="0.413382125506726" calcext:value-type="float">
            <text:p>0.413382125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06414508629535" calcext:value-type="float">
            <text:p>1.06414508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8" calcext:value-type="float">
            <text:p>488</text:p>
          </table:table-cell>
          <table:table-cell office:value-type="float" office:value="0.406768011498619" calcext:value-type="float">
            <text:p>0.40676801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04711876491463" calcext:value-type="float">
            <text:p>1.04711876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89" calcext:value-type="float">
            <text:p>489</text:p>
          </table:table-cell>
          <table:table-cell office:value-type="float" office:value="0.400259723314641" calcext:value-type="float">
            <text:p>0.400259723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03036486467599" calcext:value-type="float">
            <text:p>1.03036486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0" calcext:value-type="float">
            <text:p>490</text:p>
          </table:table-cell>
          <table:table-cell office:value-type="float" office:value="0.393855567741607" calcext:value-type="float">
            <text:p>0.39385556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24235927365789" calcext:value-type="float">
            <text:p>1.242359273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1" calcext:value-type="float">
            <text:p>491</text:p>
          </table:table-cell>
          <table:table-cell office:value-type="float" office:value="0.446343624966789" calcext:value-type="float">
            <text:p>0.44634362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22248152527936" calcext:value-type="float">
            <text:p>1.22248152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2" calcext:value-type="float">
            <text:p>492</text:p>
          </table:table-cell>
          <table:table-cell office:value-type="float" office:value="0.43920212696732" calcext:value-type="float">
            <text:p>0.4392021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20292182087489" calcext:value-type="float">
            <text:p>1.20292182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3" calcext:value-type="float">
            <text:p>493</text:p>
          </table:table-cell>
          <table:table-cell office:value-type="float" office:value="0.432174892935843" calcext:value-type="float">
            <text:p>0.43217489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18367507174089" calcext:value-type="float">
            <text:p>1.18367507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4" calcext:value-type="float">
            <text:p>494</text:p>
          </table:table-cell>
          <table:table-cell office:value-type="float" office:value="0.42526009464887" calcext:value-type="float">
            <text:p>0.42526009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16473627059304" calcext:value-type="float">
            <text:p>1.16473627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5" calcext:value-type="float">
            <text:p>495</text:p>
          </table:table-cell>
          <table:table-cell office:value-type="float" office:value="0.418455933134488" calcext:value-type="float">
            <text:p>0.41845593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14610049026355" calcext:value-type="float">
            <text:p>1.14610049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6" calcext:value-type="float">
            <text:p>496</text:p>
          </table:table-cell>
          <table:table-cell office:value-type="float" office:value="0.411760638204336" calcext:value-type="float">
            <text:p>0.411760638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12776288241933" calcext:value-type="float">
            <text:p>1.12776288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7" calcext:value-type="float">
            <text:p>497</text:p>
          </table:table-cell>
          <table:table-cell office:value-type="float" office:value="0.405172467993066" calcext:value-type="float">
            <text:p>0.40517246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10971867630062" calcext:value-type="float">
            <text:p>1.10971867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8" calcext:value-type="float">
            <text:p>498</text:p>
          </table:table-cell>
          <table:table-cell office:value-type="float" office:value="0.398689708505177" calcext:value-type="float">
            <text:p>0.398689708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09196317747981" calcext:value-type="float">
            <text:p>1.09196317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499" calcext:value-type="float">
            <text:p>499</text:p>
          </table:table-cell>
          <table:table-cell office:value-type="float" office:value="0.392310673169094" calcext:value-type="float">
            <text:p>0.39231067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07449176664014" calcext:value-type="float">
            <text:p>1.07449176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0" calcext:value-type="float">
            <text:p>500</text:p>
          </table:table-cell>
          <table:table-cell office:value-type="float" office:value="0.386033702398389" calcext:value-type="float">
            <text:p>0.386033702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1646333406922" calcext:value-type="float">
            <text:p>1.16463334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1" calcext:value-type="float">
            <text:p>501</text:p>
          </table:table-cell>
          <table:table-cell office:value-type="float" office:value="0.480796056773611" calcext:value-type="float">
            <text:p>0.480796056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14599920724112" calcext:value-type="float">
            <text:p>1.14599920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2" calcext:value-type="float">
            <text:p>502</text:p>
          </table:table-cell>
          <table:table-cell office:value-type="float" office:value="0.473103319865233" calcext:value-type="float">
            <text:p>0.473103319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12766321992526" calcext:value-type="float">
            <text:p>1.12766321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3" calcext:value-type="float">
            <text:p>503</text:p>
          </table:table-cell>
          <table:table-cell office:value-type="float" office:value="0.46553366674739" calcext:value-type="float">
            <text:p>0.46553366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10962060840646" calcext:value-type="float">
            <text:p>1.10962060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4" calcext:value-type="float">
            <text:p>504</text:p>
          </table:table-cell>
          <table:table-cell office:value-type="float" office:value="0.458085128079431" calcext:value-type="float">
            <text:p>0.458085128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09186667867196" calcext:value-type="float">
            <text:p>1.09186667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5" calcext:value-type="float">
            <text:p>505</text:p>
          </table:table-cell>
          <table:table-cell office:value-type="float" office:value="0.45075576603016" calcext:value-type="float">
            <text:p>0.4507557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07439681181321" calcext:value-type="float">
            <text:p>1.07439681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6" calcext:value-type="float">
            <text:p>506</text:p>
          </table:table-cell>
          <table:table-cell office:value-type="float" office:value="0.443543673773678" calcext:value-type="float">
            <text:p>0.44354367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05720646282419" calcext:value-type="float">
            <text:p>1.05720646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7" calcext:value-type="float">
            <text:p>507</text:p>
          </table:table-cell>
          <table:table-cell office:value-type="float" office:value="0.436446974993299" calcext:value-type="float">
            <text:p>0.43644697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04029115941901" calcext:value-type="float">
            <text:p>1.04029115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8" calcext:value-type="float">
            <text:p>508</text:p>
          </table:table-cell>
          <table:table-cell office:value-type="float" office:value="0.429463823393406" calcext:value-type="float">
            <text:p>0.42946382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0236465008683" calcext:value-type="float">
            <text:p>1.02364650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09" calcext:value-type="float">
            <text:p>509</text:p>
          </table:table-cell>
          <table:table-cell office:value-type="float" office:value="0.422592402219112" calcext:value-type="float">
            <text:p>0.42259240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00726815685441" calcext:value-type="float">
            <text:p>1.00726815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0" calcext:value-type="float">
            <text:p>510</text:p>
          </table:table-cell>
          <table:table-cell office:value-type="float" office:value="0.415830923783606" calcext:value-type="float">
            <text:p>0.41583092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19806932999896" calcext:value-type="float">
            <text:p>1.198069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1" calcext:value-type="float">
            <text:p>511</text:p>
          </table:table-cell>
          <table:table-cell office:value-type="float" office:value="0.514578332449292" calcext:value-type="float">
            <text:p>0.514578332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17890022071898" calcext:value-type="float">
            <text:p>1.17890022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2" calcext:value-type="float">
            <text:p>512</text:p>
          </table:table-cell>
          <table:table-cell office:value-type="float" office:value="0.506345079130103" calcext:value-type="float">
            <text:p>0.50634507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16003781718748" calcext:value-type="float">
            <text:p>1.16003781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3" calcext:value-type="float">
            <text:p>513</text:p>
          </table:table-cell>
          <table:table-cell office:value-type="float" office:value="0.498243557864022" calcext:value-type="float">
            <text:p>0.498243557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14147721211248" calcext:value-type="float">
            <text:p>1.14147721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4" calcext:value-type="float">
            <text:p>514</text:p>
          </table:table-cell>
          <table:table-cell office:value-type="float" office:value="0.490271660938197" calcext:value-type="float">
            <text:p>0.490271660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12321357671868" calcext:value-type="float">
            <text:p>1.12321357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5" calcext:value-type="float">
            <text:p>515</text:p>
          </table:table-cell>
          <table:table-cell office:value-type="float" office:value="0.482427314363186" calcext:value-type="float">
            <text:p>0.48242731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10524215949118" calcext:value-type="float">
            <text:p>1.10524215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6" calcext:value-type="float">
            <text:p>516</text:p>
          </table:table-cell>
          <table:table-cell office:value-type="float" office:value="0.474708477333375" calcext:value-type="float">
            <text:p>0.47470847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08755828493932" calcext:value-type="float">
            <text:p>1.08755828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7" calcext:value-type="float">
            <text:p>517</text:p>
          </table:table-cell>
          <table:table-cell office:value-type="float" office:value="0.467113141696041" calcext:value-type="float">
            <text:p>0.46711314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07015735238029" calcext:value-type="float">
            <text:p>1.07015735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8" calcext:value-type="float">
            <text:p>518</text:p>
          </table:table-cell>
          <table:table-cell office:value-type="float" office:value="0.459639331428904" calcext:value-type="float">
            <text:p>0.459639331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05303483474221" calcext:value-type="float">
            <text:p>1.05303483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19" calcext:value-type="float">
            <text:p>519</text:p>
          </table:table-cell>
          <table:table-cell office:value-type="float" office:value="0.452285102126042" calcext:value-type="float">
            <text:p>0.45228510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03618627738633" calcext:value-type="float">
            <text:p>1.036186277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0" calcext:value-type="float">
            <text:p>520</text:p>
          </table:table-cell>
          <table:table-cell office:value-type="float" office:value="0.445048540492025" calcext:value-type="float">
            <text:p>0.445048540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22927138365242" calcext:value-type="float">
            <text:p>1.229271383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1" calcext:value-type="float">
            <text:p>521</text:p>
          </table:table-cell>
          <table:table-cell office:value-type="float" office:value="0.539316101978377" calcext:value-type="float">
            <text:p>0.5393161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20960304151398" calcext:value-type="float">
            <text:p>1.20960304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2" calcext:value-type="float">
            <text:p>522</text:p>
          </table:table-cell>
          <table:table-cell office:value-type="float" office:value="0.530687044346723" calcext:value-type="float">
            <text:p>0.530687044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19024939284976" calcext:value-type="float">
            <text:p>1.19024939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3" calcext:value-type="float">
            <text:p>523</text:p>
          </table:table-cell>
          <table:table-cell office:value-type="float" office:value="0.522196051637175" calcext:value-type="float">
            <text:p>0.522196051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17120540256416" calcext:value-type="float">
            <text:p>1.17120540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4" calcext:value-type="float">
            <text:p>524</text:p>
          </table:table-cell>
          <table:table-cell office:value-type="float" office:value="0.51384091481098" calcext:value-type="float">
            <text:p>0.513840914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15246611612314" calcext:value-type="float">
            <text:p>1.15246611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5" calcext:value-type="float">
            <text:p>525</text:p>
          </table:table-cell>
          <table:table-cell office:value-type="float" office:value="0.505619460174005" calcext:value-type="float">
            <text:p>0.50561946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13402665826517" calcext:value-type="float">
            <text:p>1.13402665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6" calcext:value-type="float">
            <text:p>526</text:p>
          </table:table-cell>
          <table:table-cell office:value-type="float" office:value="0.497529548811221" calcext:value-type="float">
            <text:p>0.497529548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11588223173292" calcext:value-type="float">
            <text:p>1.11588223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7" calcext:value-type="float">
            <text:p>527</text:p>
          </table:table-cell>
          <table:table-cell office:value-type="float" office:value="0.489569076030241" calcext:value-type="float">
            <text:p>0.48956907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0980281160252" calcext:value-type="float">
            <text:p>1.0980281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8" calcext:value-type="float">
            <text:p>528</text:p>
          </table:table-cell>
          <table:table-cell office:value-type="float" office:value="0.481735970813757" calcext:value-type="float">
            <text:p>0.48173597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08045966616879" calcext:value-type="float">
            <text:p>1.08045966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29" calcext:value-type="float">
            <text:p>529</text:p>
          </table:table-cell>
          <table:table-cell office:value-type="float" office:value="0.474028195280737" calcext:value-type="float">
            <text:p>0.474028195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06317231151009" calcext:value-type="float">
            <text:p>1.06317231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0" calcext:value-type="float">
            <text:p>530</text:p>
          </table:table-cell>
          <table:table-cell office:value-type="float" office:value="0.466443744156245" calcext:value-type="float">
            <text:p>0.46644374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20500085187996" calcext:value-type="float">
            <text:p>1.20500085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1" calcext:value-type="float">
            <text:p>531</text:p>
          </table:table-cell>
          <table:table-cell office:value-type="float" office:value="0.459628679465875" calcext:value-type="float">
            <text:p>0.45962867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18572083824989" calcext:value-type="float">
            <text:p>1.18572083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2" calcext:value-type="float">
            <text:p>532</text:p>
          </table:table-cell>
          <table:table-cell office:value-type="float" office:value="0.452274620594421" calcext:value-type="float">
            <text:p>0.452274620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16674930483789" calcext:value-type="float">
            <text:p>1.166749304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3" calcext:value-type="float">
            <text:p>533</text:p>
          </table:table-cell>
          <table:table-cell office:value-type="float" office:value="0.413102222630631" calcext:value-type="float">
            <text:p>0.41310222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14808131596048" calcext:value-type="float">
            <text:p>1.1480813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4" calcext:value-type="float">
            <text:p>534</text:p>
          </table:table-cell>
          <table:table-cell office:value-type="float" office:value="0.406492587068541" calcext:value-type="float">
            <text:p>0.406492587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12971201490511" calcext:value-type="float">
            <text:p>1.12971201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5" calcext:value-type="float">
            <text:p>535</text:p>
          </table:table-cell>
          <table:table-cell office:value-type="float" office:value="0.399988705675445" calcext:value-type="float">
            <text:p>0.399988705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11163662266663" calcext:value-type="float">
            <text:p>1.11163662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6" calcext:value-type="float">
            <text:p>536</text:p>
          </table:table-cell>
          <table:table-cell office:value-type="float" office:value="0.393588886384637" calcext:value-type="float">
            <text:p>0.393588886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09385043670397" calcext:value-type="float">
            <text:p>1.09385043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7" calcext:value-type="float">
            <text:p>537</text:p>
          </table:table-cell>
          <table:table-cell office:value-type="float" office:value="0.387291464202483" calcext:value-type="float">
            <text:p>0.38729146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0763488297167" calcext:value-type="float">
            <text:p>1.07634882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8" calcext:value-type="float">
            <text:p>538</text:p>
          </table:table-cell>
          <table:table-cell office:value-type="float" office:value="0.381094800775244" calcext:value-type="float">
            <text:p>0.38109480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05912724844123" calcext:value-type="float">
            <text:p>1.05912724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39" calcext:value-type="float">
            <text:p>539</text:p>
          </table:table-cell>
          <table:table-cell office:value-type="float" office:value="0.37499728396284" calcext:value-type="float">
            <text:p>0.37499728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04218121246617" calcext:value-type="float">
            <text:p>1.04218121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0" calcext:value-type="float">
            <text:p>540</text:p>
          </table:table-cell>
          <table:table-cell office:value-type="float" office:value="0.368997327419434" calcext:value-type="float">
            <text:p>0.36899732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26361885880375" calcext:value-type="float">
            <text:p>1.263618858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1" calcext:value-type="float">
            <text:p>541</text:p>
          </table:table-cell>
          <table:table-cell office:value-type="float" office:value="0.396273465152202" calcext:value-type="float">
            <text:p>0.396273465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24340095706289" calcext:value-type="float">
            <text:p>1.24340095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2" calcext:value-type="float">
            <text:p>542</text:p>
          </table:table-cell>
          <table:table-cell office:value-type="float" office:value="0.389933089709767" calcext:value-type="float">
            <text:p>0.38993308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22350654174988" calcext:value-type="float">
            <text:p>1.22350654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3" calcext:value-type="float">
            <text:p>543</text:p>
          </table:table-cell>
          <table:table-cell office:value-type="float" office:value="0.383694160274411" calcext:value-type="float">
            <text:p>0.383694160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20393043708188" calcext:value-type="float">
            <text:p>1.20393043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4" calcext:value-type="float">
            <text:p>544</text:p>
          </table:table-cell>
          <table:table-cell office:value-type="float" office:value="0.37755505371002" calcext:value-type="float">
            <text:p>0.377555053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18466755008857" calcext:value-type="float">
            <text:p>1.18466755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5" calcext:value-type="float">
            <text:p>545</text:p>
          </table:table-cell>
          <table:table-cell office:value-type="float" office:value="0.37151417285066" calcext:value-type="float">
            <text:p>0.37151417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16571286928716" calcext:value-type="float">
            <text:p>1.16571286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6" calcext:value-type="float">
            <text:p>546</text:p>
          </table:table-cell>
          <table:table-cell office:value-type="float" office:value="0.365569946085049" calcext:value-type="float">
            <text:p>0.365569946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14706146337856" calcext:value-type="float">
            <text:p>1.14706146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7" calcext:value-type="float">
            <text:p>547</text:p>
          </table:table-cell>
          <table:table-cell office:value-type="float" office:value="0.359720826947688" calcext:value-type="float">
            <text:p>0.35972082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12870847996451" calcext:value-type="float">
            <text:p>1.1287084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8" calcext:value-type="float">
            <text:p>548</text:p>
          </table:table-cell>
          <table:table-cell office:value-type="float" office:value="0.353965293716525" calcext:value-type="float">
            <text:p>0.353965293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11064914428507" calcext:value-type="float">
            <text:p>1.11064914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49" calcext:value-type="float">
            <text:p>549</text:p>
          </table:table-cell>
          <table:table-cell office:value-type="float" office:value="0.348301849017061" calcext:value-type="float">
            <text:p>0.34830184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09287875797651" calcext:value-type="float">
            <text:p>1.0928787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0" calcext:value-type="float">
            <text:p>550</text:p>
          </table:table-cell>
          <table:table-cell office:value-type="float" office:value="0.342729019432788" calcext:value-type="float">
            <text:p>0.342729019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26009820317591" calcext:value-type="float">
            <text:p>1.26009820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1" calcext:value-type="float">
            <text:p>551</text:p>
          </table:table-cell>
          <table:table-cell office:value-type="float" office:value="0.428320618246489" calcext:value-type="float">
            <text:p>0.428320618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23993663192509" calcext:value-type="float">
            <text:p>1.23993663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2" calcext:value-type="float">
            <text:p>552</text:p>
          </table:table-cell>
          <table:table-cell office:value-type="float" office:value="0.421467488354545" calcext:value-type="float">
            <text:p>0.421467488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22009764581429" calcext:value-type="float">
            <text:p>1.22009764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3" calcext:value-type="float">
            <text:p>553</text:p>
          </table:table-cell>
          <table:table-cell office:value-type="float" office:value="0.414724008540872" calcext:value-type="float">
            <text:p>0.414724008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20057608348126" calcext:value-type="float">
            <text:p>1.20057608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4" calcext:value-type="float">
            <text:p>554</text:p>
          </table:table-cell>
          <table:table-cell office:value-type="float" office:value="0.408088424404218" calcext:value-type="float">
            <text:p>0.40808842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18136686614556" calcext:value-type="float">
            <text:p>1.18136686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5" calcext:value-type="float">
            <text:p>555</text:p>
          </table:table-cell>
          <table:table-cell office:value-type="float" office:value="0.401559009613751" calcext:value-type="float">
            <text:p>0.40155900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16246499628723" calcext:value-type="float">
            <text:p>1.16246499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6" calcext:value-type="float">
            <text:p>556</text:p>
          </table:table-cell>
          <table:table-cell office:value-type="float" office:value="0.395134065459931" calcext:value-type="float">
            <text:p>0.395134065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14386555634664" calcext:value-type="float">
            <text:p>1.14386555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7" calcext:value-type="float">
            <text:p>557</text:p>
          </table:table-cell>
          <table:table-cell office:value-type="float" office:value="0.388811920412572" calcext:value-type="float">
            <text:p>0.38881192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12556370744509" calcext:value-type="float">
            <text:p>1.125563707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8" calcext:value-type="float">
            <text:p>558</text:p>
          </table:table-cell>
          <table:table-cell office:value-type="float" office:value="0.382590929685971" calcext:value-type="float">
            <text:p>0.38259092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10755468812597" calcext:value-type="float">
            <text:p>1.10755468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59" calcext:value-type="float">
            <text:p>559</text:p>
          </table:table-cell>
          <table:table-cell office:value-type="float" office:value="0.376469474810995" calcext:value-type="float">
            <text:p>0.376469474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08983381311595" calcext:value-type="float">
            <text:p>1.08983381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0" calcext:value-type="float">
            <text:p>560</text:p>
          </table:table-cell>
          <table:table-cell office:value-type="float" office:value="0.370445963214019" calcext:value-type="float">
            <text:p>0.37044596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22160777756185" calcext:value-type="float">
            <text:p>1.22160777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1" calcext:value-type="float">
            <text:p>561</text:p>
          </table:table-cell>
          <table:table-cell office:value-type="float" office:value="0.378197668998237" calcext:value-type="float">
            <text:p>0.3781976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20206205312086" calcext:value-type="float">
            <text:p>1.20206205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2" calcext:value-type="float">
            <text:p>562</text:p>
          </table:table-cell>
          <table:table-cell office:value-type="float" office:value="0.372146506294265" calcext:value-type="float">
            <text:p>0.372146506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18282906027093" calcext:value-type="float">
            <text:p>1.18282906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3" calcext:value-type="float">
            <text:p>563</text:p>
          </table:table-cell>
          <table:table-cell office:value-type="float" office:value="0.366192162193557" calcext:value-type="float">
            <text:p>0.36619216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16390379530659" calcext:value-type="float">
            <text:p>1.16390379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4" calcext:value-type="float">
            <text:p>564</text:p>
          </table:table-cell>
          <table:table-cell office:value-type="float" office:value="0.36033308759846" calcext:value-type="float">
            <text:p>0.360333087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14528133458169" calcext:value-type="float">
            <text:p>1.14528133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5" calcext:value-type="float">
            <text:p>565</text:p>
          </table:table-cell>
          <table:table-cell office:value-type="float" office:value="0.354567758196885" calcext:value-type="float">
            <text:p>0.354567758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12695683322838" calcext:value-type="float">
            <text:p>1.12695683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6" calcext:value-type="float">
            <text:p>566</text:p>
          </table:table-cell>
          <table:table-cell office:value-type="float" office:value="0.348894674065735" calcext:value-type="float">
            <text:p>0.34889467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10892552389673" calcext:value-type="float">
            <text:p>1.10892552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7" calcext:value-type="float">
            <text:p>567</text:p>
          </table:table-cell>
          <table:table-cell office:value-type="float" office:value="0.343312359280683" calcext:value-type="float">
            <text:p>0.34331235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09118271551438" calcext:value-type="float">
            <text:p>1.09118271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8" calcext:value-type="float">
            <text:p>568</text:p>
          </table:table-cell>
          <table:table-cell office:value-type="float" office:value="0.337819361532192" calcext:value-type="float">
            <text:p>0.33781936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07372379206615" calcext:value-type="float">
            <text:p>1.07372379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69" calcext:value-type="float">
            <text:p>569</text:p>
          </table:table-cell>
          <table:table-cell office:value-type="float" office:value="0.332414251747677" calcext:value-type="float">
            <text:p>0.33241425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05654421139309" calcext:value-type="float">
            <text:p>1.05654421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0" calcext:value-type="float">
            <text:p>570</text:p>
          </table:table-cell>
          <table:table-cell office:value-type="float" office:value="0.327095623719714" calcext:value-type="float">
            <text:p>0.327095623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17796365083056" calcext:value-type="float">
            <text:p>1.17796365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1" calcext:value-type="float">
            <text:p>571</text:p>
          </table:table-cell>
          <table:table-cell office:value-type="float" office:value="0.50010744875104" calcext:value-type="float">
            <text:p>0.500107448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15911623241727" calcext:value-type="float">
            <text:p>1.15911623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2" calcext:value-type="float">
            <text:p>572</text:p>
          </table:table-cell>
          <table:table-cell office:value-type="float" office:value="0.492105729571023" calcext:value-type="float">
            <text:p>0.49210572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1405703726986" calcext:value-type="float">
            <text:p>1.14057037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3" calcext:value-type="float">
            <text:p>573</text:p>
          </table:table-cell>
          <table:table-cell office:value-type="float" office:value="0.484232037897887" calcext:value-type="float">
            <text:p>0.484232037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12232124673542" calcext:value-type="float">
            <text:p>1.12232124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4" calcext:value-type="float">
            <text:p>574</text:p>
          </table:table-cell>
          <table:table-cell office:value-type="float" office:value="0.476484325291521" calcext:value-type="float">
            <text:p>0.476484325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10436410678765" calcext:value-type="float">
            <text:p>1.104364106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5" calcext:value-type="float">
            <text:p>575</text:p>
          </table:table-cell>
          <table:table-cell office:value-type="float" office:value="0.468860576086856" calcext:value-type="float">
            <text:p>0.468860576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08669428107905" calcext:value-type="float">
            <text:p>1.08669428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6" calcext:value-type="float">
            <text:p>576</text:p>
          </table:table-cell>
          <table:table-cell office:value-type="float" office:value="0.461358806869467" calcext:value-type="float">
            <text:p>0.46135880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06930717258179" calcext:value-type="float">
            <text:p>1.06930717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7" calcext:value-type="float">
            <text:p>577</text:p>
          </table:table-cell>
          <table:table-cell office:value-type="float" office:value="0.453977065959555" calcext:value-type="float">
            <text:p>0.4539770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05219825782048" calcext:value-type="float">
            <text:p>1.05219825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8" calcext:value-type="float">
            <text:p>578</text:p>
          </table:table-cell>
          <table:table-cell office:value-type="float" office:value="0.446713432904202" calcext:value-type="float">
            <text:p>0.44671343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03536308569535" calcext:value-type="float">
            <text:p>1.03536308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79" calcext:value-type="float">
            <text:p>579</text:p>
          </table:table-cell>
          <table:table-cell office:value-type="float" office:value="0.439566017977735" calcext:value-type="float">
            <text:p>0.43956601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01879727632422" calcext:value-type="float">
            <text:p>1.01879727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0" calcext:value-type="float">
            <text:p>580</text:p>
          </table:table-cell>
          <table:table-cell office:value-type="float" office:value="0.432532961690091" calcext:value-type="float">
            <text:p>0.43253296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11247762638832" calcext:value-type="float">
            <text:p>1.11247762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1" calcext:value-type="float">
            <text:p>581</text:p>
          </table:table-cell>
          <table:table-cell office:value-type="float" office:value="0.588938927483681" calcext:value-type="float">
            <text:p>0.588938927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0946779843661" calcext:value-type="float">
            <text:p>1.094677984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2" calcext:value-type="float">
            <text:p>582</text:p>
          </table:table-cell>
          <table:table-cell office:value-type="float" office:value="0.579515904643942" calcext:value-type="float">
            <text:p>0.57951590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07716313661624" calcext:value-type="float">
            <text:p>1.07716313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3" calcext:value-type="float">
            <text:p>583</text:p>
          </table:table-cell>
          <table:table-cell office:value-type="float" office:value="0.543199681507129" calcext:value-type="float">
            <text:p>0.54319968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05992852643039" calcext:value-type="float">
            <text:p>1.05992852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4" calcext:value-type="float">
            <text:p>584</text:p>
          </table:table-cell>
          <table:table-cell office:value-type="float" office:value="0.534508486603015" calcext:value-type="float">
            <text:p>0.53450848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0429696700075" calcext:value-type="float">
            <text:p>1.042969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5" calcext:value-type="float">
            <text:p>585</text:p>
          </table:table-cell>
          <table:table-cell office:value-type="float" office:value="0.525956350817366" calcext:value-type="float">
            <text:p>0.52595635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02628215528738" calcext:value-type="float">
            <text:p>1.02628215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6" calcext:value-type="float">
            <text:p>586</text:p>
          </table:table-cell>
          <table:table-cell office:value-type="float" office:value="0.517541049204288" calcext:value-type="float">
            <text:p>0.51754104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997609088155076" calcext:value-type="float">
            <text:p>0.99760908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7" calcext:value-type="float">
            <text:p>587</text:p>
          </table:table-cell>
          <table:table-cell office:value-type="float" office:value="0.50926039241702" calcext:value-type="float">
            <text:p>0.509260392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981647342744594" calcext:value-type="float">
            <text:p>0.98164734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8" calcext:value-type="float">
            <text:p>588</text:p>
          </table:table-cell>
          <table:table-cell office:value-type="float" office:value="0.501112226138347" calcext:value-type="float">
            <text:p>0.501112226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965940985260681" calcext:value-type="float">
            <text:p>0.96594098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89" calcext:value-type="float">
            <text:p>589</text:p>
          </table:table-cell>
          <table:table-cell office:value-type="float" office:value="0.465359491899574" calcext:value-type="float">
            <text:p>0.465359491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95048592949651" calcext:value-type="float">
            <text:p>0.95048592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0" calcext:value-type="float">
            <text:p>590</text:p>
          </table:table-cell>
          <table:table-cell office:value-type="float" office:value="0.45791374002918" calcext:value-type="float">
            <text:p>0.457913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10498967262176" calcext:value-type="float">
            <text:p>1.10498967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1" calcext:value-type="float">
            <text:p>591</text:p>
          </table:table-cell>
          <table:table-cell office:value-type="float" office:value="0.583165422377363" calcext:value-type="float">
            <text:p>0.583165422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07069025383058" calcext:value-type="float">
            <text:p>1.07069025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2" calcext:value-type="float">
            <text:p>592</text:p>
          </table:table-cell>
          <table:table-cell office:value-type="float" office:value="0.573834775619326" calcext:value-type="float">
            <text:p>0.57383477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05355920976929" calcext:value-type="float">
            <text:p>1.05355920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3" calcext:value-type="float">
            <text:p>593</text:p>
          </table:table-cell>
          <table:table-cell office:value-type="float" office:value="0.564653419209416" calcext:value-type="float">
            <text:p>0.56465341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03670226241298" calcext:value-type="float">
            <text:p>1.03670226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4" calcext:value-type="float">
            <text:p>594</text:p>
          </table:table-cell>
          <table:table-cell office:value-type="float" office:value="0.555618964502066" calcext:value-type="float">
            <text:p>0.555618964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02011502621438" calcext:value-type="float">
            <text:p>1.02011502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5" calcext:value-type="float">
            <text:p>595</text:p>
          </table:table-cell>
          <table:table-cell office:value-type="float" office:value="0.546729061070033" calcext:value-type="float">
            <text:p>0.54672906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00379318579495" calcext:value-type="float">
            <text:p>1.00379318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6" calcext:value-type="float">
            <text:p>596</text:p>
          </table:table-cell>
          <table:table-cell office:value-type="float" office:value="0.537981396092912" calcext:value-type="float">
            <text:p>0.537981396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987732494822227" calcext:value-type="float">
            <text:p>0.987732494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7" calcext:value-type="float">
            <text:p>597</text:p>
          </table:table-cell>
          <table:table-cell office:value-type="float" office:value="0.529373693755426" calcext:value-type="float">
            <text:p>0.52937369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971928774905071" calcext:value-type="float">
            <text:p>0.97192877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8" calcext:value-type="float">
            <text:p>598</text:p>
          </table:table-cell>
          <table:table-cell office:value-type="float" office:value="0.520903714655339" calcext:value-type="float">
            <text:p>0.52090371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95637791450659" calcext:value-type="float">
            <text:p>0.95637791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599" calcext:value-type="float">
            <text:p>599</text:p>
          </table:table-cell>
          <table:table-cell office:value-type="float" office:value="0.512569255220853" calcext:value-type="float">
            <text:p>0.512569255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41075867874485" calcext:value-type="float">
            <text:p>0.94107586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0" calcext:value-type="float">
            <text:p>600</text:p>
          </table:table-cell>
          <table:table-cell office:value-type="float" office:value="0.50436814713732" calcext:value-type="float">
            <text:p>0.504368147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1412904537607" calcext:value-type="float">
            <text:p>1.14129045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1" calcext:value-type="float">
            <text:p>601</text:p>
          </table:table-cell>
          <table:table-cell office:value-type="float" office:value="0.579739550170127" calcext:value-type="float">
            <text:p>0.57973955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12302980650052" calcext:value-type="float">
            <text:p>1.12302980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2" calcext:value-type="float">
            <text:p>602</text:p>
          </table:table-cell>
          <table:table-cell office:value-type="float" office:value="0.570463717367405" calcext:value-type="float">
            <text:p>0.57046371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10506132959652" calcext:value-type="float">
            <text:p>1.10506132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3" calcext:value-type="float">
            <text:p>603</text:p>
          </table:table-cell>
          <table:table-cell office:value-type="float" office:value="0.561336297889526" calcext:value-type="float">
            <text:p>0.561336297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08738034832297" calcext:value-type="float">
            <text:p>1.08738034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4" calcext:value-type="float">
            <text:p>604</text:p>
          </table:table-cell>
          <table:table-cell office:value-type="float" office:value="0.552354917123294" calcext:value-type="float">
            <text:p>0.552354917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0699822627498" calcext:value-type="float">
            <text:p>1.06998226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5" calcext:value-type="float">
            <text:p>605</text:p>
          </table:table-cell>
          <table:table-cell office:value-type="float" office:value="0.543517238449321" calcext:value-type="float">
            <text:p>0.543517238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05286254654581" calcext:value-type="float">
            <text:p>1.05286254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6" calcext:value-type="float">
            <text:p>606</text:p>
          </table:table-cell>
          <table:table-cell office:value-type="float" office:value="0.534820962634132" calcext:value-type="float">
            <text:p>0.53482096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03601674580107" calcext:value-type="float">
            <text:p>1.03601674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7" calcext:value-type="float">
            <text:p>607</text:p>
          </table:table-cell>
          <table:table-cell office:value-type="float" office:value="0.526263827231986" calcext:value-type="float">
            <text:p>0.526263827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01944047786826" calcext:value-type="float">
            <text:p>1.01944047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8" calcext:value-type="float">
            <text:p>608</text:p>
          </table:table-cell>
          <table:table-cell office:value-type="float" office:value="0.517843605996274" calcext:value-type="float">
            <text:p>0.51784360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00312943022237" calcext:value-type="float">
            <text:p>1.00312943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09" calcext:value-type="float">
            <text:p>609</text:p>
          </table:table-cell>
          <table:table-cell office:value-type="float" office:value="0.509558108300334" calcext:value-type="float">
            <text:p>0.50955810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964778845743815" calcext:value-type="float">
            <text:p>0.96477884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0" calcext:value-type="float">
            <text:p>610</text:p>
          </table:table-cell>
          <table:table-cell office:value-type="float" office:value="0.501405178567528" calcext:value-type="float">
            <text:p>0.50140517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15267468805195" calcext:value-type="float">
            <text:p>1.15267468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1" calcext:value-type="float">
            <text:p>611</text:p>
          </table:table-cell>
          <table:table-cell office:value-type="float" office:value="0.499498985488681" calcext:value-type="float">
            <text:p>0.499498985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13423189304312" calcext:value-type="float">
            <text:p>1.1342318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2" calcext:value-type="float">
            <text:p>612</text:p>
          </table:table-cell>
          <table:table-cell office:value-type="float" office:value="0.491507001720862" calcext:value-type="float">
            <text:p>0.49150700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11608418275443" calcext:value-type="float">
            <text:p>1.11608418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3" calcext:value-type="float">
            <text:p>613</text:p>
          </table:table-cell>
          <table:table-cell office:value-type="float" office:value="0.483642889693328" calcext:value-type="float">
            <text:p>0.48364288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09822683583036" calcext:value-type="float">
            <text:p>1.09822683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4" calcext:value-type="float">
            <text:p>614</text:p>
          </table:table-cell>
          <table:table-cell office:value-type="float" office:value="0.475904603458235" calcext:value-type="float">
            <text:p>0.47590460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08065520645707" calcext:value-type="float">
            <text:p>1.08065520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5" calcext:value-type="float">
            <text:p>615</text:p>
          </table:table-cell>
          <table:table-cell office:value-type="float" office:value="0.468290129802903" calcext:value-type="float">
            <text:p>0.46829012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06336472315376" calcext:value-type="float">
            <text:p>1.06336472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6" calcext:value-type="float">
            <text:p>616</text:p>
          </table:table-cell>
          <table:table-cell office:value-type="float" office:value="0.460797487726057" calcext:value-type="float">
            <text:p>0.46079748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0463508875833" calcext:value-type="float">
            <text:p>1.04635088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7" calcext:value-type="float">
            <text:p>617</text:p>
          </table:table-cell>
          <table:table-cell office:value-type="float" office:value="0.45342472792244" calcext:value-type="float">
            <text:p>0.453424727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02960927338196" calcext:value-type="float">
            <text:p>1.02960927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8" calcext:value-type="float">
            <text:p>618</text:p>
          </table:table-cell>
          <table:table-cell office:value-type="float" office:value="0.446169932275681" calcext:value-type="float">
            <text:p>0.44616993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01313552500785" calcext:value-type="float">
            <text:p>1.0131355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19" calcext:value-type="float">
            <text:p>619</text:p>
          </table:table-cell>
          <table:table-cell office:value-type="float" office:value="0.43903121335927" calcext:value-type="float">
            <text:p>0.43903121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996925356607728" calcext:value-type="float">
            <text:p>0.99692535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0" calcext:value-type="float">
            <text:p>620</text:p>
          </table:table-cell>
          <table:table-cell office:value-type="float" office:value="0.432006713945521" calcext:value-type="float">
            <text:p>0.43200671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10099027513409" calcext:value-type="float">
            <text:p>1.10099027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1" calcext:value-type="float">
            <text:p>621</text:p>
          </table:table-cell>
          <table:table-cell office:value-type="float" office:value="0.474731490272154" calcext:value-type="float">
            <text:p>0.474731490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08337443073194" calcext:value-type="float">
            <text:p>1.08337443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2" calcext:value-type="float">
            <text:p>622</text:p>
          </table:table-cell>
          <table:table-cell office:value-type="float" office:value="0.4671357864278" calcext:value-type="float">
            <text:p>0.467135786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06604043984023" calcext:value-type="float">
            <text:p>1.06604043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3" calcext:value-type="float">
            <text:p>623</text:p>
          </table:table-cell>
          <table:table-cell office:value-type="float" office:value="0.459661613844955" calcext:value-type="float">
            <text:p>0.45966161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04898379280279" calcext:value-type="float">
            <text:p>1.04898379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4" calcext:value-type="float">
            <text:p>624</text:p>
          </table:table-cell>
          <table:table-cell office:value-type="float" office:value="0.452307028023436" calcext:value-type="float">
            <text:p>0.4523070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03220005211795" calcext:value-type="float">
            <text:p>1.03220005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5" calcext:value-type="float">
            <text:p>625</text:p>
          </table:table-cell>
          <table:table-cell office:value-type="float" office:value="0.445070115575061" calcext:value-type="float">
            <text:p>0.44507011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01568485128406" calcext:value-type="float">
            <text:p>1.01568485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6" calcext:value-type="float">
            <text:p>626</text:p>
          </table:table-cell>
          <table:table-cell office:value-type="float" office:value="0.43794899372586" calcext:value-type="float">
            <text:p>0.437948993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999433893663513" calcext:value-type="float">
            <text:p>0.999433893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7" calcext:value-type="float">
            <text:p>627</text:p>
          </table:table-cell>
          <table:table-cell office:value-type="float" office:value="0.430941809826246" calcext:value-type="float">
            <text:p>0.43094180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983442951364897" calcext:value-type="float">
            <text:p>0.98344295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8" calcext:value-type="float">
            <text:p>628</text:p>
          </table:table-cell>
          <table:table-cell office:value-type="float" office:value="0.424046740869026" calcext:value-type="float">
            <text:p>0.424046740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967707864143059" calcext:value-type="float">
            <text:p>0.96770786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29" calcext:value-type="float">
            <text:p>629</text:p>
          </table:table-cell>
          <table:table-cell office:value-type="float" office:value="0.417261993015122" calcext:value-type="float">
            <text:p>0.4172619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95222453831677" calcext:value-type="float">
            <text:p>0.95222453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0" calcext:value-type="float">
            <text:p>630</text:p>
          </table:table-cell>
          <table:table-cell office:value-type="float" office:value="0.41058580112688" calcext:value-type="float">
            <text:p>0.41058580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17215301710673" calcext:value-type="float">
            <text:p>1.17215301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1" calcext:value-type="float">
            <text:p>631</text:p>
          </table:table-cell>
          <table:table-cell office:value-type="float" office:value="0.527279830850844" calcext:value-type="float">
            <text:p>0.527279830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15339856883303" calcext:value-type="float">
            <text:p>1.153398568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2" calcext:value-type="float">
            <text:p>632</text:p>
          </table:table-cell>
          <table:table-cell office:value-type="float" office:value="0.51884335355723" calcext:value-type="float">
            <text:p>0.518843353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1349441917317" calcext:value-type="float">
            <text:p>1.13494419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3" calcext:value-type="float">
            <text:p>633</text:p>
          </table:table-cell>
          <table:table-cell office:value-type="float" office:value="0.510541859900315" calcext:value-type="float">
            <text:p>0.510541859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11678508466399" calcext:value-type="float">
            <text:p>1.11678508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4" calcext:value-type="float">
            <text:p>634</text:p>
          </table:table-cell>
          <table:table-cell office:value-type="float" office:value="0.50237319014191" calcext:value-type="float">
            <text:p>0.50237319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09891652330937" calcext:value-type="float">
            <text:p>1.09891652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5" calcext:value-type="float">
            <text:p>635</text:p>
          </table:table-cell>
          <table:table-cell office:value-type="float" office:value="0.494335219099639" calcext:value-type="float">
            <text:p>0.49433521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08133385893642" calcext:value-type="float">
            <text:p>1.08133385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6" calcext:value-type="float">
            <text:p>636</text:p>
          </table:table-cell>
          <table:table-cell office:value-type="float" office:value="0.486425855594045" calcext:value-type="float">
            <text:p>0.48642585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06403251719343" calcext:value-type="float">
            <text:p>1.06403251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7" calcext:value-type="float">
            <text:p>637</text:p>
          </table:table-cell>
          <table:table-cell office:value-type="float" office:value="0.47864304190454" calcext:value-type="float">
            <text:p>0.478643041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04700799691834" calcext:value-type="float">
            <text:p>1.04700799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8" calcext:value-type="float">
            <text:p>638</text:p>
          </table:table-cell>
          <table:table-cell office:value-type="float" office:value="0.470984753234068" calcext:value-type="float">
            <text:p>0.47098475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03025586896765" calcext:value-type="float">
            <text:p>1.0302558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39" calcext:value-type="float">
            <text:p>639</text:p>
          </table:table-cell>
          <table:table-cell office:value-type="float" office:value="0.463448997182323" calcext:value-type="float">
            <text:p>0.463448997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01377177506416" calcext:value-type="float">
            <text:p>1.01377177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0" calcext:value-type="float">
            <text:p>640</text:p>
          </table:table-cell>
          <table:table-cell office:value-type="float" office:value="0.456033813227405" calcext:value-type="float">
            <text:p>0.45603381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1877933999787" calcext:value-type="float">
            <text:p>1.18779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1" calcext:value-type="float">
            <text:p>641</text:p>
          </table:table-cell>
          <table:table-cell office:value-type="float" office:value="0.450488414345458" calcext:value-type="float">
            <text:p>0.450488414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16878870557904" calcext:value-type="float">
            <text:p>1.168788705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2" calcext:value-type="float">
            <text:p>642</text:p>
          </table:table-cell>
          <table:table-cell office:value-type="float" office:value="0.443280599715931" calcext:value-type="float">
            <text:p>0.44328059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15008808628977" calcext:value-type="float">
            <text:p>1.15008808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3" calcext:value-type="float">
            <text:p>643</text:p>
          </table:table-cell>
          <table:table-cell office:value-type="float" office:value="0.436188110120476" calcext:value-type="float">
            <text:p>0.43618811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13168667690914" calcext:value-type="float">
            <text:p>1.13168667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4" calcext:value-type="float">
            <text:p>644</text:p>
          </table:table-cell>
          <table:table-cell office:value-type="float" office:value="0.429209100358548" calcext:value-type="float">
            <text:p>0.42920910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11357969007859" calcext:value-type="float">
            <text:p>1.11357969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5" calcext:value-type="float">
            <text:p>645</text:p>
          </table:table-cell>
          <table:table-cell office:value-type="float" office:value="0.422341754752812" calcext:value-type="float">
            <text:p>0.422341754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09576241503733" calcext:value-type="float">
            <text:p>1.0957624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6" calcext:value-type="float">
            <text:p>646</text:p>
          </table:table-cell>
          <table:table-cell office:value-type="float" office:value="0.415584286676767" calcext:value-type="float">
            <text:p>0.41558428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07823021639673" calcext:value-type="float">
            <text:p>1.07823021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7" calcext:value-type="float">
            <text:p>647</text:p>
          </table:table-cell>
          <table:table-cell office:value-type="float" office:value="0.408934938089938" calcext:value-type="float">
            <text:p>0.408934938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06097853293439" calcext:value-type="float">
            <text:p>1.060978532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8" calcext:value-type="float">
            <text:p>648</text:p>
          </table:table-cell>
          <table:table-cell office:value-type="float" office:value="0.402391979080499" calcext:value-type="float">
            <text:p>0.40239197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04400287640744" calcext:value-type="float">
            <text:p>1.04400287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49" calcext:value-type="float">
            <text:p>649</text:p>
          </table:table-cell>
          <table:table-cell office:value-type="float" office:value="0.395953707415211" calcext:value-type="float">
            <text:p>0.39595370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02729883038492" calcext:value-type="float">
            <text:p>1.02729883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0" calcext:value-type="float">
            <text:p>650</text:p>
          </table:table-cell>
          <table:table-cell office:value-type="float" office:value="0.389618448096568" calcext:value-type="float">
            <text:p>0.389618448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16997386686558" calcext:value-type="float">
            <text:p>1.16997386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1" calcext:value-type="float">
            <text:p>651</text:p>
          </table:table-cell>
          <table:table-cell office:value-type="float" office:value="0.467538208497186" calcext:value-type="float">
            <text:p>0.467538208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15125428499573" calcext:value-type="float">
            <text:p>1.1512542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2" calcext:value-type="float">
            <text:p>652</text:p>
          </table:table-cell>
          <table:table-cell office:value-type="float" office:value="0.460057597161231" calcext:value-type="float">
            <text:p>0.460057597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1328342164358" calcext:value-type="float">
            <text:p>1.13283421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3" calcext:value-type="float">
            <text:p>653</text:p>
          </table:table-cell>
          <table:table-cell office:value-type="float" office:value="0.452696675606651" calcext:value-type="float">
            <text:p>0.45269667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11470886897283" calcext:value-type="float">
            <text:p>1.1147088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4" calcext:value-type="float">
            <text:p>654</text:p>
          </table:table-cell>
          <table:table-cell office:value-type="float" office:value="0.445453528796945" calcext:value-type="float">
            <text:p>0.445453528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09687352706926" calcext:value-type="float">
            <text:p>1.09687352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5" calcext:value-type="float">
            <text:p>655</text:p>
          </table:table-cell>
          <table:table-cell office:value-type="float" office:value="0.438326272336194" calcext:value-type="float">
            <text:p>0.43832627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07932355063615" calcext:value-type="float">
            <text:p>1.07932355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6" calcext:value-type="float">
            <text:p>656</text:p>
          </table:table-cell>
          <table:table-cell office:value-type="float" office:value="0.431313051978815" calcext:value-type="float">
            <text:p>0.43131305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06205437382597" calcext:value-type="float">
            <text:p>1.06205437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7" calcext:value-type="float">
            <text:p>657</text:p>
          </table:table-cell>
          <table:table-cell office:value-type="float" office:value="0.424412043147153" calcext:value-type="float">
            <text:p>0.42441204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04506150384476" calcext:value-type="float">
            <text:p>1.04506150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8" calcext:value-type="float">
            <text:p>658</text:p>
          </table:table-cell>
          <table:table-cell office:value-type="float" office:value="0.417621450456799" calcext:value-type="float">
            <text:p>0.417621450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02834051978324" calcext:value-type="float">
            <text:p>1.02834051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59" calcext:value-type="float">
            <text:p>659</text:p>
          </table:table-cell>
          <table:table-cell office:value-type="float" office:value="0.41093950724949" calcext:value-type="float">
            <text:p>0.410939507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01188707146671" calcext:value-type="float">
            <text:p>1.01188707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0" calcext:value-type="float">
            <text:p>660</text:p>
          </table:table-cell>
          <table:table-cell office:value-type="float" office:value="0.404364475133498" calcext:value-type="float">
            <text:p>0.404364475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23622710027189" calcext:value-type="float">
            <text:p>1.23622710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1" calcext:value-type="float">
            <text:p>661</text:p>
          </table:table-cell>
          <table:table-cell office:value-type="float" office:value="0.480578005471999" calcext:value-type="float">
            <text:p>0.480578005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21644746666754" calcext:value-type="float">
            <text:p>1.21644746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2" calcext:value-type="float">
            <text:p>662</text:p>
          </table:table-cell>
          <table:table-cell office:value-type="float" office:value="0.472888757384447" calcext:value-type="float">
            <text:p>0.47288875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19698430720086" calcext:value-type="float">
            <text:p>1.19698430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3" calcext:value-type="float">
            <text:p>663</text:p>
          </table:table-cell>
          <table:table-cell office:value-type="float" office:value="0.465322537266296" calcext:value-type="float">
            <text:p>0.46532253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17783255828565" calcext:value-type="float">
            <text:p>1.17783255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4" calcext:value-type="float">
            <text:p>664</text:p>
          </table:table-cell>
          <table:table-cell office:value-type="float" office:value="0.457877376670036" calcext:value-type="float">
            <text:p>0.45787737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15898723735308" calcext:value-type="float">
            <text:p>1.158987237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5" calcext:value-type="float">
            <text:p>665</text:p>
          </table:table-cell>
          <table:table-cell office:value-type="float" office:value="0.450551338643315" calcext:value-type="float">
            <text:p>0.45055133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14044344155543" calcext:value-type="float">
            <text:p>1.14044344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6" calcext:value-type="float">
            <text:p>666</text:p>
          </table:table-cell>
          <table:table-cell office:value-type="float" office:value="0.443342517225022" calcext:value-type="float">
            <text:p>0.443342517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12219634649054" calcext:value-type="float">
            <text:p>1.12219634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7" calcext:value-type="float">
            <text:p>667</text:p>
          </table:table-cell>
          <table:table-cell office:value-type="float" office:value="0.436249036949422" calcext:value-type="float">
            <text:p>0.43624903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10424120494669" calcext:value-type="float">
            <text:p>1.10424120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8" calcext:value-type="float">
            <text:p>668</text:p>
          </table:table-cell>
          <table:table-cell office:value-type="float" office:value="0.429269052358231" calcext:value-type="float">
            <text:p>0.429269052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08657334566755" calcext:value-type="float">
            <text:p>1.08657334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69" calcext:value-type="float">
            <text:p>669</text:p>
          </table:table-cell>
          <table:table-cell office:value-type="float" office:value="0.422400747520499" calcext:value-type="float">
            <text:p>0.422400747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06918817213687" calcext:value-type="float">
            <text:p>1.06918817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0" calcext:value-type="float">
            <text:p>670</text:p>
          </table:table-cell>
          <table:table-cell office:value-type="float" office:value="0.415642335560171" calcext:value-type="float">
            <text:p>0.41564233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14934461133897" calcext:value-type="float">
            <text:p>1.14934461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1" calcext:value-type="float">
            <text:p>671</text:p>
          </table:table-cell>
          <table:table-cell office:value-type="float" office:value="0.499747578391979" calcext:value-type="float">
            <text:p>0.499747578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13095509755755" calcext:value-type="float">
            <text:p>1.13095509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2" calcext:value-type="float">
            <text:p>672</text:p>
          </table:table-cell>
          <table:table-cell office:value-type="float" office:value="0.491751617137708" calcext:value-type="float">
            <text:p>0.491751617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11285981599662" calcext:value-type="float">
            <text:p>1.1128598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3" calcext:value-type="float">
            <text:p>673</text:p>
          </table:table-cell>
          <table:table-cell office:value-type="float" office:value="0.483883591263504" calcext:value-type="float">
            <text:p>0.483883591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09505405894068" calcext:value-type="float">
            <text:p>1.09505405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4" calcext:value-type="float">
            <text:p>674</text:p>
          </table:table-cell>
          <table:table-cell office:value-type="float" office:value="0.476141453803288" calcext:value-type="float">
            <text:p>0.47614145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07753319399763" calcext:value-type="float">
            <text:p>1.0775331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5" calcext:value-type="float">
            <text:p>675</text:p>
          </table:table-cell>
          <table:table-cell office:value-type="float" office:value="0.468523190542436" calcext:value-type="float">
            <text:p>0.468523190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06029266289367" calcext:value-type="float">
            <text:p>1.060292662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6" calcext:value-type="float">
            <text:p>676</text:p>
          </table:table-cell>
          <table:table-cell office:value-type="float" office:value="0.461026819493757" calcext:value-type="float">
            <text:p>0.46102681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04332798028737" calcext:value-type="float">
            <text:p>1.04332798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7" calcext:value-type="float">
            <text:p>677</text:p>
          </table:table-cell>
          <table:table-cell office:value-type="float" office:value="0.453650390381857" calcext:value-type="float">
            <text:p>0.45365039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02663473260277" calcext:value-type="float">
            <text:p>1.02663473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8" calcext:value-type="float">
            <text:p>678</text:p>
          </table:table-cell>
          <table:table-cell office:value-type="float" office:value="0.446391984135747" calcext:value-type="float">
            <text:p>0.44639198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01020857688113" calcext:value-type="float">
            <text:p>1.01020857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79" calcext:value-type="float">
            <text:p>679</text:p>
          </table:table-cell>
          <table:table-cell office:value-type="float" office:value="0.439249712389575" calcext:value-type="float">
            <text:p>0.439249712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994045239651027" calcext:value-type="float">
            <text:p>0.99404523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0" calcext:value-type="float">
            <text:p>680</text:p>
          </table:table-cell>
          <table:table-cell office:value-type="float" office:value="0.432221716991342" calcext:value-type="float">
            <text:p>0.4322217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18578236757576" calcext:value-type="float">
            <text:p>1.18578236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1" calcext:value-type="float">
            <text:p>681</text:p>
          </table:table-cell>
          <table:table-cell office:value-type="float" office:value="0.52857541645892" calcext:value-type="float">
            <text:p>0.52857541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16680984969455" calcext:value-type="float">
            <text:p>1.16680984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2" calcext:value-type="float">
            <text:p>682</text:p>
          </table:table-cell>
          <table:table-cell office:value-type="float" office:value="0.520118209795578" calcext:value-type="float">
            <text:p>0.52011820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14814089209943" calcext:value-type="float">
            <text:p>1.14814089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3" calcext:value-type="float">
            <text:p>683</text:p>
          </table:table-cell>
          <table:table-cell office:value-type="float" office:value="0.511796318438849" calcext:value-type="float">
            <text:p>0.511796318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12977063782584" calcext:value-type="float">
            <text:p>1.12977063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4" calcext:value-type="float">
            <text:p>684</text:p>
          </table:table-cell>
          <table:table-cell office:value-type="float" office:value="0.503607577343827" calcext:value-type="float">
            <text:p>0.50360757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11169430762063" calcext:value-type="float">
            <text:p>1.11169430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5" calcext:value-type="float">
            <text:p>685</text:p>
          </table:table-cell>
          <table:table-cell office:value-type="float" office:value="0.495549856106326" calcext:value-type="float">
            <text:p>0.495549856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0939071986987" calcext:value-type="float">
            <text:p>1.09390719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6" calcext:value-type="float">
            <text:p>686</text:p>
          </table:table-cell>
          <table:table-cell office:value-type="float" office:value="0.487621058408624" calcext:value-type="float">
            <text:p>0.487621058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07640468351952" calcext:value-type="float">
            <text:p>1.07640468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7" calcext:value-type="float">
            <text:p>687</text:p>
          </table:table-cell>
          <table:table-cell office:value-type="float" office:value="0.479819121474087" calcext:value-type="float">
            <text:p>0.47981912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05918220858321" calcext:value-type="float">
            <text:p>1.059182208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8" calcext:value-type="float">
            <text:p>688</text:p>
          </table:table-cell>
          <table:table-cell office:value-type="float" office:value="0.472142015530501" calcext:value-type="float">
            <text:p>0.472142015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04223529324588" calcext:value-type="float">
            <text:p>1.04223529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89" calcext:value-type="float">
            <text:p>689</text:p>
          </table:table-cell>
          <table:table-cell office:value-type="float" office:value="0.464587743282013" calcext:value-type="float">
            <text:p>0.464587743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02555952855394" calcext:value-type="float">
            <text:p>1.025559528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0" calcext:value-type="float">
            <text:p>690</text:p>
          </table:table-cell>
          <table:table-cell office:value-type="float" office:value="0.457154339389501" calcext:value-type="float">
            <text:p>0.457154339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12460796294961" calcext:value-type="float">
            <text:p>1.124607962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1" calcext:value-type="float">
            <text:p>691</text:p>
          </table:table-cell>
          <table:table-cell office:value-type="float" office:value="0.519953536305882" calcext:value-type="float">
            <text:p>0.519953536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10661423554241" calcext:value-type="float">
            <text:p>1.10661423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2" calcext:value-type="float">
            <text:p>692</text:p>
          </table:table-cell>
          <table:table-cell office:value-type="float" office:value="0.511634279724988" calcext:value-type="float">
            <text:p>0.51163427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08890840777374" calcext:value-type="float">
            <text:p>1.08890840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3" calcext:value-type="float">
            <text:p>693</text:p>
          </table:table-cell>
          <table:table-cell office:value-type="float" office:value="0.503448131249388" calcext:value-type="float">
            <text:p>0.50344813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07148587324936" calcext:value-type="float">
            <text:p>1.07148587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4" calcext:value-type="float">
            <text:p>694</text:p>
          </table:table-cell>
          <table:table-cell office:value-type="float" office:value="0.495392961149398" calcext:value-type="float">
            <text:p>0.49539296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05434209927737" calcext:value-type="float">
            <text:p>1.05434209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5" calcext:value-type="float">
            <text:p>695</text:p>
          </table:table-cell>
          <table:table-cell office:value-type="float" office:value="0.487466673771008" calcext:value-type="float">
            <text:p>0.48746667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03747262568893" calcext:value-type="float">
            <text:p>1.03747262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6" calcext:value-type="float">
            <text:p>696</text:p>
          </table:table-cell>
          <table:table-cell office:value-type="float" office:value="0.479667206990671" calcext:value-type="float">
            <text:p>0.47966720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02087306367791" calcext:value-type="float">
            <text:p>1.020873063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7" calcext:value-type="float">
            <text:p>697</text:p>
          </table:table-cell>
          <table:table-cell office:value-type="float" office:value="0.471992531678821" calcext:value-type="float">
            <text:p>0.47199253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00453909465906" calcext:value-type="float">
            <text:p>1.00453909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8" calcext:value-type="float">
            <text:p>698</text:p>
          </table:table-cell>
          <table:table-cell office:value-type="float" office:value="0.46444065117196" calcext:value-type="float">
            <text:p>0.46444065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988466469144515" calcext:value-type="float">
            <text:p>0.988466469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699" calcext:value-type="float">
            <text:p>699</text:p>
          </table:table-cell>
          <table:table-cell office:value-type="float" office:value="0.457009600753208" calcext:value-type="float">
            <text:p>0.45700960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972651005638202" calcext:value-type="float">
            <text:p>0.972651005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0.449697447141157" calcext:value-type="float">
            <text:p>0.449697447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07548786079755" calcext:value-type="float">
            <text:p>1.07548786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1" calcext:value-type="float">
            <text:p>701</text:p>
          </table:table-cell>
          <table:table-cell office:value-type="float" office:value="0.543848935890718" calcext:value-type="float">
            <text:p>0.543848935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05828005502479" calcext:value-type="float">
            <text:p>1.0582800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2" calcext:value-type="float">
            <text:p>702</text:p>
          </table:table-cell>
          <table:table-cell office:value-type="float" office:value="0.535147352916467" calcext:value-type="float">
            <text:p>0.53514735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04134757414439" calcext:value-type="float">
            <text:p>1.04134757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3" calcext:value-type="float">
            <text:p>703</text:p>
          </table:table-cell>
          <table:table-cell office:value-type="float" office:value="0.526584995269803" calcext:value-type="float">
            <text:p>0.526584995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02468601295808" calcext:value-type="float">
            <text:p>1.0246860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4" calcext:value-type="float">
            <text:p>704</text:p>
          </table:table-cell>
          <table:table-cell office:value-type="float" office:value="0.518159635345487" calcext:value-type="float">
            <text:p>0.518159635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00829103675075" calcext:value-type="float">
            <text:p>1.008291036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5" calcext:value-type="float">
            <text:p>705</text:p>
          </table:table-cell>
          <table:table-cell office:value-type="float" office:value="0.509869081179959" calcext:value-type="float">
            <text:p>0.50986908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99215838016274" calcext:value-type="float">
            <text:p>0.99215838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6" calcext:value-type="float">
            <text:p>706</text:p>
          </table:table-cell>
          <table:table-cell office:value-type="float" office:value="0.501711175881079" calcext:value-type="float">
            <text:p>0.501711175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976283846080136" calcext:value-type="float">
            <text:p>0.97628384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7" calcext:value-type="float">
            <text:p>707</text:p>
          </table:table-cell>
          <table:table-cell office:value-type="float" office:value="0.493683797066982" calcext:value-type="float">
            <text:p>0.493683797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960663304542853" calcext:value-type="float">
            <text:p>0.96066330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8" calcext:value-type="float">
            <text:p>708</text:p>
          </table:table-cell>
          <table:table-cell office:value-type="float" office:value="0.485784856313911" calcext:value-type="float">
            <text:p>0.485784856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945292691670168" calcext:value-type="float">
            <text:p>0.94529269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09" calcext:value-type="float">
            <text:p>709</text:p>
          </table:table-cell>
          <table:table-cell office:value-type="float" office:value="0.478012298612888" calcext:value-type="float">
            <text:p>0.47801229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930168008603445" calcext:value-type="float">
            <text:p>0.930168008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0" calcext:value-type="float">
            <text:p>710</text:p>
          </table:table-cell>
          <table:table-cell office:value-type="float" office:value="0.470364101835082" calcext:value-type="float">
            <text:p>0.470364101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13261933671144" calcext:value-type="float">
            <text:p>1.13261933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1" calcext:value-type="float">
            <text:p>711</text:p>
          </table:table-cell>
          <table:table-cell office:value-type="float" office:value="0.530227782250863" calcext:value-type="float">
            <text:p>0.53022778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11449742732406" calcext:value-type="float">
            <text:p>1.11449742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2" calcext:value-type="float">
            <text:p>712</text:p>
          </table:table-cell>
          <table:table-cell office:value-type="float" office:value="0.52174413773485" calcext:value-type="float">
            <text:p>0.52174413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09666546848688" calcext:value-type="float">
            <text:p>1.09666546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3" calcext:value-type="float">
            <text:p>713</text:p>
          </table:table-cell>
          <table:table-cell office:value-type="float" office:value="0.513396231531092" calcext:value-type="float">
            <text:p>0.51339623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07911882099109" calcext:value-type="float">
            <text:p>1.0791188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4" calcext:value-type="float">
            <text:p>714</text:p>
          </table:table-cell>
          <table:table-cell office:value-type="float" office:value="0.505181891826595" calcext:value-type="float">
            <text:p>0.505181891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06185291985523" calcext:value-type="float">
            <text:p>1.06185291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5" calcext:value-type="float">
            <text:p>715</text:p>
          </table:table-cell>
          <table:table-cell office:value-type="float" office:value="0.497098981557369" calcext:value-type="float">
            <text:p>0.497098981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04486327313755" calcext:value-type="float">
            <text:p>1.04486327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6" calcext:value-type="float">
            <text:p>716</text:p>
          </table:table-cell>
          <table:table-cell office:value-type="float" office:value="0.489145397852451" calcext:value-type="float">
            <text:p>0.489145397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02814546076734" calcext:value-type="float">
            <text:p>1.02814546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7" calcext:value-type="float">
            <text:p>717</text:p>
          </table:table-cell>
          <table:table-cell office:value-type="float" office:value="0.481319071486812" calcext:value-type="float">
            <text:p>0.48131907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01169513339507" calcext:value-type="float">
            <text:p>1.01169513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8" calcext:value-type="float">
            <text:p>718</text:p>
          </table:table-cell>
          <table:table-cell office:value-type="float" office:value="0.473617966343023" calcext:value-type="float">
            <text:p>0.473617966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995508011260746" calcext:value-type="float">
            <text:p>0.99550801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19" calcext:value-type="float">
            <text:p>719</text:p>
          </table:table-cell>
          <table:table-cell office:value-type="float" office:value="0.466040078881535" calcext:value-type="float">
            <text:p>0.466040078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979579883080574" calcext:value-type="float">
            <text:p>0.97957988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45858343761943" calcext:value-type="float">
            <text:p>0.458583437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18305356306278" calcext:value-type="float">
            <text:p>1.18305356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1" calcext:value-type="float">
            <text:p>721</text:p>
          </table:table-cell>
          <table:table-cell office:value-type="float" office:value="0.551534631159513" calcext:value-type="float">
            <text:p>0.55153463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16412470605378" calcext:value-type="float">
            <text:p>1.16412470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2" calcext:value-type="float">
            <text:p>722</text:p>
          </table:table-cell>
          <table:table-cell office:value-type="float" office:value="0.542710077060961" calcext:value-type="float">
            <text:p>0.542710077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14549871075692" calcext:value-type="float">
            <text:p>1.14549871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3" calcext:value-type="float">
            <text:p>723</text:p>
          </table:table-cell>
          <table:table-cell office:value-type="float" office:value="0.534026715827986" calcext:value-type="float">
            <text:p>0.534026715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12717073138481" calcext:value-type="float">
            <text:p>1.12717073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4" calcext:value-type="float">
            <text:p>724</text:p>
          </table:table-cell>
          <table:table-cell office:value-type="float" office:value="0.525482288374738" calcext:value-type="float">
            <text:p>0.525482288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10913599968265" calcext:value-type="float">
            <text:p>1.10913599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5" calcext:value-type="float">
            <text:p>725</text:p>
          </table:table-cell>
          <table:table-cell office:value-type="float" office:value="0.517074571760742" calcext:value-type="float">
            <text:p>0.517074571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09138982368773" calcext:value-type="float">
            <text:p>1.091389823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6" calcext:value-type="float">
            <text:p>726</text:p>
          </table:table-cell>
          <table:table-cell office:value-type="float" office:value="0.50880137861257" calcext:value-type="float">
            <text:p>0.50880137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07392758650872" calcext:value-type="float">
            <text:p>1.07392758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7" calcext:value-type="float">
            <text:p>727</text:p>
          </table:table-cell>
          <table:table-cell office:value-type="float" office:value="0.500660556554769" calcext:value-type="float">
            <text:p>0.50066055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05674474512458" calcext:value-type="float">
            <text:p>1.056744745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8" calcext:value-type="float">
            <text:p>728</text:p>
          </table:table-cell>
          <table:table-cell office:value-type="float" office:value="0.492649987649893" calcext:value-type="float">
            <text:p>0.492649987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03983682920259" calcext:value-type="float">
            <text:p>1.03983682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29" calcext:value-type="float">
            <text:p>729</text:p>
          </table:table-cell>
          <table:table-cell office:value-type="float" office:value="0.484767587847495" calcext:value-type="float">
            <text:p>0.48476758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02319943993535" calcext:value-type="float">
            <text:p>1.02319943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0" calcext:value-type="float">
            <text:p>730</text:p>
          </table:table-cell>
          <table:table-cell office:value-type="float" office:value="0.477011306441935" calcext:value-type="float">
            <text:p>0.477011306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19528523540147" calcext:value-type="float">
            <text:p>1.195285235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1" calcext:value-type="float">
            <text:p>731</text:p>
          </table:table-cell>
          <table:table-cell office:value-type="float" office:value="0.617067737675507" calcext:value-type="float">
            <text:p>0.61706773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17616067163505" calcext:value-type="float">
            <text:p>1.17616067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2" calcext:value-type="float">
            <text:p>732</text:p>
          </table:table-cell>
          <table:table-cell office:value-type="float" office:value="0.607194653872699" calcext:value-type="float">
            <text:p>0.60719465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15734210088889" calcext:value-type="float">
            <text:p>1.15734210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3" calcext:value-type="float">
            <text:p>733</text:p>
          </table:table-cell>
          <table:table-cell office:value-type="float" office:value="0.597479539410736" calcext:value-type="float">
            <text:p>0.597479539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13882462727466" calcext:value-type="float">
            <text:p>1.13882462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4" calcext:value-type="float">
            <text:p>734</text:p>
          </table:table-cell>
          <table:table-cell office:value-type="float" office:value="0.587919866780164" calcext:value-type="float">
            <text:p>0.587919866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12060343323827" calcext:value-type="float">
            <text:p>1.12060343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5" calcext:value-type="float">
            <text:p>735</text:p>
          </table:table-cell>
          <table:table-cell office:value-type="float" office:value="0.578513148911681" calcext:value-type="float">
            <text:p>0.578513148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10267377830646" calcext:value-type="float">
            <text:p>1.10267377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6" calcext:value-type="float">
            <text:p>736</text:p>
          </table:table-cell>
          <table:table-cell office:value-type="float" office:value="0.569256938529094" calcext:value-type="float">
            <text:p>0.569256938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08503099785355" calcext:value-type="float">
            <text:p>1.08503099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7" calcext:value-type="float">
            <text:p>737</text:p>
          </table:table-cell>
          <table:table-cell office:value-type="float" office:value="0.560148827512629" calcext:value-type="float">
            <text:p>0.560148827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0676705018879" calcext:value-type="float">
            <text:p>1.06767050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8" calcext:value-type="float">
            <text:p>738</text:p>
          </table:table-cell>
          <table:table-cell office:value-type="float" office:value="0.551186446272427" calcext:value-type="float">
            <text:p>0.551186446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05058777385769" calcext:value-type="float">
            <text:p>1.05058777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39" calcext:value-type="float">
            <text:p>739</text:p>
          </table:table-cell>
          <table:table-cell office:value-type="float" office:value="0.542367463132068" calcext:value-type="float">
            <text:p>0.54236746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03377836947597" calcext:value-type="float">
            <text:p>1.03377836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0" calcext:value-type="float">
            <text:p>740</text:p>
          </table:table-cell>
          <table:table-cell office:value-type="float" office:value="0.533689583721955" calcext:value-type="float">
            <text:p>0.533689583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27570171969753" calcext:value-type="float">
            <text:p>1.27570171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1" calcext:value-type="float">
            <text:p>741</text:p>
          </table:table-cell>
          <table:table-cell office:value-type="float" office:value="0.53293492411929" calcext:value-type="float">
            <text:p>0.53293492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25529049218237" calcext:value-type="float">
            <text:p>1.25529049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2" calcext:value-type="float">
            <text:p>742</text:p>
          </table:table-cell>
          <table:table-cell office:value-type="float" office:value="0.524407965333381" calcext:value-type="float">
            <text:p>0.524407965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23520584430745" calcext:value-type="float">
            <text:p>1.23520584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3" calcext:value-type="float">
            <text:p>743</text:p>
          </table:table-cell>
          <table:table-cell office:value-type="float" office:value="0.516017437888047" calcext:value-type="float">
            <text:p>0.516017437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21544255079853" calcext:value-type="float">
            <text:p>1.21544255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4" calcext:value-type="float">
            <text:p>744</text:p>
          </table:table-cell>
          <table:table-cell office:value-type="float" office:value="0.507761158881839" calcext:value-type="float">
            <text:p>0.507761158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19599546998575" calcext:value-type="float">
            <text:p>1.195995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5" calcext:value-type="float">
            <text:p>745</text:p>
          </table:table-cell>
          <table:table-cell office:value-type="float" office:value="0.499636980339729" calcext:value-type="float">
            <text:p>0.499636980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17685954246598" calcext:value-type="float">
            <text:p>1.17685954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6" calcext:value-type="float">
            <text:p>746</text:p>
          </table:table-cell>
          <table:table-cell office:value-type="float" office:value="0.491642788654294" calcext:value-type="float">
            <text:p>0.491642788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15802978978652" calcext:value-type="float">
            <text:p>1.15802978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7" calcext:value-type="float">
            <text:p>747</text:p>
          </table:table-cell>
          <table:table-cell office:value-type="float" office:value="0.483776504035825" calcext:value-type="float">
            <text:p>0.4837765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13950131314994" calcext:value-type="float">
            <text:p>1.13950131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8" calcext:value-type="float">
            <text:p>748</text:p>
          </table:table-cell>
          <table:table-cell office:value-type="float" office:value="0.476036079971252" calcext:value-type="float">
            <text:p>0.476036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12126929213954" calcext:value-type="float">
            <text:p>1.12126929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49" calcext:value-type="float">
            <text:p>749</text:p>
          </table:table-cell>
          <table:table-cell office:value-type="float" office:value="0.468419502691712" calcext:value-type="float">
            <text:p>0.46841950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10332898346531" calcext:value-type="float">
            <text:p>1.10332898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0" calcext:value-type="float">
            <text:p>750</text:p>
          </table:table-cell>
          <table:table-cell office:value-type="float" office:value="0.460924790648644" calcext:value-type="float">
            <text:p>0.460924790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31303131863446" calcext:value-type="float">
            <text:p>1.313031318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1" calcext:value-type="float">
            <text:p>751</text:p>
          </table:table-cell>
          <table:table-cell office:value-type="float" office:value="0.501946638347242" calcext:value-type="float">
            <text:p>0.50194663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29202281753631" calcext:value-type="float">
            <text:p>1.29202281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2" calcext:value-type="float">
            <text:p>752</text:p>
          </table:table-cell>
          <table:table-cell office:value-type="float" office:value="0.493915492133686" calcext:value-type="float">
            <text:p>0.49391549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27135045245573" calcext:value-type="float">
            <text:p>1.27135045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3" calcext:value-type="float">
            <text:p>753</text:p>
          </table:table-cell>
          <table:table-cell office:value-type="float" office:value="0.486012844259548" calcext:value-type="float">
            <text:p>0.486012844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25100884521644" calcext:value-type="float">
            <text:p>1.251008845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4" calcext:value-type="float">
            <text:p>754</text:p>
          </table:table-cell>
          <table:table-cell office:value-type="float" office:value="0.478236638751395" calcext:value-type="float">
            <text:p>0.478236638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23099270369298" calcext:value-type="float">
            <text:p>1.230992703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5" calcext:value-type="float">
            <text:p>755</text:p>
          </table:table-cell>
          <table:table-cell office:value-type="float" office:value="0.470584852531372" calcext:value-type="float">
            <text:p>0.470584852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21129682043389" calcext:value-type="float">
            <text:p>1.21129682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6" calcext:value-type="float">
            <text:p>756</text:p>
          </table:table-cell>
          <table:table-cell office:value-type="float" office:value="0.46305549489087" calcext:value-type="float">
            <text:p>0.463055494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19191607130695" calcext:value-type="float">
            <text:p>1.19191607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7" calcext:value-type="float">
            <text:p>757</text:p>
          </table:table-cell>
          <table:table-cell office:value-type="float" office:value="0.455646606972617" calcext:value-type="float">
            <text:p>0.45564660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17284541416604" calcext:value-type="float">
            <text:p>1.17284541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8" calcext:value-type="float">
            <text:p>758</text:p>
          </table:table-cell>
          <table:table-cell office:value-type="float" office:value="0.448356261261055" calcext:value-type="float">
            <text:p>0.448356261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15407988753938" calcext:value-type="float">
            <text:p>1.15407988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59" calcext:value-type="float">
            <text:p>759</text:p>
          </table:table-cell>
          <table:table-cell office:value-type="float" office:value="0.441182561080878" calcext:value-type="float">
            <text:p>0.44118256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13561460933875" calcext:value-type="float">
            <text:p>1.13561460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0" calcext:value-type="float">
            <text:p>760</text:p>
          </table:table-cell>
          <table:table-cell office:value-type="float" office:value="0.434123640103584" calcext:value-type="float">
            <text:p>0.43412364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27690044847228" calcext:value-type="float">
            <text:p>1.27690044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1" calcext:value-type="float">
            <text:p>761</text:p>
          </table:table-cell>
          <table:table-cell office:value-type="float" office:value="0.430396534776718" calcext:value-type="float">
            <text:p>0.430396534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25647004129672" calcext:value-type="float">
            <text:p>1.25647004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2" calcext:value-type="float">
            <text:p>762</text:p>
          </table:table-cell>
          <table:table-cell office:value-type="float" office:value="0.42351019022029" calcext:value-type="float">
            <text:p>0.42351019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23636652063598" calcext:value-type="float">
            <text:p>1.23636652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3" calcext:value-type="float">
            <text:p>763</text:p>
          </table:table-cell>
          <table:table-cell office:value-type="float" office:value="0.416734027176766" calcext:value-type="float">
            <text:p>0.416734027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2165846563058" calcext:value-type="float">
            <text:p>1.21658465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4" calcext:value-type="float">
            <text:p>764</text:p>
          </table:table-cell>
          <table:table-cell office:value-type="float" office:value="0.410066282741938" calcext:value-type="float">
            <text:p>0.41006628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19711930180491" calcext:value-type="float">
            <text:p>1.19711930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5" calcext:value-type="float">
            <text:p>765</text:p>
          </table:table-cell>
          <table:table-cell office:value-type="float" office:value="0.403505222218067" calcext:value-type="float">
            <text:p>0.40350522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17796539297603" calcext:value-type="float">
            <text:p>1.1779653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6" calcext:value-type="float">
            <text:p>766</text:p>
          </table:table-cell>
          <table:table-cell office:value-type="float" office:value="0.397049138662577" calcext:value-type="float">
            <text:p>0.397049138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15911794668841" calcext:value-type="float">
            <text:p>1.15911794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7" calcext:value-type="float">
            <text:p>767</text:p>
          </table:table-cell>
          <table:table-cell office:value-type="float" office:value="0.390696352443976" calcext:value-type="float">
            <text:p>0.390696352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1405720595414" calcext:value-type="float">
            <text:p>1.14057205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8" calcext:value-type="float">
            <text:p>768</text:p>
          </table:table-cell>
          <table:table-cell office:value-type="float" office:value="0.384445210804873" calcext:value-type="float">
            <text:p>0.38444521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12232290658874" calcext:value-type="float">
            <text:p>1.12232290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69" calcext:value-type="float">
            <text:p>769</text:p>
          </table:table-cell>
          <table:table-cell office:value-type="float" office:value="0.378294087431995" calcext:value-type="float">
            <text:p>0.37829408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10436574008332" calcext:value-type="float">
            <text:p>1.10436574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0" calcext:value-type="float">
            <text:p>770</text:p>
          </table:table-cell>
          <table:table-cell office:value-type="float" office:value="0.372241382033083" calcext:value-type="float">
            <text:p>0.37224138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3211136378668" calcext:value-type="float">
            <text:p>1.32111363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1" calcext:value-type="float">
            <text:p>771</text:p>
          </table:table-cell>
          <table:table-cell office:value-type="float" office:value="0.372726933598387" calcext:value-type="float">
            <text:p>0.372726933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29997581966093" calcext:value-type="float">
            <text:p>1.29997581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2" calcext:value-type="float">
            <text:p>772</text:p>
          </table:table-cell>
          <table:table-cell office:value-type="float" office:value="0.366763302660813" calcext:value-type="float">
            <text:p>0.36676330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27917620654636" calcext:value-type="float">
            <text:p>1.27917620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3" calcext:value-type="float">
            <text:p>773</text:p>
          </table:table-cell>
          <table:table-cell office:value-type="float" office:value="0.36089508981824" calcext:value-type="float">
            <text:p>0.360895089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25870938724162" calcext:value-type="float">
            <text:p>1.25870938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4" calcext:value-type="float">
            <text:p>774</text:p>
          </table:table-cell>
          <table:table-cell office:value-type="float" office:value="0.355120768381148" calcext:value-type="float">
            <text:p>0.355120768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23857003704575" calcext:value-type="float">
            <text:p>1.23857003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5" calcext:value-type="float">
            <text:p>775</text:p>
          </table:table-cell>
          <table:table-cell office:value-type="float" office:value="0.34943883608705" calcext:value-type="float">
            <text:p>0.349438836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21875291645302" calcext:value-type="float">
            <text:p>1.21875291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6" calcext:value-type="float">
            <text:p>776</text:p>
          </table:table-cell>
          <table:table-cell office:value-type="float" office:value="0.343847814709657" calcext:value-type="float">
            <text:p>0.34384781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19925286978977" calcext:value-type="float">
            <text:p>1.19925286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7" calcext:value-type="float">
            <text:p>777</text:p>
          </table:table-cell>
          <table:table-cell office:value-type="float" office:value="0.338346249674302" calcext:value-type="float">
            <text:p>0.33834624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18006482387314" calcext:value-type="float">
            <text:p>1.18006482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8" calcext:value-type="float">
            <text:p>778</text:p>
          </table:table-cell>
          <table:table-cell office:value-type="float" office:value="0.332932709679514" calcext:value-type="float">
            <text:p>0.33293270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16118378669117" calcext:value-type="float">
            <text:p>1.16118378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79" calcext:value-type="float">
            <text:p>779</text:p>
          </table:table-cell>
          <table:table-cell office:value-type="float" office:value="0.289871676873701" calcext:value-type="float">
            <text:p>0.28987167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14260484610411" calcext:value-type="float">
            <text:p>1.14260484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0" calcext:value-type="float">
            <text:p>780</text:p>
          </table:table-cell>
          <table:table-cell office:value-type="float" office:value="0.285233730043722" calcext:value-type="float">
            <text:p>0.285233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29133650221876" calcext:value-type="float">
            <text:p>1.29133650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1" calcext:value-type="float">
            <text:p>781</text:p>
          </table:table-cell>
          <table:table-cell office:value-type="float" office:value="0.330981916487331" calcext:value-type="float">
            <text:p>0.33098191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27067511818326" calcext:value-type="float">
            <text:p>1.27067511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2" calcext:value-type="float">
            <text:p>782</text:p>
          </table:table-cell>
          <table:table-cell office:value-type="float" office:value="0.325686205823534" calcext:value-type="float">
            <text:p>0.325686205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25034431629233" calcext:value-type="float">
            <text:p>1.25034431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3" calcext:value-type="float">
            <text:p>783</text:p>
          </table:table-cell>
          <table:table-cell office:value-type="float" office:value="0.320475226530358" calcext:value-type="float">
            <text:p>0.32047522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23033880723165" calcext:value-type="float">
            <text:p>1.23033880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4" calcext:value-type="float">
            <text:p>784</text:p>
          </table:table-cell>
          <table:table-cell office:value-type="float" office:value="0.315347622905872" calcext:value-type="float">
            <text:p>0.31534762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21065338631594" calcext:value-type="float">
            <text:p>1.21065338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5" calcext:value-type="float">
            <text:p>785</text:p>
          </table:table-cell>
          <table:table-cell office:value-type="float" office:value="0.310302060939378" calcext:value-type="float">
            <text:p>0.310302060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19128293213489" calcext:value-type="float">
            <text:p>1.19128293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6" calcext:value-type="float">
            <text:p>786</text:p>
          </table:table-cell>
          <table:table-cell office:value-type="float" office:value="0.305337227964348" calcext:value-type="float">
            <text:p>0.3053372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17222240522073" calcext:value-type="float">
            <text:p>1.172222405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7" calcext:value-type="float">
            <text:p>787</text:p>
          </table:table-cell>
          <table:table-cell office:value-type="float" office:value="0.300451832316918" calcext:value-type="float">
            <text:p>0.30045183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1534668467372" calcext:value-type="float">
            <text:p>1.153466846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8" calcext:value-type="float">
            <text:p>788</text:p>
          </table:table-cell>
          <table:table-cell office:value-type="float" office:value="0.295644602999848" calcext:value-type="float">
            <text:p>0.29564460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1350113771894" calcext:value-type="float">
            <text:p>1.13501137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89" calcext:value-type="float">
            <text:p>789</text:p>
          </table:table-cell>
          <table:table-cell office:value-type="float" office:value="0.29091428935185" calcext:value-type="float">
            <text:p>0.290914289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11685119515437" calcext:value-type="float">
            <text:p>1.116851195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0" calcext:value-type="float">
            <text:p>790</text:p>
          </table:table-cell>
          <table:table-cell office:value-type="float" office:value="0.28625966072222" calcext:value-type="float">
            <text:p>0.286259660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22498883172797" calcext:value-type="float">
            <text:p>1.22498883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1" calcext:value-type="float">
            <text:p>791</text:p>
          </table:table-cell>
          <table:table-cell office:value-type="float" office:value="0.470242243289672" calcext:value-type="float">
            <text:p>0.470242243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20538901042032" calcext:value-type="float">
            <text:p>1.20538901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2" calcext:value-type="float">
            <text:p>792</text:p>
          </table:table-cell>
          <table:table-cell office:value-type="float" office:value="0.462718367397037" calcext:value-type="float">
            <text:p>0.46271836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1861027862536" calcext:value-type="float">
            <text:p>1.18610278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3" calcext:value-type="float">
            <text:p>793</text:p>
          </table:table-cell>
          <table:table-cell office:value-type="float" office:value="0.455314873518685" calcext:value-type="float">
            <text:p>0.45531487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16712514167354" calcext:value-type="float">
            <text:p>1.16712514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4" calcext:value-type="float">
            <text:p>794</text:p>
          </table:table-cell>
          <table:table-cell office:value-type="float" office:value="0.448029835542386" calcext:value-type="float">
            <text:p>0.448029835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14845113940676" calcext:value-type="float">
            <text:p>1.14845113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5" calcext:value-type="float">
            <text:p>795</text:p>
          </table:table-cell>
          <table:table-cell office:value-type="float" office:value="0.440861358173707" calcext:value-type="float">
            <text:p>0.440861358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13007592117626" calcext:value-type="float">
            <text:p>1.13007592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6" calcext:value-type="float">
            <text:p>796</text:p>
          </table:table-cell>
          <table:table-cell office:value-type="float" office:value="0.433807576442928" calcext:value-type="float">
            <text:p>0.433807576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11199470643744" calcext:value-type="float">
            <text:p>1.11199470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7" calcext:value-type="float">
            <text:p>797</text:p>
          </table:table-cell>
          <table:table-cell office:value-type="float" office:value="0.426866655219841" calcext:value-type="float">
            <text:p>0.426866655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09420279113444" calcext:value-type="float">
            <text:p>1.09420279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8" calcext:value-type="float">
            <text:p>798</text:p>
          </table:table-cell>
          <table:table-cell office:value-type="float" office:value="0.420036788736324" calcext:value-type="float">
            <text:p>0.420036788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07669554647629" calcext:value-type="float">
            <text:p>1.07669554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799" calcext:value-type="float">
            <text:p>799</text:p>
          </table:table-cell>
          <table:table-cell office:value-type="float" office:value="0.413316200116542" calcext:value-type="float">
            <text:p>0.41331620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05946841773267" calcext:value-type="float">
            <text:p>1.059468417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0.406703140914678" calcext:value-type="float">
            <text:p>0.406703140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28333139583169" calcext:value-type="float">
            <text:p>1.283331395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1" calcext:value-type="float">
            <text:p>801</text:p>
          </table:table-cell>
          <table:table-cell office:value-type="float" office:value="0.443093432515199" calcext:value-type="float">
            <text:p>0.443093432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26279809349838" calcext:value-type="float">
            <text:p>1.26279809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2" calcext:value-type="float">
            <text:p>802</text:p>
          </table:table-cell>
          <table:table-cell office:value-type="float" office:value="0.436003937594956" calcext:value-type="float">
            <text:p>0.436003937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24259332400241" calcext:value-type="float">
            <text:p>1.2425933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3" calcext:value-type="float">
            <text:p>803</text:p>
          </table:table-cell>
          <table:table-cell office:value-type="float" office:value="0.429027874593436" calcext:value-type="float">
            <text:p>0.42902787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22271183081837" calcext:value-type="float">
            <text:p>1.22271183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4" calcext:value-type="float">
            <text:p>804</text:p>
          </table:table-cell>
          <table:table-cell office:value-type="float" office:value="0.422163428599941" calcext:value-type="float">
            <text:p>0.42216342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20314844152528" calcext:value-type="float">
            <text:p>1.20314844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5" calcext:value-type="float">
            <text:p>805</text:p>
          </table:table-cell>
          <table:table-cell office:value-type="float" office:value="0.415408813742342" calcext:value-type="float">
            <text:p>0.415408813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18389806646087" calcext:value-type="float">
            <text:p>1.18389806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6" calcext:value-type="float">
            <text:p>806</text:p>
          </table:table-cell>
          <table:table-cell office:value-type="float" office:value="0.408762272722465" calcext:value-type="float">
            <text:p>0.40876227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1649556973975" calcext:value-type="float">
            <text:p>1.164955697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7" calcext:value-type="float">
            <text:p>807</text:p>
          </table:table-cell>
          <table:table-cell office:value-type="float" office:value="0.402222076358905" calcext:value-type="float">
            <text:p>0.402222076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14631640623914" calcext:value-type="float">
            <text:p>1.14631640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8" calcext:value-type="float">
            <text:p>808</text:p>
          </table:table-cell>
          <table:table-cell office:value-type="float" office:value="0.395786523137163" calcext:value-type="float">
            <text:p>0.39578652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12797534373931" calcext:value-type="float">
            <text:p>1.127975343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09" calcext:value-type="float">
            <text:p>809</text:p>
          </table:table-cell>
          <table:table-cell office:value-type="float" office:value="0.389453938766968" calcext:value-type="float">
            <text:p>0.389453938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10992773823948" calcext:value-type="float">
            <text:p>1.10992773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0" calcext:value-type="float">
            <text:p>810</text:p>
          </table:table-cell>
          <table:table-cell office:value-type="float" office:value="0.383222675746697" calcext:value-type="float">
            <text:p>0.383222675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34413171759813" calcext:value-type="float">
            <text:p>1.34413171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1" calcext:value-type="float">
            <text:p>811</text:p>
          </table:table-cell>
          <table:table-cell office:value-type="float" office:value="0.468164388343224" calcext:value-type="float">
            <text:p>0.46816438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32262561011656" calcext:value-type="float">
            <text:p>1.32262561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2" calcext:value-type="float">
            <text:p>812</text:p>
          </table:table-cell>
          <table:table-cell office:value-type="float" office:value="0.460673758129732" calcext:value-type="float">
            <text:p>0.460673758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3014636003547" calcext:value-type="float">
            <text:p>1.30146360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3" calcext:value-type="float">
            <text:p>813</text:p>
          </table:table-cell>
          <table:table-cell office:value-type="float" office:value="0.453302977999656" calcext:value-type="float">
            <text:p>0.4533029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28064018274902" calcext:value-type="float">
            <text:p>1.28064018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4" calcext:value-type="float">
            <text:p>814</text:p>
          </table:table-cell>
          <table:table-cell office:value-type="float" office:value="0.446050130351662" calcext:value-type="float">
            <text:p>0.44605013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26014993982504" calcext:value-type="float">
            <text:p>1.26014993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5" calcext:value-type="float">
            <text:p>815</text:p>
          </table:table-cell>
          <table:table-cell office:value-type="float" office:value="0.438913328266035" calcext:value-type="float">
            <text:p>0.43891332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23998754078784" calcext:value-type="float">
            <text:p>1.23998754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6" calcext:value-type="float">
            <text:p>816</text:p>
          </table:table-cell>
          <table:table-cell office:value-type="float" office:value="0.431890715013779" calcext:value-type="float">
            <text:p>0.4318907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22014774013523" calcext:value-type="float">
            <text:p>1.22014774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7" calcext:value-type="float">
            <text:p>817</text:p>
          </table:table-cell>
          <table:table-cell office:value-type="float" office:value="0.424980463573558" calcext:value-type="float">
            <text:p>0.424980463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20062537629307" calcext:value-type="float">
            <text:p>1.20062537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8" calcext:value-type="float">
            <text:p>818</text:p>
          </table:table-cell>
          <table:table-cell office:value-type="float" office:value="0.418180776156381" calcext:value-type="float">
            <text:p>0.418180776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18141537027238" calcext:value-type="float">
            <text:p>1.18141537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19" calcext:value-type="float">
            <text:p>819</text:p>
          </table:table-cell>
          <table:table-cell office:value-type="float" office:value="0.411489883737879" calcext:value-type="float">
            <text:p>0.411489883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16251272434802" calcext:value-type="float">
            <text:p>1.16251272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0" calcext:value-type="float">
            <text:p>820</text:p>
          </table:table-cell>
          <table:table-cell office:value-type="float" office:value="0.404906045598073" calcext:value-type="float">
            <text:p>0.40490604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32882631962235" calcext:value-type="float">
            <text:p>1.32882631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1" calcext:value-type="float">
            <text:p>821</text:p>
          </table:table-cell>
          <table:table-cell office:value-type="float" office:value="0.523238765448974" calcext:value-type="float">
            <text:p>0.523238765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3075650985084" calcext:value-type="float">
            <text:p>1.30756509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2" calcext:value-type="float">
            <text:p>822</text:p>
          </table:table-cell>
          <table:table-cell office:value-type="float" office:value="0.51486694520179" calcext:value-type="float">
            <text:p>0.514866945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28664405693226" calcext:value-type="float">
            <text:p>1.28664405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3" calcext:value-type="float">
            <text:p>823</text:p>
          </table:table-cell>
          <table:table-cell office:value-type="float" office:value="0.506629074078562" calcext:value-type="float">
            <text:p>0.50662907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26605775202135" calcext:value-type="float">
            <text:p>1.26605775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4" calcext:value-type="float">
            <text:p>824</text:p>
          </table:table-cell>
          <table:table-cell office:value-type="float" office:value="0.498523008893305" calcext:value-type="float">
            <text:p>0.498523008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24580082798901" calcext:value-type="float">
            <text:p>1.2458008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5" calcext:value-type="float">
            <text:p>825</text:p>
          </table:table-cell>
          <table:table-cell office:value-type="float" office:value="0.490546640751012" calcext:value-type="float">
            <text:p>0.49054664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22586801474118" calcext:value-type="float">
            <text:p>1.22586801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6" calcext:value-type="float">
            <text:p>826</text:p>
          </table:table-cell>
          <table:table-cell office:value-type="float" office:value="0.482697894498996" calcext:value-type="float">
            <text:p>0.482697894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20625412650532" calcext:value-type="float">
            <text:p>1.206254126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7" calcext:value-type="float">
            <text:p>827</text:p>
          </table:table-cell>
          <table:table-cell office:value-type="float" office:value="0.474974728187012" calcext:value-type="float">
            <text:p>0.474974728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18695406048124" calcext:value-type="float">
            <text:p>1.18695406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8" calcext:value-type="float">
            <text:p>828</text:p>
          </table:table-cell>
          <table:table-cell office:value-type="float" office:value="0.46737513253602" calcext:value-type="float">
            <text:p>0.467375132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16796279551354" calcext:value-type="float">
            <text:p>1.16796279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29" calcext:value-type="float">
            <text:p>829</text:p>
          </table:table-cell>
          <table:table-cell office:value-type="float" office:value="0.459897130415443" calcext:value-type="float">
            <text:p>0.45989713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14927539078532" calcext:value-type="float">
            <text:p>1.14927539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0" calcext:value-type="float">
            <text:p>830</text:p>
          </table:table-cell>
          <table:table-cell office:value-type="float" office:value="0.452538776328796" calcext:value-type="float">
            <text:p>0.452538776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32946959921463" calcext:value-type="float">
            <text:p>1.32946959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1" calcext:value-type="float">
            <text:p>831</text:p>
          </table:table-cell>
          <table:table-cell office:value-type="float" office:value="0.548717419657489" calcext:value-type="float">
            <text:p>0.54871741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30819808562719" calcext:value-type="float">
            <text:p>1.308198085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2" calcext:value-type="float">
            <text:p>832</text:p>
          </table:table-cell>
          <table:table-cell office:value-type="float" office:value="0.539937940942969" calcext:value-type="float">
            <text:p>0.539937940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28726691625716" calcext:value-type="float">
            <text:p>1.28726691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3" calcext:value-type="float">
            <text:p>833</text:p>
          </table:table-cell>
          <table:table-cell office:value-type="float" office:value="0.531298933887882" calcext:value-type="float">
            <text:p>0.53129893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26667064559704" calcext:value-type="float">
            <text:p>1.266670645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4" calcext:value-type="float">
            <text:p>834</text:p>
          </table:table-cell>
          <table:table-cell office:value-type="float" office:value="0.522798150945676" calcext:value-type="float">
            <text:p>0.522798150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24640391526749" calcext:value-type="float">
            <text:p>1.24640391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5" calcext:value-type="float">
            <text:p>835</text:p>
          </table:table-cell>
          <table:table-cell office:value-type="float" office:value="0.514433380530545" calcext:value-type="float">
            <text:p>0.514433380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22646145262321" calcext:value-type="float">
            <text:p>1.22646145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6" calcext:value-type="float">
            <text:p>836</text:p>
          </table:table-cell>
          <table:table-cell office:value-type="float" office:value="0.506202446442056" calcext:value-type="float">
            <text:p>0.506202446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20683806938124" calcext:value-type="float">
            <text:p>1.20683806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7" calcext:value-type="float">
            <text:p>837</text:p>
          </table:table-cell>
          <table:table-cell office:value-type="float" office:value="0.498103207298983" calcext:value-type="float">
            <text:p>0.49810320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18752866027114" calcext:value-type="float">
            <text:p>1.18752866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8" calcext:value-type="float">
            <text:p>838</text:p>
          </table:table-cell>
          <table:table-cell office:value-type="float" office:value="0.4901335559822" calcext:value-type="float">
            <text:p>0.4901335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1685282017068" calcext:value-type="float">
            <text:p>1.16852820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39" calcext:value-type="float">
            <text:p>839</text:p>
          </table:table-cell>
          <table:table-cell office:value-type="float" office:value="0.482291419086484" calcext:value-type="float">
            <text:p>0.48229141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14983175047949" calcext:value-type="float">
            <text:p>1.14983175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0" calcext:value-type="float">
            <text:p>840</text:p>
          </table:table-cell>
          <table:table-cell office:value-type="float" office:value="0.474574756381101" calcext:value-type="float">
            <text:p>0.474574756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28209376455984" calcext:value-type="float">
            <text:p>1.28209376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1" calcext:value-type="float">
            <text:p>841</text:p>
          </table:table-cell>
          <table:table-cell office:value-type="float" office:value="0.519230303762179" calcext:value-type="float">
            <text:p>0.51923030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26158026432688" calcext:value-type="float">
            <text:p>1.26158026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2" calcext:value-type="float">
            <text:p>842</text:p>
          </table:table-cell>
          <table:table-cell office:value-type="float" office:value="0.510922618901985" calcext:value-type="float">
            <text:p>0.510922618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24139498009765" calcext:value-type="float">
            <text:p>1.24139498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3" calcext:value-type="float">
            <text:p>843</text:p>
          </table:table-cell>
          <table:table-cell office:value-type="float" office:value="0.502747856999553" calcext:value-type="float">
            <text:p>0.50274785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22153266041609" calcext:value-type="float">
            <text:p>1.22153266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4" calcext:value-type="float">
            <text:p>844</text:p>
          </table:table-cell>
          <table:table-cell office:value-type="float" office:value="0.49470389128756" calcext:value-type="float">
            <text:p>0.494703891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20198813784943" calcext:value-type="float">
            <text:p>1.20198813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5" calcext:value-type="float">
            <text:p>845</text:p>
          </table:table-cell>
          <table:table-cell office:value-type="float" office:value="0.486788629026959" calcext:value-type="float">
            <text:p>0.4867886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18275632764384" calcext:value-type="float">
            <text:p>1.18275632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6" calcext:value-type="float">
            <text:p>846</text:p>
          </table:table-cell>
          <table:table-cell office:value-type="float" office:value="0.479000010962528" calcext:value-type="float">
            <text:p>0.47900001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16383222640154" calcext:value-type="float">
            <text:p>1.16383222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7" calcext:value-type="float">
            <text:p>847</text:p>
          </table:table-cell>
          <table:table-cell office:value-type="float" office:value="0.471336010787127" calcext:value-type="float">
            <text:p>0.471336010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14521091077912" calcext:value-type="float">
            <text:p>1.14521091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8" calcext:value-type="float">
            <text:p>848</text:p>
          </table:table-cell>
          <table:table-cell office:value-type="float" office:value="0.463794634614533" calcext:value-type="float">
            <text:p>0.46379463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12688753620665" calcext:value-type="float">
            <text:p>1.12688753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49" calcext:value-type="float">
            <text:p>849</text:p>
          </table:table-cell>
          <table:table-cell office:value-type="float" office:value="0.456373920460701" calcext:value-type="float">
            <text:p>0.456373920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10885733562734" calcext:value-type="float">
            <text:p>1.108857335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0.44907193773333" calcext:value-type="float">
            <text:p>0.44907193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22543717929835" calcext:value-type="float">
            <text:p>1.22543717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1" calcext:value-type="float">
            <text:p>851</text:p>
          </table:table-cell>
          <table:table-cell office:value-type="float" office:value="0.544284825593464" calcext:value-type="float">
            <text:p>0.544284825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20583018442957" calcext:value-type="float">
            <text:p>1.205830184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2" calcext:value-type="float">
            <text:p>852</text:p>
          </table:table-cell>
          <table:table-cell office:value-type="float" office:value="0.535576268383968" calcext:value-type="float">
            <text:p>0.535576268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1865369014787" calcext:value-type="float">
            <text:p>1.18653690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3" calcext:value-type="float">
            <text:p>853</text:p>
          </table:table-cell>
          <table:table-cell office:value-type="float" office:value="0.527007048089825" calcext:value-type="float">
            <text:p>0.527007048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16755231105504" calcext:value-type="float">
            <text:p>1.16755231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4" calcext:value-type="float">
            <text:p>854</text:p>
          </table:table-cell>
          <table:table-cell office:value-type="float" office:value="0.518574935320388" calcext:value-type="float">
            <text:p>0.518574935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14887147407816" calcext:value-type="float">
            <text:p>1.14887147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5" calcext:value-type="float">
            <text:p>855</text:p>
          </table:table-cell>
          <table:table-cell office:value-type="float" office:value="0.510277736355261" calcext:value-type="float">
            <text:p>0.510277736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13048953049291" calcext:value-type="float">
            <text:p>1.13048953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6" calcext:value-type="float">
            <text:p>856</text:p>
          </table:table-cell>
          <table:table-cell office:value-type="float" office:value="0.502113292573577" calcext:value-type="float">
            <text:p>0.50211329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11240169800502" calcext:value-type="float">
            <text:p>1.1124016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7" calcext:value-type="float">
            <text:p>857</text:p>
          </table:table-cell>
          <table:table-cell office:value-type="float" office:value="0.4940794798924" calcext:value-type="float">
            <text:p>0.494079479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09460327083694" calcext:value-type="float">
            <text:p>1.09460327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8" calcext:value-type="float">
            <text:p>858</text:p>
          </table:table-cell>
          <table:table-cell office:value-type="float" office:value="0.482698306775323" calcext:value-type="float">
            <text:p>0.482698306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07708961850355" calcext:value-type="float">
            <text:p>1.07708961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59" calcext:value-type="float">
            <text:p>859</text:p>
          </table:table-cell>
          <table:table-cell office:value-type="float" office:value="0.474975133866917" calcext:value-type="float">
            <text:p>0.47497513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05985618460749" calcext:value-type="float">
            <text:p>1.05985618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0" calcext:value-type="float">
            <text:p>860</text:p>
          </table:table-cell>
          <table:table-cell office:value-type="float" office:value="0.467375531725047" calcext:value-type="float">
            <text:p>0.46737553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18041811249495" calcext:value-type="float">
            <text:p>1.18041811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1" calcext:value-type="float">
            <text:p>861</text:p>
          </table:table-cell>
          <table:table-cell office:value-type="float" office:value="0.52273932500736" calcext:value-type="float">
            <text:p>0.52273932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16153142269503" calcext:value-type="float">
            <text:p>1.16153142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2" calcext:value-type="float">
            <text:p>862</text:p>
          </table:table-cell>
          <table:table-cell office:value-type="float" office:value="0.514375495807242" calcext:value-type="float">
            <text:p>0.514375495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14294691993191" calcext:value-type="float">
            <text:p>1.14294691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3" calcext:value-type="float">
            <text:p>863</text:p>
          </table:table-cell>
          <table:table-cell office:value-type="float" office:value="0.506145487874326" calcext:value-type="float">
            <text:p>0.506145487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124659769213" calcext:value-type="float">
            <text:p>1.12465976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4" calcext:value-type="float">
            <text:p>864</text:p>
          </table:table-cell>
          <table:table-cell office:value-type="float" office:value="0.498047160068337" calcext:value-type="float">
            <text:p>0.498047160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10666521290559" calcext:value-type="float">
            <text:p>1.106665212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5" calcext:value-type="float">
            <text:p>865</text:p>
          </table:table-cell>
          <table:table-cell office:value-type="float" office:value="0.490078405507243" calcext:value-type="float">
            <text:p>0.490078405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0889585694991" calcext:value-type="float">
            <text:p>1.08895856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6" calcext:value-type="float">
            <text:p>866</text:p>
          </table:table-cell>
          <table:table-cell office:value-type="float" office:value="0.482237151019127" calcext:value-type="float">
            <text:p>0.48223715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07153523238712" calcext:value-type="float">
            <text:p>1.07153523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7" calcext:value-type="float">
            <text:p>867</text:p>
          </table:table-cell>
          <table:table-cell office:value-type="float" office:value="0.474521356602821" calcext:value-type="float">
            <text:p>0.47452135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05439066866892" calcext:value-type="float">
            <text:p>1.05439066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8" calcext:value-type="float">
            <text:p>868</text:p>
          </table:table-cell>
          <table:table-cell office:value-type="float" office:value="0.466929014897176" calcext:value-type="float">
            <text:p>0.466929014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03752041797022" calcext:value-type="float">
            <text:p>1.0375204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69" calcext:value-type="float">
            <text:p>869</text:p>
          </table:table-cell>
          <table:table-cell office:value-type="float" office:value="0.459458150658822" calcext:value-type="float">
            <text:p>0.459458150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0209200912827" calcext:value-type="float">
            <text:p>1.02092009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0" calcext:value-type="float">
            <text:p>870</text:p>
          </table:table-cell>
          <table:table-cell office:value-type="float" office:value="0.45210682024828" calcext:value-type="float">
            <text:p>0.45210682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14956689480427" calcext:value-type="float">
            <text:p>1.149566894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1" calcext:value-type="float">
            <text:p>871</text:p>
          </table:table-cell>
          <table:table-cell office:value-type="float" office:value="0.532060053874929" calcext:value-type="float">
            <text:p>0.53206005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1311738244874" calcext:value-type="float">
            <text:p>1.13117382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2" calcext:value-type="float">
            <text:p>872</text:p>
          </table:table-cell>
          <table:table-cell office:value-type="float" office:value="0.52354709301293" calcext:value-type="float">
            <text:p>0.5235470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1130750432956" calcext:value-type="float">
            <text:p>1.11307504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3" calcext:value-type="float">
            <text:p>873</text:p>
          </table:table-cell>
          <table:table-cell office:value-type="float" office:value="0.515170339524723" calcext:value-type="float">
            <text:p>0.515170339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09526584260287" calcext:value-type="float">
            <text:p>1.09526584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4" calcext:value-type="float">
            <text:p>874</text:p>
          </table:table-cell>
          <table:table-cell office:value-type="float" office:value="0.506927614092327" calcext:value-type="float">
            <text:p>0.50692761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07774158912122" calcext:value-type="float">
            <text:p>1.077741589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5" calcext:value-type="float">
            <text:p>875</text:p>
          </table:table-cell>
          <table:table-cell office:value-type="float" office:value="0.49881677226685" calcext:value-type="float">
            <text:p>0.498816772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06049772369528" calcext:value-type="float">
            <text:p>1.060497723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6" calcext:value-type="float">
            <text:p>876</text:p>
          </table:table-cell>
          <table:table-cell office:value-type="float" office:value="0.490835703910581" calcext:value-type="float">
            <text:p>0.49083570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04352976011616" calcext:value-type="float">
            <text:p>1.04352976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7" calcext:value-type="float">
            <text:p>877</text:p>
          </table:table-cell>
          <table:table-cell office:value-type="float" office:value="0.482982332648011" calcext:value-type="float">
            <text:p>0.48298233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0268332839543" calcext:value-type="float">
            <text:p>1.0268332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8" calcext:value-type="float">
            <text:p>878</text:p>
          </table:table-cell>
          <table:table-cell office:value-type="float" office:value="0.475254615325643" calcext:value-type="float">
            <text:p>0.475254615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01040395141103" calcext:value-type="float">
            <text:p>1.01040395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79" calcext:value-type="float">
            <text:p>879</text:p>
          </table:table-cell>
          <table:table-cell office:value-type="float" office:value="0.467650541480433" calcext:value-type="float">
            <text:p>0.46765054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994237488188456" calcext:value-type="float">
            <text:p>0.99423748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0" calcext:value-type="float">
            <text:p>880</text:p>
          </table:table-cell>
          <table:table-cell office:value-type="float" office:value="0.460168132816746" calcext:value-type="float">
            <text:p>0.46016813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21904364288894" calcext:value-type="float">
            <text:p>1.219043642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1" calcext:value-type="float">
            <text:p>881</text:p>
          </table:table-cell>
          <table:table-cell office:value-type="float" office:value="0.519697593047452" calcext:value-type="float">
            <text:p>0.5196975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19953894460272" calcext:value-type="float">
            <text:p>1.19953894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2" calcext:value-type="float">
            <text:p>882</text:p>
          </table:table-cell>
          <table:table-cell office:value-type="float" office:value="0.511382431558693" calcext:value-type="float">
            <text:p>0.511382431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18034632148908" calcext:value-type="float">
            <text:p>1.18034632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3" calcext:value-type="float">
            <text:p>883</text:p>
          </table:table-cell>
          <table:table-cell office:value-type="float" office:value="0.503200312653754" calcext:value-type="float">
            <text:p>0.503200312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16146078034525" calcext:value-type="float">
            <text:p>1.16146078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4" calcext:value-type="float">
            <text:p>884</text:p>
          </table:table-cell>
          <table:table-cell office:value-type="float" office:value="0.495149107651294" calcext:value-type="float">
            <text:p>0.49514910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14287740785973" calcext:value-type="float">
            <text:p>1.14287740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5" calcext:value-type="float">
            <text:p>885</text:p>
          </table:table-cell>
          <table:table-cell office:value-type="float" office:value="0.487226721928873" calcext:value-type="float">
            <text:p>0.487226721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12459136933397" calcext:value-type="float">
            <text:p>1.12459136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6" calcext:value-type="float">
            <text:p>886</text:p>
          </table:table-cell>
          <table:table-cell office:value-type="float" office:value="0.479431094378011" calcext:value-type="float">
            <text:p>0.47943109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10659790742463" calcext:value-type="float">
            <text:p>1.106597907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7" calcext:value-type="float">
            <text:p>887</text:p>
          </table:table-cell>
          <table:table-cell office:value-type="float" office:value="0.471760196867963" calcext:value-type="float">
            <text:p>0.47176019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08889234090584" calcext:value-type="float">
            <text:p>1.08889234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8" calcext:value-type="float">
            <text:p>888</text:p>
          </table:table-cell>
          <table:table-cell office:value-type="float" office:value="0.464212033718076" calcext:value-type="float">
            <text:p>0.464212033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07147006345134" calcext:value-type="float">
            <text:p>1.07147006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89" calcext:value-type="float">
            <text:p>889</text:p>
          </table:table-cell>
          <table:table-cell office:value-type="float" office:value="0.456784641178586" calcext:value-type="float">
            <text:p>0.45678464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05432654243612" calcext:value-type="float">
            <text:p>1.05432654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0" calcext:value-type="float">
            <text:p>890</text:p>
          </table:table-cell>
          <table:table-cell office:value-type="float" office:value="0.449476086919729" calcext:value-type="float">
            <text:p>0.44947608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21254974662392" calcext:value-type="float">
            <text:p>1.21254974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1" calcext:value-type="float">
            <text:p>891</text:p>
          </table:table-cell>
          <table:table-cell office:value-type="float" office:value="0.498537771620252" calcext:value-type="float">
            <text:p>0.498537771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19314895067793" calcext:value-type="float">
            <text:p>1.19314895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2" calcext:value-type="float">
            <text:p>892</text:p>
          </table:table-cell>
          <table:table-cell office:value-type="float" office:value="0.490561167274328" calcext:value-type="float">
            <text:p>0.49056116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17405856746709" calcext:value-type="float">
            <text:p>1.17405856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3" calcext:value-type="float">
            <text:p>893</text:p>
          </table:table-cell>
          <table:table-cell office:value-type="float" office:value="0.482712188597938" calcext:value-type="float">
            <text:p>0.48271218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15527363038761" calcext:value-type="float">
            <text:p>1.15527363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4" calcext:value-type="float">
            <text:p>894</text:p>
          </table:table-cell>
          <table:table-cell office:value-type="float" office:value="0.474988793580371" calcext:value-type="float">
            <text:p>0.474988793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13678925230141" calcext:value-type="float">
            <text:p>1.13678925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5" calcext:value-type="float">
            <text:p>895</text:p>
          </table:table-cell>
          <table:table-cell office:value-type="float" office:value="0.467388972883086" calcext:value-type="float">
            <text:p>0.46738897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11860062426459" calcext:value-type="float">
            <text:p>1.11860062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6" calcext:value-type="float">
            <text:p>896</text:p>
          </table:table-cell>
          <table:table-cell office:value-type="float" office:value="0.459910749316956" calcext:value-type="float">
            <text:p>0.45991074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10070301427635" calcext:value-type="float">
            <text:p>1.10070301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7" calcext:value-type="float">
            <text:p>897</text:p>
          </table:table-cell>
          <table:table-cell office:value-type="float" office:value="0.452552177327885" calcext:value-type="float">
            <text:p>0.45255217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08309176604793" calcext:value-type="float">
            <text:p>1.0830917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8" calcext:value-type="float">
            <text:p>898</text:p>
          </table:table-cell>
          <table:table-cell office:value-type="float" office:value="0.445311342490639" calcext:value-type="float">
            <text:p>0.445311342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06576229779117" calcext:value-type="float">
            <text:p>1.06576229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899" calcext:value-type="float">
            <text:p>899</text:p>
          </table:table-cell>
          <table:table-cell office:value-type="float" office:value="0.438186361010788" calcext:value-type="float">
            <text:p>0.43818636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04871010102651" calcext:value-type="float">
            <text:p>1.0487101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0" calcext:value-type="float">
            <text:p>900</text:p>
          </table:table-cell>
          <table:table-cell office:value-type="float" office:value="0.431175379234616" calcext:value-type="float">
            <text:p>0.43117537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2168969920211" calcext:value-type="float">
            <text:p>1.2168969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1" calcext:value-type="float">
            <text:p>901</text:p>
          </table:table-cell>
          <table:table-cell office:value-type="float" office:value="0.523425015738248" calcext:value-type="float">
            <text:p>0.523425015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19742664014876" calcext:value-type="float">
            <text:p>1.19742664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2" calcext:value-type="float">
            <text:p>902</text:p>
          </table:table-cell>
          <table:table-cell office:value-type="float" office:value="0.515050215486436" calcext:value-type="float">
            <text:p>0.515050215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17826781390638" calcext:value-type="float">
            <text:p>1.17826781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3" calcext:value-type="float">
            <text:p>903</text:p>
          </table:table-cell>
          <table:table-cell office:value-type="float" office:value="0.506809412038653" calcext:value-type="float">
            <text:p>0.5068094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15941552888388" calcext:value-type="float">
            <text:p>1.15941552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4" calcext:value-type="float">
            <text:p>904</text:p>
          </table:table-cell>
          <table:table-cell office:value-type="float" office:value="0.498700461446035" calcext:value-type="float">
            <text:p>0.498700461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14086488042174" calcext:value-type="float">
            <text:p>1.14086488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5" calcext:value-type="float">
            <text:p>905</text:p>
          </table:table-cell>
          <table:table-cell office:value-type="float" office:value="0.490721254062898" calcext:value-type="float">
            <text:p>0.490721254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12261104233499" calcext:value-type="float">
            <text:p>1.12261104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6" calcext:value-type="float">
            <text:p>906</text:p>
          </table:table-cell>
          <table:table-cell office:value-type="float" office:value="0.482869713997892" calcext:value-type="float">
            <text:p>0.48286971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10464926565763" calcext:value-type="float">
            <text:p>1.10464926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7" calcext:value-type="float">
            <text:p>907</text:p>
          </table:table-cell>
          <table:table-cell office:value-type="float" office:value="0.475143798573925" calcext:value-type="float">
            <text:p>0.47514379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08697487740711" calcext:value-type="float">
            <text:p>1.086974877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8" calcext:value-type="float">
            <text:p>908</text:p>
          </table:table-cell>
          <table:table-cell office:value-type="float" office:value="0.467541497796743" calcext:value-type="float">
            <text:p>0.46754149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06958327936859" calcext:value-type="float">
            <text:p>1.06958327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09" calcext:value-type="float">
            <text:p>909</text:p>
          </table:table-cell>
          <table:table-cell office:value-type="float" office:value="0.460060833831995" calcext:value-type="float">
            <text:p>0.460060833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0524699468987" calcext:value-type="float">
            <text:p>1.05246994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0" calcext:value-type="float">
            <text:p>910</text:p>
          </table:table-cell>
          <table:table-cell office:value-type="float" office:value="0.452699860490683" calcext:value-type="float">
            <text:p>0.452699860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18113353016437" calcext:value-type="float">
            <text:p>1.18113353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1" calcext:value-type="float">
            <text:p>911</text:p>
          </table:table-cell>
          <table:table-cell office:value-type="float" office:value="0.449181015538232" calcext:value-type="float">
            <text:p>0.449181015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16223539368174" calcext:value-type="float">
            <text:p>1.162235393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2" calcext:value-type="float">
            <text:p>912</text:p>
          </table:table-cell>
          <table:table-cell office:value-type="float" office:value="0.441994119289621" calcext:value-type="float">
            <text:p>0.44199411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14363962738284" calcext:value-type="float">
            <text:p>1.143639627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3" calcext:value-type="float">
            <text:p>913</text:p>
          </table:table-cell>
          <table:table-cell office:value-type="float" office:value="0.434922213380987" calcext:value-type="float">
            <text:p>0.43492221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12534139334471" calcext:value-type="float">
            <text:p>1.12534139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4" calcext:value-type="float">
            <text:p>914</text:p>
          </table:table-cell>
          <table:table-cell office:value-type="float" office:value="0.427963457966891" calcext:value-type="float">
            <text:p>0.42796345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1073359310512" calcext:value-type="float">
            <text:p>1.10733593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5" calcext:value-type="float">
            <text:p>915</text:p>
          </table:table-cell>
          <table:table-cell office:value-type="float" office:value="0.421116042639421" calcext:value-type="float">
            <text:p>0.421116042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08961855615438" calcext:value-type="float">
            <text:p>1.08961855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6" calcext:value-type="float">
            <text:p>916</text:p>
          </table:table-cell>
          <table:table-cell office:value-type="float" office:value="0.41437818595719" calcext:value-type="float">
            <text:p>0.41437818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07218465925591" calcext:value-type="float">
            <text:p>1.07218465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7" calcext:value-type="float">
            <text:p>917</text:p>
          </table:table-cell>
          <table:table-cell office:value-type="float" office:value="0.407748134981875" calcext:value-type="float">
            <text:p>0.40774813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05502970470781" calcext:value-type="float">
            <text:p>1.05502970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8" calcext:value-type="float">
            <text:p>918</text:p>
          </table:table-cell>
          <table:table-cell office:value-type="float" office:value="0.401224164822165" calcext:value-type="float">
            <text:p>0.401224164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03814922943249" calcext:value-type="float">
            <text:p>1.03814922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19" calcext:value-type="float">
            <text:p>919</text:p>
          </table:table-cell>
          <table:table-cell office:value-type="float" office:value="0.39480457818501" calcext:value-type="float">
            <text:p>0.394804578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02153884176157" calcext:value-type="float">
            <text:p>1.02153884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0" calcext:value-type="float">
            <text:p>920</text:p>
          </table:table-cell>
          <table:table-cell office:value-type="float" office:value="0.38848770493405" calcext:value-type="float">
            <text:p>0.388487704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14581855150543" calcext:value-type="float">
            <text:p>1.14581855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1" calcext:value-type="float">
            <text:p>921</text:p>
          </table:table-cell>
          <table:table-cell office:value-type="float" office:value="0.529730476380439" calcext:value-type="float">
            <text:p>0.529730476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12748545468134" calcext:value-type="float">
            <text:p>1.12748545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2" calcext:value-type="float">
            <text:p>922</text:p>
          </table:table-cell>
          <table:table-cell office:value-type="float" office:value="0.521254788758352" calcext:value-type="float">
            <text:p>0.521254788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10944568740644" calcext:value-type="float">
            <text:p>1.109445687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3" calcext:value-type="float">
            <text:p>923</text:p>
          </table:table-cell>
          <table:table-cell office:value-type="float" office:value="0.512914712138218" calcext:value-type="float">
            <text:p>0.51291471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09169455640794" calcext:value-type="float">
            <text:p>1.09169455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4" calcext:value-type="float">
            <text:p>924</text:p>
          </table:table-cell>
          <table:table-cell office:value-type="float" office:value="0.504708076744007" calcext:value-type="float">
            <text:p>0.504708076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07422744350541" calcext:value-type="float">
            <text:p>1.07422744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5" calcext:value-type="float">
            <text:p>925</text:p>
          </table:table-cell>
          <table:table-cell office:value-type="float" office:value="0.496632747516103" calcext:value-type="float">
            <text:p>0.496632747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05703980440932" calcext:value-type="float">
            <text:p>1.057039804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6" calcext:value-type="float">
            <text:p>926</text:p>
          </table:table-cell>
          <table:table-cell office:value-type="float" office:value="0.488686623555845" calcext:value-type="float">
            <text:p>0.488686623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04012716753877" calcext:value-type="float">
            <text:p>1.04012716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7" calcext:value-type="float">
            <text:p>927</text:p>
          </table:table-cell>
          <table:table-cell office:value-type="float" office:value="0.480867637578952" calcext:value-type="float">
            <text:p>0.480867637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02348513285815" calcext:value-type="float">
            <text:p>1.023485132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8" calcext:value-type="float">
            <text:p>928</text:p>
          </table:table-cell>
          <table:table-cell office:value-type="float" office:value="0.473173755377688" calcext:value-type="float">
            <text:p>0.473173755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00710937073242" calcext:value-type="float">
            <text:p>1.00710937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29" calcext:value-type="float">
            <text:p>929</text:p>
          </table:table-cell>
          <table:table-cell office:value-type="float" office:value="0.465602975291645" calcext:value-type="float">
            <text:p>0.465602975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990995620800703" calcext:value-type="float">
            <text:p>0.99099562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0" calcext:value-type="float">
            <text:p>930</text:p>
          </table:table-cell>
          <table:table-cell office:value-type="float" office:value="0.458153327686979" calcext:value-type="float">
            <text:p>0.45815332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13136968528803" calcext:value-type="float">
            <text:p>1.13136968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1" calcext:value-type="float">
            <text:p>931</text:p>
          </table:table-cell>
          <table:table-cell office:value-type="float" office:value="0.483457015437453" calcext:value-type="float">
            <text:p>0.483457015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11326777032342" calcext:value-type="float">
            <text:p>1.11326777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2" calcext:value-type="float">
            <text:p>932</text:p>
          </table:table-cell>
          <table:table-cell office:value-type="float" office:value="0.475721703190454" calcext:value-type="float">
            <text:p>0.47572170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09545548599824" calcext:value-type="float">
            <text:p>1.09545548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3" calcext:value-type="float">
            <text:p>933</text:p>
          </table:table-cell>
          <table:table-cell office:value-type="float" office:value="0.468110155939406" calcext:value-type="float">
            <text:p>0.468110155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07792819822227" calcext:value-type="float">
            <text:p>1.07792819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4" calcext:value-type="float">
            <text:p>934</text:p>
          </table:table-cell>
          <table:table-cell office:value-type="float" office:value="0.460620393444376" calcext:value-type="float">
            <text:p>0.46062039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06068134705072" calcext:value-type="float">
            <text:p>1.06068134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5" calcext:value-type="float">
            <text:p>935</text:p>
          </table:table-cell>
          <table:table-cell office:value-type="float" office:value="0.453250467149266" calcext:value-type="float">
            <text:p>0.453250467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0437104454979" calcext:value-type="float">
            <text:p>1.04371044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6" calcext:value-type="float">
            <text:p>936</text:p>
          </table:table-cell>
          <table:table-cell office:value-type="float" office:value="0.445998459674877" calcext:value-type="float">
            <text:p>0.445998459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02701107836994" calcext:value-type="float">
            <text:p>1.02701107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7" calcext:value-type="float">
            <text:p>937</text:p>
          </table:table-cell>
          <table:table-cell office:value-type="float" office:value="0.438862484320079" calcext:value-type="float">
            <text:p>0.438862484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01057890111602" calcext:value-type="float">
            <text:p>1.01057890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8" calcext:value-type="float">
            <text:p>938</text:p>
          </table:table-cell>
          <table:table-cell office:value-type="float" office:value="0.431840684570958" calcext:value-type="float">
            <text:p>0.43184068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994409638698162" calcext:value-type="float">
            <text:p>0.99440963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39" calcext:value-type="float">
            <text:p>939</text:p>
          </table:table-cell>
          <table:table-cell office:value-type="float" office:value="0.424931233617823" calcext:value-type="float">
            <text:p>0.424931233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978499084478991" calcext:value-type="float">
            <text:p>0.97849908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0" calcext:value-type="float">
            <text:p>940</text:p>
          </table:table-cell>
          <table:table-cell office:value-type="float" office:value="0.418132333879938" calcext:value-type="float">
            <text:p>0.418132333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19982538401194" calcext:value-type="float">
            <text:p>1.1998253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1" calcext:value-type="float">
            <text:p>941</text:p>
          </table:table-cell>
          <table:table-cell office:value-type="float" office:value="0.437039549396296" calcext:value-type="float">
            <text:p>0.437039549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18062817786775" calcext:value-type="float">
            <text:p>1.18062817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2" calcext:value-type="float">
            <text:p>942</text:p>
          </table:table-cell>
          <table:table-cell office:value-type="float" office:value="0.430046916605956" calcext:value-type="float">
            <text:p>0.43004691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16173812702187" calcext:value-type="float">
            <text:p>1.1617381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3" calcext:value-type="float">
            <text:p>943</text:p>
          </table:table-cell>
          <table:table-cell office:value-type="float" office:value="0.42316616594026" calcext:value-type="float">
            <text:p>0.423166165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14315031698952" calcext:value-type="float">
            <text:p>1.1431503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4" calcext:value-type="float">
            <text:p>944</text:p>
          </table:table-cell>
          <table:table-cell office:value-type="float" office:value="0.416395507285216" calcext:value-type="float">
            <text:p>0.416395507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12485991191769" calcext:value-type="float">
            <text:p>1.12485991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5" calcext:value-type="float">
            <text:p>945</text:p>
          </table:table-cell>
          <table:table-cell office:value-type="float" office:value="0.409733179168653" calcext:value-type="float">
            <text:p>0.40973317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106862153327" calcext:value-type="float">
            <text:p>1.10686215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6" calcext:value-type="float">
            <text:p>946</text:p>
          </table:table-cell>
          <table:table-cell office:value-type="float" office:value="0.403177448301954" calcext:value-type="float">
            <text:p>0.40317744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08915235887377" calcext:value-type="float">
            <text:p>1.08915235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7" calcext:value-type="float">
            <text:p>947</text:p>
          </table:table-cell>
          <table:table-cell office:value-type="float" office:value="0.396726609129123" calcext:value-type="float">
            <text:p>0.396726609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07172592113179" calcext:value-type="float">
            <text:p>1.07172592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8" calcext:value-type="float">
            <text:p>948</text:p>
          </table:table-cell>
          <table:table-cell office:value-type="float" office:value="0.390378983383057" calcext:value-type="float">
            <text:p>0.390378983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05457830639368" calcext:value-type="float">
            <text:p>1.05457830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49" calcext:value-type="float">
            <text:p>949</text:p>
          </table:table-cell>
          <table:table-cell office:value-type="float" office:value="0.384132919648928" calcext:value-type="float">
            <text:p>0.38413291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03770505349138" calcext:value-type="float">
            <text:p>1.03770505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0" calcext:value-type="float">
            <text:p>950</text:p>
          </table:table-cell>
          <table:table-cell office:value-type="float" office:value="0.377986792934545" calcext:value-type="float">
            <text:p>0.37798679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1940229004609" calcext:value-type="float">
            <text:p>1.19402290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1" calcext:value-type="float">
            <text:p>951</text:p>
          </table:table-cell>
          <table:table-cell office:value-type="float" office:value="0.389388179608828" calcext:value-type="float">
            <text:p>0.389388179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17491853405353" calcext:value-type="float">
            <text:p>1.17491853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2" calcext:value-type="float">
            <text:p>952</text:p>
          </table:table-cell>
          <table:table-cell office:value-type="float" office:value="0.383157968735087" calcext:value-type="float">
            <text:p>0.383157968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15611983750867" calcext:value-type="float">
            <text:p>1.15611983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3" calcext:value-type="float">
            <text:p>953</text:p>
          </table:table-cell>
          <table:table-cell office:value-type="float" office:value="0.377027441235326" calcext:value-type="float">
            <text:p>0.37702744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13762192010853" calcext:value-type="float">
            <text:p>1.13762192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4" calcext:value-type="float">
            <text:p>954</text:p>
          </table:table-cell>
          <table:table-cell office:value-type="float" office:value="0.37099500217556" calcext:value-type="float">
            <text:p>0.37099500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1194199693868" calcext:value-type="float">
            <text:p>1.11941996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5" calcext:value-type="float">
            <text:p>955</text:p>
          </table:table-cell>
          <table:table-cell office:value-type="float" office:value="0.365059082140751" calcext:value-type="float">
            <text:p>0.365059082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10150924987661" calcext:value-type="float">
            <text:p>1.10150924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6" calcext:value-type="float">
            <text:p>956</text:p>
          </table:table-cell>
          <table:table-cell office:value-type="float" office:value="0.359218136826499" calcext:value-type="float">
            <text:p>0.359218136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08388510187858" calcext:value-type="float">
            <text:p>1.08388510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7" calcext:value-type="float">
            <text:p>957</text:p>
          </table:table-cell>
          <table:table-cell office:value-type="float" office:value="0.353470646637275" calcext:value-type="float">
            <text:p>0.35347064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06654294024853" calcext:value-type="float">
            <text:p>1.06654294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8" calcext:value-type="float">
            <text:p>958</text:p>
          </table:table-cell>
          <table:table-cell office:value-type="float" office:value="0.347815116291079" calcext:value-type="float">
            <text:p>0.347815116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04947825320455" calcext:value-type="float">
            <text:p>1.04947825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59" calcext:value-type="float">
            <text:p>959</text:p>
          </table:table-cell>
          <table:table-cell office:value-type="float" office:value="0.342250074430422" calcext:value-type="float">
            <text:p>0.34225007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03268660115328" calcext:value-type="float">
            <text:p>1.03268660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0" calcext:value-type="float">
            <text:p>960</text:p>
          </table:table-cell>
          <table:table-cell office:value-type="float" office:value="0.336774073239535" calcext:value-type="float">
            <text:p>0.336774073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27338698204755" calcext:value-type="float">
            <text:p>1.2733869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1" calcext:value-type="float">
            <text:p>961</text:p>
          </table:table-cell>
          <table:table-cell office:value-type="float" office:value="0.358752844748376" calcext:value-type="float">
            <text:p>0.35875284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25301279033479" calcext:value-type="float">
            <text:p>1.25301279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2" calcext:value-type="float">
            <text:p>962</text:p>
          </table:table-cell>
          <table:table-cell office:value-type="float" office:value="0.353012799232402" calcext:value-type="float">
            <text:p>0.353012799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23296458568943" calcext:value-type="float">
            <text:p>1.23296458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3" calcext:value-type="float">
            <text:p>963</text:p>
          </table:table-cell>
          <table:table-cell office:value-type="float" office:value="0.347364594444684" calcext:value-type="float">
            <text:p>0.34736459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2132371523184" calcext:value-type="float">
            <text:p>1.21323715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4" calcext:value-type="float">
            <text:p>964</text:p>
          </table:table-cell>
          <table:table-cell office:value-type="float" office:value="0.341806760933569" calcext:value-type="float">
            <text:p>0.341806760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19382535788131" calcext:value-type="float">
            <text:p>1.19382535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5" calcext:value-type="float">
            <text:p>965</text:p>
          </table:table-cell>
          <table:table-cell office:value-type="float" office:value="0.336337852758631" calcext:value-type="float">
            <text:p>0.336337852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17472415215521" calcext:value-type="float">
            <text:p>1.17472415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6" calcext:value-type="float">
            <text:p>966</text:p>
          </table:table-cell>
          <table:table-cell office:value-type="float" office:value="0.330956447114493" calcext:value-type="float">
            <text:p>0.330956447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15592856572072" calcext:value-type="float">
            <text:p>1.15592856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7" calcext:value-type="float">
            <text:p>967</text:p>
          </table:table-cell>
          <table:table-cell office:value-type="float" office:value="0.325661143960661" calcext:value-type="float">
            <text:p>0.32566114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13743370866919" calcext:value-type="float">
            <text:p>1.13743370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8" calcext:value-type="float">
            <text:p>968</text:p>
          </table:table-cell>
          <table:table-cell office:value-type="float" office:value="0.320450565657291" calcext:value-type="float">
            <text:p>0.320450565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11923476933048" calcext:value-type="float">
            <text:p>1.11923476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69" calcext:value-type="float">
            <text:p>969</text:p>
          </table:table-cell>
          <table:table-cell office:value-type="float" office:value="0.315323356606774" calcext:value-type="float">
            <text:p>0.315323356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1013270130212" calcext:value-type="float">
            <text:p>1.1013270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0" calcext:value-type="float">
            <text:p>970</text:p>
          </table:table-cell>
          <table:table-cell office:value-type="float" office:value="0.310278182901066" calcext:value-type="float">
            <text:p>0.310278182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20230609848099" calcext:value-type="float">
            <text:p>1.20230609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1" calcext:value-type="float">
            <text:p>971</text:p>
          </table:table-cell>
          <table:table-cell office:value-type="float" office:value="0.428414233605656" calcext:value-type="float">
            <text:p>0.428414233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18306920090529" calcext:value-type="float">
            <text:p>1.18306920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2" calcext:value-type="float">
            <text:p>972</text:p>
          </table:table-cell>
          <table:table-cell office:value-type="float" office:value="0.421559605867965" calcext:value-type="float">
            <text:p>0.421559605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16414009369081" calcext:value-type="float">
            <text:p>1.164140093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3" calcext:value-type="float">
            <text:p>973</text:p>
          </table:table-cell>
          <table:table-cell office:value-type="float" office:value="0.414814652174078" calcext:value-type="float">
            <text:p>0.414814652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14551385219176" calcext:value-type="float">
            <text:p>1.145513852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4" calcext:value-type="float">
            <text:p>974</text:p>
          </table:table-cell>
          <table:table-cell office:value-type="float" office:value="0.408177617739293" calcext:value-type="float">
            <text:p>0.40817761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12718563055669" calcext:value-type="float">
            <text:p>1.12718563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5" calcext:value-type="float">
            <text:p>975</text:p>
          </table:table-cell>
          <table:table-cell office:value-type="float" office:value="0.401646775855464" calcext:value-type="float">
            <text:p>0.401646775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10915066046778" calcext:value-type="float">
            <text:p>1.10915066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6" calcext:value-type="float">
            <text:p>976</text:p>
          </table:table-cell>
          <table:table-cell office:value-type="float" office:value="0.395220427441777" calcext:value-type="float">
            <text:p>0.39522042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0914042499003" calcext:value-type="float">
            <text:p>1.091404249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7" calcext:value-type="float">
            <text:p>977</text:p>
          </table:table-cell>
          <table:table-cell office:value-type="float" office:value="0.388896900602708" calcext:value-type="float">
            <text:p>0.388896900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07394178190189" calcext:value-type="float">
            <text:p>1.07394178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8" calcext:value-type="float">
            <text:p>978</text:p>
          </table:table-cell>
          <table:table-cell office:value-type="float" office:value="0.382674550193065" calcext:value-type="float">
            <text:p>0.382674550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05675871339146" calcext:value-type="float">
            <text:p>1.05675871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79" calcext:value-type="float">
            <text:p>979</text:p>
          </table:table-cell>
          <table:table-cell office:value-type="float" office:value="0.376551757389976" calcext:value-type="float">
            <text:p>0.376551757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0398505739772" calcext:value-type="float">
            <text:p>1.03985057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0" calcext:value-type="float">
            <text:p>980</text:p>
          </table:table-cell>
          <table:table-cell office:value-type="float" office:value="0.370526929271736" calcext:value-type="float">
            <text:p>0.37052692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25674516800552" calcext:value-type="float">
            <text:p>1.25674516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1" calcext:value-type="float">
            <text:p>981</text:p>
          </table:table-cell>
          <table:table-cell office:value-type="float" office:value="0.425746254043952" calcext:value-type="float">
            <text:p>0.42574625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23663724531743" calcext:value-type="float">
            <text:p>1.23663724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2" calcext:value-type="float">
            <text:p>982</text:p>
          </table:table-cell>
          <table:table-cell office:value-type="float" office:value="0.418934313979248" calcext:value-type="float">
            <text:p>0.41893431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21685104939235" calcext:value-type="float">
            <text:p>1.21685104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3" calcext:value-type="float">
            <text:p>983</text:p>
          </table:table-cell>
          <table:table-cell office:value-type="float" office:value="0.41223136495558" calcext:value-type="float">
            <text:p>0.41223136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19738143260207" calcext:value-type="float">
            <text:p>1.19738143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4" calcext:value-type="float">
            <text:p>984</text:p>
          </table:table-cell>
          <table:table-cell office:value-type="float" office:value="0.405635663116291" calcext:value-type="float">
            <text:p>0.405635663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17822332968044" calcext:value-type="float">
            <text:p>1.17822332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5" calcext:value-type="float">
            <text:p>985</text:p>
          </table:table-cell>
          <table:table-cell office:value-type="float" office:value="0.39914549250643" calcext:value-type="float">
            <text:p>0.399145492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15937175640555" calcext:value-type="float">
            <text:p>1.15937175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6" calcext:value-type="float">
            <text:p>986</text:p>
          </table:table-cell>
          <table:table-cell office:value-type="float" office:value="0.392759164626327" calcext:value-type="float">
            <text:p>0.392759164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14082180830306" calcext:value-type="float">
            <text:p>1.14082180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7" calcext:value-type="float">
            <text:p>987</text:p>
          </table:table-cell>
          <table:table-cell office:value-type="float" office:value="0.386475017992306" calcext:value-type="float">
            <text:p>0.38647501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12256865937021" calcext:value-type="float">
            <text:p>1.122568659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8" calcext:value-type="float">
            <text:p>988</text:p>
          </table:table-cell>
          <table:table-cell office:value-type="float" office:value="0.380291417704429" calcext:value-type="float">
            <text:p>0.380291417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10460756082029" calcext:value-type="float">
            <text:p>1.10460756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89" calcext:value-type="float">
            <text:p>989</text:p>
          </table:table-cell>
          <table:table-cell office:value-type="float" office:value="0.374206755021158" calcext:value-type="float">
            <text:p>0.37420675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08693383984717" calcext:value-type="float">
            <text:p>1.08693383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0" calcext:value-type="float">
            <text:p>990</text:p>
          </table:table-cell>
          <table:table-cell office:value-type="float" office:value="0.36821944694082" calcext:value-type="float">
            <text:p>0.3682194469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13066821035126" calcext:value-type="float">
            <text:p>1.13066821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1" calcext:value-type="float">
            <text:p>991</text:p>
          </table:table-cell>
          <table:table-cell office:value-type="float" office:value="0.520353351456034" calcext:value-type="float">
            <text:p>0.52035335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11257751898564" calcext:value-type="float">
            <text:p>1.1125775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2" calcext:value-type="float">
            <text:p>992</text:p>
          </table:table-cell>
          <table:table-cell office:value-type="float" office:value="0.512027697832737" calcext:value-type="float">
            <text:p>0.51202769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09477627868187" calcext:value-type="float">
            <text:p>1.094776278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3" calcext:value-type="float">
            <text:p>993</text:p>
          </table:table-cell>
          <table:table-cell office:value-type="float" office:value="0.503835254667413" calcext:value-type="float">
            <text:p>0.503835254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07725985822296" calcext:value-type="float">
            <text:p>1.07725985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4" calcext:value-type="float">
            <text:p>994</text:p>
          </table:table-cell>
          <table:table-cell office:value-type="float" office:value="0.495773890592735" calcext:value-type="float">
            <text:p>0.495773890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06002370049139" calcext:value-type="float">
            <text:p>1.06002370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5" calcext:value-type="float">
            <text:p>995</text:p>
          </table:table-cell>
          <table:table-cell office:value-type="float" office:value="0.487841508343251" calcext:value-type="float">
            <text:p>0.487841508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04306332128353" calcext:value-type="float">
            <text:p>1.04306332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6" calcext:value-type="float">
            <text:p>996</text:p>
          </table:table-cell>
          <table:table-cell office:value-type="float" office:value="0.480036044209759" calcext:value-type="float">
            <text:p>0.480036044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02637430814299" calcext:value-type="float">
            <text:p>1.02637430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7" calcext:value-type="float">
            <text:p>997</text:p>
          </table:table-cell>
          <table:table-cell office:value-type="float" office:value="0.472355467502403" calcext:value-type="float">
            <text:p>0.472355467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0099523192127" calcext:value-type="float">
            <text:p>1.00995231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8" calcext:value-type="float">
            <text:p>998</text:p>
          </table:table-cell>
          <table:table-cell office:value-type="float" office:value="0.464797780022364" calcext:value-type="float">
            <text:p>0.46479778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993793082105301" calcext:value-type="float">
            <text:p>0.99379308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999" calcext:value-type="float">
            <text:p>999</text:p>
          </table:table-cell>
          <table:table-cell office:value-type="float" office:value="0.457361015542007" calcext:value-type="float">
            <text:p>0.457361015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77892392791616" calcext:value-type="float">
            <text:p>0.97789239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0.450043239293334" calcext:value-type="float">
            <text:p>0.450043239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"Desviación Estandar del Peso"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x min</text:p>
          </table:table-cell>
          <table:table-cell office:value-type="string" calcext:value-type="string">
            <text:p>x max</text:p>
          </table:table-cell>
          <table:table-cell office:value-type="string" calcext:value-type="string">
            <text:p>y min</text:p>
          </table:table-cell>
          <table:table-cell table:style-name="Default" office:value-type="string" calcext:value-type="string">
            <text:p>y max</text:p>
          </table:table-cell>
          <table:table-cell office:value-type="string" calcext:value-type="string">
            <text:p>autoplot?</text:p>
          </table:table-cell>
          <table:table-cell office:value-type="string" calcext:value-type="string">
            <text:p>current pen</text:p>
          </table:table-cell>
          <table:table-cell office:value-type="string" calcext:value-type="string">
            <text:p>legend open?</text:p>
          </table:table-cell>
          <table:table-cell office:value-type="string" calcext:value-type="string">
            <text:p>number of pen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"default"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pen name</text:p>
          </table:table-cell>
          <table:table-cell office:value-type="string" calcext:value-type="string">
            <text:p>pen down?</text:p>
          </table:table-cell>
          <table:table-cell office:value-type="string" calcext:value-type="string">
            <text:p>mode</text:p>
          </table:table-cell>
          <table:table-cell table:style-name="Default" office:value-type="string" calcext:value-type="string">
            <text:p>interval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default"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"default"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pen down?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89243285816374" calcext:value-type="float">
            <text:p>0.0789243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86201377132801" calcext:value-type="float">
            <text:p>0.0886201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49644410090871" calcext:value-type="float">
            <text:p>0.0849644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47820532167273" calcext:value-type="float">
            <text:p>0.0847820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78555404361914" calcext:value-type="float">
            <text:p>0.0878555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851005820497832" calcext:value-type="float">
            <text:p>0.0851005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66235860517911" calcext:value-type="float">
            <text:p>0.0866235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52196511241427" calcext:value-type="float">
            <text:p>0.0852196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64716236636931" calcext:value-type="float">
            <text:p>0.0864716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48755957158268" calcext:value-type="float">
            <text:p>0.08487559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5598164797397" calcext:value-type="float">
            <text:p>0.0855981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22086897647493" calcext:value-type="float">
            <text:p>0.1220868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24642960254849" calcext:value-type="float">
            <text:p>0.12464296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4000373816713" calcext:value-type="float">
            <text:p>0.1240003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22926714930862" calcext:value-type="float">
            <text:p>0.1229267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17367407223686" calcext:value-type="float">
            <text:p>0.1173674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14585873112121" calcext:value-type="float">
            <text:p>0.11458587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12530771223255" calcext:value-type="float">
            <text:p>0.1125307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11784064373127" calcext:value-type="float">
            <text:p>0.1117840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11175066987407" calcext:value-type="float">
            <text:p>0.111175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07339464410327" calcext:value-type="float">
            <text:p>0.1073394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31208872361708" calcext:value-type="float">
            <text:p>0.13120887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29834247854774" calcext:value-type="float">
            <text:p>0.1298342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3109811233165" calcext:value-type="float">
            <text:p>0.1310981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29157275048303" calcext:value-type="float">
            <text:p>0.129157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27943541226106" calcext:value-type="float">
            <text:p>0.1279435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29486634298568" calcext:value-type="float">
            <text:p>0.1294866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30333814349808" calcext:value-type="float">
            <text:p>0.1303338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26485257747549" calcext:value-type="float">
            <text:p>0.12648525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24856648465827" calcext:value-type="float">
            <text:p>0.1248566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23012462485142" calcext:value-type="float">
            <text:p>0.1230124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39817778931658" calcext:value-type="float">
            <text:p>0.1398177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40012023094368" calcext:value-type="float">
            <text:p>0.1400120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38087718872189" calcext:value-type="float">
            <text:p>0.13808771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33257833136619" calcext:value-type="float">
            <text:p>0.1332578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31643406809202" calcext:value-type="float">
            <text:p>0.1316434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29537112300255" calcext:value-type="float">
            <text:p>0.1295371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27982490005246" calcext:value-type="float">
            <text:p>0.12798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25476534576902" calcext:value-type="float">
            <text:p>0.1254765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23156174333158" calcext:value-type="float">
            <text:p>0.1231561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20414411519698" calcext:value-type="float">
            <text:p>0.1204144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39916023485728" calcext:value-type="float">
            <text:p>0.1399160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40664299524203" calcext:value-type="float">
            <text:p>0.1406642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3727992600968" calcext:value-type="float">
            <text:p>0.1372799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36013898595997" calcext:value-type="float">
            <text:p>0.1360138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33825974092543" calcext:value-type="float">
            <text:p>0.13382597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27349152353406" calcext:value-type="float">
            <text:p>0.1273491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26094497777548" calcext:value-type="float">
            <text:p>0.1260944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24737774465348" calcext:value-type="float">
            <text:p>0.1247377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21804414377101" calcext:value-type="float">
            <text:p>0.1218044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18289727870669" calcext:value-type="float">
            <text:p>0.1182897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49687049823075" calcext:value-type="float">
            <text:p>0.1496870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45988145386881" calcext:value-type="float">
            <text:p>0.14598814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43444616627305" calcext:value-type="float">
            <text:p>0.1434446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40930949720185" calcext:value-type="float">
            <text:p>0.14093094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37287313562684" calcext:value-type="float">
            <text:p>0.1372873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36180029449736" calcext:value-type="float">
            <text:p>0.1361800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30288677814025" calcext:value-type="float">
            <text:p>0.13028867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29245024245862" calcext:value-type="float">
            <text:p>0.1292450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28291708808119" calcext:value-type="float">
            <text:p>0.12829170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271753326528" calcext:value-type="float">
            <text:p>0.1271753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50809187873598" calcext:value-type="float">
            <text:p>0.1508091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47022737461302" calcext:value-type="float">
            <text:p>0.1470227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45840599731445" calcext:value-type="float">
            <text:p>0.1458405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47542813996814" calcext:value-type="float">
            <text:p>0.1475428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46028340217953" calcext:value-type="float">
            <text:p>0.14602834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45965470658752" calcext:value-type="float">
            <text:p>0.1459654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433815776835" calcext:value-type="float">
            <text:p>0.1433815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38592853161718" calcext:value-type="float">
            <text:p>0.1385928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35550365991246" calcext:value-type="float">
            <text:p>0.135550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33848062540645" calcext:value-type="float">
            <text:p>0.1338480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68491020321808" calcext:value-type="float">
            <text:p>0.1684910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64726153085717" calcext:value-type="float">
            <text:p>0.16472615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62090534636345" calcext:value-type="float">
            <text:p>0.1620905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60051933055508" calcext:value-type="float">
            <text:p>0.1600519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56392685546437" calcext:value-type="float">
            <text:p>0.15639268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53062284952919" calcext:value-type="float">
            <text:p>0.153062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48929741062095" calcext:value-type="float">
            <text:p>0.14892974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46493785979255" calcext:value-type="float">
            <text:p>0.1464937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43401770332505" calcext:value-type="float">
            <text:p>0.1434017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42141496628923" calcext:value-type="float">
            <text:p>0.14214149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51682259981161" calcext:value-type="float">
            <text:p>0.15168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47582284503226" calcext:value-type="float">
            <text:p>0.14758228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48304186280783" calcext:value-type="float">
            <text:p>0.14830418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45671853885698" calcext:value-type="float">
            <text:p>0.1456718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43950314923207" calcext:value-type="float">
            <text:p>0.1439503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41576944446322" calcext:value-type="float">
            <text:p>0.1415769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36899316498326" calcext:value-type="float">
            <text:p>0.1368993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33726914014447" calcext:value-type="float">
            <text:p>0.133726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30406846099254" calcext:value-type="float">
            <text:p>0.13040684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27586981682975" calcext:value-type="float">
            <text:p>0.1275869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58365808318108" calcext:value-type="float">
            <text:p>0.1583658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55740142942754" calcext:value-type="float">
            <text:p>0.1557401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53107518289345" calcext:value-type="float">
            <text:p>0.1531075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49547780104471" calcext:value-type="float">
            <text:p>0.1495477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471550156228" calcext:value-type="float">
            <text:p>0.1471550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45148705116408" calcext:value-type="float">
            <text:p>0.1451487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45029444274177" calcext:value-type="float">
            <text:p>0.1450294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43913619556247" calcext:value-type="float">
            <text:p>0.14391361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41014828124651" calcext:value-type="float">
            <text:p>0.1410148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3880499405436" calcext:value-type="float">
            <text:p>0.1388049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70482247208851" calcext:value-type="float">
            <text:p>0.1704822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6619870834834" calcext:value-type="float">
            <text:p>0.1661987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161966251029567" calcext:value-type="float">
            <text:p>0.161966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57158910595364" calcext:value-type="float">
            <text:p>0.1571589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53333047753673" calcext:value-type="float">
            <text:p>0.15333304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50879718989615" calcext:value-type="float">
            <text:p>0.150879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47963353856276" calcext:value-type="float">
            <text:p>0.1479633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46937445785872" calcext:value-type="float">
            <text:p>0.1469374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43578252095436" calcext:value-type="float">
            <text:p>0.14357825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40342447243282" calcext:value-type="float">
            <text:p>0.1403424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52138126958711" calcext:value-type="float">
            <text:p>0.152138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50101525394367" calcext:value-type="float">
            <text:p>0.1501015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147290073711233" calcext:value-type="float">
            <text:p>0.1472900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45068817311987" calcext:value-type="float">
            <text:p>0.1450688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43883100930965" calcext:value-type="float">
            <text:p>0.1438831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4097780124485" calcext:value-type="float">
            <text:p>0.1409778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41899585204062" calcext:value-type="float">
            <text:p>0.14189958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140111134687111" calcext:value-type="float">
            <text:p>0.1401111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136577948004328" calcext:value-type="float">
            <text:p>0.1365779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32895595636251" calcext:value-type="float">
            <text:p>0.1328955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42528946783537" calcext:value-type="float">
            <text:p>0.1425289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142000118138232" calcext:value-type="float">
            <text:p>0.1420001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139243335399259" calcext:value-type="float">
            <text:p>0.1392433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38459263677297" calcext:value-type="float">
            <text:p>0.13845926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37974099214542" calcext:value-type="float">
            <text:p>0.1379740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135636025191955" calcext:value-type="float">
            <text:p>0.1356360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31272764405846" calcext:value-type="float">
            <text:p>0.1312727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31801995958341" calcext:value-type="float">
            <text:p>0.131801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128545617257276" calcext:value-type="float">
            <text:p>0.1285456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26946486519555" calcext:value-type="float">
            <text:p>0.12694648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145772878752598" calcext:value-type="float">
            <text:p>0.1457728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43344813723443" calcext:value-type="float">
            <text:p>0.1433448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141603617359636" calcext:value-type="float">
            <text:p>0.1416036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39106077061161" calcext:value-type="float">
            <text:p>0.13910607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38088755430447" calcext:value-type="float">
            <text:p>0.13808875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137686994643627" calcext:value-type="float">
            <text:p>0.13768699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135506437900844" calcext:value-type="float">
            <text:p>0.1355064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134337716806539" calcext:value-type="float">
            <text:p>0.1343377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131690827443927" calcext:value-type="float">
            <text:p>0.1316908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3138073142704" calcext:value-type="float">
            <text:p>0.1313807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6944596034117" calcext:value-type="float">
            <text:p>0.16944596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67763521712809" calcext:value-type="float">
            <text:p>0.1677635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165550148550584" calcext:value-type="float">
            <text:p>0.1655501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163067284948867" calcext:value-type="float">
            <text:p>0.16306728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60927964393709" calcext:value-type="float">
            <text:p>0.1609279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159823252792951" calcext:value-type="float">
            <text:p>0.1598232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158209750173683" calcext:value-type="float">
            <text:p>0.15820975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1563244468804" calcext:value-type="float">
            <text:p>0.1563244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153823255730314" calcext:value-type="float">
            <text:p>0.15382325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0867511590264" calcext:value-type="float">
            <text:p>0.1508675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168507574825551" calcext:value-type="float">
            <text:p>0.1685075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166229739877492" calcext:value-type="float">
            <text:p>0.1662297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62729609924832" calcext:value-type="float">
            <text:p>0.16272960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60744107776023" calcext:value-type="float">
            <text:p>0.1607441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58705265390221" calcext:value-type="float">
            <text:p>0.15870526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56605830389522" calcext:value-type="float">
            <text:p>0.1566058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155556622191858" calcext:value-type="float">
            <text:p>0.1555566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54103479948612" calcext:value-type="float">
            <text:p>0.1541034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52727233265568" calcext:value-type="float">
            <text:p>0.1527272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50955278808637" calcext:value-type="float">
            <text:p>0.1509552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175942216151199" calcext:value-type="float">
            <text:p>0.17594221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173235510454764" calcext:value-type="float">
            <text:p>0.1732355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17075135553175" calcext:value-type="float">
            <text:p>0.1707513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66411561478302" calcext:value-type="float">
            <text:p>0.1664115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62143990351107" calcext:value-type="float">
            <text:p>0.1621439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158582632556793" calcext:value-type="float">
            <text:p>0.1585826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156955928483277" calcext:value-type="float">
            <text:p>0.1569559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54896842692156" calcext:value-type="float">
            <text:p>0.15489684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50938674940564" calcext:value-type="float">
            <text:p>0.15093867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48489605365579" calcext:value-type="float">
            <text:p>0.1484896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177734306241999" calcext:value-type="float">
            <text:p>0.17773430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74890557342127" calcext:value-type="float">
            <text:p>0.1748905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71701941388485" calcext:value-type="float">
            <text:p>0.1717019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168954710326269" calcext:value-type="float">
            <text:p>0.1689547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65445494831033" calcext:value-type="float">
            <text:p>0.16544549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62932918854296" calcext:value-type="float">
            <text:p>0.16293291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60325992152627" calcext:value-type="float">
            <text:p>0.16032599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158075534146175" calcext:value-type="float">
            <text:p>0.1580755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55415828537295" calcext:value-type="float">
            <text:p>0.1554158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53041548909446" calcext:value-type="float">
            <text:p>0.15304154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64261564484584" calcext:value-type="float">
            <text:p>0.1642615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5996741031985" calcext:value-type="float">
            <text:p>0.1599674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159593247146266" calcext:value-type="float">
            <text:p>0.15959324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53783575683932" calcext:value-type="float">
            <text:p>0.15378357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51612269710129" calcext:value-type="float">
            <text:p>0.15161226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145564672965098" calcext:value-type="float">
            <text:p>0.145564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43235638197657" calcext:value-type="float">
            <text:p>0.1432356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40456260373873" calcext:value-type="float">
            <text:p>0.1404562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38208960207891" calcext:value-type="float">
            <text:p>0.1382089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35513285369124" calcext:value-type="float">
            <text:p>0.1355132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69839071124893" calcext:value-type="float">
            <text:p>0.1698390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167668212075074" calcext:value-type="float">
            <text:p>0.1676682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65764535139795" calcext:value-type="float">
            <text:p>0.1657645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631312093471" calcext:value-type="float">
            <text:p>0.16313120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6003908895548" calcext:value-type="float">
            <text:p>0.160039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57290473444972" calcext:value-type="float">
            <text:p>0.15729047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55523474827773" calcext:value-type="float">
            <text:p>0.1555234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153035099230528" calcext:value-type="float">
            <text:p>0.1530350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150998372663082" calcext:value-type="float">
            <text:p>0.15099837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48251942464272" calcext:value-type="float">
            <text:p>0.1482519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72625804223407" calcext:value-type="float">
            <text:p>0.1726258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69863791355832" calcext:value-type="float">
            <text:p>0.1698637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67442539907789" calcext:value-type="float">
            <text:p>0.1674425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63058067037882" calcext:value-type="float">
            <text:p>0.163058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61812049239127" calcext:value-type="float">
            <text:p>0.1618120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15945360963862" calcext:value-type="float">
            <text:p>0.1594536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156732902046398" calcext:value-type="float">
            <text:p>0.1567329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154760163312034" calcext:value-type="float">
            <text:p>0.15476016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52284000699041" calcext:value-type="float">
            <text:p>0.1522840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50492524405621" calcext:value-type="float">
            <text:p>0.1504925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198330990958394" calcext:value-type="float">
            <text:p>0.198330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9515769510306" calcext:value-type="float">
            <text:p>0.19515769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192532570378915" calcext:value-type="float">
            <text:p>0.19253257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189406292197497" calcext:value-type="float">
            <text:p>0.18940629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187152008648919" calcext:value-type="float">
            <text:p>0.1871520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183547371128012" calcext:value-type="float">
            <text:p>0.1835473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180822914336294" calcext:value-type="float">
            <text:p>0.1808229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177929747706913" calcext:value-type="float">
            <text:p>0.17792974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174558788694765" calcext:value-type="float">
            <text:p>0.1745587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71668366657771" calcext:value-type="float">
            <text:p>0.1716683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83608377943186" calcext:value-type="float">
            <text:p>0.1836083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181473460623083" calcext:value-type="float">
            <text:p>0.1814734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181012218477677" calcext:value-type="float">
            <text:p>0.1810122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78618533295124" calcext:value-type="float">
            <text:p>0.1786185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174302024454186" calcext:value-type="float">
            <text:p>0.1743020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169417310588033" calcext:value-type="float">
            <text:p>0.1694173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163448328490128" calcext:value-type="float">
            <text:p>0.1634483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161249851257771" calcext:value-type="float">
            <text:p>0.16124985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159223036388372" calcext:value-type="float">
            <text:p>0.1592230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54490949701865" calcext:value-type="float">
            <text:p>0.15449094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172539408902796" calcext:value-type="float">
            <text:p>0.1725394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168847398160661" calcext:value-type="float">
            <text:p>0.16884739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166964626604217" calcext:value-type="float">
            <text:p>0.1669646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161034760784584" calcext:value-type="float">
            <text:p>0.1610347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5837509601395" calcext:value-type="float">
            <text:p>0.158375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156753701220024" calcext:value-type="float">
            <text:p>0.1567537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154245642000504" calcext:value-type="float">
            <text:p>0.1542456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152683241060305" calcext:value-type="float">
            <text:p>0.15268324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150895744237457" calcext:value-type="float">
            <text:p>0.15089574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49389397737329" calcext:value-type="float">
            <text:p>0.1493893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163369024807086" calcext:value-type="float">
            <text:p>0.1633690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160755120410172" calcext:value-type="float">
            <text:p>0.1607551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158866219934594" calcext:value-type="float">
            <text:p>0.1588662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156949855476533" calcext:value-type="float">
            <text:p>0.1569498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151142895852357" calcext:value-type="float">
            <text:p>0.15114289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149301658872028" calcext:value-type="float">
            <text:p>0.14930165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147465391098646" calcext:value-type="float">
            <text:p>0.1474653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145105944841067" calcext:value-type="float">
            <text:p>0.14510594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14398725969955" calcext:value-type="float">
            <text:p>0.14398725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41618873488829" calcext:value-type="float">
            <text:p>0.1416188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153865804960557" calcext:value-type="float">
            <text:p>0.153865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151403952081188" calcext:value-type="float">
            <text:p>0.15140395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149261689470716" calcext:value-type="float">
            <text:p>0.14926168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145234925554326" calcext:value-type="float">
            <text:p>0.1452349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142911166745457" calcext:value-type="float">
            <text:p>0.1429111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4062458807753" calcext:value-type="float">
            <text:p>0.1406245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137062676871848" calcext:value-type="float">
            <text:p>0.1370626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134723760403581" calcext:value-type="float">
            <text:p>0.1347237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132536967250526" calcext:value-type="float">
            <text:p>0.1325369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30416375774518" calcext:value-type="float">
            <text:p>0.13041637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153497040593546" calcext:value-type="float">
            <text:p>0.15349704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150388038984054" calcext:value-type="float">
            <text:p>0.150388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148051940244295" calcext:value-type="float">
            <text:p>0.14805194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145683109200387" calcext:value-type="float">
            <text:p>0.1456831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14335217945318" calcext:value-type="float">
            <text:p>0.1433521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140834980156472" calcext:value-type="float">
            <text:p>0.1408349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138665877886296" calcext:value-type="float">
            <text:p>0.1386658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136447223840115" calcext:value-type="float">
            <text:p>0.1364472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135181065034318" calcext:value-type="float">
            <text:p>0.135181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133030072605734" calcext:value-type="float">
            <text:p>0.13303007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154262089860094" calcext:value-type="float">
            <text:p>0.1542620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152068001538225" calcext:value-type="float">
            <text:p>0.1520680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148890714332036" calcext:value-type="float">
            <text:p>0.1488907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146508462902724" calcext:value-type="float">
            <text:p>0.1465084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14416432749628" calcext:value-type="float">
            <text:p>0.1441643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142987676008941" calcext:value-type="float">
            <text:p>0.142987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140699873192798" calcext:value-type="float">
            <text:p>0.1406998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139689719173349" calcext:value-type="float">
            <text:p>0.1396897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138708833472131" calcext:value-type="float">
            <text:p>0.1387088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136489492136577" calcext:value-type="float">
            <text:p>0.13648949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155973710120151" calcext:value-type="float">
            <text:p>0.1559737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154028003921737" calcext:value-type="float">
            <text:p>0.1540280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151563555858989" calcext:value-type="float">
            <text:p>0.1515635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150544031897655" calcext:value-type="float">
            <text:p>0.1505440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149251366375312" calcext:value-type="float">
            <text:p>0.1492513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145485983222316" calcext:value-type="float">
            <text:p>0.1454859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142632868429573" calcext:value-type="float">
            <text:p>0.1426328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1403507425347" calcext:value-type="float">
            <text:p>0.1403507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136322208987605" calcext:value-type="float">
            <text:p>0.136322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134400016193776" calcext:value-type="float">
            <text:p>0.13440001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45523379072294" calcext:value-type="float">
            <text:p>0.1455233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43522416835209" calcext:value-type="float">
            <text:p>0.1435224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141970381318776" calcext:value-type="float">
            <text:p>0.14197038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139206772537032" calcext:value-type="float">
            <text:p>0.1392067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136600873492464" calcext:value-type="float">
            <text:p>0.1366008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134415259516585" calcext:value-type="float">
            <text:p>0.1344152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132667184529515" calcext:value-type="float">
            <text:p>0.13266718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131419351137069" calcext:value-type="float">
            <text:p>0.1314193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129431997963309" calcext:value-type="float">
            <text:p>0.1294319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28382630710535" calcext:value-type="float">
            <text:p>0.1283826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159315511434948" calcext:value-type="float">
            <text:p>0.1593155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157499076736038" calcext:value-type="float">
            <text:p>0.15749907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154979091508262" calcext:value-type="float">
            <text:p>0.1549790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152499426044129" calcext:value-type="float">
            <text:p>0.152499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150338785689588" calcext:value-type="float">
            <text:p>0.1503387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147933365118555" calcext:value-type="float">
            <text:p>0.14793336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145379807591428" calcext:value-type="float">
            <text:p>0.14537980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142911888223862" calcext:value-type="float">
            <text:p>0.1429118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140444655050025" calcext:value-type="float">
            <text:p>0.14044465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138291823378538" calcext:value-type="float">
            <text:p>0.1382918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152652311929125" calcext:value-type="float">
            <text:p>0.1526523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150777501820959" calcext:value-type="float">
            <text:p>0.1507775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148365061791824" calcext:value-type="float">
            <text:p>0.1483650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14683748362988" calcext:value-type="float">
            <text:p>0.1468374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144683851685768" calcext:value-type="float">
            <text:p>0.14468385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142368910058796" calcext:value-type="float">
            <text:p>0.1423689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140091007497855" calcext:value-type="float">
            <text:p>0.1400910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13784955137789" calcext:value-type="float">
            <text:p>0.13784955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135643958555843" calcext:value-type="float">
            <text:p>0.13564395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131109544218258" calcext:value-type="float">
            <text:p>0.13110954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166584384480679" calcext:value-type="float">
            <text:p>0.16658438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163919034328989" calcext:value-type="float">
            <text:p>0.1639190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161747144992033" calcext:value-type="float">
            <text:p>0.161747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156869237528989" calcext:value-type="float">
            <text:p>0.1568692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15472328819467" calcext:value-type="float">
            <text:p>0.1547232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152870603426684" calcext:value-type="float">
            <text:p>0.1528706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151061006331853" calcext:value-type="float">
            <text:p>0.1510610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144849578038182" calcext:value-type="float">
            <text:p>0.1448495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142531984789571" calcext:value-type="float">
            <text:p>0.14253198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39766619529595" calcext:value-type="float">
            <text:p>0.1397666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162542048174322" calcext:value-type="float">
            <text:p>0.1625420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159941375403533" calcext:value-type="float">
            <text:p>0.1599413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157382313397076" calcext:value-type="float">
            <text:p>0.1573823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150040147757466" calcext:value-type="float">
            <text:p>0.15004014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147507773684386" calcext:value-type="float">
            <text:p>0.1475077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143279439318815" calcext:value-type="float">
            <text:p>0.1432794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140486907468331" calcext:value-type="float">
            <text:p>0.1404869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138961489620885" calcext:value-type="float">
            <text:p>0.1389614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137704100427574" calcext:value-type="float">
            <text:p>0.1377041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135500834820733" calcext:value-type="float">
            <text:p>0.1355008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157465670311254" calcext:value-type="float">
            <text:p>0.1574656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151555400111227" calcext:value-type="float">
            <text:p>0.1515554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149777715684702" calcext:value-type="float">
            <text:p>0.14977771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147921453120687" calcext:value-type="float">
            <text:p>0.14792145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145554709870756" calcext:value-type="float">
            <text:p>0.14555470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143225834512823" calcext:value-type="float">
            <text:p>0.1432258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140934221160618" calcext:value-type="float">
            <text:p>0.1409342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139734681367092" calcext:value-type="float">
            <text:p>0.13973468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13794906919569" calcext:value-type="float">
            <text:p>0.13794906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135741884088559" calcext:value-type="float">
            <text:p>0.1357418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145063990102816" calcext:value-type="float">
            <text:p>0.1450639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142742966261171" calcext:value-type="float">
            <text:p>0.14274296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139446881849004" calcext:value-type="float">
            <text:p>0.1394468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137291828835846" calcext:value-type="float">
            <text:p>0.1372918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135095159574472" calcext:value-type="float">
            <text:p>0.1350951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132185982503546" calcext:value-type="float">
            <text:p>0.1321859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130071006783489" calcext:value-type="float">
            <text:p>0.1300710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127989870674953" calcext:value-type="float">
            <text:p>0.1279898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125942032744154" calcext:value-type="float">
            <text:p>0.1259420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123351624553208" calcext:value-type="float">
            <text:p>0.1233516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152251113635456" calcext:value-type="float">
            <text:p>0.1522511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148707092608435" calcext:value-type="float">
            <text:p>0.14870709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1463277791267" calcext:value-type="float">
            <text:p>0.1463277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143986534660673" calcext:value-type="float">
            <text:p>0.1439865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140520037835509" calcext:value-type="float">
            <text:p>0.1405200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138271717230141" calcext:value-type="float">
            <text:p>0.1382717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136969363043599" calcext:value-type="float">
            <text:p>0.136969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134777853234901" calcext:value-type="float">
            <text:p>0.1347778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132621407583143" calcext:value-type="float">
            <text:p>0.13262140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12948469215506" calcext:value-type="float">
            <text:p>0.12948469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145289475957576" calcext:value-type="float">
            <text:p>0.145289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142299821602423" calcext:value-type="float">
            <text:p>0.1422998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140023024456784" calcext:value-type="float">
            <text:p>0.1400230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137782656065476" calcext:value-type="float">
            <text:p>0.13778265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137109532041942" calcext:value-type="float">
            <text:p>0.137109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134915779529271" calcext:value-type="float">
            <text:p>0.1349157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133356661877813" calcext:value-type="float">
            <text:p>0.1333566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131222955287768" calcext:value-type="float">
            <text:p>0.1312229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129123388003164" calcext:value-type="float">
            <text:p>0.129123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125135941703897" calcext:value-type="float">
            <text:p>0.12513594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130912353333361" calcext:value-type="float">
            <text:p>0.13091235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128498108192036" calcext:value-type="float">
            <text:p>0.12849810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126392400498909" calcext:value-type="float">
            <text:p>0.1263924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26379853089956" calcext:value-type="float">
            <text:p>0.12637985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124357775440517" calcext:value-type="float">
            <text:p>0.1243577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122368051033469" calcext:value-type="float">
            <text:p>0.122368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120410162216933" calcext:value-type="float">
            <text:p>0.12041016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117945547606124" calcext:value-type="float">
            <text:p>0.1179455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116058418844426" calcext:value-type="float">
            <text:p>0.1160584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114201484142916" calcext:value-type="float">
            <text:p>0.1142014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131516015913622" calcext:value-type="float">
            <text:p>0.1315160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129500123860125" calcext:value-type="float">
            <text:p>0.1295001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127761686054207" calcext:value-type="float">
            <text:p>0.1277616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125717499077339" calcext:value-type="float">
            <text:p>0.1257174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123706019092102" calcext:value-type="float">
            <text:p>0.1237060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121126675084483" calcext:value-type="float">
            <text:p>0.1211266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120758441527542" calcext:value-type="float">
            <text:p>0.1207584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118826306463102" calcext:value-type="float">
            <text:p>0.1188263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116925085559692" calcext:value-type="float">
            <text:p>0.1169250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15054284190737" calcext:value-type="float">
            <text:p>0.11505428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160787515348256" calcext:value-type="float">
            <text:p>0.1607875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158214915102684" calcext:value-type="float">
            <text:p>0.1582149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157623167338195" calcext:value-type="float">
            <text:p>0.1576231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155798733614497" calcext:value-type="float">
            <text:p>0.1557987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150358287193824" calcext:value-type="float">
            <text:p>0.1503582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147952554598723" calcext:value-type="float">
            <text:p>0.14795255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145585313725144" calcext:value-type="float">
            <text:p>0.1455853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143255948705541" calcext:value-type="float">
            <text:p>0.14325594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140963853526252" calcext:value-type="float">
            <text:p>0.1409638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138708431869832" calcext:value-type="float">
            <text:p>0.1387084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151644756709472" calcext:value-type="float">
            <text:p>0.15164475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149525518167654" calcext:value-type="float">
            <text:p>0.1495255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148651046155955" calcext:value-type="float">
            <text:p>0.14865104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14627262941746" calcext:value-type="float">
            <text:p>0.1462726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143932267346781" calcext:value-type="float">
            <text:p>0.1439322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141629351069232" calcext:value-type="float">
            <text:p>0.1416293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139834057217861" calcext:value-type="float">
            <text:p>0.1398340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137596712302375" calcext:value-type="float">
            <text:p>0.1375967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136326762270339" calcext:value-type="float">
            <text:p>0.1363267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133289367319371" calcext:value-type="float">
            <text:p>0.1332893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134038675392616" calcext:value-type="float">
            <text:p>0.1340386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131894056586335" calcext:value-type="float">
            <text:p>0.13189405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128219739381051" calcext:value-type="float">
            <text:p>0.1282197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125113518279113" calcext:value-type="float">
            <text:p>0.1251135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123111701986647" calcext:value-type="float">
            <text:p>0.123111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122010973524218" calcext:value-type="float">
            <text:p>0.1220109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120675904737298" calcext:value-type="float">
            <text:p>0.1206759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119077570989824" calcext:value-type="float">
            <text:p>0.119077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117172329853987" calcext:value-type="float">
            <text:p>0.1171723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114004021054994" calcext:value-type="float">
            <text:p>0.1140040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133296924480798" calcext:value-type="float">
            <text:p>0.1332969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131164173689105" calcext:value-type="float">
            <text:p>0.1311641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12906554691008" calcext:value-type="float">
            <text:p>0.1290655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127000498159518" calcext:value-type="float">
            <text:p>0.12700049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125164448147703" calcext:value-type="float">
            <text:p>0.1251644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123402044856468" calcext:value-type="float">
            <text:p>0.12340204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12232688048971" calcext:value-type="float">
            <text:p>0.1223268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121013628146726" calcext:value-type="float">
            <text:p>0.1210136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119077410096378" calcext:value-type="float">
            <text:p>0.1190774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117172171534836" calcext:value-type="float">
            <text:p>0.11717217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143282221829678" calcext:value-type="float">
            <text:p>0.1432822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140804308587685" calcext:value-type="float">
            <text:p>0.1408043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139636476941699" calcext:value-type="float">
            <text:p>0.1396364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137977220935854" calcext:value-type="float">
            <text:p>0.1379772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13576958540088" calcext:value-type="float">
            <text:p>0.1357695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133597272034466" calcext:value-type="float">
            <text:p>0.133597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132217425070057" calcext:value-type="float">
            <text:p>0.1322174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132040442965147" calcext:value-type="float">
            <text:p>0.132040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129927795877705" calcext:value-type="float">
            <text:p>0.12992779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127848951143661" calcext:value-type="float">
            <text:p>0.1278489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158730428998498" calcext:value-type="float">
            <text:p>0.158730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155497377952507" calcext:value-type="float">
            <text:p>0.155497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151776094128257" calcext:value-type="float">
            <text:p>0.1517760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148870560535397" calcext:value-type="float">
            <text:p>0.1488705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146488631566831" calcext:value-type="float">
            <text:p>0.1464886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144144813461761" calcext:value-type="float">
            <text:p>0.1441448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141838496446373" calcext:value-type="float">
            <text:p>0.14183849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139569080503231" calcext:value-type="float">
            <text:p>0.1395690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13733597521518" calcext:value-type="float">
            <text:p>0.1373359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135138599611737" calcext:value-type="float">
            <text:p>0.1351385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161483282173763" calcext:value-type="float">
            <text:p>0.16148328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158899549658983" calcext:value-type="float">
            <text:p>0.15889954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156608245114407" calcext:value-type="float">
            <text:p>0.1566082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154393575164524" calcext:value-type="float">
            <text:p>0.1543935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151701930358486" calcext:value-type="float">
            <text:p>0.1517019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149876150045275" calcext:value-type="float">
            <text:p>0.14987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147478131644551" calcext:value-type="float">
            <text:p>0.1474781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146274450478954" calcext:value-type="float">
            <text:p>0.14627445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14393405927129" calcext:value-type="float">
            <text:p>0.1439340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142391995908981" calcext:value-type="float">
            <text:p>0.14239199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162159699391488" calcext:value-type="float">
            <text:p>0.1621596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159565144201224" calcext:value-type="float">
            <text:p>0.15956514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157012101894004" calcext:value-type="float">
            <text:p>0.1570121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1544999082637" calcext:value-type="float">
            <text:p>0.1544999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152397979489129" calcext:value-type="float">
            <text:p>0.1523979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149959611817303" calcext:value-type="float">
            <text:p>0.1499596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147560258028226" calcext:value-type="float">
            <text:p>0.147560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145199293899775" calcext:value-type="float">
            <text:p>0.14519929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142876105197378" calcext:value-type="float">
            <text:p>0.14287610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4059008751422" calcext:value-type="float">
            <text:p>0.1405900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192805908283225" calcext:value-type="float">
            <text:p>0.1928059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189721013750693" calcext:value-type="float">
            <text:p>0.1897210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188527644072909" calcext:value-type="float">
            <text:p>0.18852764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185511201767743" calcext:value-type="float">
            <text:p>0.1855112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182543022539459" calcext:value-type="float">
            <text:p>0.1825430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177397385487496" calcext:value-type="float">
            <text:p>0.17739738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172168911810261" calcext:value-type="float">
            <text:p>0.1721689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169902100330385" calcext:value-type="float">
            <text:p>0.1699021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167183666725098" calcext:value-type="float">
            <text:p>0.1671836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164508728057497" calcext:value-type="float">
            <text:p>0.1645087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184424905595653" calcext:value-type="float">
            <text:p>0.18442490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181851499141504" calcext:value-type="float">
            <text:p>0.1818514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17894187515524" calcext:value-type="float">
            <text:p>0.1789418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176078805152756" calcext:value-type="float">
            <text:p>0.17607880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173261544270312" calcext:value-type="float">
            <text:p>0.1732615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170433228972958" calcext:value-type="float">
            <text:p>0.170433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167706297309391" calcext:value-type="float">
            <text:p>0.1677062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165022996552441" calcext:value-type="float">
            <text:p>0.16502299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162382628607602" calcext:value-type="float">
            <text:p>0.1623826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5978450654988" calcext:value-type="float">
            <text:p>0.1597845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167568174960393" calcext:value-type="float">
            <text:p>0.167568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164887084161027" calcext:value-type="float">
            <text:p>0.16488708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161349868719184" calcext:value-type="float">
            <text:p>0.16134986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158768270819677" calcext:value-type="float">
            <text:p>0.1587682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156855308940466" calcext:value-type="float">
            <text:p>0.1568553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154345623997419" calcext:value-type="float">
            <text:p>0.154345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151610081283314" calcext:value-type="float">
            <text:p>0.15161008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150152597168976" calcext:value-type="float">
            <text:p>0.1501525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147750155614272" calcext:value-type="float">
            <text:p>0.1477501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145386153124444" calcext:value-type="float">
            <text:p>0.14538615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140073795322844" calcext:value-type="float">
            <text:p>0.14007379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37679407685885" calcext:value-type="float">
            <text:p>0.1376794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135476537162911" calcext:value-type="float">
            <text:p>0.1354765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135458462020045" calcext:value-type="float">
            <text:p>0.1354584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133291126627725" calcext:value-type="float">
            <text:p>0.1332911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131158468601681" calcext:value-type="float">
            <text:p>0.13115846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129059933104054" calcext:value-type="float">
            <text:p>0.1290599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126994974174389" calcext:value-type="float">
            <text:p>0.12699497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124254068913607" calcext:value-type="float">
            <text:p>0.1242540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122050157433657" calcext:value-type="float">
            <text:p>0.1220501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138303330974074" calcext:value-type="float">
            <text:p>0.138303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136677368369125" calcext:value-type="float">
            <text:p>0.1366773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134648059586963" calcext:value-type="float">
            <text:p>0.1346480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131434264420351" calcext:value-type="float">
            <text:p>0.1314342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129985155505295" calcext:value-type="float">
            <text:p>0.1299851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12790539301721" calcext:value-type="float">
            <text:p>0.127905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127628307825954" calcext:value-type="float">
            <text:p>0.1276283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12630743247374" calcext:value-type="float">
            <text:p>0.1263074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124729263977168" calcext:value-type="float">
            <text:p>0.124729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123019915372314" calcext:value-type="float">
            <text:p>0.1230199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147255241138026" calcext:value-type="float">
            <text:p>0.14725524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143235502134658" calcext:value-type="float">
            <text:p>0.143235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14270217507312" calcext:value-type="float">
            <text:p>0.1427021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139834841507557" calcext:value-type="float">
            <text:p>0.1398348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138199991669333" calcext:value-type="float">
            <text:p>0.13819999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135988791802624" calcext:value-type="float">
            <text:p>0.1359887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134368186608555" calcext:value-type="float">
            <text:p>0.1343681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132218295622819" calcext:value-type="float">
            <text:p>0.1322182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131120765157264" calcext:value-type="float">
            <text:p>0.1311207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129690824974826" calcext:value-type="float">
            <text:p>0.129690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160059773182077" calcext:value-type="float">
            <text:p>0.1600597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157498816811163" calcext:value-type="float">
            <text:p>0.1574988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154978835742185" calcext:value-type="float">
            <text:p>0.1549788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15249917437031" calcext:value-type="float">
            <text:p>0.15249917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150059187580385" calcext:value-type="float">
            <text:p>0.1500591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147658240579099" calcext:value-type="float">
            <text:p>0.14765824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145885003849049" calcext:value-type="float">
            <text:p>0.1458850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143550843787465" calcext:value-type="float">
            <text:p>0.1435508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141254030286865" calcext:value-type="float">
            <text:p>0.1412540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138993965802275" calcext:value-type="float">
            <text:p>0.1389939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161245899788661" calcext:value-type="float">
            <text:p>0.16124589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157850367158438" calcext:value-type="float">
            <text:p>0.1578503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155324761283903" calcext:value-type="float">
            <text:p>0.15532476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152839565103361" calcext:value-type="float">
            <text:p>0.15283956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150394132061707" calcext:value-type="float">
            <text:p>0.1503941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148226917291794" calcext:value-type="float">
            <text:p>0.1482269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145855286615125" calcext:value-type="float">
            <text:p>0.1458552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143521602029283" calcext:value-type="float">
            <text:p>0.143521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141225256396814" calcext:value-type="float">
            <text:p>0.1412252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138965652294465" calcext:value-type="float">
            <text:p>0.13896565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171647471304636" calcext:value-type="float">
            <text:p>0.17164747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168901111763762" calcext:value-type="float">
            <text:p>0.1689011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167514343116664" calcext:value-type="float">
            <text:p>0.16751434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164651335893138" calcext:value-type="float">
            <text:p>0.1646513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162016914518848" calcext:value-type="float">
            <text:p>0.1620169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159424643886546" calcext:value-type="float">
            <text:p>0.1594246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156873849584361" calcext:value-type="float">
            <text:p>0.1568738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154363867991011" calcext:value-type="float">
            <text:p>0.154363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151894046103155" calcext:value-type="float">
            <text:p>0.15189404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149463741365505" calcext:value-type="float">
            <text:p>0.1494637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158540047195023" calcext:value-type="float">
            <text:p>0.1585400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156003406439902" calcext:value-type="float">
            <text:p>0.1560034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153507351936864" calcext:value-type="float">
            <text:p>0.15350735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151051234305874" calcext:value-type="float">
            <text:p>0.1510512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14863441455698" calcext:value-type="float">
            <text:p>0.1486344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46256263924068" calcext:value-type="float">
            <text:p>0.1462562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143916163701283" calcext:value-type="float">
            <text:p>0.14391616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14082800447204" calcext:value-type="float">
            <text:p>0.1408280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139409402190489" calcext:value-type="float">
            <text:p>0.1394094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135314884227331" calcext:value-type="float">
            <text:p>0.13531488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155698480925072" calcext:value-type="float">
            <text:p>0.15569848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153207305230271" calcext:value-type="float">
            <text:p>0.15320730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151010571479976" calcext:value-type="float">
            <text:p>0.15101057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148725487629742" calcext:value-type="float">
            <text:p>0.1487254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146345879827667" calcext:value-type="float">
            <text:p>0.1463458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144004345750424" calcext:value-type="float">
            <text:p>0.1440043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14072502533624" calcext:value-type="float">
            <text:p>0.1407250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137010911169111" calcext:value-type="float">
            <text:p>0.1370109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135816080916174" calcext:value-type="float">
            <text:p>0.13581608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133643023621515" calcext:value-type="float">
            <text:p>0.1336430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142327873123581" calcext:value-type="float">
            <text:p>0.14232787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140127022871696" calcext:value-type="float">
            <text:p>0.1401270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137884990505749" calcext:value-type="float">
            <text:p>0.1378849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135678830657657" calcext:value-type="float">
            <text:p>0.1356788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133507969367134" calcext:value-type="float">
            <text:p>0.13350796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13108167307144" calcext:value-type="float">
            <text:p>0.13108167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128963307041843" calcext:value-type="float">
            <text:p>0.128963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126710288765597" calcext:value-type="float">
            <text:p>0.1267102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124682924145347" calcext:value-type="float">
            <text:p>0.1246829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22687997359022" calcext:value-type="float">
            <text:p>0.1226879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133824784683746" calcext:value-type="float">
            <text:p>0.1338247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13244995345233" calcext:value-type="float">
            <text:p>0.1324499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130330754197093" calcext:value-type="float">
            <text:p>0.13033075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128977720631566" calcext:value-type="float">
            <text:p>0.1289777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126914077101461" calcext:value-type="float">
            <text:p>0.12691407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124213828377291" calcext:value-type="float">
            <text:p>0.1242138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122226407123255" calcext:value-type="float">
            <text:p>0.1222264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20728002664311" calcext:value-type="float">
            <text:p>0.1207280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119193994526532" calcext:value-type="float">
            <text:p>0.1191939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116567740697396" calcext:value-type="float">
            <text:p>0.1165677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142515989665004" calcext:value-type="float">
            <text:p>0.1425159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140235733830363" calcext:value-type="float">
            <text:p>0.1402357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137991962089078" calcext:value-type="float">
            <text:p>0.1379919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13314007408949" calcext:value-type="float">
            <text:p>0.13314007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131009832904058" calcext:value-type="float">
            <text:p>0.1310098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128913675577593" calcext:value-type="float">
            <text:p>0.1289136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126851056768352" calcext:value-type="float">
            <text:p>0.1268510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12328947952194" calcext:value-type="float">
            <text:p>0.1232894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121316847849589" calcext:value-type="float">
            <text:p>0.12131684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119375778283995" calcext:value-type="float">
            <text:p>0.11937577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152486107005386" calcext:value-type="float">
            <text:p>0.152486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1500463292933" calcext:value-type="float">
            <text:p>0.1500463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147645588024607" calcext:value-type="float">
            <text:p>0.147645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145283258616214" calcext:value-type="float">
            <text:p>0.14528325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142958726478354" calcext:value-type="float">
            <text:p>0.1429587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1406713868547" calcext:value-type="float">
            <text:p>0.1406713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138420644665025" calcext:value-type="float">
            <text:p>0.1384206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136205914350385" calcext:value-type="float">
            <text:p>0.1362059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134026619720779" calcext:value-type="float">
            <text:p>0.1340266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131882193805246" calcext:value-type="float">
            <text:p>0.13188219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164315079006091" calcext:value-type="float">
            <text:p>0.164315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161686037741994" calcext:value-type="float">
            <text:p>0.1616860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159099061138122" calcext:value-type="float">
            <text:p>0.1590990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156220480812851" calcext:value-type="float">
            <text:p>0.1562204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153720953119845" calcext:value-type="float">
            <text:p>0.15372095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151261417869928" calcext:value-type="float">
            <text:p>0.1512614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148247844762436" calcext:value-type="float">
            <text:p>0.14824784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145875879246237" calcext:value-type="float">
            <text:p>0.1458758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141556142274486" calcext:value-type="float">
            <text:p>0.1415561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139291243998094" calcext:value-type="float">
            <text:p>0.139291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157319425421077" calcext:value-type="float">
            <text:p>0.1573194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15480231461434" calcext:value-type="float">
            <text:p>0.1548023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15232547758051" calcext:value-type="float">
            <text:p>0.1523254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149888269939222" calcext:value-type="float">
            <text:p>0.1498882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1474836292185" calcext:value-type="float">
            <text:p>0.1474836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145123891151003" calcext:value-type="float">
            <text:p>0.1451238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142801908892587" calcext:value-type="float">
            <text:p>0.1428019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140517078350306" calcext:value-type="float">
            <text:p>0.1405170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138268805096701" calcext:value-type="float">
            <text:p>0.1382688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136056504215154" calcext:value-type="float">
            <text:p>0.1360565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164531137915182" calcext:value-type="float">
            <text:p>0.1645311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161898639708539" calcext:value-type="float">
            <text:p>0.1618986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159308261473203" calcext:value-type="float">
            <text:p>0.1593082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156759329289632" calcext:value-type="float">
            <text:p>0.1567593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150911046998552" calcext:value-type="float">
            <text:p>0.150911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14705434069062" calcext:value-type="float">
            <text:p>0.1470543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14470147123957" calcext:value-type="float">
            <text:p>0.1447014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142386247699736" calcext:value-type="float">
            <text:p>0.14238624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140108067736541" calcext:value-type="float">
            <text:p>0.1401080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137866338652756" calcext:value-type="float">
            <text:p>0.1378663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156342984709639" calcext:value-type="float">
            <text:p>0.1563429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153841496954285" calcext:value-type="float">
            <text:p>0.1538414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151380033003016" calcext:value-type="float">
            <text:p>0.151380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148957952474968" calcext:value-type="float">
            <text:p>0.14895795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146574625235369" calcext:value-type="float">
            <text:p>0.1465746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144229431231603" calcext:value-type="float">
            <text:p>0.1442294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141921760331897" calcext:value-type="float">
            <text:p>0.14192176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139832469908184" calcext:value-type="float">
            <text:p>0.1398324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137595150389653" calcext:value-type="float">
            <text:p>0.1375951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135393627983418" calcext:value-type="float">
            <text:p>0.1353936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147791327579968" calcext:value-type="float">
            <text:p>0.1477913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145426666338688" calcext:value-type="float">
            <text:p>0.14542666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143099839677269" calcext:value-type="float">
            <text:p>0.1430998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140810242242433" calcext:value-type="float">
            <text:p>0.14081024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138557278366554" calcext:value-type="float">
            <text:p>0.1385572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136340361912689" calcext:value-type="float">
            <text:p>0.1363403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134158916122086" calcext:value-type="float">
            <text:p>0.1341589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132012373464133" calcext:value-type="float">
            <text:p>0.1320123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13111921664996" calcext:value-type="float">
            <text:p>0.1311192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128326341174331" calcext:value-type="float">
            <text:p>0.1283263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140510867323197" calcext:value-type="float">
            <text:p>0.1405108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138262693446026" calcext:value-type="float">
            <text:p>0.13826269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13605049035089" calcext:value-type="float">
            <text:p>0.1360504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133873682505275" calcext:value-type="float">
            <text:p>0.1338736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129772991784465" calcext:value-type="float">
            <text:p>0.1297729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127846215666178" calcext:value-type="float">
            <text:p>0.12784621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12580067621552" calcext:value-type="float">
            <text:p>0.12580067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123787865396071" calcext:value-type="float">
            <text:p>0.12378786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121807259549734" calcext:value-type="float">
            <text:p>0.1218072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119858343396938" calcext:value-type="float">
            <text:p>0.1198583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131707278103658" calcext:value-type="float">
            <text:p>0.13170727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129599961653999" calcext:value-type="float">
            <text:p>0.12959996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127526362267535" calcext:value-type="float">
            <text:p>0.1275263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125485940471255" calcext:value-type="float">
            <text:p>0.1254859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123478165423714" calcext:value-type="float">
            <text:p>0.12347816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121502514776935" calcext:value-type="float">
            <text:p>0.1215025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119558474540504" calcext:value-type="float">
            <text:p>0.1195584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118427886564594" calcext:value-type="float">
            <text:p>0.1184278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11653304037956" calcext:value-type="float">
            <text:p>0.1165330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114668511733487" calcext:value-type="float">
            <text:p>0.1146685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129670803344591" calcext:value-type="float">
            <text:p>0.1296708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127596070491077" calcext:value-type="float">
            <text:p>0.12759607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12555453336322" calcext:value-type="float">
            <text:p>0.1255545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123545660829409" calcext:value-type="float">
            <text:p>0.1235456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121568930256138" calcext:value-type="float">
            <text:p>0.1215689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11962382737204" calcext:value-type="float">
            <text:p>0.1196238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117709846134087" calcext:value-type="float">
            <text:p>0.11770984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115826488595942" calcext:value-type="float">
            <text:p>0.1158264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113973264778407" calcext:value-type="float">
            <text:p>0.1139732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112149692541952" calcext:value-type="float">
            <text:p>0.1121496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163027055563542" calcext:value-type="float">
            <text:p>0.1630270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161297515680396" calcext:value-type="float">
            <text:p>0.16129751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158659912450301" calcext:value-type="float">
            <text:p>0.1586599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156121353851097" calcext:value-type="float">
            <text:p>0.1561213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153623412189479" calcext:value-type="float">
            <text:p>0.1536234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151165437594447" calcext:value-type="float">
            <text:p>0.1511654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148746790592936" calcext:value-type="float">
            <text:p>0.1487467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146366841943449" calcext:value-type="float">
            <text:p>0.1463668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144024972472354" calcext:value-type="float">
            <text:p>0.1440249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141720572912796" calcext:value-type="float">
            <text:p>0.14172057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159934475713387" calcext:value-type="float">
            <text:p>0.15993447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157375524101973" calcext:value-type="float">
            <text:p>0.1573755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154857515716341" calcext:value-type="float">
            <text:p>0.15485751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15237979546488" calcext:value-type="float">
            <text:p>0.15237979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149941718737442" calcext:value-type="float">
            <text:p>0.1499417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147542651237643" calcext:value-type="float">
            <text:p>0.1475426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14518196881784" calcext:value-type="float">
            <text:p>0.1451819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142794652635883" calcext:value-type="float">
            <text:p>0.14279465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140509938193708" calcext:value-type="float">
            <text:p>0.1405099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138261779182609" calcext:value-type="float">
            <text:p>0.1382617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15470492771348" calcext:value-type="float">
            <text:p>0.1547049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152229648870064" calcext:value-type="float">
            <text:p>0.15222964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149793974488143" calcext:value-type="float">
            <text:p>0.1497939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147397270896333" calcext:value-type="float">
            <text:p>0.1473972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144948164166415" calcext:value-type="float">
            <text:p>0.14494816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142761889348794" calcext:value-type="float">
            <text:p>0.1427618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140477699119213" calcext:value-type="float">
            <text:p>0.1404776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138230055933306" calcext:value-type="float">
            <text:p>0.1382300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136018375038373" calcext:value-type="float">
            <text:p>0.136018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133842081037759" calcext:value-type="float">
            <text:p>0.133842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171722753031005" calcext:value-type="float">
            <text:p>0.171722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168975188982509" calcext:value-type="float">
            <text:p>0.1689751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166271585958788" calcext:value-type="float">
            <text:p>0.1662715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164145812481143" calcext:value-type="float">
            <text:p>0.1641458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161519479481445" calcext:value-type="float">
            <text:p>0.1615194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158935167809742" calcext:value-type="float">
            <text:p>0.1589351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156898155591152" calcext:value-type="float">
            <text:p>0.1568981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154387785101694" calcext:value-type="float">
            <text:p>0.15438778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153362267957798" calcext:value-type="float">
            <text:p>0.153362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150908471670473" calcext:value-type="float">
            <text:p>0.15090847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164589282882789" calcext:value-type="float">
            <text:p>0.16458928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161883202696215" calcext:value-type="float">
            <text:p>0.1618832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159293071453076" calcext:value-type="float">
            <text:p>0.15929307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156744382309826" calcext:value-type="float">
            <text:p>0.15674438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154236472192869" calcext:value-type="float">
            <text:p>0.1542364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152397877209403" calcext:value-type="float">
            <text:p>0.15239787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149959511174053" calcext:value-type="float">
            <text:p>0.1499595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147560158995268" calcext:value-type="float">
            <text:p>0.147560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144739315481052" calcext:value-type="float">
            <text:p>0.1447393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142423486433355" calcext:value-type="float">
            <text:p>0.1424234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171494902831848" calcext:value-type="float">
            <text:p>0.1714949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168750984386539" calcext:value-type="float">
            <text:p>0.1687509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166050968636354" calcext:value-type="float">
            <text:p>0.16605096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163394153138173" calcext:value-type="float">
            <text:p>0.16339415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160779846687962" calcext:value-type="float">
            <text:p>0.16077984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158207369140954" calcext:value-type="float">
            <text:p>0.15820736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155676051234699" calcext:value-type="float">
            <text:p>0.1556760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153185234414944" calcext:value-type="float">
            <text:p>0.1531852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150734270664305" calcext:value-type="float">
            <text:p>0.1507342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148322522333676" calcext:value-type="float">
            <text:p>0.1483225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183299634586367" calcext:value-type="float">
            <text:p>0.1832996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180366840432985" calcext:value-type="float">
            <text:p>0.1803668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177480970986057" calcext:value-type="float">
            <text:p>0.1774809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17464127545028" calcext:value-type="float">
            <text:p>0.1746412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171847015043076" calcext:value-type="float">
            <text:p>0.171847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169097462802387" calcext:value-type="float">
            <text:p>0.16909746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166391903397548" calcext:value-type="float">
            <text:p>0.1663919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164056391847986" calcext:value-type="float">
            <text:p>0.1640563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163448058540483" calcext:value-type="float">
            <text:p>0.1634480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160832889603835" calcext:value-type="float">
            <text:p>0.1608328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18254071305468" calcext:value-type="float">
            <text:p>0.1825407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179620061645805" calcext:value-type="float">
            <text:p>0.1796200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176746140659472" calcext:value-type="float">
            <text:p>0.1767461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173918202408921" calcext:value-type="float">
            <text:p>0.1739182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171135511170378" calcext:value-type="float">
            <text:p>0.1711355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168397342991652" calcext:value-type="float">
            <text:p>0.168397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165702985503786" calcext:value-type="float">
            <text:p>0.16570298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163051737735725" calcext:value-type="float">
            <text:p>0.1630517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160442909931953" calcext:value-type="float">
            <text:p>0.16044290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157875823373042" calcext:value-type="float">
            <text:p>0.1578758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1663007177219" calcext:value-type="float">
            <text:p>0.1663007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16363990623835" calcext:value-type="float">
            <text:p>0.16363990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161021667738536" calcext:value-type="float">
            <text:p>0.1610216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15844532105472" calcext:value-type="float">
            <text:p>0.1584453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155910195917844" calcext:value-type="float">
            <text:p>0.15591019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153415632783159" calcext:value-type="float">
            <text:p>0.1534156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150960982658628" calcext:value-type="float">
            <text:p>0.1509609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14854560693609" calcext:value-type="float">
            <text:p>0.1485456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146168877225113" calcext:value-type="float">
            <text:p>0.14616887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143830175189511" calcext:value-type="float">
            <text:p>0.1438301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184822467716423" calcext:value-type="float">
            <text:p>0.1848224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18186530823296" calcext:value-type="float">
            <text:p>0.18186530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179249856457146" calcext:value-type="float">
            <text:p>0.17924985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176381858753832" calcext:value-type="float">
            <text:p>0.1763818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173559749013771" calcext:value-type="float">
            <text:p>0.1735597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17078279302955" calcext:value-type="float">
            <text:p>0.1707827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168050268341077" calcext:value-type="float">
            <text:p>0.16805026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16536146404762" calcext:value-type="float">
            <text:p>0.165361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162715680622858" calcext:value-type="float">
            <text:p>0.16271568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160112229732892" calcext:value-type="float">
            <text:p>0.1601122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170058274441248" calcext:value-type="float">
            <text:p>0.17005827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167337342050188" calcext:value-type="float">
            <text:p>0.16733734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164659944577385" calcext:value-type="float">
            <text:p>0.16465994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163417209597626" calcext:value-type="float">
            <text:p>0.1634172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160802534244064" calcext:value-type="float">
            <text:p>0.1608025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158229693696159" calcext:value-type="float">
            <text:p>0.15822969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15569801859702" calcext:value-type="float">
            <text:p>0.1556980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153206850299468" calcext:value-type="float">
            <text:p>0.1532068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150755540694676" calcext:value-type="float">
            <text:p>0.1507555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148343452043562" calcext:value-type="float">
            <text:p>0.148343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178413619834286" calcext:value-type="float">
            <text:p>0.17841361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174394257322398" calcext:value-type="float">
            <text:p>0.1743942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171603949205239" calcext:value-type="float">
            <text:p>0.1716039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167851596775915" calcext:value-type="float">
            <text:p>0.1678515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165165971227501" calcext:value-type="float">
            <text:p>0.1651659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162523315687861" calcext:value-type="float">
            <text:p>0.16252331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159922942636855" calcext:value-type="float">
            <text:p>0.1599229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157065223594438" calcext:value-type="float">
            <text:p>0.1570652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154552180016927" calcext:value-type="float">
            <text:p>0.15455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152079345136656" calcext:value-type="float">
            <text:p>0.1520793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166568017943466" calcext:value-type="float">
            <text:p>0.1665680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163902929656371" calcext:value-type="float">
            <text:p>0.1639029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161280482781869" calcext:value-type="float">
            <text:p>0.1612804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158699995057359" calcext:value-type="float">
            <text:p>0.15869999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156160795136441" calcext:value-type="float">
            <text:p>0.15616079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153662222414258" calcext:value-type="float">
            <text:p>0.1536622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151451590300615" calcext:value-type="float">
            <text:p>0.15145159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148630974710038" calcext:value-type="float">
            <text:p>0.1486309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146252879114677" calcext:value-type="float">
            <text:p>0.1462528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143912833048843" calcext:value-type="float">
            <text:p>0.143912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154017131630586" calcext:value-type="float">
            <text:p>0.1540171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151552857524497" calcext:value-type="float">
            <text:p>0.1515528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149128011804105" calcext:value-type="float">
            <text:p>0.1491280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146741963615239" calcext:value-type="float">
            <text:p>0.1467419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144394092197395" calcext:value-type="float">
            <text:p>0.14439409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142083786722237" calcext:value-type="float">
            <text:p>0.1420837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139810446134681" calcext:value-type="float">
            <text:p>0.13981044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137573478996526" calcext:value-type="float">
            <text:p>0.137573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135372303332582" calcext:value-type="float">
            <text:p>0.1353723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13320634647926" calcext:value-type="float">
            <text:p>0.13320634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160401158670742" calcext:value-type="float">
            <text:p>0.16040115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15783474013201" calcext:value-type="float">
            <text:p>0.1578347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155309384289898" calcext:value-type="float">
            <text:p>0.15530938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152824434141259" calcext:value-type="float">
            <text:p>0.1528244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150379243194999" calcext:value-type="float">
            <text:p>0.1503792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147973175303879" calcext:value-type="float">
            <text:p>0.1479731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146009073287632" calcext:value-type="float">
            <text:p>0.14600907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144440527842368" calcext:value-type="float">
            <text:p>0.1444405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14212947939689" calcext:value-type="float">
            <text:p>0.1421294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13985540772654" calcext:value-type="float">
            <text:p>0.1398554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163753024151812" calcext:value-type="float">
            <text:p>0.1637530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161132975765383" calcext:value-type="float">
            <text:p>0.16113297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158554848153136" calcext:value-type="float">
            <text:p>0.1585548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156017970582686" calcext:value-type="float">
            <text:p>0.1560179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153521683053363" calcext:value-type="float">
            <text:p>0.1535216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150480322559542" calcext:value-type="float">
            <text:p>0.1504803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148072637398589" calcext:value-type="float">
            <text:p>0.1480726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145703475200211" calcext:value-type="float">
            <text:p>0.1457034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143372219597008" calcext:value-type="float">
            <text:p>0.14337221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141078264083456" calcext:value-type="float">
            <text:p>0.14107826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150099099631197" calcext:value-type="float">
            <text:p>0.1500990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147697514037098" calcext:value-type="float">
            <text:p>0.1476975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145334353812504" calcext:value-type="float">
            <text:p>0.1453343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143562017193766" calcext:value-type="float">
            <text:p>0.1435620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141265024918666" calcext:value-type="float">
            <text:p>0.1412650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139004784519967" calcext:value-type="float">
            <text:p>0.13900478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136780707967648" calcext:value-type="float">
            <text:p>0.136780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134592216640165" calcext:value-type="float">
            <text:p>0.1345922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132438741173923" calcext:value-type="float">
            <text:p>0.1324387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13031972131514" calcext:value-type="float">
            <text:p>0.1303197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162326757890829" calcext:value-type="float">
            <text:p>0.1623267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159729529764575" calcext:value-type="float">
            <text:p>0.1597295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157173857288342" calcext:value-type="float">
            <text:p>0.1571738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154659075571729" calcext:value-type="float">
            <text:p>0.1546590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151852997619647" calcext:value-type="float">
            <text:p>0.1518529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149423349657732" calcext:value-type="float">
            <text:p>0.14942334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147032576063209" calcext:value-type="float">
            <text:p>0.14703257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144680054846197" calcext:value-type="float">
            <text:p>0.1446800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142365173968658" calcext:value-type="float">
            <text:p>0.142365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14008733118516" calcext:value-type="float">
            <text:p>0.1400873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166109843527384" calcext:value-type="float">
            <text:p>0.1661098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163452086030945" calcext:value-type="float">
            <text:p>0.163452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16083685265445" calcext:value-type="float">
            <text:p>0.1608368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158263463011979" calcext:value-type="float">
            <text:p>0.158263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15678272045485" calcext:value-type="float">
            <text:p>0.1567827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155130352813226" calcext:value-type="float">
            <text:p>0.1551303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152648267168215" calcext:value-type="float">
            <text:p>0.1526482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150057022402614" calcext:value-type="float">
            <text:p>0.1500570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147656110044172" calcext:value-type="float">
            <text:p>0.14765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145293612283466" calcext:value-type="float">
            <text:p>0.1452936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15138870459217" calcext:value-type="float">
            <text:p>0.1513887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148966485318696" calcext:value-type="float">
            <text:p>0.1489664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146583021553597" calcext:value-type="float">
            <text:p>0.1465830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144237693208739" calcext:value-type="float">
            <text:p>0.1442376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141929890117399" calcext:value-type="float">
            <text:p>0.1419298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139659011875521" calcext:value-type="float">
            <text:p>0.1396590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137424467685513" calcext:value-type="float">
            <text:p>0.1374244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135225676202544" calcext:value-type="float">
            <text:p>0.13522567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133062065383304" calcext:value-type="float">
            <text:p>0.13306206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130933072337171" calcext:value-type="float">
            <text:p>0.13093307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153125567475574" calcext:value-type="float">
            <text:p>0.1531255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150675558395965" calcext:value-type="float">
            <text:p>0.1506755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14826474946163" calcext:value-type="float">
            <text:p>0.1482647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146870652775016" calcext:value-type="float">
            <text:p>0.1468706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144520722330615" calcext:value-type="float">
            <text:p>0.1445207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142208390773326" calcext:value-type="float">
            <text:p>0.1422083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139933056520952" calcext:value-type="float">
            <text:p>0.13993305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137694127616617" calcext:value-type="float">
            <text:p>0.1376941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135491021574751" calcext:value-type="float">
            <text:p>0.1354910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133323165229555" calcext:value-type="float">
            <text:p>0.1333231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147512847848239" calcext:value-type="float">
            <text:p>0.14751284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145152642282667" calcext:value-type="float">
            <text:p>0.1451526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142830200006145" calcext:value-type="float">
            <text:p>0.1428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140544916806046" calcext:value-type="float">
            <text:p>0.1405449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13829619813715" calcext:value-type="float">
            <text:p>0.13829619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136083458966955" calcext:value-type="float">
            <text:p>0.136083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133906123623484" calcext:value-type="float">
            <text:p>0.1339061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131763625645508" calcext:value-type="float">
            <text:p>0.1317636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12965540763518" calcext:value-type="float">
            <text:p>0.12965540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127580921113017" calcext:value-type="float">
            <text:p>0.1275809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14547012831222" calcext:value-type="float">
            <text:p>0.1454701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143142606259224" calcext:value-type="float">
            <text:p>0.143142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140852324559077" calcext:value-type="float">
            <text:p>0.1408523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138598687366131" calcext:value-type="float">
            <text:p>0.1385986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136381108368273" calcext:value-type="float">
            <text:p>0.1363811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134199010634381" calcext:value-type="float">
            <text:p>0.1341990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132051826464231" calcext:value-type="float">
            <text:p>0.1320518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129938997240803" calcext:value-type="float">
            <text:p>0.1299389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128019795083509" calcext:value-type="float">
            <text:p>0.12801979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125971478362172" calcext:value-type="float">
            <text:p>0.1259714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150214717698234" calcext:value-type="float">
            <text:p>0.1502147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147811282215062" calcext:value-type="float">
            <text:p>0.14781128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145446301699621" calcext:value-type="float">
            <text:p>0.1454463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143119160872427" calcext:value-type="float">
            <text:p>0.1431191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140829254298468" calcext:value-type="float">
            <text:p>0.14082925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138575986229693" calcext:value-type="float">
            <text:p>0.13857598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136358770450018" calcext:value-type="float">
            <text:p>0.13635877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134177030122817" calcext:value-type="float">
            <text:p>0.1341770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132030197640852" calcext:value-type="float">
            <text:p>0.1320301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129917714478599" calcext:value-type="float">
            <text:p>0.1299177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161874522832184" calcext:value-type="float">
            <text:p>0.1618745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159284530466869" calcext:value-type="float">
            <text:p>0.1592845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156735977979399" calcext:value-type="float">
            <text:p>0.156735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154228202331728" calcext:value-type="float">
            <text:p>0.1542282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151760551094421" calcext:value-type="float">
            <text:p>0.1517605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14933238227691" calcext:value-type="float">
            <text:p>0.14933238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146943064160479" calcext:value-type="float">
            <text:p>0.14694306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144591975133912" calcext:value-type="float">
            <text:p>0.1445919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142278503531769" calcext:value-type="float">
            <text:p>0.1422785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140002047475261" calcext:value-type="float">
            <text:p>0.1400020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174841034835387" calcext:value-type="float">
            <text:p>0.1748410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172043578278021" calcext:value-type="float">
            <text:p>0.17204357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169290881025573" calcext:value-type="float">
            <text:p>0.169290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166582226929163" calcext:value-type="float">
            <text:p>0.1665822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163916911298297" calcext:value-type="float">
            <text:p>0.1639169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161294240717524" calcext:value-type="float">
            <text:p>0.1612942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158713532866044" calcext:value-type="float">
            <text:p>0.1587135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156174116340187" calcext:value-type="float">
            <text:p>0.15617411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153675330478744" calcext:value-type="float">
            <text:p>0.1536753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151216525191084" calcext:value-type="float">
            <text:p>0.1512165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161228657339182" calcext:value-type="float">
            <text:p>0.1612286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158648998821755" calcext:value-type="float">
            <text:p>0.1586489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156086930418593" calcext:value-type="float">
            <text:p>0.1560869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153589539531896" calcext:value-type="float">
            <text:p>0.1535895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151132106899386" calcext:value-type="float">
            <text:p>0.1511321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148713993188996" calcext:value-type="float">
            <text:p>0.1487139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146334569297972" calcext:value-type="float">
            <text:p>0.14633456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143993216189204" calcext:value-type="float">
            <text:p>0.14399321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141689324730177" calcext:value-type="float">
            <text:p>0.1416893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139422295534494" calcext:value-type="float">
            <text:p>0.13942229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174480235393735" calcext:value-type="float">
            <text:p>0.1744802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171688551627435" calcext:value-type="float">
            <text:p>0.17168855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16727827978908" calcext:value-type="float">
            <text:p>0.1672782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164601827312455" calcext:value-type="float">
            <text:p>0.1646018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161968198075455" calcext:value-type="float">
            <text:p>0.16196819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159376706906248" calcext:value-type="float">
            <text:p>0.1593767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156826679595748" calcext:value-type="float">
            <text:p>0.15682667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154317452722216" calcext:value-type="float">
            <text:p>0.1543174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151848373478661" calcext:value-type="float">
            <text:p>0.1518483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149418799503002" calcext:value-type="float">
            <text:p>0.1494187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157483075741868" calcext:value-type="float">
            <text:p>0.15748307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154963346529998" calcext:value-type="float">
            <text:p>0.15496334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152483932985518" calcext:value-type="float">
            <text:p>0.1524839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15004419005775" calcext:value-type="float">
            <text:p>0.1500441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145616415224033" calcext:value-type="float">
            <text:p>0.1456164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143286552580449" calcext:value-type="float">
            <text:p>0.14328655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140993967739162" calcext:value-type="float">
            <text:p>0.1409939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138738064255335" calcext:value-type="float">
            <text:p>0.13873806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13651825522725" calcext:value-type="float">
            <text:p>0.1365182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34333963143614" calcext:value-type="float">
            <text:p>0.1343339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157" meta:object-count="0"/>
    <meta:generator>LibreOffice/5.1.2.2$Linux_X86_64 LibreOffice_project/10m0$Build-2</meta:generator>
  </office:meta>
</office:document-meta>
</file>